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15"/>
    <style:style style:name="co1" style:family="table-column">
      <style:table-column-properties fo:break-before="auto" style:column-width="6.48229166666667cm"/>
    </style:style>
    <style:style style:name="co2" style:family="table-column">
      <style:table-column-properties fo:break-before="auto" style:column-width="7.24958333333333cm"/>
    </style:style>
    <style:style style:name="co3" style:family="table-column">
      <style:table-column-properties fo:break-before="auto" style:column-width="7.11729166666667cm"/>
    </style:style>
    <style:style style:name="co4" style:family="table-column">
      <style:table-column-properties fo:break-before="auto" style:column-width="7.14375cm"/>
    </style:style>
    <style:style style:name="co5" style:family="table-column">
      <style:table-column-properties fo:break-before="auto" style:column-width="7.858125cm"/>
    </style:style>
    <style:style style:name="co6" style:family="table-column">
      <style:table-column-properties fo:break-before="auto" style:column-width="6.64104166666667cm"/>
    </style:style>
    <style:style style:name="co7" style:family="table-column">
      <style:table-column-properties fo:break-before="auto" style:column-width="6.61458333333333cm"/>
    </style:style>
    <style:style style:name="co8" style:family="table-column">
      <style:table-column-properties fo:break-before="auto" style:column-width="2.75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EDIAN([.A1];[.B1];[.C1];[.D1];[.E1];[.F1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27459743691600003" table:style-name="ce2">
            <text:p>0.274597437</text:p>
          </table:table-cell>
          <table:table-cell office:value-type="float" office:value="0" table:style-name="ce2">
            <text:p>0</text:p>
          </table:table-cell>
          <table:table-cell office:value-type="float" office:value="1.7736272688400001" table:style-name="ce2">
            <text:p>1.773627269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];[.B2];[.C2];[.D2];[.E2];[.F2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.5940597483200001E-2" table:style-name="ce2">
            <text:p>0.045940597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3];[.B3];[.C3];[.D3];[.E3];[.F3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.6768154217700006E-2" table:style-name="ce2">
            <text:p>0.096768154</text:p>
          </table:table-cell>
          <table:table-cell office:value-type="float" office:value="2.2957979886400002E-3" table:style-name="ce2">
            <text:p>0.00229579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4];[.B4];[.C4];[.D4];[.E4];[.F4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8348842169699999" table:style-name="ce2">
            <text:p>1.834884217</text:p>
            <draw:frame draw:z-index="1" draw:id="id0" draw:style-name="a0" draw:name="Graphique 2" svg:x="1.40833in" svg:y="0.14167in" svg:width="7.99167in" svg:height="4.466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5];[.B5];[.C5];[.D5];[.E5];[.F5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.6497455417299996E-2" table:style-name="ce2">
            <text:p>0.096497455</text:p>
          </table:table-cell>
          <table:table-cell office:value-type="float" office:value="0" table:formula="of:=MEDIAN([.A6];[.B6];[.C6];[.D6];[.E6];[.F6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.22490221372700001" table:style-name="ce2">
            <text:p>0.224902214</text:p>
          </table:table-cell>
          <table:table-cell office:value-type="float" office:value="0" table:style-name="ce2">
            <text:p>0</text:p>
          </table:table-cell>
          <table:table-cell office:value-type="float" office:value="2.4530061466799999" table:style-name="ce2">
            <text:p>2.45300614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7];[.B7];[.C7];[.D7];[.E7];[.F7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.3938647850200001E-2" table:style-name="ce2">
            <text:p>0.0239386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8];[.B8];[.C8];[.D8];[.E8];[.F8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4.01704806479" table:style-name="ce2">
            <text:p>4.0170480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9];[.B9];[.C9];[.D9];[.E9];[.F9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.24886138623" table:style-name="ce2">
            <text:p>1.2488613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0];[.B10];[.C10];[.D10];[.E10];[.F10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1];[.B11];[.C11];[.D11];[.E11];[.F11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2];[.B12];[.C12];[.D12];[.E12];[.F12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3];[.B13];[.C13];[.D13];[.E13];[.F13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.23022049906E-2" table:style-name="ce2">
            <text:p>0.012302205</text:p>
          </table:table-cell>
          <table:table-cell office:value-type="float" office:value="1.1754830086299999E-2" table:style-name="ce2">
            <text:p>0.0117548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4];[.B14];[.C14];[.D14];[.E14];[.F14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4.5300290085999999E-2" table:style-name="ce2">
            <text:p>0.045300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17410924671299999" table:style-name="ce2">
            <text:p>0.174109247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5];[.B15];[.C15];[.D15];[.E15];[.F15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.0225323018900002E-2" table:style-name="ce2">
            <text:p>0.0502253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6];[.B16];[.C16];[.D16];[.E16];[.F16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51376722232E-10" table:style-name="ce3">
            <text:p>1.51E-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.0185387599600002" table:style-name="ce2">
            <text:p>2.01853876</text:p>
          </table:table-cell>
          <table:table-cell office:value-type="float" office:value="0" table:formula="of:=MEDIAN([.A17];[.B17];[.C17];[.D17];[.E17];[.F17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57238736804599999" table:style-name="ce2">
            <text:p>0.572387368</text:p>
          </table:table-cell>
          <table:table-cell office:value-type="float" office:value="0" table:formula="of:=MEDIAN([.A18];[.B18];[.C18];[.D18];[.E18];[.F18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9.3395983300600005E-2" table:style-name="ce2">
            <text:p>0.093395983</text:p>
          </table:table-cell>
          <table:table-cell office:value-type="float" office:value="2.64662604393" table:style-name="ce2">
            <text:p>2.646626044</text:p>
          </table:table-cell>
          <table:table-cell office:value-type="float" office:value="0" table:style-name="ce2">
            <text:p>0</text:p>
          </table:table-cell>
          <table:table-cell office:value-type="float" office:value="5.8562330199500003E-2" table:style-name="ce2">
            <text:p>0.05856233</text:p>
          </table:table-cell>
          <table:table-cell office:value-type="float" office:value="0" table:style-name="ce2">
            <text:p>0</text:p>
          </table:table-cell>
          <table:table-cell office:value-type="float" office:value="2.9281165099750001E-2" table:formula="of:=MEDIAN([.A19];[.B19];[.C19];[.D19];[.E19];[.F19])" table:style-name="ce1">
            <text:p>0.029281165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.5973324697500001E-7" table:style-name="ce3">
            <text:p>3.60E-07</text:p>
          </table:table-cell>
          <table:table-cell office:value-type="float" office:value="0" table:style-name="ce2">
            <text:p>0</text:p>
          </table:table-cell>
          <table:table-cell office:value-type="float" office:value="1.7293090443300001" table:style-name="ce2">
            <text:p>1.729309044</text:p>
          </table:table-cell>
          <table:table-cell office:value-type="float" office:value="0" table:style-name="ce2">
            <text:p>0</text:p>
          </table:table-cell>
          <table:table-cell office:value-type="float" office:value="1.41929695693" table:style-name="ce2">
            <text:p>1.419296957</text:p>
          </table:table-cell>
          <table:table-cell office:value-type="float" office:value="1.7986662348750001E-7" table:formula="of:=MEDIAN([.A20];[.B20];[.C20];[.D20];[.E20];[.F20])" table:style-name="ce1">
            <text:p>1.79867E-07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59047686791300003" table:style-name="ce2">
            <text:p>0.590476868</text:p>
          </table:table-cell>
          <table:table-cell office:value-type="float" office:value="0" table:style-name="ce2">
            <text:p>0</text:p>
          </table:table-cell>
          <table:table-cell office:value-type="float" office:value="1.4644939081899999" table:style-name="ce2">
            <text:p>1.464493908</text:p>
          </table:table-cell>
          <table:table-cell office:value-type="float" office:value="2.3463483005000002E-3" table:style-name="ce2">
            <text:p>0.002346348</text:p>
          </table:table-cell>
          <table:table-cell office:value-type="float" office:value="1.1731741502500001E-3" table:formula="of:=MEDIAN([.A21];[.B21];[.C21];[.D21];[.E21];[.F21])" table:style-name="ce1">
            <text:p>0.001173174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2];[.B22];[.C22];[.D22];[.E22];[.F22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.15493031348" table:style-name="ce2">
            <text:p>1.1549303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.6375722792000001E-2" table:style-name="ce2">
            <text:p>0.026375723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3];[.B23];[.C23];[.D23];[.E23];[.F23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68223885498" table:style-name="ce2">
            <text:p>1.682238855</text:p>
          </table:table-cell>
          <table:table-cell office:value-type="float" office:value="0.17502411174999999" table:style-name="ce2">
            <text:p>0.175024112</text:p>
          </table:table-cell>
          <table:table-cell office:value-type="float" office:value="0" table:formula="of:=MEDIAN([.A24];[.B24];[.C24];[.D24];[.E24];[.F24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5];[.B25];[.C25];[.D25];[.E25];[.F25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3.21878647235E-2" table:style-name="ce2">
            <text:p>0.0321878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.524045476200001" table:style-name="ce2">
            <text:p>29.524045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6];[.B26];[.C26];[.D26];[.E26];[.F26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7];[.B27];[.C27];[.D27];[.E27];[.F27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.156942059424" table:style-name="ce2">
            <text:p>0.156942059</text:p>
          </table:table-cell>
          <table:table-cell office:value-type="float" office:value="0.435889572098" table:style-name="ce2">
            <text:p>0.435889572</text:p>
          </table:table-cell>
          <table:table-cell office:value-type="float" office:value="0" table:style-name="ce2">
            <text:p>0</text:p>
          </table:table-cell>
          <table:table-cell office:value-type="float" office:value="5.7886256877899998" table:style-name="ce2">
            <text:p>5.7886256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.8471029711999998E-2" table:formula="of:=MEDIAN([.A28];[.B28];[.C28];[.D28];[.E28];[.F28])" table:style-name="ce1">
            <text:p>0.07847103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9];[.B29];[.C29];[.D29];[.E29];[.F29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.3524253480899997E-2" table:style-name="ce2">
            <text:p>0.03352425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30];[.B30];[.C30];[.D30];[.E30];[.F30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31];[.B31];[.C31];[.D31];[.E31];[.F31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6.6762232255299994E-2" table:style-name="ce2">
            <text:p>0.0667622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32];[.B32];[.C32];[.D32];[.E32];[.F32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.153869463066" table:style-name="ce2">
            <text:p>0.15386946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33];[.B33];[.C33];[.D33];[.E33];[.F33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34];[.B34];[.C34];[.D34];[.E34];[.F34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35394677656399998" table:style-name="ce2">
            <text:p>0.353946777</text:p>
          </table:table-cell>
          <table:table-cell office:value-type="float" office:value="0.29287015382800002" table:style-name="ce2">
            <text:p>0.292870154</text:p>
          </table:table-cell>
          <table:table-cell office:value-type="float" office:value="0" table:formula="of:=MEDIAN([.A35];[.B35];[.C35];[.D35];[.E35];[.F35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43236734468799998" table:style-name="ce2">
            <text:p>0.432367345</text:p>
          </table:table-cell>
          <table:table-cell office:value-type="float" office:value="0" table:style-name="ce2">
            <text:p>0</text:p>
          </table:table-cell>
          <table:table-cell office:value-type="float" office:value="1.69360921785" table:style-name="ce2">
            <text:p>1.693609218</text:p>
          </table:table-cell>
          <table:table-cell office:value-type="float" office:value="0" table:formula="of:=MEDIAN([.A36];[.B36];[.C36];[.D36];[.E36];[.F36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.1732302359800002" table:style-name="ce2">
            <text:p>5.17323023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37];[.B37];[.C37];[.D37];[.E37];[.F37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.9580807190600001E-2" table:style-name="ce2">
            <text:p>0.099580807</text:p>
          </table:table-cell>
          <table:table-cell office:value-type="float" office:value="0.195075994537" table:style-name="ce2">
            <text:p>0.19507599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38];[.B38];[.C38];[.D38];[.E38];[.F38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.7413241590799999" table:style-name="ce2">
            <text:p>2.74132415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03222591552" table:style-name="ce2">
            <text:p>1.032225916</text:p>
          </table:table-cell>
          <table:table-cell office:value-type="float" office:value="0" table:formula="of:=MEDIAN([.A39];[.B39];[.C39];[.D39];[.E39];[.F39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45941305927999998" table:style-name="ce2">
            <text:p>0.459413059</text:p>
          </table:table-cell>
          <table:table-cell office:value-type="float" office:value="0" table:style-name="ce2">
            <text:p>0</text:p>
          </table:table-cell>
          <table:table-cell office:value-type="float" office:value="9.0525144186999994E-3" table:style-name="ce2">
            <text:p>0.009052514</text:p>
          </table:table-cell>
          <table:table-cell office:value-type="float" office:value="0" table:formula="of:=MEDIAN([.A40];[.B40];[.C40];[.D40];[.E40];[.F40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1.8648016897" table:style-name="ce2">
            <text:p>11.864801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.0401892205500003" table:style-name="ce2">
            <text:p>7.0401892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41];[.B41];[.C41];[.D41];[.E41];[.F41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.23803190180299999" table:style-name="ce2">
            <text:p>0.23803190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42];[.B42];[.C42];[.D42];[.E42];[.F42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5333806243899999" table:style-name="ce2">
            <text:p>1.533380624</text:p>
          </table:table-cell>
          <table:table-cell office:value-type="float" office:value="0.291170701724" table:style-name="ce2">
            <text:p>0.29117070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43];[.B43];[.C43];[.D43];[.E43];[.F43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2.8420003366" table:style-name="ce2">
            <text:p>12.84200034</text:p>
          </table:table-cell>
          <table:table-cell office:value-type="float" office:value="0.49502080819700001" table:style-name="ce2">
            <text:p>0.49502080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44];[.B44];[.C44];[.D44];[.E44];[.F44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09580370152" table:style-name="ce2">
            <text:p>1.095803702</text:p>
          </table:table-cell>
          <table:table-cell office:value-type="float" office:value="1.5816358659E-14" table:style-name="ce3">
            <text:p>1.58E-14</text:p>
          </table:table-cell>
          <table:table-cell office:value-type="float" office:value="1.0341080442099999" table:style-name="ce2">
            <text:p>1.034108044</text:p>
          </table:table-cell>
          <table:table-cell office:value-type="float" office:value="0" table:style-name="ce2">
            <text:p>0</text:p>
          </table:table-cell>
          <table:table-cell office:value-type="float" office:value="7.9081793295000002E-15" table:formula="of:=MEDIAN([.A45];[.B45];[.C45];[.D45];[.E45];[.F45])" table:style-name="ce1">
            <text:p>7.90818E-15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.0747719706700001" table:style-name="ce2">
            <text:p>1.074771971</text:p>
          </table:table-cell>
          <table:table-cell office:value-type="float" office:value="0" table:style-name="ce2">
            <text:p>0</text:p>
          </table:table-cell>
          <table:table-cell office:value-type="float" office:value="1.6555461106099999E-8" table:style-name="ce3">
            <text:p>1.66E-08</text:p>
          </table:table-cell>
          <table:table-cell office:value-type="float" office:value="0" table:style-name="ce2">
            <text:p>0</text:p>
          </table:table-cell>
          <table:table-cell office:value-type="float" office:value="1.3515077438600001" table:style-name="ce2">
            <text:p>1.351507744</text:p>
          </table:table-cell>
          <table:table-cell office:value-type="float" office:value="8.2777305530499993E-9" table:formula="of:=MEDIAN([.A46];[.B46];[.C46];[.D46];[.E46];[.F46])" table:style-name="ce1">
            <text:p>8.27773E-09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7.9257879439899996" table:style-name="ce2">
            <text:p>7.925787944</text:p>
          </table:table-cell>
          <table:table-cell office:value-type="float" office:value="6.3151100056500002" table:style-name="ce2">
            <text:p>6.31511000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47];[.B47];[.C47];[.D47];[.E47];[.F47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.27803976299200001" table:style-name="ce2">
            <text:p>0.278039763</text:p>
          </table:table-cell>
          <table:table-cell office:value-type="float" office:value="0" table:style-name="ce2">
            <text:p>0</text:p>
          </table:table-cell>
          <table:table-cell office:value-type="float" office:value="0.13690323420600001" table:style-name="ce2">
            <text:p>0.1369032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48];[.B48];[.C48];[.D48];[.E48];[.F48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49];[.B49];[.C49];[.D49];[.E49];[.F49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.5585961030199999E-7" table:style-name="ce3">
            <text:p>2.56E-0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50];[.B50];[.C50];[.D50];[.E50];[.F50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.15436916084E-10" table:style-name="ce3">
            <text:p>1.15E-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51];[.B51];[.C51];[.D51];[.E51];[.F51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52];[.B52];[.C52];[.D52];[.E52];[.F52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12896539940599999" table:style-name="ce2">
            <text:p>0.128965399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53];[.B53];[.C53];[.D53];[.E53];[.F53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.1315123556599999E-6" table:style-name="ce3">
            <text:p>1.13E-0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114230350575" table:style-name="ce2">
            <text:p>0.114230351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54];[.B54];[.C54];[.D54];[.E54];[.F54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1.6869566645" table:style-name="ce2">
            <text:p>11.6869566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55];[.B55];[.C55];[.D55];[.E55];[.F55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56];[.B56];[.C56];[.D56];[.E56];[.F56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.2214171487300001" table:style-name="ce2">
            <text:p>3.221417149</text:p>
          </table:table-cell>
          <table:table-cell office:value-type="float" office:value="3.5593072074899999E-2" table:style-name="ce2">
            <text:p>0.03559307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57];[.B57];[.C57];[.D57];[.E57];[.F57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20033199339900001" table:style-name="ce2">
            <text:p>0.200331993</text:p>
          </table:table-cell>
          <table:table-cell office:value-type="float" office:value="0" table:style-name="ce2">
            <text:p>0</text:p>
          </table:table-cell>
          <table:table-cell office:value-type="float" office:value="0.99252961042999999" table:style-name="ce2">
            <text:p>0.99252961</text:p>
          </table:table-cell>
          <table:table-cell office:value-type="float" office:value="0" table:formula="of:=MEDIAN([.A58];[.B58];[.C58];[.D58];[.E58];[.F58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59];[.B59];[.C59];[.D59];[.E59];[.F59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.29495121325099999" table:style-name="ce2">
            <text:p>0.2949512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60];[.B60];[.C60];[.D60];[.E60];[.F60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3.7844379368800001E-8" table:style-name="ce3">
            <text:p>3.78E-0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61];[.B61];[.C61];[.D61];[.E61];[.F61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6651827080700001E-7" table:style-name="ce3">
            <text:p>1.67E-07</text:p>
          </table:table-cell>
          <table:table-cell office:value-type="float" office:value="1.33162175082E-3" table:style-name="ce2">
            <text:p>0.0013316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62];[.B62];[.C62];[.D62];[.E62];[.F62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63];[.B63];[.C63];[.D63];[.E63];[.F63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.739416934599999" table:style-name="ce2">
            <text:p>14.739416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.5791651785600002E-3" table:style-name="ce2">
            <text:p>0.003579165</text:p>
          </table:table-cell>
          <table:table-cell office:value-type="float" office:value="0" table:formula="of:=MEDIAN([.A64];[.B64];[.C64];[.D64];[.E64];[.F64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65];[.B65];[.C65];[.D65];[.E65];[.F65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.95938048677300003" table:style-name="ce2">
            <text:p>0.95938048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.4998442218199997E-2" table:style-name="ce2">
            <text:p>0.034998442</text:p>
          </table:table-cell>
          <table:table-cell office:value-type="float" office:value="3.40513521962" table:style-name="ce2">
            <text:p>3.40513522</text:p>
          </table:table-cell>
          <table:table-cell office:value-type="float" office:value="1.7499221109099999E-2" table:formula="of:=MEDIAN([.A66];[.B66];[.C66];[.D66];[.E66];[.F66])" table:style-name="ce1">
            <text:p>0.017499221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67];[.B67];[.C67];[.D67];[.E67];[.F67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.9473114722E-15" table:style-name="ce3">
            <text:p>6.95E-15</text:p>
          </table:table-cell>
          <table:table-cell office:value-type="float" office:value="0" table:formula="of:=MEDIAN([.A68];[.B68];[.C68];[.D68];[.E68];[.F68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5.5067779862000004" table:style-name="ce2">
            <text:p>5.5067779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14382735778899999" table:style-name="ce2">
            <text:p>0.143827358</text:p>
          </table:table-cell>
          <table:table-cell office:value-type="float" office:value="0" table:formula="of:=MEDIAN([.A69];[.B69];[.C69];[.D69];[.E69];[.F69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.209204567216" table:style-name="ce2">
            <text:p>0.20920456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70];[.B70];[.C70];[.D70];[.E70];[.F70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.20717655811" table:style-name="ce2">
            <text:p>2.207176558</text:p>
          </table:table-cell>
          <table:table-cell office:value-type="float" office:value="0.24621279162699999" table:style-name="ce2">
            <text:p>0.246212792</text:p>
          </table:table-cell>
          <table:table-cell office:value-type="float" office:value="3.2775897561399998" table:style-name="ce2">
            <text:p>3.277589756</text:p>
          </table:table-cell>
          <table:table-cell office:value-type="float" office:value="0.16405009979599999" table:style-name="ce2">
            <text:p>0.1640501</text:p>
          </table:table-cell>
          <table:table-cell office:value-type="float" office:value="0" table:style-name="ce2">
            <text:p>0</text:p>
          </table:table-cell>
          <table:table-cell office:value-type="float" office:value="0.20513144571149999" table:formula="of:=MEDIAN([.A71];[.B71];[.C71];[.D71];[.E71];[.F71])" table:style-name="ce1">
            <text:p>0.205131446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.2924006236399999" table:style-name="ce2">
            <text:p>2.29240062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72];[.B72];[.C72];[.D72];[.E72];[.F72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73];[.B73];[.C73];[.D73];[.E73];[.F73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0.005589857700002" table:style-name="ce2">
            <text:p>50.00558986</text:p>
          </table:table-cell>
          <table:table-cell office:value-type="float" office:value="0" table:formula="of:=MEDIAN([.A74];[.B74];[.C74];[.D74];[.E74];[.F74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.24947716200100001" table:style-name="ce2">
            <text:p>0.24947716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7703486314500001E-8" table:style-name="ce3">
            <text:p>1.77E-0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75];[.B75];[.C75];[.D75];[.E75];[.F75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76];[.B76];[.C76];[.D76];[.E76];[.F76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58512816841299997" table:style-name="ce2">
            <text:p>0.585128168</text:p>
          </table:table-cell>
          <table:table-cell office:value-type="float" office:value="1.0992917156599999" table:style-name="ce2">
            <text:p>1.099291716</text:p>
          </table:table-cell>
          <table:table-cell office:value-type="float" office:value="0" table:formula="of:=MEDIAN([.A77];[.B77];[.C77];[.D77];[.E77];[.F77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78];[.B78];[.C78];[.D78];[.E78];[.F78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4402000700699999" table:style-name="ce2">
            <text:p>1.4402000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79];[.B79];[.C79];[.D79];[.E79];[.F79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5.3196946584" table:style-name="ce2">
            <text:p>15.31969466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80];[.B80];[.C80];[.D80];[.E80];[.F80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.352388718918" table:style-name="ce2">
            <text:p>0.352388719</text:p>
          </table:table-cell>
          <table:table-cell office:value-type="float" office:value="2.3173036034799999E-9" table:style-name="ce3">
            <text:p>2.32E-09</text:p>
          </table:table-cell>
          <table:table-cell office:value-type="float" office:value="0.48183957695899998" table:style-name="ce2">
            <text:p>0.481839577</text:p>
          </table:table-cell>
          <table:table-cell office:value-type="float" office:value="3.9748396283099998" table:style-name="ce2">
            <text:p>3.974839628</text:p>
          </table:table-cell>
          <table:table-cell office:value-type="float" office:value="0" table:style-name="ce2">
            <text:p>0</text:p>
          </table:table-cell>
          <table:table-cell office:value-type="float" office:value="0.17619436061765179" table:formula="of:=MEDIAN([.A81];[.B81];[.C81];[.D81];[.E81];[.F81])" table:style-name="ce1">
            <text:p>0.176194361</text:p>
          </table:table-cell>
          <table:table-cell table:number-columns-repeated="16377"/>
        </table:table-row>
        <table:table-row table:style-name="ro1">
          <table:table-cell office:value-type="float" office:value="1.7329817038199999" table:style-name="ce2">
            <text:p>1.732981704</text:p>
          </table:table-cell>
          <table:table-cell office:value-type="float" office:value="0.72253507121100002" table:style-name="ce2">
            <text:p>0.72253507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82];[.B82];[.C82];[.D82];[.E82];[.F82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.20164971177" table:style-name="ce2">
            <text:p>2.201649712</text:p>
          </table:table-cell>
          <table:table-cell office:value-type="float" office:value="7.4100627390899998" table:style-name="ce2">
            <text:p>7.4100627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83];[.B83];[.C83];[.D83];[.E83];[.F83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.30726464407" table:style-name="ce2">
            <text:p>1.307264644</text:p>
          </table:table-cell>
          <table:table-cell office:value-type="float" office:value="0" table:style-name="ce2">
            <text:p>0</text:p>
          </table:table-cell>
          <table:table-cell office:value-type="float" office:value="4.2584213771300001E-8" table:style-name="ce3">
            <text:p>4.26E-08</text:p>
          </table:table-cell>
          <table:table-cell office:value-type="float" office:value="3.5049448519399999" table:style-name="ce2">
            <text:p>3.50494485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.129210688565E-8" table:formula="of:=MEDIAN([.A84];[.B84];[.C84];[.D84];[.E84];[.F84])" table:style-name="ce1">
            <text:p>2.12921E-08</text:p>
          </table:table-cell>
          <table:table-cell table:number-columns-repeated="16377"/>
        </table:table-row>
        <table:table-row table:style-name="ro1">
          <table:table-cell office:value-type="float" office:value="7.9706425041499995E-3" table:style-name="ce2">
            <text:p>0.00797064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.52326919846" table:style-name="ce2">
            <text:p>3.523269198</text:p>
          </table:table-cell>
          <table:table-cell office:value-type="float" office:value="13.1047802553" table:style-name="ce2">
            <text:p>13.10478026</text:p>
          </table:table-cell>
          <table:table-cell office:value-type="float" office:value="3.9853212520749998E-3" table:formula="of:=MEDIAN([.A85];[.B85];[.C85];[.D85];[.E85];[.F85])" table:style-name="ce1">
            <text:p>0.003985321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37056663513299998" table:style-name="ce2">
            <text:p>0.370566635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86];[.B86];[.C86];[.D86];[.E86];[.F86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87];[.B87];[.C87];[.D87];[.E87];[.F87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.0190150936500002" table:style-name="ce2">
            <text:p>2.0190150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3675429998400001E-12" table:style-name="ce3">
            <text:p>1.37E-12</text:p>
          </table:table-cell>
          <table:table-cell office:value-type="float" office:value="0" table:style-name="ce2">
            <text:p>0</text:p>
          </table:table-cell>
          <table:table-cell office:value-type="float" office:value="2.2546038099600001E-3" table:style-name="ce2">
            <text:p>0.002254604</text:p>
          </table:table-cell>
          <table:table-cell office:value-type="float" office:value="6.8377149992000004E-13" table:formula="of:=MEDIAN([.A88];[.B88];[.C88];[.D88];[.E88];[.F88])" table:style-name="ce1">
            <text:p>6.83771E-13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4807067089799999" table:style-name="ce2">
            <text:p>1.480706709</text:p>
          </table:table-cell>
          <table:table-cell office:value-type="float" office:value="0" table:formula="of:=MEDIAN([.A89];[.B89];[.C89];[.D89];[.E89];[.F89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.14404296165300001" table:style-name="ce2">
            <text:p>0.144042962</text:p>
          </table:table-cell>
          <table:table-cell office:value-type="float" office:value="0" table:style-name="ce2">
            <text:p>0</text:p>
          </table:table-cell>
          <table:table-cell office:value-type="float" office:value="23.2024261424" table:style-name="ce2">
            <text:p>23.20242614</text:p>
          </table:table-cell>
          <table:table-cell office:value-type="float" office:value="7.6005404460900001" table:style-name="ce2">
            <text:p>7.600540446</text:p>
          </table:table-cell>
          <table:table-cell office:value-type="float" office:value="7.3465204912199997" table:style-name="ce2">
            <text:p>7.346520491</text:p>
          </table:table-cell>
          <table:table-cell office:value-type="float" office:value="3.7452817264365001" table:formula="of:=MEDIAN([.A90];[.B90];[.C90];[.D90];[.E90];[.F90])" table:style-name="ce1">
            <text:p>3.745281726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62206702798699998" table:style-name="ce2">
            <text:p>0.6220670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91];[.B91];[.C91];[.D91];[.E91];[.F91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.4197239220300002" table:style-name="ce2">
            <text:p>3.419723922</text:p>
          </table:table-cell>
          <table:table-cell office:value-type="float" office:value="0" table:formula="of:=MEDIAN([.A92];[.B92];[.C92];[.D92];[.E92];[.F92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93];[.B93];[.C93];[.D93];[.E93];[.F93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1834391619" table:style-name="ce2">
            <text:p>1.183439162</text:p>
          </table:table-cell>
          <table:table-cell office:value-type="float" office:value="1.54237983852" table:style-name="ce2">
            <text:p>1.5423798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94];[.B94];[.C94];[.D94];[.E94];[.F94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.88421978773E-4" table:style-name="ce2">
            <text:p>0.000388422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95];[.B95];[.C95];[.D95];[.E95];[.F95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96];[.B96];[.C96];[.D96];[.E96];[.F96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4.128020641100001" table:style-name="ce2">
            <text:p>34.128020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97];[.B97];[.C97];[.D97];[.E97];[.F97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11959520621600001" table:style-name="ce2">
            <text:p>0.119595206</text:p>
          </table:table-cell>
          <table:table-cell office:value-type="float" office:value="3.9628473690499999" table:style-name="ce2">
            <text:p>3.9628473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98];[.B98];[.C98];[.D98];[.E98];[.F98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99];[.B99];[.C99];[.D99];[.E99];[.F99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88774202152399995" table:style-name="ce2">
            <text:p>0.887742022</text:p>
          </table:table-cell>
          <table:table-cell office:value-type="float" office:value="0" table:style-name="ce2">
            <text:p>0</text:p>
          </table:table-cell>
          <table:table-cell office:value-type="float" office:value="0.42782191445500001" table:style-name="ce2">
            <text:p>0.427821914</text:p>
          </table:table-cell>
          <table:table-cell office:value-type="float" office:value="0" table:formula="of:=MEDIAN([.A100];[.B100];[.C100];[.D100];[.E100];[.F100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.29092166873699998" table:style-name="ce2">
            <text:p>0.2909216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01];[.B101];[.C101];[.D101];[.E101];[.F101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45881831717999999" table:style-name="ce2">
            <text:p>0.458818317</text:p>
          </table:table-cell>
          <table:table-cell office:value-type="float" office:value="6.6264308999400001E-2" table:style-name="ce2">
            <text:p>0.066264309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02];[.B102];[.C102];[.D102];[.E102];[.F102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6.5050397308199994E-5" table:style-name="ce3">
            <text:p>6.51E-0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55003596821099998" table:style-name="ce2">
            <text:p>0.550035968</text:p>
          </table:table-cell>
          <table:table-cell office:value-type="float" office:value="0.54256278980100003" table:style-name="ce2">
            <text:p>0.54256279</text:p>
          </table:table-cell>
          <table:table-cell office:value-type="float" office:value="0" table:style-name="ce2">
            <text:p>0</text:p>
          </table:table-cell>
          <table:table-cell office:value-type="float" office:value="3.2525198654099997E-5" table:formula="of:=MEDIAN([.A103];[.B103];[.C103];[.D103];[.E103];[.F103])" table:style-name="ce1">
            <text:p>3.25252E-05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.8923576558800002" table:style-name="ce2">
            <text:p>2.892357656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04];[.B104];[.C104];[.D104];[.E104];[.F104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.1932305773600001E-3" table:style-name="ce2">
            <text:p>0.002193231</text:p>
          </table:table-cell>
          <table:table-cell office:value-type="float" office:value="0" table:style-name="ce2">
            <text:p>0</text:p>
          </table:table-cell>
          <table:table-cell office:value-type="float" office:value="0.20103273245600001" table:style-name="ce2">
            <text:p>0.20103273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05];[.B105];[.C105];[.D105];[.E105];[.F105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3849293481099999E-11" table:style-name="ce3">
            <text:p>1.38E-11</text:p>
          </table:table-cell>
          <table:table-cell office:value-type="float" office:value="0" table:formula="of:=MEDIAN([.A106];[.B106];[.C106];[.D106];[.E106];[.F106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8.926690781399998" table:style-name="ce2">
            <text:p>68.9266907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07];[.B107];[.C107];[.D107];[.E107];[.F107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08];[.B108];[.C108];[.D108];[.E108];[.F108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.6824637488700001" table:style-name="ce2">
            <text:p>2.682463749</text:p>
          </table:table-cell>
          <table:table-cell office:value-type="float" office:value="0.969519257415" table:style-name="ce2">
            <text:p>0.969519257</text:p>
          </table:table-cell>
          <table:table-cell office:value-type="float" office:value="0" table:style-name="ce2">
            <text:p>0</text:p>
          </table:table-cell>
          <table:table-cell office:value-type="float" office:value="0.92754608114799997" table:style-name="ce2">
            <text:p>0.927546081</text:p>
          </table:table-cell>
          <table:table-cell office:value-type="float" office:value="0" table:style-name="ce2">
            <text:p>0</text:p>
          </table:table-cell>
          <table:table-cell office:value-type="float" office:value="0.46377304057399998" table:formula="of:=MEDIAN([.A109];[.B109];[.C109];[.D109];[.E109];[.F109])" table:style-name="ce1">
            <text:p>0.463773041</text:p>
          </table:table-cell>
          <table:table-cell table:number-columns-repeated="16377"/>
        </table:table-row>
        <table:table-row table:style-name="ro1">
          <table:table-cell office:value-type="float" office:value="0.71767767851399999" table:style-name="ce2">
            <text:p>0.71767767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.3537317340500001" table:style-name="ce2">
            <text:p>3.353731734</text:p>
          </table:table-cell>
          <table:table-cell office:value-type="float" office:value="0" table:style-name="ce2">
            <text:p>0</text:p>
          </table:table-cell>
          <table:table-cell office:value-type="float" office:value="0.55724677033500003" table:style-name="ce2">
            <text:p>0.55724677</text:p>
          </table:table-cell>
          <table:table-cell office:value-type="float" office:value="0.27862338516750002" table:formula="of:=MEDIAN([.A110];[.B110];[.C110];[.D110];[.E110];[.F110])" table:style-name="ce1">
            <text:p>0.278623385</text:p>
          </table:table-cell>
          <table:table-cell table:number-columns-repeated="16377"/>
        </table:table-row>
        <table:table-row table:style-name="ro1">
          <table:table-cell office:value-type="float" office:value="10.139875140399999" table:style-name="ce2">
            <text:p>10.139875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42969807841800001" table:style-name="ce2">
            <text:p>0.429698078</text:p>
          </table:table-cell>
          <table:table-cell office:value-type="float" office:value="12.834895034700001" table:style-name="ce2">
            <text:p>12.83489503</text:p>
          </table:table-cell>
          <table:table-cell office:value-type="float" office:value="0.214849039209" table:formula="of:=MEDIAN([.A111];[.B111];[.C111];[.D111];[.E111];[.F111])" table:style-name="ce1">
            <text:p>0.214849039</text:p>
          </table:table-cell>
          <table:table-cell table:number-columns-repeated="16377"/>
        </table:table-row>
        <table:table-row table:style-name="ro1">
          <table:table-cell office:value-type="float" office:value="2.3361100930399998" table:style-name="ce2">
            <text:p>2.3361100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.9408436086499998" table:style-name="ce2">
            <text:p>6.940843609</text:p>
          </table:table-cell>
          <table:table-cell office:value-type="float" office:value="0" table:formula="of:=MEDIAN([.A112];[.B112];[.C112];[.D112];[.E112];[.F112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6.4276582986400002E-2" table:style-name="ce2">
            <text:p>0.06427658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13];[.B113];[.C113];[.D113];[.E113];[.F113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14];[.B114];[.C114];[.D114];[.E114];[.F114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46162777042100001" table:style-name="ce2">
            <text:p>0.461627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15];[.B115];[.C115];[.D115];[.E115];[.F115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.13395329701" table:style-name="ce2">
            <text:p>0.133953297</text:p>
          </table:table-cell>
          <table:table-cell office:value-type="float" office:value="1.1952377266900001" table:style-name="ce2">
            <text:p>1.19523772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16];[.B116];[.C116];[.D116];[.E116];[.F116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05388392198" table:style-name="ce2">
            <text:p>1.053883922</text:p>
          </table:table-cell>
          <table:table-cell office:value-type="float" office:value="1.41980381138" table:style-name="ce2">
            <text:p>1.419803811</text:p>
          </table:table-cell>
          <table:table-cell office:value-type="float" office:value="0" table:style-name="ce2">
            <text:p>0</text:p>
          </table:table-cell>
          <table:table-cell office:value-type="float" office:value="0.96156505293500005" table:style-name="ce2">
            <text:p>0.961565053</text:p>
          </table:table-cell>
          <table:table-cell office:value-type="float" office:value="0.48078252646750003" table:formula="of:=MEDIAN([.A117];[.B117];[.C117];[.D117];[.E117];[.F117])" table:style-name="ce1">
            <text:p>0.480782526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6.6871164701800003" table:style-name="ce2">
            <text:p>6.68711647</text:p>
          </table:table-cell>
          <table:table-cell office:value-type="float" office:value="0.381936080723" table:style-name="ce2">
            <text:p>0.38193608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18];[.B118];[.C118];[.D118];[.E118];[.F118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.2330354957699998" table:style-name="ce2">
            <text:p>2.233035496</text:p>
          </table:table-cell>
          <table:table-cell office:value-type="float" office:value="0" table:style-name="ce2">
            <text:p>0</text:p>
          </table:table-cell>
          <table:table-cell office:value-type="float" office:value="1.0524181966599999" table:style-name="ce2">
            <text:p>1.052418197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19];[.B119];[.C119];[.D119];[.E119];[.F119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.01678520387" table:style-name="ce2">
            <text:p>1.0167852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36206124901300002" table:style-name="ce2">
            <text:p>0.362061249</text:p>
          </table:table-cell>
          <table:table-cell office:value-type="float" office:value="0" table:formula="of:=MEDIAN([.A120];[.B120];[.C120];[.D120];[.E120];[.F120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26901591884100001" table:style-name="ce2">
            <text:p>0.269015919</text:p>
          </table:table-cell>
          <table:table-cell office:value-type="float" office:value="0" table:formula="of:=MEDIAN([.A121];[.B121];[.C121];[.D121];[.E121];[.F121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.4213536901100001" table:style-name="ce2">
            <text:p>2.42135369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22];[.B122];[.C122];[.D122];[.E122];[.F122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3.26697136157" table:style-name="ce2">
            <text:p>3.266971362</text:p>
          </table:table-cell>
          <table:table-cell office:value-type="float" office:value="0" table:style-name="ce2">
            <text:p>0</text:p>
          </table:table-cell>
          <table:table-cell office:value-type="float" office:value="0.859479853244" table:style-name="ce2">
            <text:p>0.85947985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23];[.B123];[.C123];[.D123];[.E123];[.F123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24];[.B124];[.C124];[.D124];[.E124];[.F124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.7463574240000002" table:style-name="ce2">
            <text:p>2.746357424</text:p>
          </table:table-cell>
          <table:table-cell office:value-type="float" office:value="1.80725907891E-2" table:style-name="ce2">
            <text:p>0.018072591</text:p>
          </table:table-cell>
          <table:table-cell office:value-type="float" office:value="0" table:style-name="ce2">
            <text:p>0</text:p>
          </table:table-cell>
          <table:table-cell office:value-type="float" office:value="7.8116043413299998" table:style-name="ce2">
            <text:p>7.811604341</text:p>
          </table:table-cell>
          <table:table-cell office:value-type="float" office:value="0" table:style-name="ce2">
            <text:p>0</text:p>
          </table:table-cell>
          <table:table-cell office:value-type="float" office:value="9.0362953945500001E-3" table:formula="of:=MEDIAN([.A125];[.B125];[.C125];[.D125];[.E125];[.F125])" table:style-name="ce1">
            <text:p>0.009036295</text:p>
          </table:table-cell>
          <table:table-cell table:number-columns-repeated="16377"/>
        </table:table-row>
        <table:table-row table:style-name="ro1">
          <table:table-cell office:value-type="float" office:value="1.87317416244" table:style-name="ce2">
            <text:p>1.87317416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26];[.B126];[.C126];[.D126];[.E126];[.F126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71970963322500003" table:style-name="ce2">
            <text:p>0.7197096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27];[.B127];[.C127];[.D127];[.E127];[.F127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7.6581625533300004" table:style-name="ce2">
            <text:p>7.65816255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28];[.B128];[.C128];[.D128];[.E128];[.F128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23937335834099999" table:style-name="ce2">
            <text:p>0.23937335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29];[.B129];[.C129];[.D129];[.E129];[.F129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.10953745083" table:style-name="ce2">
            <text:p>1.1095374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104141696374" table:style-name="ce2">
            <text:p>0.104141696</text:p>
          </table:table-cell>
          <table:table-cell office:value-type="float" office:value="0" table:formula="of:=MEDIAN([.A130];[.B130];[.C130];[.D130];[.E130];[.F130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.8883028397000001" table:style-name="ce2">
            <text:p>2.88830284</text:p>
          </table:table-cell>
          <table:table-cell office:value-type="float" office:value="0" table:style-name="ce2">
            <text:p>0</text:p>
          </table:table-cell>
          <table:table-cell office:value-type="float" office:value="0.29580656585600001" table:style-name="ce2">
            <text:p>0.295806566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31];[.B131];[.C131];[.D131];[.E131];[.F131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.47835969963E-14" table:style-name="ce3">
            <text:p>5.48E-14</text:p>
          </table:table-cell>
          <table:table-cell office:value-type="float" office:value="0" table:formula="of:=MEDIAN([.A132];[.B132];[.C132];[.D132];[.E132];[.F132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.2192407804400001E-5" table:style-name="ce3">
            <text:p>5.22E-05</text:p>
          </table:table-cell>
          <table:table-cell office:value-type="float" office:value="0" table:style-name="ce2">
            <text:p>0</text:p>
          </table:table-cell>
          <table:table-cell office:value-type="float" office:value="3.3642727104599999" table:style-name="ce2">
            <text:p>3.36427271</text:p>
          </table:table-cell>
          <table:table-cell office:value-type="float" office:value="0" table:formula="of:=MEDIAN([.A133];[.B133];[.C133];[.D133];[.E133];[.F133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34];[.B134];[.C134];[.D134];[.E134];[.F134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53481336535599999" table:style-name="ce2">
            <text:p>0.534813365</text:p>
          </table:table-cell>
          <table:table-cell office:value-type="float" office:value="7.8842290953999999E-3" table:style-name="ce2">
            <text:p>0.007884229</text:p>
          </table:table-cell>
          <table:table-cell office:value-type="float" office:value="0" table:formula="of:=MEDIAN([.A135];[.B135];[.C135];[.D135];[.E135];[.F135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.63041927846" table:style-name="ce2">
            <text:p>1.63041927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4170040420500001" table:style-name="ce2">
            <text:p>1.417004042</text:p>
          </table:table-cell>
          <table:table-cell office:value-type="float" office:value="0" table:formula="of:=MEDIAN([.A136];[.B136];[.C136];[.D136];[.E136];[.F136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0129242222299999" table:style-name="ce2">
            <text:p>1.012924222</text:p>
          </table:table-cell>
          <table:table-cell office:value-type="float" office:value="8.0886736588500003E-9" table:style-name="ce3">
            <text:p>8.09E-09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37];[.B137];[.C137];[.D137];[.E137];[.F137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38];[.B138];[.C138];[.D138];[.E138];[.F138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19.191004799" table:style-name="ce2">
            <text:p>119.19100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.2390156784799999" table:style-name="ce2">
            <text:p>2.239015678</text:p>
          </table:table-cell>
          <table:table-cell office:value-type="float" office:value="0" table:formula="of:=MEDIAN([.A139];[.B139];[.C139];[.D139];[.E139];[.F139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40];[.B140];[.C140];[.D140];[.E140];[.F140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.104006270964" table:style-name="ce2">
            <text:p>0.10400627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41];[.B141];[.C141];[.D141];[.E141];[.F141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.8619840273800001" table:style-name="ce2">
            <text:p>3.861984027</text:p>
          </table:table-cell>
          <table:table-cell office:value-type="float" office:value="0" table:formula="of:=MEDIAN([.A142];[.B142];[.C142];[.D142];[.E142];[.F142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.30879022914400001" table:style-name="ce2">
            <text:p>0.308790229</text:p>
          </table:table-cell>
          <table:table-cell office:value-type="float" office:value="0.67808463742199998" table:style-name="ce2">
            <text:p>0.678084637</text:p>
          </table:table-cell>
          <table:table-cell office:value-type="float" office:value="0" table:style-name="ce2">
            <text:p>0</text:p>
          </table:table-cell>
          <table:table-cell office:value-type="float" office:value="0.29499908008499998" table:style-name="ce2">
            <text:p>0.29499908</text:p>
          </table:table-cell>
          <table:table-cell office:value-type="float" office:value="0" table:style-name="ce2">
            <text:p>0</text:p>
          </table:table-cell>
          <table:table-cell office:value-type="float" office:value="10.371066428400001" table:style-name="ce2">
            <text:p>10.37106643</text:p>
          </table:table-cell>
          <table:table-cell office:value-type="float" office:value="0.30189465461449999" table:formula="of:=MEDIAN([.A143];[.B143];[.C143];[.D143];[.E143];[.F143])" table:style-name="ce1">
            <text:p>0.301894655</text:p>
          </table:table-cell>
          <table:table-cell table:number-columns-repeated="16377"/>
        </table:table-row>
        <table:table-row table:style-name="ro1">
          <table:table-cell office:value-type="float" office:value="1.8500706056" table:style-name="ce2">
            <text:p>1.85007060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44];[.B144];[.C144];[.D144];[.E144];[.F144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.7951266081300004" table:style-name="ce2">
            <text:p>4.795126608</text:p>
          </table:table-cell>
          <table:table-cell office:value-type="float" office:value="69.831070435499996" table:style-name="ce2">
            <text:p>69.83107044</text:p>
          </table:table-cell>
          <table:table-cell office:value-type="float" office:value="0" table:style-name="ce2">
            <text:p>0</text:p>
          </table:table-cell>
          <table:table-cell office:value-type="float" office:value="15.440632751000001" table:style-name="ce2">
            <text:p>15.44063275</text:p>
          </table:table-cell>
          <table:table-cell office:value-type="float" office:value="2.3975633040650002" table:formula="of:=MEDIAN([.A145];[.B145];[.C145];[.D145];[.E145];[.F145])" table:style-name="ce1">
            <text:p>2.397563304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46];[.B146];[.C146];[.D146];[.E146];[.F146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.16003465458" table:style-name="ce2">
            <text:p>2.160034655</text:p>
          </table:table-cell>
          <table:table-cell office:value-type="float" office:value="0" table:formula="of:=MEDIAN([.A147];[.B147];[.C147];[.D147];[.E147];[.F147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63.265619995800002" table:style-name="ce2">
            <text:p>63.2656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48];[.B148];[.C148];[.D148];[.E148];[.F148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.3295619362800002" table:style-name="ce2">
            <text:p>2.329561936</text:p>
          </table:table-cell>
          <table:table-cell office:value-type="float" office:value="12.303836052699999" table:style-name="ce2">
            <text:p>12.3038360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7679057191400001" table:style-name="ce2">
            <text:p>1.767905719</text:p>
          </table:table-cell>
          <table:table-cell office:value-type="float" office:value="0" table:style-name="ce2">
            <text:p>0</text:p>
          </table:table-cell>
          <table:table-cell office:value-type="float" office:value="0.88395285957000003" table:formula="of:=MEDIAN([.A149];[.B149];[.C149];[.D149];[.E149];[.F149])" table:style-name="ce1">
            <text:p>0.88395286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50];[.B150];[.C150];[.D150];[.E150];[.F150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.9860339994" table:style-name="ce2">
            <text:p>30.986034</text:p>
          </table:table-cell>
          <table:table-cell office:value-type="float" office:value="61.003141424699997" table:style-name="ce2">
            <text:p>61.0031414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51];[.B151];[.C151];[.D151];[.E151];[.F151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52];[.B152];[.C152];[.D152];[.E152];[.F152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.09224153126" table:style-name="ce2">
            <text:p>2.092241531</text:p>
          </table:table-cell>
          <table:table-cell office:value-type="float" office:value="0" table:style-name="ce2">
            <text:p>0</text:p>
          </table:table-cell>
          <table:table-cell office:value-type="float" office:value="3.6378160344399999E-5" table:style-name="ce3">
            <text:p>3.64E-0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53];[.B153];[.C153];[.D153];[.E153];[.F153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.68122721148900001" table:style-name="ce2">
            <text:p>0.681227211</text:p>
          </table:table-cell>
          <table:table-cell office:value-type="float" office:value="0.89163500624600001" table:style-name="ce2">
            <text:p>0.891635006</text:p>
          </table:table-cell>
          <table:table-cell office:value-type="float" office:value="0.362223555227" table:style-name="ce2">
            <text:p>0.362223555</text:p>
          </table:table-cell>
          <table:table-cell office:value-type="float" office:value="4.6134467694700003" table:style-name="ce2">
            <text:p>4.613446769</text:p>
          </table:table-cell>
          <table:table-cell office:value-type="float" office:value="0" table:style-name="ce2">
            <text:p>0</text:p>
          </table:table-cell>
          <table:table-cell office:value-type="float" office:value="0.52172538335800001" table:formula="of:=MEDIAN([.A154];[.B154];[.C154];[.D154];[.E154];[.F154])" table:style-name="ce1">
            <text:p>0.521725383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55];[.B155];[.C155];[.D155];[.E155];[.F155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40.646386943300001" table:style-name="ce2">
            <text:p>40.646386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56];[.B156];[.C156];[.D156];[.E156];[.F156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.4892191712999998" table:style-name="ce2">
            <text:p>2.489219171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57];[.B157];[.C157];[.D157];[.E157];[.F157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.87933688763100004" table:style-name="ce2">
            <text:p>0.8793368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108189513362" table:style-name="ce2">
            <text:p>0.108189513</text:p>
          </table:table-cell>
          <table:table-cell office:value-type="float" office:value="0" table:formula="of:=MEDIAN([.A158];[.B158];[.C158];[.D158];[.E158];[.F158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.0986811372899996E-3" table:style-name="ce2">
            <text:p>0.006098681</text:p>
          </table:table-cell>
          <table:table-cell office:value-type="float" office:value="0" table:formula="of:=MEDIAN([.A159];[.B159];[.C159];[.D159];[.E159];[.F159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3.63225395534" table:style-name="ce2">
            <text:p>3.63225395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1.83613889200001" table:style-name="ce2">
            <text:p>131.8361389</text:p>
          </table:table-cell>
          <table:table-cell office:value-type="float" office:value="9.4756453908099996" table:style-name="ce2">
            <text:p>9.475645391</text:p>
          </table:table-cell>
          <table:table-cell office:value-type="float" office:value="0" table:style-name="ce2">
            <text:p>0</text:p>
          </table:table-cell>
          <table:table-cell office:value-type="float" office:value="1.81612697767" table:formula="of:=MEDIAN([.A160];[.B160];[.C160];[.D160];[.E160];[.F160])" table:style-name="ce1">
            <text:p>1.816126978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3565616526499999" table:style-name="ce2">
            <text:p>1.356561653</text:p>
          </table:table-cell>
          <table:table-cell office:value-type="float" office:value="0" table:formula="of:=MEDIAN([.A161];[.B161];[.C161];[.D161];[.E161];[.F161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.2293276184399999E-2" table:style-name="ce2">
            <text:p>0.0122932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62];[.B162];[.C162];[.D162];[.E162];[.F162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63];[.B163];[.C163];[.D163];[.E163];[.F163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9.4181731285200004E-3" table:style-name="ce2">
            <text:p>0.009418173</text:p>
          </table:table-cell>
          <table:table-cell office:value-type="float" office:value="0" table:style-name="ce2">
            <text:p>0</text:p>
          </table:table-cell>
          <table:table-cell office:value-type="float" office:value="0.14085028975700001" table:style-name="ce2">
            <text:p>0.1408502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64];[.B164];[.C164];[.D164];[.E164];[.F164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31317005361599998" table:style-name="ce2">
            <text:p>0.313170054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65];[.B165];[.C165];[.D165];[.E165];[.F165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.0446876711399999" table:style-name="ce2">
            <text:p>1.04468767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4464439570100001" table:style-name="ce2">
            <text:p>1.446443957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66];[.B166];[.C166];[.D166];[.E166];[.F166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.1066388303500001" table:style-name="ce2">
            <text:p>1.1066388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4072321076200001" table:style-name="ce2">
            <text:p>1.407232108</text:p>
          </table:table-cell>
          <table:table-cell office:value-type="float" office:value="0" table:style-name="ce2">
            <text:p>0</text:p>
          </table:table-cell>
          <table:table-cell office:value-type="float" office:value="9.8431903589900003" table:style-name="ce2">
            <text:p>9.843190359</text:p>
          </table:table-cell>
          <table:table-cell office:value-type="float" office:value="0.55331941517500005" table:formula="of:=MEDIAN([.A167];[.B167];[.C167];[.D167];[.E167];[.F167])" table:style-name="ce1">
            <text:p>0.553319415</text:p>
          </table:table-cell>
          <table:table-cell table:number-columns-repeated="16377"/>
        </table:table-row>
        <table:table-row table:style-name="ro1">
          <table:table-cell office:value-type="float" office:value="3.5769970068E-3" table:style-name="ce2">
            <text:p>0.003576997</text:p>
          </table:table-cell>
          <table:table-cell office:value-type="float" office:value="0.80018567088199999" table:style-name="ce2">
            <text:p>0.800185671</text:p>
          </table:table-cell>
          <table:table-cell office:value-type="float" office:value="0" table:style-name="ce2">
            <text:p>0</text:p>
          </table:table-cell>
          <table:table-cell office:value-type="float" office:value="0.320708911687" table:style-name="ce2">
            <text:p>0.320708912</text:p>
          </table:table-cell>
          <table:table-cell office:value-type="float" office:value="0" table:style-name="ce2">
            <text:p>0</text:p>
          </table:table-cell>
          <table:table-cell office:value-type="float" office:value="5.8172052967700001E-6" table:style-name="ce3">
            <text:p>5.82E-06</text:p>
          </table:table-cell>
          <table:table-cell office:value-type="float" office:value="1.791407106048385E-3" table:formula="of:=MEDIAN([.A168];[.B168];[.C168];[.D168];[.E168];[.F168])" table:style-name="ce1">
            <text:p>0.001791407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8.067306310700001" table:style-name="ce2">
            <text:p>18.06730631</text:p>
          </table:table-cell>
          <table:table-cell office:value-type="float" office:value="0" table:formula="of:=MEDIAN([.A169];[.B169];[.C169];[.D169];[.E169];[.F169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1994655871599999E-3" table:style-name="ce2">
            <text:p>0.00119946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70];[.B170];[.C170];[.D170];[.E170];[.F170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.2124621596E-2" table:style-name="ce2">
            <text:p>0.022124622</text:p>
          </table:table-cell>
          <table:table-cell office:value-type="float" office:value="0" table:style-name="ce2">
            <text:p>0</text:p>
          </table:table-cell>
          <table:table-cell office:value-type="float" office:value="0.24317643731899999" table:style-name="ce2">
            <text:p>0.243176437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71];[.B171];[.C171];[.D171];[.E171];[.F171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.4402755074499997E-8" table:style-name="ce3">
            <text:p>4.44E-08</text:p>
          </table:table-cell>
          <table:table-cell office:value-type="float" office:value="0" table:formula="of:=MEDIAN([.A172];[.B172];[.C172];[.D172];[.E172];[.F172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1.142238442099998" table:style-name="ce2">
            <text:p>21.142238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73];[.B173];[.C173];[.D173];[.E173];[.F173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.5839398044499999" table:style-name="ce2">
            <text:p>7.5839398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74];[.B174];[.C174];[.D174];[.E174];[.F174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75];[.B175];[.C175];[.D175];[.E175];[.F175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69512493726000002" table:style-name="ce2">
            <text:p>0.69512493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76];[.B176];[.C176];[.D176];[.E176];[.F176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.234798909478" table:style-name="ce2">
            <text:p>0.23479890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77];[.B177];[.C177];[.D177];[.E177];[.F177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1925971941" table:style-name="ce2">
            <text:p>1.19259719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.3924834563400008" table:style-name="ce2">
            <text:p>9.392483456</text:p>
          </table:table-cell>
          <table:table-cell office:value-type="float" office:value="0" table:formula="of:=MEDIAN([.A178];[.B178];[.C178];[.D178];[.E178];[.F178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79];[.B179];[.C179];[.D179];[.E179];[.F179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80];[.B180];[.C180];[.D180];[.E180];[.F180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.3764710654800001" table:style-name="ce2">
            <text:p>1.37647106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31510984015799998" table:style-name="ce2">
            <text:p>0.31510984</text:p>
          </table:table-cell>
          <table:table-cell office:value-type="float" office:value="2.0704819830600001E-2" table:style-name="ce2">
            <text:p>0.02070482</text:p>
          </table:table-cell>
          <table:table-cell office:value-type="float" office:value="0" table:style-name="ce2">
            <text:p>0</text:p>
          </table:table-cell>
          <table:table-cell office:value-type="float" office:value="1.0352409915300001E-2" table:formula="of:=MEDIAN([.A181];[.B181];[.C181];[.D181];[.E181];[.F181])" table:style-name="ce1">
            <text:p>0.01035241</text:p>
          </table:table-cell>
          <table:table-cell table:number-columns-repeated="16377"/>
        </table:table-row>
        <table:table-row table:style-name="ro1">
          <table:table-cell office:value-type="float" office:value="2.4852945017199999" table:style-name="ce2">
            <text:p>2.48529450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34766077831499997" table:style-name="ce2">
            <text:p>0.34766077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82];[.B182];[.C182];[.D182];[.E182];[.F182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.8469874019300002E-3" table:style-name="ce2">
            <text:p>0.00284698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21094671510900001" table:style-name="ce2">
            <text:p>0.210946715</text:p>
          </table:table-cell>
          <table:table-cell office:value-type="float" office:value="10.1797104249" table:style-name="ce2">
            <text:p>10.17971042</text:p>
          </table:table-cell>
          <table:table-cell office:value-type="float" office:value="1.4234937009650001E-3" table:formula="of:=MEDIAN([.A183];[.B183];[.C183];[.D183];[.E183];[.F183])" table:style-name="ce1">
            <text:p>0.001423494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19141263643799999" table:style-name="ce2">
            <text:p>0.191412636</text:p>
          </table:table-cell>
          <table:table-cell office:value-type="float" office:value="2.3102577158200002" table:style-name="ce2">
            <text:p>2.3102577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84];[.B184];[.C184];[.D184];[.E184];[.F184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.7037082621899999E-3" table:style-name="ce2">
            <text:p>0.001703708</text:p>
          </table:table-cell>
          <table:table-cell office:value-type="float" office:value="0" table:style-name="ce2">
            <text:p>0</text:p>
          </table:table-cell>
          <table:table-cell office:value-type="float" office:value="0.88001981276300001" table:style-name="ce2">
            <text:p>0.8800198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85];[.B185];[.C185];[.D185];[.E185];[.F185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86];[.B186];[.C186];[.D186];[.E186];[.F186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87];[.B187];[.C187];[.D187];[.E187];[.F187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1062005800700001" table:style-name="ce2">
            <text:p>1.1062005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88];[.B188];[.C188];[.D188];[.E188];[.F188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.63456519634399999" table:style-name="ce2">
            <text:p>0.6345651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.3500589736200004" table:style-name="ce2">
            <text:p>6.350058974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89];[.B189];[.C189];[.D189];[.E189];[.F189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.7415025613899999" table:style-name="ce2">
            <text:p>5.741502561</text:p>
          </table:table-cell>
          <table:table-cell office:value-type="float" office:value="18.662388404600001" table:style-name="ce2">
            <text:p>18.6623884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90];[.B190];[.C190];[.D190];[.E190];[.F190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91];[.B191];[.C191];[.D191];[.E191];[.F191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.7460146480400001" table:style-name="ce2">
            <text:p>2.746014648</text:p>
          </table:table-cell>
          <table:table-cell office:value-type="float" office:value="0" table:formula="of:=MEDIAN([.A192];[.B192];[.C192];[.D192];[.E192];[.F192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14.215040285" table:style-name="ce2">
            <text:p>114.215040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.9650699492800002E-11" table:style-name="ce3">
            <text:p>2.97E-11</text:p>
          </table:table-cell>
          <table:table-cell office:value-type="float" office:value="0" table:formula="of:=MEDIAN([.A193];[.B193];[.C193];[.D193];[.E193];[.F193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94];[.B194];[.C194];[.D194];[.E194];[.F194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95];[.B195];[.C195];[.D195];[.E195];[.F195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.9158922036200003" table:style-name="ce2">
            <text:p>4.9158922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96];[.B196];[.C196];[.D196];[.E196];[.F196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.27231575345" table:style-name="ce2">
            <text:p>2.27231575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97];[.B197];[.C197];[.D197];[.E197];[.F197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53.341091743500002" table:style-name="ce2">
            <text:p>53.3410917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98];[.B198];[.C198];[.D198];[.E198];[.F198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.9575232915600003" table:style-name="ce2">
            <text:p>5.9575232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199];[.B199];[.C199];[.D199];[.E199];[.F199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.48997129932900002" table:style-name="ce2">
            <text:p>0.489971299</text:p>
          </table:table-cell>
          <table:table-cell office:value-type="float" office:value="0" table:style-name="ce2">
            <text:p>0</text:p>
          </table:table-cell>
          <table:table-cell office:value-type="float" office:value="0.21051649772200001" table:style-name="ce2">
            <text:p>0.21051649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00];[.B200];[.C200];[.D200];[.E200];[.F200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890326924553" table:style-name="ce2">
            <text:p>0.8903269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01];[.B201];[.C201];[.D201];[.E201];[.F201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.766604380420001E-4" table:style-name="ce2">
            <text:p>0.00097666</text:p>
          </table:table-cell>
          <table:table-cell office:value-type="float" office:value="0" table:formula="of:=MEDIAN([.A202];[.B202];[.C202];[.D202];[.E202];[.F202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406392291583" table:style-name="ce2">
            <text:p>0.406392292</text:p>
          </table:table-cell>
          <table:table-cell office:value-type="float" office:value="0" table:formula="of:=MEDIAN([.A203];[.B203];[.C203];[.D203];[.E203];[.F203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04];[.B204];[.C204];[.D204];[.E204];[.F204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.6222038550200001E-2" table:style-name="ce2">
            <text:p>0.0162220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05];[.B205];[.C205];[.D205];[.E205];[.F205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4.1918831309" table:style-name="ce2">
            <text:p>4.1918831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06];[.B206];[.C206];[.D206];[.E206];[.F206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07];[.B207];[.C207];[.D207];[.E207];[.F207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08];[.B208];[.C208];[.D208];[.E208];[.F208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09];[.B209];[.C209];[.D209];[.E209];[.F209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6.4459453114" table:style-name="ce2">
            <text:p>6.4459453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10];[.B210];[.C210];[.D210];[.E210];[.F210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11];[.B211];[.C211];[.D211];[.E211];[.F211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12];[.B212];[.C212];[.D212];[.E212];[.F212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5.5071165316300004" table:style-name="ce2">
            <text:p>5.507116532</text:p>
          </table:table-cell>
          <table:table-cell office:value-type="float" office:value="0" table:style-name="ce2">
            <text:p>0</text:p>
          </table:table-cell>
          <table:table-cell office:value-type="float" office:value="2.2119010716699998" table:style-name="ce2">
            <text:p>2.21190107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13];[.B213];[.C213];[.D213];[.E213];[.F213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4.6686360774" table:style-name="ce2">
            <text:p>14.66863608</text:p>
          </table:table-cell>
          <table:table-cell office:value-type="float" office:value="0" table:style-name="ce2">
            <text:p>0</text:p>
          </table:table-cell>
          <table:table-cell office:value-type="float" office:value="10.004115887999999" table:style-name="ce2">
            <text:p>10.00411589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14];[.B214];[.C214];[.D214];[.E214];[.F214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.08690991901" table:style-name="ce2">
            <text:p>3.0869099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15];[.B215];[.C215];[.D215];[.E215];[.F215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.14917501893400001" table:style-name="ce2">
            <text:p>0.149175019</text:p>
          </table:table-cell>
          <table:table-cell office:value-type="float" office:value="0" table:style-name="ce2">
            <text:p>0</text:p>
          </table:table-cell>
          <table:table-cell office:value-type="float" office:value="1.21177012601E-11" table:style-name="ce3">
            <text:p>1.21E-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16];[.B216];[.C216];[.D216];[.E216];[.F216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.41196218983100003" table:style-name="ce2">
            <text:p>0.41196219</text:p>
          </table:table-cell>
          <table:table-cell office:value-type="float" office:value="0.22830849071699999" table:style-name="ce2">
            <text:p>0.22830849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17];[.B217];[.C217];[.D217];[.E217];[.F217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5.1800028546299998E-15" table:style-name="ce3">
            <text:p>5.18E-15</text:p>
          </table:table-cell>
          <table:table-cell office:value-type="float" office:value="0" table:style-name="ce2">
            <text:p>0</text:p>
          </table:table-cell>
          <table:table-cell office:value-type="float" office:value="10.610303134800001" table:style-name="ce2">
            <text:p>10.61030313</text:p>
          </table:table-cell>
          <table:table-cell office:value-type="float" office:value="7.3109358040000004E-3" table:style-name="ce2">
            <text:p>0.007310936</text:p>
          </table:table-cell>
          <table:table-cell office:value-type="float" office:value="0" table:style-name="ce2">
            <text:p>0</text:p>
          </table:table-cell>
          <table:table-cell office:value-type="float" office:value="2.5900014273149999E-15" table:formula="of:=MEDIAN([.A218];[.B218];[.C218];[.D218];[.E218];[.F218])" table:style-name="ce1">
            <text:p>2.59E-15</text:p>
          </table:table-cell>
          <table:table-cell table:number-columns-repeated="16377"/>
        </table:table-row>
        <table:table-row table:style-name="ro1">
          <table:table-cell office:value-type="float" office:value="73.703522902299994" table:style-name="ce2">
            <text:p>73.7035229</text:p>
          </table:table-cell>
          <table:table-cell office:value-type="float" office:value="8.9184077742400003" table:style-name="ce2">
            <text:p>8.918407774</text:p>
          </table:table-cell>
          <table:table-cell office:value-type="float" office:value="7.8031895992200004" table:style-name="ce2">
            <text:p>7.8031895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.9015947996100002" table:formula="of:=MEDIAN([.A219];[.B219];[.C219];[.D219];[.E219];[.F219])" table:style-name="ce1">
            <text:p>3.9015948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60154017" table:style-name="ce2">
            <text:p>1.601540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20];[.B220];[.C220];[.D220];[.E220];[.F220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29416617570300002" table:style-name="ce2">
            <text:p>0.294166176</text:p>
          </table:table-cell>
          <table:table-cell office:value-type="float" office:value="0" table:formula="of:=MEDIAN([.A221];[.B221];[.C221];[.D221];[.E221];[.F221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4593404198999999E-3" table:style-name="ce2">
            <text:p>0.001459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22];[.B222];[.C222];[.D222];[.E222];[.F222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3.400473510599999" table:style-name="ce2">
            <text:p>13.40047351</text:p>
          </table:table-cell>
          <table:table-cell office:value-type="float" office:value="10.7392346" table:style-name="ce2">
            <text:p>10.7392346</text:p>
          </table:table-cell>
          <table:table-cell office:value-type="float" office:value="0.20918148889999999" table:style-name="ce2">
            <text:p>0.209181489</text:p>
          </table:table-cell>
          <table:table-cell office:value-type="float" office:value="0" table:style-name="ce2">
            <text:p>0</text:p>
          </table:table-cell>
          <table:table-cell office:value-type="float" office:value="0.10459074444999999" table:formula="of:=MEDIAN([.A223];[.B223];[.C223];[.D223];[.E223];[.F223])" table:style-name="ce1">
            <text:p>0.104590744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1708268606900001" table:style-name="ce2">
            <text:p>1.170826861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24];[.B224];[.C224];[.D224];[.E224];[.F224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.8119520542600001" table:style-name="ce2">
            <text:p>1.81195205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46377701086799999" table:style-name="ce2">
            <text:p>0.463777011</text:p>
          </table:table-cell>
          <table:table-cell office:value-type="float" office:value="0" table:formula="of:=MEDIAN([.A225];[.B225];[.C225];[.D225];[.E225];[.F225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.9133648442600002" table:style-name="ce2">
            <text:p>5.913364844</text:p>
          </table:table-cell>
          <table:table-cell office:value-type="float" office:value="0" table:formula="of:=MEDIAN([.A226];[.B226];[.C226];[.D226];[.E226];[.F226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82101098689399998" table:style-name="ce2">
            <text:p>0.82101098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27];[.B227];[.C227];[.D227];[.E227];[.F227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28];[.B228];[.C228];[.D228];[.E228];[.F228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2.176892433800001" table:style-name="ce2">
            <text:p>12.1768924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29];[.B229];[.C229];[.D229];[.E229];[.F229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30];[.B230];[.C230];[.D230];[.E230];[.F230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.7387382931699999" table:style-name="ce2">
            <text:p>1.7387382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.8456799140300006" table:style-name="ce2">
            <text:p>8.845679914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31];[.B231];[.C231];[.D231];[.E231];[.F231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75634900115600001" table:style-name="ce2">
            <text:p>0.7563490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32];[.B232];[.C232];[.D232];[.E232];[.F232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33];[.B233];[.C233];[.D233];[.E233];[.F233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3.074954250099999" table:style-name="ce2">
            <text:p>13.074954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.7955597216700001" table:style-name="ce2">
            <text:p>4.795559722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34];[.B234];[.C234];[.D234];[.E234];[.F234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.53122640410199995" table:style-name="ce2">
            <text:p>0.5312264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69891188052E-9" table:style-name="ce3">
            <text:p>1.70E-09</text:p>
          </table:table-cell>
          <table:table-cell office:value-type="float" office:value="0.24309932219399999" table:style-name="ce2">
            <text:p>0.243099322</text:p>
          </table:table-cell>
          <table:table-cell office:value-type="float" office:value="8.4945594026000002E-10" table:formula="of:=MEDIAN([.A235];[.B235];[.C235];[.D235];[.E235];[.F235])" table:style-name="ce1">
            <text:p>8.49456E-1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.05670286671" table:style-name="ce2">
            <text:p>1.05670286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36];[.B236];[.C236];[.D236];[.E236];[.F236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.9452404101299996E-6" table:style-name="ce3">
            <text:p>4.95E-06</text:p>
          </table:table-cell>
          <table:table-cell office:value-type="float" office:value="0.24457467879700001" table:style-name="ce2">
            <text:p>0.244574679</text:p>
          </table:table-cell>
          <table:table-cell office:value-type="float" office:value="0" table:formula="of:=MEDIAN([.A237];[.B237];[.C237];[.D237];[.E237];[.F237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.1700478997" table:style-name="ce2">
            <text:p>12.170047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38];[.B238];[.C238];[.D238];[.E238];[.F238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2.544271218999995" table:style-name="ce2">
            <text:p>72.54427122</text:p>
          </table:table-cell>
          <table:table-cell office:value-type="float" office:value="1.93386452318" table:style-name="ce2">
            <text:p>1.933864523</text:p>
          </table:table-cell>
          <table:table-cell office:value-type="float" office:value="0" table:formula="of:=MEDIAN([.A239];[.B239];[.C239];[.D239];[.E239];[.F239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40];[.B240];[.C240];[.D240];[.E240];[.F240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.74976983134599995" table:style-name="ce2">
            <text:p>0.7497698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41];[.B241];[.C241];[.D241];[.E241];[.F241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.55360286070099995" table:style-name="ce2">
            <text:p>0.5536028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42];[.B242];[.C242];[.D242];[.E242];[.F242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.2400973414400003" table:style-name="ce2">
            <text:p>5.24009734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43];[.B243];[.C243];[.D243];[.E243];[.F243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.20217758232" table:style-name="ce2">
            <text:p>1.20217758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79832301709599995" table:style-name="ce2">
            <text:p>0.798323017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44];[.B244];[.C244];[.D244];[.E244];[.F244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.8281239232399999" table:style-name="ce2">
            <text:p>1.8281239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45];[.B245];[.C245];[.D245];[.E245];[.F245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.48330980507799998" table:style-name="ce2">
            <text:p>0.48330980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46];[.B246];[.C246];[.D246];[.E246];[.F246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.33747274786699999" table:style-name="ce2">
            <text:p>0.3374727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.5774161427999997E-8" table:style-name="ce3">
            <text:p>6.58E-08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47];[.B247];[.C247];[.D247];[.E247];[.F247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.122850428028" table:style-name="ce2">
            <text:p>0.1228504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.5477176780799997" table:style-name="ce2">
            <text:p>9.547717678</text:p>
          </table:table-cell>
          <table:table-cell office:value-type="float" office:value="0" table:formula="of:=MEDIAN([.A248];[.B248];[.C248];[.D248];[.E248];[.F248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.362916942312" table:style-name="ce2">
            <text:p>0.36291694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49];[.B249];[.C249];[.D249];[.E249];[.F249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29080577401000002" table:style-name="ce2">
            <text:p>0.290805774</text:p>
          </table:table-cell>
          <table:table-cell office:value-type="float" office:value="0" table:formula="of:=MEDIAN([.A250];[.B250];[.C250];[.D250];[.E250];[.F250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7.803321777899999" table:style-name="ce2">
            <text:p>27.80332178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51];[.B251];[.C251];[.D251];[.E251];[.F251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.9996243982499997E-14" table:style-name="ce3">
            <text:p>3.00E-14</text:p>
          </table:table-cell>
          <table:table-cell office:value-type="float" office:value="0.32431524088899999" table:style-name="ce2">
            <text:p>0.324315241</text:p>
          </table:table-cell>
          <table:table-cell office:value-type="float" office:value="0.432611902617" table:style-name="ce2">
            <text:p>0.43261190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4998121991249999E-14" table:formula="of:=MEDIAN([.A252];[.B252];[.C252];[.D252];[.E252];[.F252])" table:style-name="ce1">
            <text:p>1.49981E-14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53];[.B253];[.C253];[.D253];[.E253];[.F253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.5561465379300001" table:style-name="ce2">
            <text:p>4.55614653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54];[.B254];[.C254];[.D254];[.E254];[.F254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.2079618658500001E-19" table:style-name="ce3">
            <text:p>4.21E-19</text:p>
          </table:table-cell>
          <table:table-cell office:value-type="float" office:value="0" table:style-name="ce2">
            <text:p>0</text:p>
          </table:table-cell>
          <table:table-cell office:value-type="float" office:value="24.357683505200001" table:style-name="ce2">
            <text:p>24.35768351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55];[.B255];[.C255];[.D255];[.E255];[.F255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2201803385800001" table:style-name="ce2">
            <text:p>1.220180339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56];[.B256];[.C256];[.D256];[.E256];[.F256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.9835669038799999" table:style-name="ce2">
            <text:p>1.9835669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57];[.B257];[.C257];[.D257];[.E257];[.F257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58];[.B258];[.C258];[.D258];[.E258];[.F258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34759337615399999" table:style-name="ce2">
            <text:p>0.347593376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59];[.B259];[.C259];[.D259];[.E259];[.F259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60];[.B260];[.C260];[.D260];[.E260];[.F260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.5334981782299999E-8" table:style-name="ce3">
            <text:p>5.53E-08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61];[.B261];[.C261];[.D261];[.E261];[.F261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.4193918423" table:style-name="ce2">
            <text:p>10.4193918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62];[.B262];[.C262];[.D262];[.E262];[.F262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4.260087990800002" table:style-name="ce2">
            <text:p>54.26008799</text:p>
          </table:table-cell>
          <table:table-cell office:value-type="float" office:value="7.5783967007599999" table:style-name="ce2">
            <text:p>7.5783967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63];[.B263];[.C263];[.D263];[.E263];[.F263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8.3209268858099995E-8" table:style-name="ce3">
            <text:p>8.32E-08</text:p>
          </table:table-cell>
          <table:table-cell office:value-type="float" office:value="5.4289860660600002" table:style-name="ce2">
            <text:p>5.428986066</text:p>
          </table:table-cell>
          <table:table-cell office:value-type="float" office:value="13.386378452100001" table:style-name="ce2">
            <text:p>13.3863784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9383463275500002E-8" table:style-name="ce3">
            <text:p>1.94E-08</text:p>
          </table:table-cell>
          <table:table-cell office:value-type="float" office:value="5.1296366066799998E-8" table:formula="of:=MEDIAN([.A264];[.B264];[.C264];[.D264];[.E264];[.F264])" table:style-name="ce1">
            <text:p>5.12964E-08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65];[.B265];[.C265];[.D265];[.E265];[.F265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.0673416203600001" table:style-name="ce2">
            <text:p>2.0673416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66];[.B266];[.C266];[.D266];[.E266];[.F266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67];[.B267];[.C267];[.D267];[.E267];[.F267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29043693189600001" table:style-name="ce2">
            <text:p>0.290436932</text:p>
          </table:table-cell>
          <table:table-cell office:value-type="float" office:value="1.99000722208" table:style-name="ce2">
            <text:p>1.990007222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68];[.B268];[.C268];[.D268];[.E268];[.F268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.5727500380499999" table:style-name="ce2">
            <text:p>1.57275003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69];[.B269];[.C269];[.D269];[.E269];[.F269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.61444971451300001" table:style-name="ce2">
            <text:p>0.6144497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9.873714047099998" table:style-name="ce2">
            <text:p>19.87371405</text:p>
          </table:table-cell>
          <table:table-cell office:value-type="float" office:value="0" table:style-name="ce2">
            <text:p>0</text:p>
          </table:table-cell>
          <table:table-cell office:value-type="float" office:value="0.23556293787499999" table:style-name="ce2">
            <text:p>0.235562938</text:p>
          </table:table-cell>
          <table:table-cell office:value-type="float" office:value="0.11778146893749999" table:formula="of:=MEDIAN([.A270];[.B270];[.C270];[.D270];[.E270];[.F270])" table:style-name="ce1">
            <text:p>0.117781469</text:p>
          </table:table-cell>
          <table:table-cell table:number-columns-repeated="16377"/>
        </table:table-row>
        <table:table-row table:style-name="ro1">
          <table:table-cell office:value-type="float" office:value="64.201776375099996" table:style-name="ce2">
            <text:p>64.20177638</text:p>
          </table:table-cell>
          <table:table-cell office:value-type="float" office:value="0.206445623946" table:style-name="ce2">
            <text:p>0.206445624</text:p>
          </table:table-cell>
          <table:table-cell office:value-type="float" office:value="0" table:style-name="ce2">
            <text:p>0</text:p>
          </table:table-cell>
          <table:table-cell office:value-type="float" office:value="26.654952063700001" table:style-name="ce2">
            <text:p>26.65495206</text:p>
          </table:table-cell>
          <table:table-cell office:value-type="float" office:value="9.3555695568400008" table:style-name="ce2">
            <text:p>9.355569557</text:p>
          </table:table-cell>
          <table:table-cell office:value-type="float" office:value="0" table:style-name="ce2">
            <text:p>0</text:p>
          </table:table-cell>
          <table:table-cell office:value-type="float" office:value="4.7810075903930009" table:formula="of:=MEDIAN([.A271];[.B271];[.C271];[.D271];[.E271];[.F271])" table:style-name="ce1">
            <text:p>4.78100759</text:p>
          </table:table-cell>
          <table:table-cell table:number-columns-repeated="16377"/>
        </table:table-row>
        <table:table-row table:style-name="ro1">
          <table:table-cell office:value-type="float" office:value="0.46546730569200001" table:style-name="ce2">
            <text:p>0.46546730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147406343898" table:style-name="ce2">
            <text:p>0.1474063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72];[.B272];[.C272];[.D272];[.E272];[.F272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29284503583299998" table:style-name="ce2">
            <text:p>0.292845036</text:p>
          </table:table-cell>
          <table:table-cell office:value-type="float" office:value="0" table:style-name="ce2">
            <text:p>0</text:p>
          </table:table-cell>
          <table:table-cell office:value-type="float" office:value="2.53841401681" table:style-name="ce2">
            <text:p>2.538414017</text:p>
          </table:table-cell>
          <table:table-cell office:value-type="float" office:value="0" table:formula="of:=MEDIAN([.A273];[.B273];[.C273];[.D273];[.E273];[.F273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4.14349240200001" table:style-name="ce2">
            <text:p>114.1434924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74];[.B274];[.C274];[.D274];[.E274];[.F274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.7772987761599999" table:style-name="ce2">
            <text:p>2.77729877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75];[.B275];[.C275];[.D275];[.E275];[.F275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5.1902949517500003E-6" table:style-name="ce3">
            <text:p>5.19E-0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.565342945499999" table:style-name="ce2">
            <text:p>11.56534295</text:p>
          </table:table-cell>
          <table:table-cell office:value-type="float" office:value="0" table:formula="of:=MEDIAN([.A276];[.B276];[.C276];[.D276];[.E276];[.F276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77];[.B277];[.C277];[.D277];[.E277];[.F277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.9681061639899999" table:style-name="ce2">
            <text:p>1.9681061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.7961710493900002E-2" table:style-name="ce2">
            <text:p>0.0479617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78];[.B278];[.C278];[.D278];[.E278];[.F278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79];[.B279];[.C279];[.D279];[.E279];[.F279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.3371585071" table:style-name="ce2">
            <text:p>12.33715851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80];[.B280];[.C280];[.D280];[.E280];[.F280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81];[.B281];[.C281];[.D281];[.E281];[.F281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.7755814451600003" table:style-name="ce2">
            <text:p>8.775581445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82];[.B282];[.C282];[.D282];[.E282];[.F282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0.632503806600001" table:style-name="ce2">
            <text:p>10.63250381</text:p>
          </table:table-cell>
          <table:table-cell office:value-type="float" office:value="8.31010351336E-7" table:style-name="ce3">
            <text:p>8.31E-0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83];[.B283];[.C283];[.D283];[.E283];[.F283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.7808501879" table:style-name="ce2">
            <text:p>11.780850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84];[.B284];[.C284];[.D284];[.E284];[.F284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.34974929123" table:style-name="ce2">
            <text:p>1.349749291</text:p>
          </table:table-cell>
          <table:table-cell office:value-type="float" office:value="0" table:style-name="ce2">
            <text:p>0</text:p>
          </table:table-cell>
          <table:table-cell office:value-type="float" office:value="0.81847598827900003" table:style-name="ce2">
            <text:p>0.818475988</text:p>
          </table:table-cell>
          <table:table-cell office:value-type="float" office:value="0.92138162640200005" table:style-name="ce2">
            <text:p>0.921381626</text:p>
          </table:table-cell>
          <table:table-cell office:value-type="float" office:value="3.6713392796400001E-6" table:style-name="ce3">
            <text:p>3.67E-06</text:p>
          </table:table-cell>
          <table:table-cell office:value-type="float" office:value="6.84017250638E-5" table:style-name="ce3">
            <text:p>6.84E-05</text:p>
          </table:table-cell>
          <table:table-cell office:value-type="float" office:value="0.40927219500203188" table:formula="of:=MEDIAN([.A285];[.B285];[.C285];[.D285];[.E285];[.F285])" table:style-name="ce1">
            <text:p>0.409272195</text:p>
          </table:table-cell>
          <table:table-cell table:number-columns-repeated="16377"/>
        </table:table-row>
        <table:table-row table:style-name="ro1">
          <table:table-cell office:value-type="float" office:value="1.8159450887799999" table:style-name="ce2">
            <text:p>1.8159450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.9688640584200006E-3" table:style-name="ce2">
            <text:p>0.0099688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86];[.B286];[.C286];[.D286];[.E286];[.F286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56588304316799998" table:style-name="ce2">
            <text:p>0.565883043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87];[.B287];[.C287];[.D287];[.E287];[.F287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.0162205916099998" table:style-name="ce2">
            <text:p>3.016220592</text:p>
          </table:table-cell>
          <table:table-cell office:value-type="float" office:value="0" table:formula="of:=MEDIAN([.A288];[.B288];[.C288];[.D288];[.E288];[.F288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.933034832200001" table:style-name="ce2">
            <text:p>11.93303483</text:p>
          </table:table-cell>
          <table:table-cell office:value-type="float" office:value="0" table:style-name="ce2">
            <text:p>0</text:p>
          </table:table-cell>
          <table:table-cell office:value-type="float" office:value="1.1237783864399999" table:style-name="ce2">
            <text:p>1.123778386</text:p>
          </table:table-cell>
          <table:table-cell office:value-type="float" office:value="0" table:formula="of:=MEDIAN([.A289];[.B289];[.C289];[.D289];[.E289];[.F289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.16836526937900001" table:style-name="ce2">
            <text:p>0.16836526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90];[.B290];[.C290];[.D290];[.E290];[.F290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.634931486099999" table:style-name="ce2">
            <text:p>10.6349314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91];[.B291];[.C291];[.D291];[.E291];[.F291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92];[.B292];[.C292];[.D292];[.E292];[.F292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.8295622737100001" table:style-name="ce2">
            <text:p>3.829562274</text:p>
          </table:table-cell>
          <table:table-cell office:value-type="float" office:value="19.6382585484" table:style-name="ce2">
            <text:p>19.63825855</text:p>
          </table:table-cell>
          <table:table-cell office:value-type="float" office:value="11.875885053399999" table:style-name="ce2">
            <text:p>11.87588505</text:p>
          </table:table-cell>
          <table:table-cell office:value-type="float" office:value="0" table:style-name="ce2">
            <text:p>0</text:p>
          </table:table-cell>
          <table:table-cell office:value-type="float" office:value="1.9147811368550001" table:formula="of:=MEDIAN([.A293];[.B293];[.C293];[.D293];[.E293];[.F293])" table:style-name="ce1">
            <text:p>1.914781137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94];[.B294];[.C294];[.D294];[.E294];[.F294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.6450956036799997" table:style-name="ce2">
            <text:p>6.6450956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95];[.B295];[.C295];[.D295];[.E295];[.F295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4.7472331512199997" table:style-name="ce2">
            <text:p>4.7472331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96];[.B296];[.C296];[.D296];[.E296];[.F296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.4097682855000002" table:style-name="ce2">
            <text:p>4.409768286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297];[.B297];[.C297];[.D297];[.E297];[.F297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4.4246353220400003" table:style-name="ce2">
            <text:p>4.42463532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83441809525800004" table:style-name="ce2">
            <text:p>0.834418095</text:p>
          </table:table-cell>
          <table:table-cell office:value-type="float" office:value="0" table:formula="of:=MEDIAN([.A298];[.B298];[.C298];[.D298];[.E298];[.F298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.46602828303" table:style-name="ce2">
            <text:p>1.466028283</text:p>
          </table:table-cell>
          <table:table-cell office:value-type="float" office:value="1.5230658984500001" table:style-name="ce2">
            <text:p>1.52306589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.2751596627900001" table:style-name="ce2">
            <text:p>4.275159663</text:p>
          </table:table-cell>
          <table:table-cell office:value-type="float" office:value="0.733014141515" table:formula="of:=MEDIAN([.A299];[.B299];[.C299];[.D299];[.E299];[.F299])" table:style-name="ce1">
            <text:p>0.733014142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300];[.B300];[.C300];[.D300];[.E300];[.F300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MEDIAN([.A301];[.B301];[.C301];[.D301];[.E301];[.F301]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12.840316997" table:style-name="ce2">
            <text:p>112.840317</text:p>
          </table:table-cell>
          <table:table-cell office:value-type="float" office:value="143.612022174" table:style-name="ce2">
            <text:p>143.6120222</text:p>
          </table:table-cell>
          <table:table-cell office:value-type="float" office:value="78.408002091699998" table:style-name="ce2">
            <text:p>78.40800209</text:p>
          </table:table-cell>
          <table:table-cell office:value-type="float" office:value="202.648136416" table:style-name="ce2">
            <text:p>202.6481364</text:p>
          </table:table-cell>
          <table:table-cell office:value-type="float" office:value="89.219941935700007" table:style-name="ce2">
            <text:p>89.21994194</text:p>
          </table:table-cell>
          <table:table-cell office:value-type="float" office:value="160.768321743" table:style-name="ce2">
            <text:p>160.7683217</text:p>
          </table:table-cell>
          <table:table-cell office:value-type="float" office:value="128.2261695855" table:formula="of:=MEDIAN([.A302];[.B302];[.C302];[.D302];[.E302];[.F302])" table:style-name="ce1">
            <text:p>128.2261696</text:p>
          </table:table-cell>
          <table:table-cell table:number-columns-repeated="16377"/>
        </table:table-row>
        <table:table-row table:style-name="ro1">
          <table:table-cell office:value-type="float" office:value="147.342463178" table:style-name="ce2">
            <text:p>147.3424632</text:p>
          </table:table-cell>
          <table:table-cell office:value-type="float" office:value="212.66639581999999" table:style-name="ce2">
            <text:p>212.6663958</text:p>
          </table:table-cell>
          <table:table-cell office:value-type="float" office:value="60.420610866600001" table:style-name="ce2">
            <text:p>60.42061087</text:p>
          </table:table-cell>
          <table:table-cell office:value-type="float" office:value="316.52069808200002" table:style-name="ce2">
            <text:p>316.5206981</text:p>
          </table:table-cell>
          <table:table-cell office:value-type="float" office:value="165.84077180400001" table:style-name="ce2">
            <text:p>165.8407718</text:p>
          </table:table-cell>
          <table:table-cell office:value-type="float" office:value="274.37426487699997" table:style-name="ce2">
            <text:p>274.3742649</text:p>
          </table:table-cell>
          <table:table-cell office:value-type="float" office:value="189.25358381199999" table:formula="of:=MEDIAN([.A303];[.B303];[.C303];[.D303];[.E303];[.F303])" table:style-name="ce1">
            <text:p>189.2535838</text:p>
          </table:table-cell>
          <table:table-cell table:number-columns-repeated="16377"/>
        </table:table-row>
        <table:table-row table:style-name="ro1">
          <table:table-cell office:value-type="float" office:value="223.91371651399999" table:style-name="ce2">
            <text:p>223.9137165</text:p>
          </table:table-cell>
          <table:table-cell office:value-type="float" office:value="214.37307282699999" table:style-name="ce2">
            <text:p>214.3730728</text:p>
          </table:table-cell>
          <table:table-cell office:value-type="float" office:value="6.22681762689" table:style-name="ce2">
            <text:p>6.226817627</text:p>
          </table:table-cell>
          <table:table-cell office:value-type="float" office:value="296.59074869300002" table:style-name="ce2">
            <text:p>296.5907487</text:p>
          </table:table-cell>
          <table:table-cell office:value-type="float" office:value="186.76420191" table:style-name="ce2">
            <text:p>186.7642019</text:p>
          </table:table-cell>
          <table:table-cell office:value-type="float" office:value="308.424256421" table:style-name="ce2">
            <text:p>308.4242564</text:p>
          </table:table-cell>
          <table:table-cell office:value-type="float" office:value="219.14339467049999" table:formula="of:=MEDIAN([.A304];[.B304];[.C304];[.D304];[.E304];[.F304])" table:style-name="ce1">
            <text:p>219.1433947</text:p>
          </table:table-cell>
          <table:table-cell table:number-columns-repeated="16377"/>
        </table:table-row>
        <table:table-row table:style-name="ro1">
          <table:table-cell office:value-type="float" office:value="274.69417429499998" table:style-name="ce2">
            <text:p>274.6941743</text:p>
          </table:table-cell>
          <table:table-cell office:value-type="float" office:value="301.43488054599999" table:style-name="ce2">
            <text:p>301.4348805</text:p>
          </table:table-cell>
          <table:table-cell office:value-type="float" office:value="1.53950942109" table:style-name="ce2">
            <text:p>1.539509421</text:p>
          </table:table-cell>
          <table:table-cell office:value-type="float" office:value="299.055936535" table:style-name="ce2">
            <text:p>299.0559365</text:p>
          </table:table-cell>
          <table:table-cell office:value-type="float" office:value="88.389736254300004" table:style-name="ce2">
            <text:p>88.38973625</text:p>
          </table:table-cell>
          <table:table-cell office:value-type="float" office:value="314.80836039600001" table:style-name="ce2">
            <text:p>314.8083604</text:p>
          </table:table-cell>
          <table:table-cell office:value-type="float" office:value="286.87505541500002" table:formula="of:=MEDIAN([.A305];[.B305];[.C305];[.D305];[.E305];[.F305])" table:style-name="ce1">
            <text:p>286.8750554</text:p>
          </table:table-cell>
          <table:table-cell table:number-columns-repeated="16377"/>
        </table:table-row>
        <table:table-row table:style-name="ro1">
          <table:table-cell office:value-type="float" office:value="295.47336081999998" table:style-name="ce2">
            <text:p>295.4733608</text:p>
          </table:table-cell>
          <table:table-cell office:value-type="float" office:value="309.78003502600001" table:style-name="ce2">
            <text:p>309.780035</text:p>
          </table:table-cell>
          <table:table-cell office:value-type="float" office:value="1.35879568984" table:style-name="ce2">
            <text:p>1.35879569</text:p>
          </table:table-cell>
          <table:table-cell office:value-type="float" office:value="321.42526199899999" table:style-name="ce2">
            <text:p>321.425262</text:p>
          </table:table-cell>
          <table:table-cell office:value-type="float" office:value="50.589555123499999" table:style-name="ce2">
            <text:p>50.58955512</text:p>
          </table:table-cell>
          <table:table-cell office:value-type="float" office:value="297.27544648499997" table:style-name="ce2">
            <text:p>297.2754465</text:p>
          </table:table-cell>
          <table:table-cell office:value-type="float" office:value="296.37440365249995" table:formula="of:=MEDIAN([.A306];[.B306];[.C306];[.D306];[.E306];[.F306])" table:style-name="ce1">
            <text:p>296.3744037</text:p>
          </table:table-cell>
          <table:table-cell table:number-columns-repeated="16377"/>
        </table:table-row>
        <table:table-row table:style-name="ro1">
          <table:table-cell office:value-type="float" office:value="12.796745921699999" table:style-name="ce2">
            <text:p>12.79674592</text:p>
          </table:table-cell>
          <table:table-cell office:value-type="float" office:value="367.36421155599999" table:style-name="ce2">
            <text:p>367.3642116</text:p>
          </table:table-cell>
          <table:table-cell office:value-type="float" office:value="79.731997020600005" table:style-name="ce2">
            <text:p>79.73199702</text:p>
          </table:table-cell>
          <table:table-cell office:value-type="float" office:value="320.506693144" table:style-name="ce2">
            <text:p>320.5066931</text:p>
          </table:table-cell>
          <table:table-cell office:value-type="float" office:value="88.828005380299999" table:style-name="ce2">
            <text:p>88.82800538</text:p>
          </table:table-cell>
          <table:table-cell office:value-type="float" office:value="316.21126698099999" table:style-name="ce2">
            <text:p>316.211267</text:p>
          </table:table-cell>
          <table:table-cell office:value-type="float" office:value="202.51963618065" table:formula="of:=MEDIAN([.A307];[.B307];[.C307];[.D307];[.E307];[.F307])" table:style-name="ce1">
            <text:p>202.5196362</text:p>
          </table:table-cell>
          <table:table-cell table:number-columns-repeated="16377"/>
        </table:table-row>
        <table:table-row table:style-name="ro1">
          <table:table-cell office:value-type="float" office:value="244.34335506400001" table:style-name="ce2">
            <text:p>244.3433551</text:p>
          </table:table-cell>
          <table:table-cell office:value-type="float" office:value="421.41730725100001" table:style-name="ce2">
            <text:p>421.4173073</text:p>
          </table:table-cell>
          <table:table-cell office:value-type="float" office:value="12.1055609423" table:style-name="ce2">
            <text:p>12.10556094</text:p>
          </table:table-cell>
          <table:table-cell office:value-type="float" office:value="291.47903467899999" table:style-name="ce2">
            <text:p>291.4790347</text:p>
          </table:table-cell>
          <table:table-cell office:value-type="float" office:value="151.323496267" table:style-name="ce2">
            <text:p>151.3234963</text:p>
          </table:table-cell>
          <table:table-cell office:value-type="float" office:value="331.05164651699999" table:style-name="ce2">
            <text:p>331.0516465</text:p>
          </table:table-cell>
          <table:table-cell office:value-type="float" office:value="267.91119487150002" table:formula="of:=MEDIAN([.A308];[.B308];[.C308];[.D308];[.E308];[.F308])" table:style-name="ce1">
            <text:p>267.9111949</text:p>
          </table:table-cell>
          <table:table-cell table:number-columns-repeated="16377"/>
        </table:table-row>
        <table:table-row table:style-name="ro1">
          <table:table-cell office:value-type="float" office:value="493.777478089" table:style-name="ce2">
            <text:p>493.7774781</text:p>
          </table:table-cell>
          <table:table-cell office:value-type="float" office:value="396.28827280299998" table:style-name="ce2">
            <text:p>396.2882728</text:p>
          </table:table-cell>
          <table:table-cell office:value-type="float" office:value="68.204180249999993" table:style-name="ce2">
            <text:p>68.20418025</text:p>
          </table:table-cell>
          <table:table-cell office:value-type="float" office:value="308.11480396399998" table:style-name="ce2">
            <text:p>308.114804</text:p>
          </table:table-cell>
          <table:table-cell office:value-type="float" office:value="45.658374186099998" table:style-name="ce2">
            <text:p>45.65837419</text:p>
          </table:table-cell>
          <table:table-cell office:value-type="float" office:value="254.286072714" table:style-name="ce2">
            <text:p>254.2860727</text:p>
          </table:table-cell>
          <table:table-cell office:value-type="float" office:value="281.20043833900002" table:formula="of:=MEDIAN([.A309];[.B309];[.C309];[.D309];[.E309];[.F309])" table:style-name="ce1">
            <text:p>281.2004383</text:p>
          </table:table-cell>
          <table:table-cell table:number-columns-repeated="16377"/>
        </table:table-row>
        <table:table-row table:style-name="ro1">
          <table:table-cell office:value-type="float" office:value="501.71317819299998" table:style-name="ce2">
            <text:p>501.7131782</text:p>
          </table:table-cell>
          <table:table-cell office:value-type="float" office:value="225.103250363" table:style-name="ce2">
            <text:p>225.1032504</text:p>
          </table:table-cell>
          <table:table-cell office:value-type="float" office:value="67.0576431012" table:style-name="ce2">
            <text:p>67.0576431</text:p>
          </table:table-cell>
          <table:table-cell office:value-type="float" office:value="300.62221872800001" table:style-name="ce2">
            <text:p>300.6222187</text:p>
          </table:table-cell>
          <table:table-cell office:value-type="float" office:value="114.33880331" table:style-name="ce2">
            <text:p>114.3388033</text:p>
          </table:table-cell>
          <table:table-cell office:value-type="float" office:value="281.04738077500002" table:style-name="ce2">
            <text:p>281.0473808</text:p>
          </table:table-cell>
          <table:table-cell office:value-type="float" office:value="253.075315569" table:formula="of:=MEDIAN([.A310];[.B310];[.C310];[.D310];[.E310];[.F310])" table:style-name="ce1">
            <text:p>253.0753156</text:p>
          </table:table-cell>
          <table:table-cell table:number-columns-repeated="16377"/>
        </table:table-row>
        <table:table-row table:style-name="ro1">
          <table:table-cell office:value-type="float" office:value="592.88841750300003" table:style-name="ce2">
            <text:p>592.8884175</text:p>
          </table:table-cell>
          <table:table-cell office:value-type="float" office:value="238.705004352" table:style-name="ce2">
            <text:p>238.7050044</text:p>
          </table:table-cell>
          <table:table-cell office:value-type="float" office:value="9.3139679826900004" table:style-name="ce2">
            <text:p>9.313967983</text:p>
          </table:table-cell>
          <table:table-cell office:value-type="float" office:value="311.88779740799998" table:style-name="ce2">
            <text:p>311.8877974</text:p>
          </table:table-cell>
          <table:table-cell office:value-type="float" office:value="111.34361897300001" table:style-name="ce2">
            <text:p>111.343619</text:p>
          </table:table-cell>
          <table:table-cell office:value-type="float" office:value="291.69043136699997" table:style-name="ce2">
            <text:p>291.6904314</text:p>
          </table:table-cell>
          <table:table-cell office:value-type="float" office:value="265.19771785950002" table:formula="of:=MEDIAN([.A311];[.B311];[.C311];[.D311];[.E311];[.F311])" table:style-name="ce1">
            <text:p>265.1977179</text:p>
          </table:table-cell>
          <table:table-cell table:number-columns-repeated="16377"/>
        </table:table-row>
        <table:table-row table:style-name="ro1">
          <table:table-cell office:value-type="float" office:value="612.47336258999997" table:style-name="ce2">
            <text:p>612.4733626</text:p>
          </table:table-cell>
          <table:table-cell office:value-type="float" office:value="241.08130073699999" table:style-name="ce2">
            <text:p>241.0813007</text:p>
          </table:table-cell>
          <table:table-cell office:value-type="float" office:value="1.73362195453" table:style-name="ce2">
            <text:p>1.733621955</text:p>
          </table:table-cell>
          <table:table-cell office:value-type="float" office:value="305.20985333700003" table:style-name="ce2">
            <text:p>305.2098533</text:p>
          </table:table-cell>
          <table:table-cell office:value-type="float" office:value="93.517214953000007" table:style-name="ce2">
            <text:p>93.51721495</text:p>
          </table:table-cell>
          <table:table-cell office:value-type="float" office:value="264.57964770299998" table:style-name="ce2">
            <text:p>264.5796477</text:p>
          </table:table-cell>
          <table:table-cell office:value-type="float" office:value="252.83047421999999" table:formula="of:=MEDIAN([.A312];[.B312];[.C312];[.D312];[.E312];[.F312])" table:style-name="ce1">
            <text:p>252.8304742</text:p>
          </table:table-cell>
          <table:table-cell table:number-columns-repeated="16377"/>
        </table:table-row>
        <table:table-row table:style-name="ro1">
          <table:table-cell office:value-type="float" office:value="622.84582115600006" table:style-name="ce2">
            <text:p>622.8458212</text:p>
          </table:table-cell>
          <table:table-cell office:value-type="float" office:value="434.42396881399998" table:style-name="ce2">
            <text:p>434.4239688</text:p>
          </table:table-cell>
          <table:table-cell office:value-type="float" office:value="2.0937795480900001" table:style-name="ce2">
            <text:p>2.093779548</text:p>
          </table:table-cell>
          <table:table-cell office:value-type="float" office:value="308.58806385399998" table:style-name="ce2">
            <text:p>308.5880639</text:p>
          </table:table-cell>
          <table:table-cell office:value-type="float" office:value="160.41643241700001" table:style-name="ce2">
            <text:p>160.4164324</text:p>
          </table:table-cell>
          <table:table-cell office:value-type="float" office:value="224.820573177" table:style-name="ce2">
            <text:p>224.8205732</text:p>
          </table:table-cell>
          <table:table-cell office:value-type="float" office:value="266.70431851550001" table:formula="of:=MEDIAN([.A313];[.B313];[.C313];[.D313];[.E313];[.F313])" table:style-name="ce1">
            <text:p>266.7043185</text:p>
          </table:table-cell>
          <table:table-cell table:number-columns-repeated="16377"/>
        </table:table-row>
        <table:table-row table:style-name="ro1">
          <table:table-cell office:value-type="float" office:value="628.82668247799995" table:style-name="ce2">
            <text:p>628.8266825</text:p>
          </table:table-cell>
          <table:table-cell office:value-type="float" office:value="474.06798201300001" table:style-name="ce2">
            <text:p>474.067982</text:p>
          </table:table-cell>
          <table:table-cell office:value-type="float" office:value="1.9643690169900001" table:style-name="ce2">
            <text:p>1.964369017</text:p>
          </table:table-cell>
          <table:table-cell office:value-type="float" office:value="305.90107376600002" table:style-name="ce2">
            <text:p>305.9010738</text:p>
          </table:table-cell>
          <table:table-cell office:value-type="float" office:value="143.76672531299999" table:style-name="ce2">
            <text:p>143.7667253</text:p>
          </table:table-cell>
          <table:table-cell office:value-type="float" office:value="337.65915058000002" table:style-name="ce2">
            <text:p>337.6591506</text:p>
          </table:table-cell>
          <table:table-cell office:value-type="float" office:value="321.78011217300002" table:formula="of:=MEDIAN([.A314];[.B314];[.C314];[.D314];[.E314];[.F314])" table:style-name="ce1">
            <text:p>321.7801122</text:p>
          </table:table-cell>
          <table:table-cell table:number-columns-repeated="16377"/>
        </table:table-row>
        <table:table-row table:style-name="ro1">
          <table:table-cell office:value-type="float" office:value="615.52559053499999" table:style-name="ce2">
            <text:p>615.5255905</text:p>
          </table:table-cell>
          <table:table-cell office:value-type="float" office:value="391.94448204700001" table:style-name="ce2">
            <text:p>391.944482</text:p>
          </table:table-cell>
          <table:table-cell office:value-type="float" office:value="69.205680270200006" table:style-name="ce2">
            <text:p>69.20568027</text:p>
          </table:table-cell>
          <table:table-cell office:value-type="float" office:value="297.05986445399998" table:style-name="ce2">
            <text:p>297.0598645</text:p>
          </table:table-cell>
          <table:table-cell office:value-type="float" office:value="221.29730772799999" table:style-name="ce2">
            <text:p>221.2973077</text:p>
          </table:table-cell>
          <table:table-cell office:value-type="float" office:value="195.29587074700001" table:style-name="ce2">
            <text:p>195.2958707</text:p>
          </table:table-cell>
          <table:table-cell office:value-type="float" office:value="259.178586091" table:formula="of:=MEDIAN([.A315];[.B315];[.C315];[.D315];[.E315];[.F315])" table:style-name="ce1">
            <text:p>259.1785861</text:p>
          </table:table-cell>
          <table:table-cell table:number-columns-repeated="16377"/>
        </table:table-row>
        <table:table-row table:style-name="ro1">
          <table:table-cell office:value-type="float" office:value="636.29335685800004" table:style-name="ce2">
            <text:p>636.2933569</text:p>
          </table:table-cell>
          <table:table-cell office:value-type="float" office:value="407.91944872300002" table:style-name="ce2">
            <text:p>407.9194487</text:p>
          </table:table-cell>
          <table:table-cell office:value-type="float" office:value="82.715265898699997" table:style-name="ce2">
            <text:p>82.7152659</text:p>
          </table:table-cell>
          <table:table-cell office:value-type="float" office:value="309.57900526600002" table:style-name="ce2">
            <text:p>309.5790053</text:p>
          </table:table-cell>
          <table:table-cell office:value-type="float" office:value="296.03909582699998" table:style-name="ce2">
            <text:p>296.0390958</text:p>
          </table:table-cell>
          <table:table-cell office:value-type="float" office:value="297.31204646399999" table:style-name="ce2">
            <text:p>297.3120465</text:p>
          </table:table-cell>
          <table:table-cell office:value-type="float" office:value="303.44552586500004" table:formula="of:=MEDIAN([.A316];[.B316];[.C316];[.D316];[.E316];[.F316])" table:style-name="ce1">
            <text:p>303.4455259</text:p>
          </table:table-cell>
          <table:table-cell table:number-columns-repeated="16377"/>
        </table:table-row>
        <table:table-row table:style-name="ro1">
          <table:table-cell office:value-type="float" office:value="593.51145621499995" table:style-name="ce2">
            <text:p>593.5114562</text:p>
          </table:table-cell>
          <table:table-cell office:value-type="float" office:value="441.96839626600001" table:style-name="ce2">
            <text:p>441.9683963</text:p>
          </table:table-cell>
          <table:table-cell office:value-type="float" office:value="73.610859613200006" table:style-name="ce2">
            <text:p>73.61085961</text:p>
          </table:table-cell>
          <table:table-cell office:value-type="float" office:value="291.606944817" table:style-name="ce2">
            <text:p>291.6069448</text:p>
          </table:table-cell>
          <table:table-cell office:value-type="float" office:value="19.857261153" table:style-name="ce2">
            <text:p>19.85726115</text:p>
          </table:table-cell>
          <table:table-cell office:value-type="float" office:value="314.49973086" table:style-name="ce2">
            <text:p>314.4997309</text:p>
          </table:table-cell>
          <table:table-cell office:value-type="float" office:value="303.0533378385" table:formula="of:=MEDIAN([.A317];[.B317];[.C317];[.D317];[.E317];[.F317])" table:style-name="ce1">
            <text:p>303.0533378</text:p>
          </table:table-cell>
          <table:table-cell table:number-columns-repeated="16377"/>
        </table:table-row>
        <table:table-row table:style-name="ro1">
          <table:table-cell office:value-type="float" office:value="640.53351849399996" table:style-name="ce2">
            <text:p>640.5335185</text:p>
          </table:table-cell>
          <table:table-cell office:value-type="float" office:value="331.66670799399998" table:style-name="ce2">
            <text:p>331.666708</text:p>
          </table:table-cell>
          <table:table-cell office:value-type="float" office:value="59.106561288899996" table:style-name="ce2">
            <text:p>59.10656129</text:p>
          </table:table-cell>
          <table:table-cell office:value-type="float" office:value="307.57509102799997" table:style-name="ce2">
            <text:p>307.575091</text:p>
          </table:table-cell>
          <table:table-cell office:value-type="float" office:value="495.69975818299997" table:style-name="ce2">
            <text:p>495.6997582</text:p>
          </table:table-cell>
          <table:table-cell office:value-type="float" office:value="278.10910211599997" table:style-name="ce2">
            <text:p>278.1091021</text:p>
          </table:table-cell>
          <table:table-cell office:value-type="float" office:value="319.62089951099995" table:formula="of:=MEDIAN([.A318];[.B318];[.C318];[.D318];[.E318];[.F318])" table:style-name="ce1">
            <text:p>319.6208995</text:p>
          </table:table-cell>
          <table:table-cell table:number-columns-repeated="16377"/>
        </table:table-row>
        <table:table-row table:style-name="ro1">
          <table:table-cell office:value-type="float" office:value="354.50400809400003" table:style-name="ce2">
            <text:p>354.5040081</text:p>
          </table:table-cell>
          <table:table-cell office:value-type="float" office:value="371.36069535000001" table:style-name="ce2">
            <text:p>371.3606954</text:p>
          </table:table-cell>
          <table:table-cell office:value-type="float" office:value="2.6126933986699998" table:style-name="ce2">
            <text:p>2.612693399</text:p>
          </table:table-cell>
          <table:table-cell office:value-type="float" office:value="301.67419418200001" table:style-name="ce2">
            <text:p>301.6741942</text:p>
          </table:table-cell>
          <table:table-cell office:value-type="float" office:value="236.44717609599999" table:style-name="ce2">
            <text:p>236.4471761</text:p>
          </table:table-cell>
          <table:table-cell office:value-type="float" office:value="257.41050466600001" table:style-name="ce2">
            <text:p>257.4105047</text:p>
          </table:table-cell>
          <table:table-cell office:value-type="float" office:value="279.54234942400001" table:formula="of:=MEDIAN([.A319];[.B319];[.C319];[.D319];[.E319];[.F319])" table:style-name="ce1">
            <text:p>279.5423494</text:p>
          </table:table-cell>
          <table:table-cell table:number-columns-repeated="16377"/>
        </table:table-row>
        <table:table-row table:style-name="ro1">
          <table:table-cell office:value-type="float" office:value="374.74973629499999" table:style-name="ce2">
            <text:p>374.7497363</text:p>
          </table:table-cell>
          <table:table-cell office:value-type="float" office:value="572.64047961400001" table:style-name="ce2">
            <text:p>572.6404796</text:p>
          </table:table-cell>
          <table:table-cell office:value-type="float" office:value="69.945288318699994" table:style-name="ce2">
            <text:p>69.94528832</text:p>
          </table:table-cell>
          <table:table-cell office:value-type="float" office:value="294.58986149100002" table:style-name="ce2">
            <text:p>294.5898615</text:p>
          </table:table-cell>
          <table:table-cell office:value-type="float" office:value="202.57112579700001" table:style-name="ce2">
            <text:p>202.5711258</text:p>
          </table:table-cell>
          <table:table-cell office:value-type="float" office:value="256.08146123099999" table:style-name="ce2">
            <text:p>256.0814612</text:p>
          </table:table-cell>
          <table:table-cell office:value-type="float" office:value="275.33566136100001" table:formula="of:=MEDIAN([.A320];[.B320];[.C320];[.D320];[.E320];[.F320])" table:style-name="ce1">
            <text:p>275.3356614</text:p>
          </table:table-cell>
          <table:table-cell table:number-columns-repeated="16377"/>
        </table:table-row>
        <table:table-row table:style-name="ro1">
          <table:table-cell office:value-type="float" office:value="654.96913552299998" table:style-name="ce2">
            <text:p>654.9691355</text:p>
          </table:table-cell>
          <table:table-cell office:value-type="float" office:value="574.50602396600004" table:style-name="ce2">
            <text:p>574.506024</text:p>
          </table:table-cell>
          <table:table-cell office:value-type="float" office:value="179.188460249" table:style-name="ce2">
            <text:p>179.1884602</text:p>
          </table:table-cell>
          <table:table-cell office:value-type="float" office:value="313.66857685399998" table:style-name="ce2">
            <text:p>313.6685769</text:p>
          </table:table-cell>
          <table:table-cell office:value-type="float" office:value="417.17579581899997" table:style-name="ce2">
            <text:p>417.1757958</text:p>
          </table:table-cell>
          <table:table-cell office:value-type="float" office:value="313.71468954400001" table:style-name="ce2">
            <text:p>313.7146895</text:p>
          </table:table-cell>
          <table:table-cell office:value-type="float" office:value="365.44524268149996" table:formula="of:=MEDIAN([.A321];[.B321];[.C321];[.D321];[.E321];[.F321])" table:style-name="ce1">
            <text:p>365.4452427</text:p>
          </table:table-cell>
          <table:table-cell table:number-columns-repeated="16377"/>
        </table:table-row>
        <table:table-row table:style-name="ro1">
          <table:table-cell office:value-type="float" office:value="650.58798713900001" table:style-name="ce2">
            <text:p>650.5879871</text:p>
          </table:table-cell>
          <table:table-cell office:value-type="float" office:value="579.49639381899999" table:style-name="ce2">
            <text:p>579.4963938</text:p>
          </table:table-cell>
          <table:table-cell office:value-type="float" office:value="6.02629366708" table:style-name="ce2">
            <text:p>6.026293667</text:p>
          </table:table-cell>
          <table:table-cell office:value-type="float" office:value="322.514062878" table:style-name="ce2">
            <text:p>322.5140629</text:p>
          </table:table-cell>
          <table:table-cell office:value-type="float" office:value="107.39450700800001" table:style-name="ce2">
            <text:p>107.394507</text:p>
          </table:table-cell>
          <table:table-cell office:value-type="float" office:value="269.83404249199998" table:style-name="ce2">
            <text:p>269.8340425</text:p>
          </table:table-cell>
          <table:table-cell office:value-type="float" office:value="296.17405268499999" table:formula="of:=MEDIAN([.A322];[.B322];[.C322];[.D322];[.E322];[.F322])" table:style-name="ce1">
            <text:p>296.1740527</text:p>
          </table:table-cell>
          <table:table-cell table:number-columns-repeated="16377"/>
        </table:table-row>
        <table:table-row table:style-name="ro1">
          <table:table-cell office:value-type="float" office:value="639.54469652800003" table:style-name="ce2">
            <text:p>639.5446965</text:p>
          </table:table-cell>
          <table:table-cell office:value-type="float" office:value="578.70738977400003" table:style-name="ce2">
            <text:p>578.7073898</text:p>
          </table:table-cell>
          <table:table-cell office:value-type="float" office:value="59.020604301600002" table:style-name="ce2">
            <text:p>59.0206043</text:p>
          </table:table-cell>
          <table:table-cell office:value-type="float" office:value="310.28266769499999" table:style-name="ce2">
            <text:p>310.2826677</text:p>
          </table:table-cell>
          <table:table-cell office:value-type="float" office:value="209.097473624" table:style-name="ce2">
            <text:p>209.0974736</text:p>
          </table:table-cell>
          <table:table-cell office:value-type="float" office:value="233.30174716900001" table:style-name="ce2">
            <text:p>233.3017472</text:p>
          </table:table-cell>
          <table:table-cell office:value-type="float" office:value="271.792207432" table:formula="of:=MEDIAN([.A323];[.B323];[.C323];[.D323];[.E323];[.F323])" table:style-name="ce1">
            <text:p>271.7922074</text:p>
          </table:table-cell>
          <table:table-cell table:number-columns-repeated="16377"/>
        </table:table-row>
        <table:table-row table:style-name="ro1">
          <table:table-cell office:value-type="float" office:value="646.33001825300005" table:style-name="ce2">
            <text:p>646.3300183</text:p>
          </table:table-cell>
          <table:table-cell office:value-type="float" office:value="560.84295144400005" table:style-name="ce2">
            <text:p>560.8429514</text:p>
          </table:table-cell>
          <table:table-cell office:value-type="float" office:value="3.8101432633100001" table:style-name="ce2">
            <text:p>3.810143263</text:p>
          </table:table-cell>
          <table:table-cell office:value-type="float" office:value="317.15330603299998" table:style-name="ce2">
            <text:p>317.153306</text:p>
          </table:table-cell>
          <table:table-cell office:value-type="float" office:value="253.240732146" table:style-name="ce2">
            <text:p>253.2407321</text:p>
          </table:table-cell>
          <table:table-cell office:value-type="float" office:value="350.19795345699998" table:style-name="ce2">
            <text:p>350.1979535</text:p>
          </table:table-cell>
          <table:table-cell office:value-type="float" office:value="333.67562974499998" table:formula="of:=MEDIAN([.A324];[.B324];[.C324];[.D324];[.E324];[.F324])" table:style-name="ce1">
            <text:p>333.6756297</text:p>
          </table:table-cell>
          <table:table-cell table:number-columns-repeated="16377"/>
        </table:table-row>
        <table:table-row table:style-name="ro1">
          <table:table-cell office:value-type="float" office:value="367.33280065100001" table:style-name="ce2">
            <text:p>367.3328007</text:p>
          </table:table-cell>
          <table:table-cell office:value-type="float" office:value="573.15357431799998" table:style-name="ce2">
            <text:p>573.1535743</text:p>
          </table:table-cell>
          <table:table-cell office:value-type="float" office:value="70.979576123900003" table:style-name="ce2">
            <text:p>70.97957612</text:p>
          </table:table-cell>
          <table:table-cell office:value-type="float" office:value="300.86041404100001" table:style-name="ce2">
            <text:p>300.860414</text:p>
          </table:table-cell>
          <table:table-cell office:value-type="float" office:value="264.20813119000002" table:style-name="ce2">
            <text:p>264.2081312</text:p>
          </table:table-cell>
          <table:table-cell office:value-type="float" office:value="282.30153774199999" table:style-name="ce2">
            <text:p>282.3015377</text:p>
          </table:table-cell>
          <table:table-cell office:value-type="float" office:value="291.58097589149997" table:formula="of:=MEDIAN([.A325];[.B325];[.C325];[.D325];[.E325];[.F325])" table:style-name="ce1">
            <text:p>291.5809759</text:p>
          </table:table-cell>
          <table:table-cell table:number-columns-repeated="16377"/>
        </table:table-row>
        <table:table-row table:style-name="ro1">
          <table:table-cell office:value-type="float" office:value="368.30491268499998" table:style-name="ce2">
            <text:p>368.3049127</text:p>
          </table:table-cell>
          <table:table-cell office:value-type="float" office:value="573.50802537599998" table:style-name="ce2">
            <text:p>573.5080254</text:p>
          </table:table-cell>
          <table:table-cell office:value-type="float" office:value="5.65544831331" table:style-name="ce2">
            <text:p>5.655448313</text:p>
          </table:table-cell>
          <table:table-cell office:value-type="float" office:value="298.40733395699999" table:style-name="ce2">
            <text:p>298.407334</text:p>
          </table:table-cell>
          <table:table-cell office:value-type="float" office:value="172.44839334900001" table:style-name="ce2">
            <text:p>172.4483933</text:p>
          </table:table-cell>
          <table:table-cell office:value-type="float" office:value="210.33015468599999" table:style-name="ce2">
            <text:p>210.3301547</text:p>
          </table:table-cell>
          <table:table-cell office:value-type="float" office:value="254.3687443215" table:formula="of:=MEDIAN([.A326];[.B326];[.C326];[.D326];[.E326];[.F326])" table:style-name="ce1">
            <text:p>254.3687443</text:p>
          </table:table-cell>
          <table:table-cell table:number-columns-repeated="16377"/>
        </table:table-row>
        <table:table-row table:style-name="ro1">
          <table:table-cell office:value-type="float" office:value="658.03506549400004" table:style-name="ce2">
            <text:p>658.0350655</text:p>
          </table:table-cell>
          <table:table-cell office:value-type="float" office:value="596.78882650000003" table:style-name="ce2">
            <text:p>596.7888265</text:p>
          </table:table-cell>
          <table:table-cell office:value-type="float" office:value="83.804750213000005" table:style-name="ce2">
            <text:p>83.80475021</text:p>
          </table:table-cell>
          <table:table-cell office:value-type="float" office:value="286.49887396600002" table:style-name="ce2">
            <text:p>286.498874</text:p>
          </table:table-cell>
          <table:table-cell office:value-type="float" office:value="231.41304778" table:style-name="ce2">
            <text:p>231.4130478</text:p>
          </table:table-cell>
          <table:table-cell office:value-type="float" office:value="343.56245302500002" table:style-name="ce2">
            <text:p>343.562453</text:p>
          </table:table-cell>
          <table:table-cell office:value-type="float" office:value="315.03066349549999" table:formula="of:=MEDIAN([.A327];[.B327];[.C327];[.D327];[.E327];[.F327])" table:style-name="ce1">
            <text:p>315.0306635</text:p>
          </table:table-cell>
          <table:table-cell table:number-columns-repeated="16377"/>
        </table:table-row>
        <table:table-row table:style-name="ro1">
          <table:table-cell office:value-type="float" office:value="651.90746762200001" table:style-name="ce2">
            <text:p>651.9074676</text:p>
          </table:table-cell>
          <table:table-cell office:value-type="float" office:value="625.32361218899996" table:style-name="ce2">
            <text:p>625.3236122</text:p>
          </table:table-cell>
          <table:table-cell office:value-type="float" office:value="5.0792015022700001" table:style-name="ce2">
            <text:p>5.079201502</text:p>
          </table:table-cell>
          <table:table-cell office:value-type="float" office:value="280.669842942" table:style-name="ce2">
            <text:p>280.6698429</text:p>
          </table:table-cell>
          <table:table-cell office:value-type="float" office:value="425.86464072799998" table:style-name="ce2">
            <text:p>425.8646407</text:p>
          </table:table-cell>
          <table:table-cell office:value-type="float" office:value="228.10150231399999" table:style-name="ce2">
            <text:p>228.1015023</text:p>
          </table:table-cell>
          <table:table-cell office:value-type="float" office:value="353.26724183499999" table:formula="of:=MEDIAN([.A328];[.B328];[.C328];[.D328];[.E328];[.F328])" table:style-name="ce1">
            <text:p>353.2672418</text:p>
          </table:table-cell>
          <table:table-cell table:number-columns-repeated="16377"/>
        </table:table-row>
        <table:table-row table:style-name="ro1">
          <table:table-cell office:value-type="float" office:value="647.64546655000004" table:style-name="ce2">
            <text:p>647.6454666</text:p>
          </table:table-cell>
          <table:table-cell office:value-type="float" office:value="631.64721152200002" table:style-name="ce2">
            <text:p>631.6472115</text:p>
          </table:table-cell>
          <table:table-cell office:value-type="float" office:value="2.27511690592" table:style-name="ce2">
            <text:p>2.275116906</text:p>
          </table:table-cell>
          <table:table-cell office:value-type="float" office:value="286.90887683699998" table:style-name="ce2">
            <text:p>286.9088768</text:p>
          </table:table-cell>
          <table:table-cell office:value-type="float" office:value="234.33560035900001" table:style-name="ce2">
            <text:p>234.3356004</text:p>
          </table:table-cell>
          <table:table-cell office:value-type="float" office:value="318.19908443200001" table:style-name="ce2">
            <text:p>318.1990844</text:p>
          </table:table-cell>
          <table:table-cell office:value-type="float" office:value="302.55398063450002" table:formula="of:=MEDIAN([.A329];[.B329];[.C329];[.D329];[.E329];[.F329])" table:style-name="ce1">
            <text:p>302.5539806</text:p>
          </table:table-cell>
          <table:table-cell table:number-columns-repeated="16377"/>
        </table:table-row>
        <table:table-row table:style-name="ro1">
          <table:table-cell office:value-type="float" office:value="373.114797431" table:style-name="ce2">
            <text:p>373.1147974</text:p>
          </table:table-cell>
          <table:table-cell office:value-type="float" office:value="626.55390552200004" table:style-name="ce2">
            <text:p>626.5539055</text:p>
          </table:table-cell>
          <table:table-cell office:value-type="float" office:value="78.458571268499995" table:style-name="ce2">
            <text:p>78.45857127</text:p>
          </table:table-cell>
          <table:table-cell office:value-type="float" office:value="297.01904525499998" table:style-name="ce2">
            <text:p>297.0190453</text:p>
          </table:table-cell>
          <table:table-cell office:value-type="float" office:value="223.54836428199999" table:style-name="ce2">
            <text:p>223.5483643</text:p>
          </table:table-cell>
          <table:table-cell office:value-type="float" office:value="278.09327224700002" table:style-name="ce2">
            <text:p>278.0932722</text:p>
          </table:table-cell>
          <table:table-cell office:value-type="float" office:value="287.556158751" table:formula="of:=MEDIAN([.A330];[.B330];[.C330];[.D330];[.E330];[.F330])" table:style-name="ce1">
            <text:p>287.5561588</text:p>
          </table:table-cell>
          <table:table-cell table:number-columns-repeated="16377"/>
        </table:table-row>
        <table:table-row table:style-name="ro1">
          <table:table-cell office:value-type="float" office:value="380.17557775699999" table:style-name="ce2">
            <text:p>380.1755778</text:p>
          </table:table-cell>
          <table:table-cell office:value-type="float" office:value="607.17200418499999" table:style-name="ce2">
            <text:p>607.1720042</text:p>
          </table:table-cell>
          <table:table-cell office:value-type="float" office:value="82.697387772599996" table:style-name="ce2">
            <text:p>82.69738777</text:p>
          </table:table-cell>
          <table:table-cell office:value-type="float" office:value="288.27864170700002" table:style-name="ce2">
            <text:p>288.2786417</text:p>
          </table:table-cell>
          <table:table-cell office:value-type="float" office:value="248.00618456399999" table:style-name="ce2">
            <text:p>248.0061846</text:p>
          </table:table-cell>
          <table:table-cell office:value-type="float" office:value="284.35671385500001" table:style-name="ce2">
            <text:p>284.3567139</text:p>
          </table:table-cell>
          <table:table-cell office:value-type="float" office:value="286.31767778100004" table:formula="of:=MEDIAN([.A331];[.B331];[.C331];[.D331];[.E331];[.F331])" table:style-name="ce1">
            <text:p>286.3176778</text:p>
          </table:table-cell>
          <table:table-cell table:number-columns-repeated="16377"/>
        </table:table-row>
        <table:table-row table:style-name="ro1">
          <table:table-cell office:value-type="float" office:value="655.22723010899995" table:style-name="ce2">
            <text:p>655.2272301</text:p>
          </table:table-cell>
          <table:table-cell office:value-type="float" office:value="632.42149833600001" table:style-name="ce2">
            <text:p>632.4214983</text:p>
          </table:table-cell>
          <table:table-cell office:value-type="float" office:value="111.015216779" table:style-name="ce2">
            <text:p>111.0152168</text:p>
          </table:table-cell>
          <table:table-cell office:value-type="float" office:value="304.84944989299998" table:style-name="ce2">
            <text:p>304.8494499</text:p>
          </table:table-cell>
          <table:table-cell office:value-type="float" office:value="383.02753106199998" table:style-name="ce2">
            <text:p>383.0275311</text:p>
          </table:table-cell>
          <table:table-cell office:value-type="float" office:value="282.244900207" table:style-name="ce2">
            <text:p>282.2449002</text:p>
          </table:table-cell>
          <table:table-cell office:value-type="float" office:value="343.93849047749995" table:formula="of:=MEDIAN([.A332];[.B332];[.C332];[.D332];[.E332];[.F332])" table:style-name="ce1">
            <text:p>343.9384905</text:p>
          </table:table-cell>
          <table:table-cell table:number-columns-repeated="16377"/>
        </table:table-row>
        <table:table-row table:style-name="ro1">
          <table:table-cell office:value-type="float" office:value="655.21333046100006" table:style-name="ce2">
            <text:p>655.2133305</text:p>
          </table:table-cell>
          <table:table-cell office:value-type="float" office:value="640.465682582" table:style-name="ce2">
            <text:p>640.4656826</text:p>
          </table:table-cell>
          <table:table-cell office:value-type="float" office:value="71.166435113600002" table:style-name="ce2">
            <text:p>71.16643511</text:p>
          </table:table-cell>
          <table:table-cell office:value-type="float" office:value="296.55421914999999" table:style-name="ce2">
            <text:p>296.5542192</text:p>
          </table:table-cell>
          <table:table-cell office:value-type="float" office:value="392.97132620299999" table:style-name="ce2">
            <text:p>392.9713262</text:p>
          </table:table-cell>
          <table:table-cell office:value-type="float" office:value="201.04631338999999" table:style-name="ce2">
            <text:p>201.0463134</text:p>
          </table:table-cell>
          <table:table-cell office:value-type="float" office:value="344.76277267649999" table:formula="of:=MEDIAN([.A333];[.B333];[.C333];[.D333];[.E333];[.F333])" table:style-name="ce1">
            <text:p>344.7627727</text:p>
          </table:table-cell>
          <table:table-cell table:number-columns-repeated="16377"/>
        </table:table-row>
        <table:table-row table:style-name="ro1">
          <table:table-cell office:value-type="float" office:value="659.89375689400003" table:style-name="ce2">
            <text:p>659.8937569</text:p>
          </table:table-cell>
          <table:table-cell office:value-type="float" office:value="657.594360908" table:style-name="ce2">
            <text:p>657.5943609</text:p>
          </table:table-cell>
          <table:table-cell office:value-type="float" office:value="1.7295368707300001" table:style-name="ce2">
            <text:p>1.729536871</text:p>
          </table:table-cell>
          <table:table-cell office:value-type="float" office:value="301.47841251599999" table:style-name="ce2">
            <text:p>301.4784125</text:p>
          </table:table-cell>
          <table:table-cell office:value-type="float" office:value="235.96200650599999" table:style-name="ce2">
            <text:p>235.9620065</text:p>
          </table:table-cell>
          <table:table-cell office:value-type="float" office:value="346.558196737" table:style-name="ce2">
            <text:p>346.5581967</text:p>
          </table:table-cell>
          <table:table-cell office:value-type="float" office:value="324.01830462650003" table:formula="of:=MEDIAN([.A334];[.B334];[.C334];[.D334];[.E334];[.F334])" table:style-name="ce1">
            <text:p>324.0183046</text:p>
          </table:table-cell>
          <table:table-cell table:number-columns-repeated="16377"/>
        </table:table-row>
        <table:table-row table:style-name="ro1">
          <table:table-cell office:value-type="float" office:value="656.91969884100001" table:style-name="ce2">
            <text:p>656.9196988</text:p>
          </table:table-cell>
          <table:table-cell office:value-type="float" office:value="397.19087500500001" table:style-name="ce2">
            <text:p>397.190875</text:p>
          </table:table-cell>
          <table:table-cell office:value-type="float" office:value="59.022873311600002" table:style-name="ce2">
            <text:p>59.02287331</text:p>
          </table:table-cell>
          <table:table-cell office:value-type="float" office:value="307.73885933000003" table:style-name="ce2">
            <text:p>307.7388593</text:p>
          </table:table-cell>
          <table:table-cell office:value-type="float" office:value="330.705976771" table:style-name="ce2">
            <text:p>330.7059768</text:p>
          </table:table-cell>
          <table:table-cell office:value-type="float" office:value="277.29513590400001" table:style-name="ce2">
            <text:p>277.2951359</text:p>
          </table:table-cell>
          <table:table-cell office:value-type="float" office:value="319.22241805049998" table:formula="of:=MEDIAN([.A335];[.B335];[.C335];[.D335];[.E335];[.F335])" table:style-name="ce1">
            <text:p>319.2224181</text:p>
          </table:table-cell>
          <table:table-cell table:number-columns-repeated="16377"/>
        </table:table-row>
        <table:table-row table:style-name="ro1">
          <table:table-cell office:value-type="float" office:value="650.90671348499995" table:style-name="ce2">
            <text:p>650.9067135</text:p>
          </table:table-cell>
          <table:table-cell office:value-type="float" office:value="618.61302724500001" table:style-name="ce2">
            <text:p>618.6130272</text:p>
          </table:table-cell>
          <table:table-cell office:value-type="float" office:value="3.57801954986" table:style-name="ce2">
            <text:p>3.57801955</text:p>
          </table:table-cell>
          <table:table-cell office:value-type="float" office:value="265.419683147" table:style-name="ce2">
            <text:p>265.4196831</text:p>
          </table:table-cell>
          <table:table-cell office:value-type="float" office:value="157.30656490000001" table:style-name="ce2">
            <text:p>157.3065649</text:p>
          </table:table-cell>
          <table:table-cell office:value-type="float" office:value="273.32029684499997" table:style-name="ce2">
            <text:p>273.3202968</text:p>
          </table:table-cell>
          <table:table-cell office:value-type="float" office:value="269.36998999599996" table:formula="of:=MEDIAN([.A336];[.B336];[.C336];[.D336];[.E336];[.F336])" table:style-name="ce1">
            <text:p>269.36999</text:p>
          </table:table-cell>
          <table:table-cell table:number-columns-repeated="16377"/>
        </table:table-row>
        <table:table-row table:style-name="ro1">
          <table:table-cell office:value-type="float" office:value="660.41501017300004" table:style-name="ce2">
            <text:p>660.4150102</text:p>
          </table:table-cell>
          <table:table-cell office:value-type="float" office:value="669.87029518700001" table:style-name="ce2">
            <text:p>669.8702952</text:p>
          </table:table-cell>
          <table:table-cell office:value-type="float" office:value="56.124274470000003" table:style-name="ce2">
            <text:p>56.12427447</text:p>
          </table:table-cell>
          <table:table-cell office:value-type="float" office:value="295.23449860699998" table:style-name="ce2">
            <text:p>295.2344986</text:p>
          </table:table-cell>
          <table:table-cell office:value-type="float" office:value="119.752022118" table:style-name="ce2">
            <text:p>119.7520221</text:p>
          </table:table-cell>
          <table:table-cell office:value-type="float" office:value="296.11921082800001" table:style-name="ce2">
            <text:p>296.1192108</text:p>
          </table:table-cell>
          <table:table-cell office:value-type="float" office:value="295.67685471749996" table:formula="of:=MEDIAN([.A337];[.B337];[.C337];[.D337];[.E337];[.F337])" table:style-name="ce1">
            <text:p>295.6768547</text:p>
          </table:table-cell>
          <table:table-cell table:number-columns-repeated="16377"/>
        </table:table-row>
        <table:table-row table:style-name="ro1">
          <table:table-cell office:value-type="float" office:value="374.96780405499999" table:style-name="ce2">
            <text:p>374.9678041</text:p>
          </table:table-cell>
          <table:table-cell office:value-type="float" office:value="677.36303967000003" table:style-name="ce2">
            <text:p>677.3630397</text:p>
          </table:table-cell>
          <table:table-cell office:value-type="float" office:value="5.4707933155999999" table:style-name="ce2">
            <text:p>5.470793316</text:p>
          </table:table-cell>
          <table:table-cell office:value-type="float" office:value="293.67263878699998" table:style-name="ce2">
            <text:p>293.6726388</text:p>
          </table:table-cell>
          <table:table-cell office:value-type="float" office:value="115.19954487" table:style-name="ce2">
            <text:p>115.1995449</text:p>
          </table:table-cell>
          <table:table-cell office:value-type="float" office:value="306.52548616799999" table:style-name="ce2">
            <text:p>306.5254862</text:p>
          </table:table-cell>
          <table:table-cell office:value-type="float" office:value="300.09906247749996" table:formula="of:=MEDIAN([.A338];[.B338];[.C338];[.D338];[.E338];[.F338])" table:style-name="ce1">
            <text:p>300.0990625</text:p>
          </table:table-cell>
          <table:table-cell table:number-columns-repeated="16377"/>
        </table:table-row>
        <table:table-row table:style-name="ro1">
          <table:table-cell office:value-type="float" office:value="362.86768501500001" table:style-name="ce2">
            <text:p>362.867685</text:p>
          </table:table-cell>
          <table:table-cell office:value-type="float" office:value="667.23147441399999" table:style-name="ce2">
            <text:p>667.2314744</text:p>
          </table:table-cell>
          <table:table-cell office:value-type="float" office:value="78.113397889799998" table:style-name="ce2">
            <text:p>78.11339789</text:p>
          </table:table-cell>
          <table:table-cell office:value-type="float" office:value="305.21532840499998" table:style-name="ce2">
            <text:p>305.2153284</text:p>
          </table:table-cell>
          <table:table-cell office:value-type="float" office:value="60.749093068000001" table:style-name="ce2">
            <text:p>60.74909307</text:p>
          </table:table-cell>
          <table:table-cell office:value-type="float" office:value="267.12694078300001" table:style-name="ce2">
            <text:p>267.1269408</text:p>
          </table:table-cell>
          <table:table-cell office:value-type="float" office:value="286.17113459400002" table:formula="of:=MEDIAN([.A339];[.B339];[.C339];[.D339];[.E339];[.F339])" table:style-name="ce1">
            <text:p>286.1711346</text:p>
          </table:table-cell>
          <table:table-cell table:number-columns-repeated="16377"/>
        </table:table-row>
        <table:table-row table:style-name="ro1">
          <table:table-cell office:value-type="float" office:value="654.37680334100003" table:style-name="ce2">
            <text:p>654.3768033</text:p>
          </table:table-cell>
          <table:table-cell office:value-type="float" office:value="387.79451462899999" table:style-name="ce2">
            <text:p>387.7945146</text:p>
          </table:table-cell>
          <table:table-cell office:value-type="float" office:value="5.2450818173" table:style-name="ce2">
            <text:p>5.245081817</text:p>
          </table:table-cell>
          <table:table-cell office:value-type="float" office:value="318.79249700299999" table:style-name="ce2">
            <text:p>318.792497</text:p>
          </table:table-cell>
          <table:table-cell office:value-type="float" office:value="104.314757556" table:style-name="ce2">
            <text:p>104.3147576</text:p>
          </table:table-cell>
          <table:table-cell office:value-type="float" office:value="282.19132092400002" table:style-name="ce2">
            <text:p>282.1913209</text:p>
          </table:table-cell>
          <table:table-cell office:value-type="float" office:value="300.49190896350001" table:formula="of:=MEDIAN([.A340];[.B340];[.C340];[.D340];[.E340];[.F340])" table:style-name="ce1">
            <text:p>300.491909</text:p>
          </table:table-cell>
          <table:table-cell table:number-columns-repeated="16377"/>
        </table:table-row>
        <table:table-row table:style-name="ro1">
          <table:table-cell office:value-type="float" office:value="370.525536456" table:style-name="ce2">
            <text:p>370.5255365</text:p>
          </table:table-cell>
          <table:table-cell office:value-type="float" office:value="611.78390735200003" table:style-name="ce2">
            <text:p>611.7839074</text:p>
          </table:table-cell>
          <table:table-cell office:value-type="float" office:value="1.56631686134" table:style-name="ce2">
            <text:p>1.566316861</text:p>
          </table:table-cell>
          <table:table-cell office:value-type="float" office:value="299.41942469399999" table:style-name="ce2">
            <text:p>299.4194247</text:p>
          </table:table-cell>
          <table:table-cell office:value-type="float" office:value="144.80180891699999" table:style-name="ce2">
            <text:p>144.8018089</text:p>
          </table:table-cell>
          <table:table-cell office:value-type="float" office:value="284.138753442" table:style-name="ce2">
            <text:p>284.1387534</text:p>
          </table:table-cell>
          <table:table-cell office:value-type="float" office:value="291.77908906799996" table:formula="of:=MEDIAN([.A341];[.B341];[.C341];[.D341];[.E341];[.F341])" table:style-name="ce1">
            <text:p>291.7790891</text:p>
          </table:table-cell>
          <table:table-cell table:number-columns-repeated="16377"/>
        </table:table-row>
        <table:table-row table:style-name="ro1">
          <table:table-cell office:value-type="float" office:value="380.28100589500002" table:style-name="ce2">
            <text:p>380.2810059</text:p>
          </table:table-cell>
          <table:table-cell office:value-type="float" office:value="694.11406865499998" table:style-name="ce2">
            <text:p>694.1140687</text:p>
          </table:table-cell>
          <table:table-cell office:value-type="float" office:value="79.023352342999999" table:style-name="ce2">
            <text:p>79.02335234</text:p>
          </table:table-cell>
          <table:table-cell office:value-type="float" office:value="333.51842419899998" table:style-name="ce2">
            <text:p>333.5184242</text:p>
          </table:table-cell>
          <table:table-cell office:value-type="float" office:value="265.14666472699997" table:style-name="ce2">
            <text:p>265.1466647</text:p>
          </table:table-cell>
          <table:table-cell office:value-type="float" office:value="235.55749977799999" table:style-name="ce2">
            <text:p>235.5574998</text:p>
          </table:table-cell>
          <table:table-cell office:value-type="float" office:value="299.33254446299998" table:formula="of:=MEDIAN([.A342];[.B342];[.C342];[.D342];[.E342];[.F342])" table:style-name="ce1">
            <text:p>299.3325445</text:p>
          </table:table-cell>
          <table:table-cell table:number-columns-repeated="16377"/>
        </table:table-row>
        <table:table-row table:style-name="ro1">
          <table:table-cell office:value-type="float" office:value="374.84557467299999" table:style-name="ce2">
            <text:p>374.8455747</text:p>
          </table:table-cell>
          <table:table-cell office:value-type="float" office:value="685.09323125900005" table:style-name="ce2">
            <text:p>685.0932313</text:p>
          </table:table-cell>
          <table:table-cell office:value-type="float" office:value="130.485158979" table:style-name="ce2">
            <text:p>130.485159</text:p>
          </table:table-cell>
          <table:table-cell office:value-type="float" office:value="318.51601026600002" table:style-name="ce2">
            <text:p>318.5160103</text:p>
          </table:table-cell>
          <table:table-cell office:value-type="float" office:value="259.493641997" table:style-name="ce2">
            <text:p>259.493642</text:p>
          </table:table-cell>
          <table:table-cell office:value-type="float" office:value="236.96404258999999" table:style-name="ce2">
            <text:p>236.9640426</text:p>
          </table:table-cell>
          <table:table-cell office:value-type="float" office:value="289.00482613150001" table:formula="of:=MEDIAN([.A343];[.B343];[.C343];[.D343];[.E343];[.F343])" table:style-name="ce1">
            <text:p>289.0048261</text:p>
          </table:table-cell>
          <table:table-cell table:number-columns-repeated="16377"/>
        </table:table-row>
        <table:table-row table:style-name="ro1">
          <table:table-cell office:value-type="float" office:value="554.58653210199998" table:style-name="ce2">
            <text:p>554.5865321</text:p>
          </table:table-cell>
          <table:table-cell office:value-type="float" office:value="674.230726624" table:style-name="ce2">
            <text:p>674.2307266</text:p>
          </table:table-cell>
          <table:table-cell office:value-type="float" office:value="4.0019472569800003" table:style-name="ce2">
            <text:p>4.001947257</text:p>
          </table:table-cell>
          <table:table-cell office:value-type="float" office:value="266.12574756499998" table:style-name="ce2">
            <text:p>266.1257476</text:p>
          </table:table-cell>
          <table:table-cell office:value-type="float" office:value="195.67009802600001" table:style-name="ce2">
            <text:p>195.670098</text:p>
          </table:table-cell>
          <table:table-cell office:value-type="float" office:value="199.41662270899999" table:style-name="ce2">
            <text:p>199.4166227</text:p>
          </table:table-cell>
          <table:table-cell office:value-type="float" office:value="232.77118513699997" table:formula="of:=MEDIAN([.A344];[.B344];[.C344];[.D344];[.E344];[.F344])" table:style-name="ce1">
            <text:p>232.7711851</text:p>
          </table:table-cell>
          <table:table-cell table:number-columns-repeated="16377"/>
        </table:table-row>
        <table:table-row table:style-name="ro1">
          <table:table-cell office:value-type="float" office:value="669.70132699800001" table:style-name="ce2">
            <text:p>669.701327</text:p>
          </table:table-cell>
          <table:table-cell office:value-type="float" office:value="415.533665692" table:style-name="ce2">
            <text:p>415.5336657</text:p>
          </table:table-cell>
          <table:table-cell office:value-type="float" office:value="2.3241536588199998" table:style-name="ce2">
            <text:p>2.324153659</text:p>
          </table:table-cell>
          <table:table-cell office:value-type="float" office:value="292.78842505799997" table:style-name="ce2">
            <text:p>292.7884251</text:p>
          </table:table-cell>
          <table:table-cell office:value-type="float" office:value="120.723336714" table:style-name="ce2">
            <text:p>120.7233367</text:p>
          </table:table-cell>
          <table:table-cell office:value-type="float" office:value="289.00852426099999" table:style-name="ce2">
            <text:p>289.0085243</text:p>
          </table:table-cell>
          <table:table-cell office:value-type="float" office:value="290.89847465949998" table:formula="of:=MEDIAN([.A345];[.B345];[.C345];[.D345];[.E345];[.F345])" table:style-name="ce1">
            <text:p>290.8984747</text:p>
          </table:table-cell>
          <table:table-cell table:number-columns-repeated="16377"/>
        </table:table-row>
        <table:table-row table:style-name="ro1">
          <table:table-cell office:value-type="float" office:value="675.33206975300004" table:style-name="ce2">
            <text:p>675.3320698</text:p>
          </table:table-cell>
          <table:table-cell office:value-type="float" office:value="591.50418476300001" table:style-name="ce2">
            <text:p>591.5041848</text:p>
          </table:table-cell>
          <table:table-cell office:value-type="float" office:value="68.195594828300003" table:style-name="ce2">
            <text:p>68.19559483</text:p>
          </table:table-cell>
          <table:table-cell office:value-type="float" office:value="307.17841350399999" table:style-name="ce2">
            <text:p>307.1784135</text:p>
          </table:table-cell>
          <table:table-cell office:value-type="float" office:value="123.976129349" table:style-name="ce2">
            <text:p>123.9761293</text:p>
          </table:table-cell>
          <table:table-cell office:value-type="float" office:value="221.35141803600001" table:style-name="ce2">
            <text:p>221.351418</text:p>
          </table:table-cell>
          <table:table-cell office:value-type="float" office:value="264.26491577000002" table:formula="of:=MEDIAN([.A346];[.B346];[.C346];[.D346];[.E346];[.F346])" table:style-name="ce1">
            <text:p>264.2649158</text:p>
          </table:table-cell>
          <table:table-cell table:number-columns-repeated="16377"/>
        </table:table-row>
        <table:table-row table:style-name="ro1">
          <table:table-cell office:value-type="float" office:value="670.08134751600005" table:style-name="ce2">
            <text:p>670.0813475</text:p>
          </table:table-cell>
          <table:table-cell office:value-type="float" office:value="411.972238506" table:style-name="ce2">
            <text:p>411.9722385</text:p>
          </table:table-cell>
          <table:table-cell office:value-type="float" office:value="10.143025160600001" table:style-name="ce2">
            <text:p>10.14302516</text:p>
          </table:table-cell>
          <table:table-cell office:value-type="float" office:value="295.44273250399999" table:style-name="ce2">
            <text:p>295.4427325</text:p>
          </table:table-cell>
          <table:table-cell office:value-type="float" office:value="21.647924586199998" table:style-name="ce2">
            <text:p>21.64792459</text:p>
          </table:table-cell>
          <table:table-cell office:value-type="float" office:value="298.03352151799999" table:style-name="ce2">
            <text:p>298.0335215</text:p>
          </table:table-cell>
          <table:table-cell office:value-type="float" office:value="296.73812701099996" table:formula="of:=MEDIAN([.A347];[.B347];[.C347];[.D347];[.E347];[.F347])" table:style-name="ce1">
            <text:p>296.738127</text:p>
          </table:table-cell>
          <table:table-cell table:number-columns-repeated="16377"/>
        </table:table-row>
        <table:table-row table:style-name="ro1">
          <table:table-cell office:value-type="float" office:value="675.02375214200003" table:style-name="ce2">
            <text:p>675.0237521</text:p>
          </table:table-cell>
          <table:table-cell office:value-type="float" office:value="648.11454872800005" table:style-name="ce2">
            <text:p>648.1145487</text:p>
          </table:table-cell>
          <table:table-cell office:value-type="float" office:value="74.589767042299997" table:style-name="ce2">
            <text:p>74.58976704</text:p>
          </table:table-cell>
          <table:table-cell office:value-type="float" office:value="289.245619605" table:style-name="ce2">
            <text:p>289.2456196</text:p>
          </table:table-cell>
          <table:table-cell office:value-type="float" office:value="642.34432338600004" table:style-name="ce2">
            <text:p>642.3443234</text:p>
          </table:table-cell>
          <table:table-cell office:value-type="float" office:value="285.58166127300001" table:style-name="ce2">
            <text:p>285.5816613</text:p>
          </table:table-cell>
          <table:table-cell office:value-type="float" office:value="465.79497149550002" table:formula="of:=MEDIAN([.A348];[.B348];[.C348];[.D348];[.E348];[.F348])" table:style-name="ce1">
            <text:p>465.7949715</text:p>
          </table:table-cell>
          <table:table-cell table:number-columns-repeated="16377"/>
        </table:table-row>
        <table:table-row table:style-name="ro1">
          <table:table-cell office:value-type="float" office:value="673.61679814900003" table:style-name="ce2">
            <text:p>673.6167981</text:p>
          </table:table-cell>
          <table:table-cell office:value-type="float" office:value="412.74807958000002" table:style-name="ce2">
            <text:p>412.7480796</text:p>
          </table:table-cell>
          <table:table-cell office:value-type="float" office:value="62.202701317299997" table:style-name="ce2">
            <text:p>62.20270132</text:p>
          </table:table-cell>
          <table:table-cell office:value-type="float" office:value="281.37413528399998" table:style-name="ce2">
            <text:p>281.3741353</text:p>
          </table:table-cell>
          <table:table-cell office:value-type="float" office:value="460.66832479200002" table:style-name="ce2">
            <text:p>460.6683248</text:p>
          </table:table-cell>
          <table:table-cell office:value-type="float" office:value="306.83626996300001" table:style-name="ce2">
            <text:p>306.83627</text:p>
          </table:table-cell>
          <table:table-cell office:value-type="float" office:value="359.79217477150002" table:formula="of:=MEDIAN([.A349];[.B349];[.C349];[.D349];[.E349];[.F349])" table:style-name="ce1">
            <text:p>359.7921748</text:p>
          </table:table-cell>
          <table:table-cell table:number-columns-repeated="16377"/>
        </table:table-row>
        <table:table-row table:style-name="ro1">
          <table:table-cell office:value-type="float" office:value="673.10174133099997" table:style-name="ce2">
            <text:p>673.1017413</text:p>
          </table:table-cell>
          <table:table-cell office:value-type="float" office:value="412.43767357299998" table:style-name="ce2">
            <text:p>412.4376736</text:p>
          </table:table-cell>
          <table:table-cell office:value-type="float" office:value="59.897791241100002" table:style-name="ce2">
            <text:p>59.89779124</text:p>
          </table:table-cell>
          <table:table-cell office:value-type="float" office:value="287.70122243499998" table:style-name="ce2">
            <text:p>287.7012224</text:p>
          </table:table-cell>
          <table:table-cell office:value-type="float" office:value="372.51929216799999" table:style-name="ce2">
            <text:p>372.5192922</text:p>
          </table:table-cell>
          <table:table-cell office:value-type="float" office:value="258.54565737799999" table:style-name="ce2">
            <text:p>258.5456574</text:p>
          </table:table-cell>
          <table:table-cell office:value-type="float" office:value="330.11025730149998" table:formula="of:=MEDIAN([.A350];[.B350];[.C350];[.D350];[.E350];[.F350])" table:style-name="ce1">
            <text:p>330.1102573</text:p>
          </table:table-cell>
          <table:table-cell table:number-columns-repeated="16377"/>
        </table:table-row>
        <table:table-row table:style-name="ro1">
          <table:table-cell office:value-type="float" office:value="378.01214162000002" table:style-name="ce2">
            <text:p>378.0121416</text:p>
          </table:table-cell>
          <table:table-cell office:value-type="float" office:value="660.849161955" table:style-name="ce2">
            <text:p>660.849162</text:p>
          </table:table-cell>
          <table:table-cell office:value-type="float" office:value="3.7648606558000002" table:style-name="ce2">
            <text:p>3.764860656</text:p>
          </table:table-cell>
          <table:table-cell office:value-type="float" office:value="286.36765366200001" table:style-name="ce2">
            <text:p>286.3676537</text:p>
          </table:table-cell>
          <table:table-cell office:value-type="float" office:value="472.69048108499999" table:style-name="ce2">
            <text:p>472.6904811</text:p>
          </table:table-cell>
          <table:table-cell office:value-type="float" office:value="296.04665609800003" table:style-name="ce2">
            <text:p>296.0466561</text:p>
          </table:table-cell>
          <table:table-cell office:value-type="float" office:value="337.02939885900003" table:formula="of:=MEDIAN([.A351];[.B351];[.C351];[.D351];[.E351];[.F351])" table:style-name="ce1">
            <text:p>337.0293989</text:p>
          </table:table-cell>
          <table:table-cell table:number-columns-repeated="16377"/>
        </table:table-row>
        <table:table-row table:style-name="ro1">
          <table:table-cell office:value-type="float" office:value="93.7302319267" table:style-name="ce2">
            <text:p>93.73023193</text:p>
          </table:table-cell>
          <table:table-cell office:value-type="float" office:value="681.27058064899995" table:style-name="ce2">
            <text:p>681.2705806</text:p>
          </table:table-cell>
          <table:table-cell office:value-type="float" office:value="72.467430764599996" table:style-name="ce2">
            <text:p>72.46743076</text:p>
          </table:table-cell>
          <table:table-cell office:value-type="float" office:value="273.14548009800001" table:style-name="ce2">
            <text:p>273.1454801</text:p>
          </table:table-cell>
          <table:table-cell office:value-type="float" office:value="21.4068544151" table:style-name="ce2">
            <text:p>21.40685442</text:p>
          </table:table-cell>
          <table:table-cell office:value-type="float" office:value="282.36102331500001" table:style-name="ce2">
            <text:p>282.3610233</text:p>
          </table:table-cell>
          <table:table-cell office:value-type="float" office:value="183.43785601234998" table:formula="of:=MEDIAN([.A352];[.B352];[.C352];[.D352];[.E352];[.F352])" table:style-name="ce1">
            <text:p>183.437856</text:p>
          </table:table-cell>
          <table:table-cell table:number-columns-repeated="16377"/>
        </table:table-row>
        <table:table-row table:style-name="ro1">
          <table:table-cell office:value-type="float" office:value="87.024485419499996" table:style-name="ce2">
            <text:p>87.02448542</text:p>
          </table:table-cell>
          <table:table-cell office:value-type="float" office:value="671.08719400999996" table:style-name="ce2">
            <text:p>671.087194</text:p>
          </table:table-cell>
          <table:table-cell office:value-type="float" office:value="83.648617590100002" table:style-name="ce2">
            <text:p>83.64861759</text:p>
          </table:table-cell>
          <table:table-cell office:value-type="float" office:value="290.08948496599999" table:style-name="ce2">
            <text:p>290.089485</text:p>
          </table:table-cell>
          <table:table-cell office:value-type="float" office:value="640.20042757600004" table:style-name="ce2">
            <text:p>640.2004276</text:p>
          </table:table-cell>
          <table:table-cell office:value-type="float" office:value="301.271868278" table:style-name="ce2">
            <text:p>301.2718683</text:p>
          </table:table-cell>
          <table:table-cell office:value-type="float" office:value="295.68067662199996" table:formula="of:=MEDIAN([.A353];[.B353];[.C353];[.D353];[.E353];[.F353])" table:style-name="ce1">
            <text:p>295.6806766</text:p>
          </table:table-cell>
          <table:table-cell table:number-columns-repeated="16377"/>
        </table:table-row>
        <table:table-row table:style-name="ro1">
          <table:table-cell office:value-type="float" office:value="374.78511920300002" table:style-name="ce2">
            <text:p>374.7851192</text:p>
          </table:table-cell>
          <table:table-cell office:value-type="float" office:value="617.78990850299999" table:style-name="ce2">
            <text:p>617.7899085</text:p>
          </table:table-cell>
          <table:table-cell office:value-type="float" office:value="4.2086442752900002" table:style-name="ce2">
            <text:p>4.208644275</text:p>
          </table:table-cell>
          <table:table-cell office:value-type="float" office:value="310.576515481" table:style-name="ce2">
            <text:p>310.5765155</text:p>
          </table:table-cell>
          <table:table-cell office:value-type="float" office:value="407.00048263399998" table:style-name="ce2">
            <text:p>407.0004826</text:p>
          </table:table-cell>
          <table:table-cell office:value-type="float" office:value="275.83921597199998" table:style-name="ce2">
            <text:p>275.839216</text:p>
          </table:table-cell>
          <table:table-cell office:value-type="float" office:value="342.68081734200001" table:formula="of:=MEDIAN([.A354];[.B354];[.C354];[.D354];[.E354];[.F354])" table:style-name="ce1">
            <text:p>342.6808173</text:p>
          </table:table-cell>
          <table:table-cell table:number-columns-repeated="16377"/>
        </table:table-row>
        <table:table-row table:style-name="ro1">
          <table:table-cell office:value-type="float" office:value="372.36386345300002" table:style-name="ce2">
            <text:p>372.3638635</text:p>
          </table:table-cell>
          <table:table-cell office:value-type="float" office:value="671.49705956699995" table:style-name="ce2">
            <text:p>671.4970596</text:p>
          </table:table-cell>
          <table:table-cell office:value-type="float" office:value="1.4812420454499999" table:style-name="ce2">
            <text:p>1.481242045</text:p>
          </table:table-cell>
          <table:table-cell office:value-type="float" office:value="302.607926873" table:style-name="ce2">
            <text:p>302.6079269</text:p>
          </table:table-cell>
          <table:table-cell office:value-type="float" office:value="270.246525179" table:style-name="ce2">
            <text:p>270.2465252</text:p>
          </table:table-cell>
          <table:table-cell office:value-type="float" office:value="180.990671177" table:style-name="ce2">
            <text:p>180.9906712</text:p>
          </table:table-cell>
          <table:table-cell office:value-type="float" office:value="286.42722602599997" table:formula="of:=MEDIAN([.A355];[.B355];[.C355];[.D355];[.E355];[.F355])" table:style-name="ce1">
            <text:p>286.427226</text:p>
          </table:table-cell>
          <table:table-cell table:number-columns-repeated="16377"/>
        </table:table-row>
        <table:table-row table:style-name="ro1">
          <table:table-cell office:value-type="float" office:value="91.470206508199993" table:style-name="ce2">
            <text:p>91.47020651</text:p>
          </table:table-cell>
          <table:table-cell office:value-type="float" office:value="681.34010388900003" table:style-name="ce2">
            <text:p>681.3401039</text:p>
          </table:table-cell>
          <table:table-cell office:value-type="float" office:value="1.1327552462799999" table:style-name="ce2">
            <text:p>1.132755246</text:p>
          </table:table-cell>
          <table:table-cell office:value-type="float" office:value="287.83718220899999" table:style-name="ce2">
            <text:p>287.8371822</text:p>
          </table:table-cell>
          <table:table-cell office:value-type="float" office:value="229.855767523" table:style-name="ce2">
            <text:p>229.8557675</text:p>
          </table:table-cell>
          <table:table-cell office:value-type="float" office:value="305.81619191599998" table:style-name="ce2">
            <text:p>305.8161919</text:p>
          </table:table-cell>
          <table:table-cell office:value-type="float" office:value="258.84647486599999" table:formula="of:=MEDIAN([.A356];[.B356];[.C356];[.D356];[.E356];[.F356])" table:style-name="ce1">
            <text:p>258.8464749</text:p>
          </table:table-cell>
          <table:table-cell table:number-columns-repeated="16377"/>
        </table:table-row>
        <table:table-row table:style-name="ro1">
          <table:table-cell office:value-type="float" office:value="388.20471876900001" table:style-name="ce2">
            <text:p>388.2047188</text:p>
          </table:table-cell>
          <table:table-cell office:value-type="float" office:value="682.42055875699998" table:style-name="ce2">
            <text:p>682.4205588</text:p>
          </table:table-cell>
          <table:table-cell office:value-type="float" office:value="61.811445826899998" table:style-name="ce2">
            <text:p>61.81144583</text:p>
          </table:table-cell>
          <table:table-cell office:value-type="float" office:value="289.38214873099997" table:style-name="ce2">
            <text:p>289.3821487</text:p>
          </table:table-cell>
          <table:table-cell office:value-type="float" office:value="639.07222879300002" table:style-name="ce2">
            <text:p>639.0722288</text:p>
          </table:table-cell>
          <table:table-cell office:value-type="float" office:value="174.03320603200001" table:style-name="ce2">
            <text:p>174.033206</text:p>
          </table:table-cell>
          <table:table-cell office:value-type="float" office:value="338.79343374999996" table:formula="of:=MEDIAN([.A357];[.B357];[.C357];[.D357];[.E357];[.F357])" table:style-name="ce1">
            <text:p>338.7934338</text:p>
          </table:table-cell>
          <table:table-cell table:number-columns-repeated="16377"/>
        </table:table-row>
        <table:table-row table:style-name="ro1">
          <table:table-cell office:value-type="float" office:value="369.55454948099998" table:style-name="ce2">
            <text:p>369.5545495</text:p>
          </table:table-cell>
          <table:table-cell office:value-type="float" office:value="661.08097605" table:style-name="ce2">
            <text:p>661.0809761</text:p>
          </table:table-cell>
          <table:table-cell office:value-type="float" office:value="4.9640541243699996" table:style-name="ce2">
            <text:p>4.964054124</text:p>
          </table:table-cell>
          <table:table-cell office:value-type="float" office:value="270.74738698499999" table:style-name="ce2">
            <text:p>270.747387</text:p>
          </table:table-cell>
          <table:table-cell office:value-type="float" office:value="517.59691220399998" table:style-name="ce2">
            <text:p>517.5969122</text:p>
          </table:table-cell>
          <table:table-cell office:value-type="float" office:value="260.07784137200002" table:style-name="ce2">
            <text:p>260.0778414</text:p>
          </table:table-cell>
          <table:table-cell office:value-type="float" office:value="320.15096823299996" table:formula="of:=MEDIAN([.A358];[.B358];[.C358];[.D358];[.E358];[.F358])" table:style-name="ce1">
            <text:p>320.1509682</text:p>
          </table:table-cell>
          <table:table-cell table:number-columns-repeated="16377"/>
        </table:table-row>
        <table:table-row table:style-name="ro1">
          <table:table-cell office:value-type="float" office:value="88.647355417399993" table:style-name="ce2">
            <text:p>88.64735542</text:p>
          </table:table-cell>
          <table:table-cell office:value-type="float" office:value="684.98461935399996" table:style-name="ce2">
            <text:p>684.9846194</text:p>
          </table:table-cell>
          <table:table-cell office:value-type="float" office:value="60.240457684500001" table:style-name="ce2">
            <text:p>60.24045768</text:p>
          </table:table-cell>
          <table:table-cell office:value-type="float" office:value="298.93793110600001" table:style-name="ce2">
            <text:p>298.9379311</text:p>
          </table:table-cell>
          <table:table-cell office:value-type="float" office:value="249.47449270199999" table:style-name="ce2">
            <text:p>249.4744927</text:p>
          </table:table-cell>
          <table:table-cell office:value-type="float" office:value="262.61302186099999" table:style-name="ce2">
            <text:p>262.6130219</text:p>
          </table:table-cell>
          <table:table-cell office:value-type="float" office:value="256.04375728150001" table:formula="of:=MEDIAN([.A359];[.B359];[.C359];[.D359];[.E359];[.F359])" table:style-name="ce1">
            <text:p>256.0437573</text:p>
          </table:table-cell>
          <table:table-cell table:number-columns-repeated="16377"/>
        </table:table-row>
        <table:table-row table:style-name="ro1">
          <table:table-cell office:value-type="float" office:value="91.463161917099995" table:style-name="ce2">
            <text:p>91.46316192</text:p>
          </table:table-cell>
          <table:table-cell office:value-type="float" office:value="680.26024813000004" table:style-name="ce2">
            <text:p>680.2602481</text:p>
          </table:table-cell>
          <table:table-cell office:value-type="float" office:value="71.597120046900002" table:style-name="ce2">
            <text:p>71.59712005</text:p>
          </table:table-cell>
          <table:table-cell office:value-type="float" office:value="289.77559853700001" table:style-name="ce2">
            <text:p>289.7755985</text:p>
          </table:table-cell>
          <table:table-cell office:value-type="float" office:value="460.66601582300001" table:style-name="ce2">
            <text:p>460.6660158</text:p>
          </table:table-cell>
          <table:table-cell office:value-type="float" office:value="293.24576550699999" table:style-name="ce2">
            <text:p>293.2457655</text:p>
          </table:table-cell>
          <table:table-cell office:value-type="float" office:value="291.51068202199997" table:formula="of:=MEDIAN([.A360];[.B360];[.C360];[.D360];[.E360];[.F360])" table:style-name="ce1">
            <text:p>291.510682</text:p>
          </table:table-cell>
          <table:table-cell table:number-columns-repeated="16377"/>
        </table:table-row>
        <table:table-row table:style-name="ro1">
          <table:table-cell office:value-type="float" office:value="385.35251796599999" table:style-name="ce2">
            <text:p>385.352518</text:p>
          </table:table-cell>
          <table:table-cell office:value-type="float" office:value="450.826142468" table:style-name="ce2">
            <text:p>450.8261425</text:p>
          </table:table-cell>
          <table:table-cell office:value-type="float" office:value="92.082902343399994" table:style-name="ce2">
            <text:p>92.08290234</text:p>
          </table:table-cell>
          <table:table-cell office:value-type="float" office:value="269.78050693799997" table:style-name="ce2">
            <text:p>269.7805069</text:p>
          </table:table-cell>
          <table:table-cell office:value-type="float" office:value="141.41266173" table:style-name="ce2">
            <text:p>141.4126617</text:p>
          </table:table-cell>
          <table:table-cell office:value-type="float" office:value="302.92137961899999" table:style-name="ce2">
            <text:p>302.9213796</text:p>
          </table:table-cell>
          <table:table-cell office:value-type="float" office:value="286.35094327849998" table:formula="of:=MEDIAN([.A361];[.B361];[.C361];[.D361];[.E361];[.F361])" table:style-name="ce1">
            <text:p>286.3509433</text:p>
          </table:table-cell>
          <table:table-cell table:number-columns-repeated="16377"/>
        </table:table-row>
        <table:table-row table:style-name="ro1">
          <table:table-cell office:value-type="float" office:value="675.01782815499996" table:style-name="ce2">
            <text:p>675.0178282</text:p>
          </table:table-cell>
          <table:table-cell office:value-type="float" office:value="652.82176322299995" table:style-name="ce2">
            <text:p>652.8217632</text:p>
          </table:table-cell>
          <table:table-cell office:value-type="float" office:value="7.5076007972000003" table:style-name="ce2">
            <text:p>7.507600797</text:p>
          </table:table-cell>
          <table:table-cell office:value-type="float" office:value="274.14247347100002" table:style-name="ce2">
            <text:p>274.1424735</text:p>
          </table:table-cell>
          <table:table-cell office:value-type="float" office:value="642.65360245299996" table:style-name="ce2">
            <text:p>642.6536025</text:p>
          </table:table-cell>
          <table:table-cell office:value-type="float" office:value="331.48148842299997" table:style-name="ce2">
            <text:p>331.4814884</text:p>
          </table:table-cell>
          <table:table-cell office:value-type="float" office:value="487.06754543799997" table:formula="of:=MEDIAN([.A362];[.B362];[.C362];[.D362];[.E362];[.F362])" table:style-name="ce1">
            <text:p>487.0675454</text:p>
          </table:table-cell>
          <table:table-cell table:number-columns-repeated="16377"/>
        </table:table-row>
        <table:table-row table:style-name="ro1">
          <table:table-cell office:value-type="float" office:value="673.08510051600001" table:style-name="ce2">
            <text:p>673.0851005</text:p>
          </table:table-cell>
          <table:table-cell office:value-type="float" office:value="685.09252774799995" table:style-name="ce2">
            <text:p>685.0925277</text:p>
          </table:table-cell>
          <table:table-cell office:value-type="float" office:value="1.6126475287199999" table:style-name="ce2">
            <text:p>1.612647529</text:p>
          </table:table-cell>
          <table:table-cell office:value-type="float" office:value="308.56770699200001" table:style-name="ce2">
            <text:p>308.567707</text:p>
          </table:table-cell>
          <table:table-cell office:value-type="float" office:value="650.99447400199995" table:style-name="ce2">
            <text:p>650.994474</text:p>
          </table:table-cell>
          <table:table-cell office:value-type="float" office:value="322.78925175400002" table:style-name="ce2">
            <text:p>322.7892518</text:p>
          </table:table-cell>
          <table:table-cell office:value-type="float" office:value="486.89186287799998" table:formula="of:=MEDIAN([.A363];[.B363];[.C363];[.D363];[.E363];[.F363])" table:style-name="ce1">
            <text:p>486.8918629</text:p>
          </table:table-cell>
          <table:table-cell table:number-columns-repeated="16377"/>
        </table:table-row>
        <table:table-row table:style-name="ro1">
          <table:table-cell office:value-type="float" office:value="371.55370290399998" table:style-name="ce2">
            <text:p>371.5537029</text:p>
          </table:table-cell>
          <table:table-cell office:value-type="float" office:value="409.15924594299997" table:style-name="ce2">
            <text:p>409.1592459</text:p>
          </table:table-cell>
          <table:table-cell office:value-type="float" office:value="55.586386885400003" table:style-name="ce2">
            <text:p>55.58638689</text:p>
          </table:table-cell>
          <table:table-cell office:value-type="float" office:value="297.79502325599998" table:style-name="ce2">
            <text:p>297.7950233</text:p>
          </table:table-cell>
          <table:table-cell office:value-type="float" office:value="446.56570329800002" table:style-name="ce2">
            <text:p>446.5657033</text:p>
          </table:table-cell>
          <table:table-cell office:value-type="float" office:value="329.22773992499998" table:style-name="ce2">
            <text:p>329.2277399</text:p>
          </table:table-cell>
          <table:table-cell office:value-type="float" office:value="350.39072141449998" table:formula="of:=MEDIAN([.A364];[.B364];[.C364];[.D364];[.E364];[.F364])" table:style-name="ce1">
            <text:p>350.3907214</text:p>
          </table:table-cell>
          <table:table-cell table:number-columns-repeated="16377"/>
        </table:table-row>
        <table:table-row table:style-name="ro1">
          <table:table-cell office:value-type="float" office:value="385.10162649900002" table:style-name="ce2">
            <text:p>385.1016265</text:p>
          </table:table-cell>
          <table:table-cell office:value-type="float" office:value="373.65125695099999" table:style-name="ce2">
            <text:p>373.651257</text:p>
          </table:table-cell>
          <table:table-cell office:value-type="float" office:value="64.351862548" table:style-name="ce2">
            <text:p>64.35186255</text:p>
          </table:table-cell>
          <table:table-cell office:value-type="float" office:value="287.30272735300002" table:style-name="ce2">
            <text:p>287.3027274</text:p>
          </table:table-cell>
          <table:table-cell office:value-type="float" office:value="335.50404760700002" table:style-name="ce2">
            <text:p>335.5040476</text:p>
          </table:table-cell>
          <table:table-cell office:value-type="float" office:value="346.80890940299997" table:style-name="ce2">
            <text:p>346.8089094</text:p>
          </table:table-cell>
          <table:table-cell office:value-type="float" office:value="341.156478505" table:formula="of:=MEDIAN([.A365];[.B365];[.C365];[.D365];[.E365];[.F365])" table:style-name="ce1">
            <text:p>341.1564785</text:p>
          </table:table-cell>
          <table:table-cell table:number-columns-repeated="16377"/>
        </table:table-row>
        <table:table-row table:style-name="ro1">
          <table:table-cell office:value-type="float" office:value="680.15135281899995" table:style-name="ce2">
            <text:p>680.1513528</text:p>
          </table:table-cell>
          <table:table-cell office:value-type="float" office:value="347.42416549000001" table:style-name="ce2">
            <text:p>347.4241655</text:p>
          </table:table-cell>
          <table:table-cell office:value-type="float" office:value="3.1415459397599999" table:style-name="ce2">
            <text:p>3.14154594</text:p>
          </table:table-cell>
          <table:table-cell office:value-type="float" office:value="302.548806947" table:style-name="ce2">
            <text:p>302.5488069</text:p>
          </table:table-cell>
          <table:table-cell office:value-type="float" office:value="407.670307847" table:style-name="ce2">
            <text:p>407.6703078</text:p>
          </table:table-cell>
          <table:table-cell office:value-type="float" office:value="308.37840543200002" table:style-name="ce2">
            <text:p>308.3784054</text:p>
          </table:table-cell>
          <table:table-cell office:value-type="float" office:value="327.90128546100004" table:formula="of:=MEDIAN([.A366];[.B366];[.C366];[.D366];[.E366];[.F366])" table:style-name="ce1">
            <text:p>327.9012855</text:p>
          </table:table-cell>
          <table:table-cell table:number-columns-repeated="16377"/>
        </table:table-row>
        <table:table-row table:style-name="ro1">
          <table:table-cell office:value-type="float" office:value="371.60516328300002" table:style-name="ce2">
            <text:p>371.6051633</text:p>
          </table:table-cell>
          <table:table-cell office:value-type="float" office:value="566.80219053999997" table:style-name="ce2">
            <text:p>566.8021905</text:p>
          </table:table-cell>
          <table:table-cell office:value-type="float" office:value="2.0598575587400001" table:style-name="ce2">
            <text:p>2.059857559</text:p>
          </table:table-cell>
          <table:table-cell office:value-type="float" office:value="319.96057971900001" table:style-name="ce2">
            <text:p>319.9605797</text:p>
          </table:table-cell>
          <table:table-cell office:value-type="float" office:value="494.54446234199997" table:style-name="ce2">
            <text:p>494.5444623</text:p>
          </table:table-cell>
          <table:table-cell office:value-type="float" office:value="168.59030864100001" table:style-name="ce2">
            <text:p>168.5903086</text:p>
          </table:table-cell>
          <table:table-cell office:value-type="float" office:value="345.78287150100005" table:formula="of:=MEDIAN([.A367];[.B367];[.C367];[.D367];[.E367];[.F367])" table:style-name="ce1">
            <text:p>345.7828715</text:p>
          </table:table-cell>
          <table:table-cell table:number-columns-repeated="16377"/>
        </table:table-row>
        <table:table-row table:style-name="ro1">
          <table:table-cell office:value-type="float" office:value="479.45463554000003" table:style-name="ce2">
            <text:p>479.4546355</text:p>
          </table:table-cell>
          <table:table-cell office:value-type="float" office:value="670.37713480699995" table:style-name="ce2">
            <text:p>670.3771348</text:p>
          </table:table-cell>
          <table:table-cell office:value-type="float" office:value="72.240356018300005" table:style-name="ce2">
            <text:p>72.24035602</text:p>
          </table:table-cell>
          <table:table-cell office:value-type="float" office:value="308.474649172" table:style-name="ce2">
            <text:p>308.4746492</text:p>
          </table:table-cell>
          <table:table-cell office:value-type="float" office:value="421.94702042400002" table:style-name="ce2">
            <text:p>421.9470204</text:p>
          </table:table-cell>
          <table:table-cell office:value-type="float" office:value="216.67165014599999" table:style-name="ce2">
            <text:p>216.6716501</text:p>
          </table:table-cell>
          <table:table-cell office:value-type="float" office:value="365.21083479800001" table:formula="of:=MEDIAN([.A368];[.B368];[.C368];[.D368];[.E368];[.F368])" table:style-name="ce1">
            <text:p>365.2108348</text:p>
          </table:table-cell>
          <table:table-cell table:number-columns-repeated="16377"/>
        </table:table-row>
        <table:table-row table:style-name="ro1">
          <table:table-cell office:value-type="float" office:value="661.40742814700002" table:style-name="ce2">
            <text:p>661.4074281</text:p>
          </table:table-cell>
          <table:table-cell office:value-type="float" office:value="684.69307246599999" table:style-name="ce2">
            <text:p>684.6930725</text:p>
          </table:table-cell>
          <table:table-cell office:value-type="float" office:value="59.829889913800002" table:style-name="ce2">
            <text:p>59.82988991</text:p>
          </table:table-cell>
          <table:table-cell office:value-type="float" office:value="298.78474605899999" table:style-name="ce2">
            <text:p>298.7847461</text:p>
          </table:table-cell>
          <table:table-cell office:value-type="float" office:value="540.16050398200002" table:style-name="ce2">
            <text:p>540.160504</text:p>
          </table:table-cell>
          <table:table-cell office:value-type="float" office:value="277.14210595700001" table:style-name="ce2">
            <text:p>277.142106</text:p>
          </table:table-cell>
          <table:table-cell office:value-type="float" office:value="419.4726250205" table:formula="of:=MEDIAN([.A369];[.B369];[.C369];[.D369];[.E369];[.F369])" table:style-name="ce1">
            <text:p>419.472625</text:p>
          </table:table-cell>
          <table:table-cell table:number-columns-repeated="16377"/>
        </table:table-row>
        <table:table-row table:style-name="ro1">
          <table:table-cell office:value-type="float" office:value="673.01796910999997" table:style-name="ce2">
            <text:p>673.0179691</text:p>
          </table:table-cell>
          <table:table-cell office:value-type="float" office:value="686.60703757199997" table:style-name="ce2">
            <text:p>686.6070376</text:p>
          </table:table-cell>
          <table:table-cell office:value-type="float" office:value="9.47270601482" table:style-name="ce2">
            <text:p>9.472706015</text:p>
          </table:table-cell>
          <table:table-cell office:value-type="float" office:value="301.34471879400002" table:style-name="ce2">
            <text:p>301.3447188</text:p>
          </table:table-cell>
          <table:table-cell office:value-type="float" office:value="559.80940822399998" table:style-name="ce2">
            <text:p>559.8094082</text:p>
          </table:table-cell>
          <table:table-cell office:value-type="float" office:value="316.64758391100003" table:style-name="ce2">
            <text:p>316.6475839</text:p>
          </table:table-cell>
          <table:table-cell office:value-type="float" office:value="438.22849606750003" table:formula="of:=MEDIAN([.A370];[.B370];[.C370];[.D370];[.E370];[.F370])" table:style-name="ce1">
            <text:p>438.2284961</text:p>
          </table:table-cell>
          <table:table-cell table:number-columns-repeated="16377"/>
        </table:table-row>
        <table:table-row table:style-name="ro1">
          <table:table-cell office:value-type="float" office:value="661.74057494199997" table:style-name="ce2">
            <text:p>661.7405749</text:p>
          </table:table-cell>
          <table:table-cell office:value-type="float" office:value="673.754529886" table:style-name="ce2">
            <text:p>673.7545299</text:p>
          </table:table-cell>
          <table:table-cell office:value-type="float" office:value="1.9016244572100001" table:style-name="ce2">
            <text:p>1.901624457</text:p>
          </table:table-cell>
          <table:table-cell office:value-type="float" office:value="269.17644324700001" table:style-name="ce2">
            <text:p>269.1764432</text:p>
          </table:table-cell>
          <table:table-cell office:value-type="float" office:value="672.95892258499998" table:style-name="ce2">
            <text:p>672.9589226</text:p>
          </table:table-cell>
          <table:table-cell office:value-type="float" office:value="336.78112731099998" table:style-name="ce2">
            <text:p>336.7811273</text:p>
          </table:table-cell>
          <table:table-cell office:value-type="float" office:value="499.26085112649997" table:formula="of:=MEDIAN([.A371];[.B371];[.C371];[.D371];[.E371];[.F371])" table:style-name="ce1">
            <text:p>499.2608511</text:p>
          </table:table-cell>
          <table:table-cell table:number-columns-repeated="16377"/>
        </table:table-row>
        <table:table-row table:style-name="ro1">
          <table:table-cell office:value-type="float" office:value="378.91222735500003" table:style-name="ce2">
            <text:p>378.9122274</text:p>
          </table:table-cell>
          <table:table-cell office:value-type="float" office:value="677.50585635699997" table:style-name="ce2">
            <text:p>677.5058564</text:p>
          </table:table-cell>
          <table:table-cell office:value-type="float" office:value="1.87435054253" table:style-name="ce2">
            <text:p>1.874350543</text:p>
          </table:table-cell>
          <table:table-cell office:value-type="float" office:value="284.56446197299999" table:style-name="ce2">
            <text:p>284.564462</text:p>
          </table:table-cell>
          <table:table-cell office:value-type="float" office:value="714.875432735" table:style-name="ce2">
            <text:p>714.8754327</text:p>
          </table:table-cell>
          <table:table-cell office:value-type="float" office:value="179.007871446" table:style-name="ce2">
            <text:p>179.0078714</text:p>
          </table:table-cell>
          <table:table-cell office:value-type="float" office:value="331.73834466400001" table:formula="of:=MEDIAN([.A372];[.B372];[.C372];[.D372];[.E372];[.F372])" table:style-name="ce1">
            <text:p>331.7383447</text:p>
          </table:table-cell>
          <table:table-cell table:number-columns-repeated="16377"/>
        </table:table-row>
        <table:table-row table:style-name="ro1">
          <table:table-cell office:value-type="float" office:value="87.184173880499998" table:style-name="ce2">
            <text:p>87.18417388</text:p>
          </table:table-cell>
          <table:table-cell office:value-type="float" office:value="634.50114125200002" table:style-name="ce2">
            <text:p>634.5011413</text:p>
          </table:table-cell>
          <table:table-cell office:value-type="float" office:value="59.7067240967" table:style-name="ce2">
            <text:p>59.7067241</text:p>
          </table:table-cell>
          <table:table-cell office:value-type="float" office:value="272.18602595700003" table:style-name="ce2">
            <text:p>272.186026</text:p>
          </table:table-cell>
          <table:table-cell office:value-type="float" office:value="819.02234582300002" table:style-name="ce2">
            <text:p>819.0223458</text:p>
          </table:table-cell>
          <table:table-cell office:value-type="float" office:value="257.41573532799998" table:style-name="ce2">
            <text:p>257.4157353</text:p>
          </table:table-cell>
          <table:table-cell office:value-type="float" office:value="264.80088064250003" table:formula="of:=MEDIAN([.A373];[.B373];[.C373];[.D373];[.E373];[.F373])" table:style-name="ce1">
            <text:p>264.8008806</text:p>
          </table:table-cell>
          <table:table-cell table:number-columns-repeated="16377"/>
        </table:table-row>
        <table:table-row table:style-name="ro1">
          <table:table-cell office:value-type="float" office:value="387.968279494" table:style-name="ce2">
            <text:p>387.9682795</text:p>
          </table:table-cell>
          <table:table-cell office:value-type="float" office:value="429.299287687" table:style-name="ce2">
            <text:p>429.2992877</text:p>
          </table:table-cell>
          <table:table-cell office:value-type="float" office:value="5.0140674244800003" table:style-name="ce2">
            <text:p>5.014067424</text:p>
          </table:table-cell>
          <table:table-cell office:value-type="float" office:value="304.881809519" table:style-name="ce2">
            <text:p>304.8818095</text:p>
          </table:table-cell>
          <table:table-cell office:value-type="float" office:value="826.29714540999998" table:style-name="ce2">
            <text:p>826.2971454</text:p>
          </table:table-cell>
          <table:table-cell office:value-type="float" office:value="307.314683957" table:style-name="ce2">
            <text:p>307.314684</text:p>
          </table:table-cell>
          <table:table-cell office:value-type="float" office:value="347.6414817255" table:formula="of:=MEDIAN([.A374];[.B374];[.C374];[.D374];[.E374];[.F374])" table:style-name="ce1">
            <text:p>347.6414817</text:p>
          </table:table-cell>
          <table:table-cell table:number-columns-repeated="16377"/>
        </table:table-row>
        <table:table-row table:style-name="ro1">
          <table:table-cell office:value-type="float" office:value="364.36842957300001" table:style-name="ce2">
            <text:p>364.3684296</text:p>
          </table:table-cell>
          <table:table-cell office:value-type="float" office:value="652.53673179800001" table:style-name="ce2">
            <text:p>652.5367318</text:p>
          </table:table-cell>
          <table:table-cell office:value-type="float" office:value="2.1823969802200001" table:style-name="ce2">
            <text:p>2.18239698</text:p>
          </table:table-cell>
          <table:table-cell office:value-type="float" office:value="299.36084211000002" table:style-name="ce2">
            <text:p>299.3608421</text:p>
          </table:table-cell>
          <table:table-cell office:value-type="float" office:value="805.15287959700004" table:style-name="ce2">
            <text:p>805.1528796</text:p>
          </table:table-cell>
          <table:table-cell office:value-type="float" office:value="271.48369214100001" table:style-name="ce2">
            <text:p>271.4836921</text:p>
          </table:table-cell>
          <table:table-cell office:value-type="float" office:value="331.86463584149999" table:formula="of:=MEDIAN([.A375];[.B375];[.C375];[.D375];[.E375];[.F375])" table:style-name="ce1">
            <text:p>331.8646358</text:p>
          </table:table-cell>
          <table:table-cell table:number-columns-repeated="16377"/>
        </table:table-row>
        <table:table-row table:style-name="ro1">
          <table:table-cell office:value-type="float" office:value="381.779846593" table:style-name="ce2">
            <text:p>381.7798466</text:p>
          </table:table-cell>
          <table:table-cell office:value-type="float" office:value="696.07922639599997" table:style-name="ce2">
            <text:p>696.0792264</text:p>
          </table:table-cell>
          <table:table-cell office:value-type="float" office:value="69.053013248599996" table:style-name="ce2">
            <text:p>69.05301325</text:p>
          </table:table-cell>
          <table:table-cell office:value-type="float" office:value="299.15891924599998" table:style-name="ce2">
            <text:p>299.1589192</text:p>
          </table:table-cell>
          <table:table-cell office:value-type="float" office:value="837.74277007299997" table:style-name="ce2">
            <text:p>837.7427701</text:p>
          </table:table-cell>
          <table:table-cell office:value-type="float" office:value="324.73916982200001" table:style-name="ce2">
            <text:p>324.7391698</text:p>
          </table:table-cell>
          <table:table-cell office:value-type="float" office:value="353.25950820750001" table:formula="of:=MEDIAN([.A376];[.B376];[.C376];[.D376];[.E376];[.F376])" table:style-name="ce1">
            <text:p>353.2595082</text:p>
          </table:table-cell>
          <table:table-cell table:number-columns-repeated="16377"/>
        </table:table-row>
        <table:table-row table:style-name="ro1">
          <table:table-cell office:value-type="float" office:value="373.58552586399998" table:style-name="ce2">
            <text:p>373.5855259</text:p>
          </table:table-cell>
          <table:table-cell office:value-type="float" office:value="670.84518033999996" table:style-name="ce2">
            <text:p>670.8451803</text:p>
          </table:table-cell>
          <table:table-cell office:value-type="float" office:value="65.412688483300002" table:style-name="ce2">
            <text:p>65.41268848</text:p>
          </table:table-cell>
          <table:table-cell office:value-type="float" office:value="286.11884667200002" table:style-name="ce2">
            <text:p>286.1188467</text:p>
          </table:table-cell>
          <table:table-cell office:value-type="float" office:value="843.57135271599998" table:style-name="ce2">
            <text:p>843.5713527</text:p>
          </table:table-cell>
          <table:table-cell office:value-type="float" office:value="311.38018211899998" table:style-name="ce2">
            <text:p>311.3801821</text:p>
          </table:table-cell>
          <table:table-cell office:value-type="float" office:value="342.48285399149995" table:formula="of:=MEDIAN([.A377];[.B377];[.C377];[.D377];[.E377];[.F377])" table:style-name="ce1">
            <text:p>342.482854</text:p>
          </table:table-cell>
          <table:table-cell table:number-columns-repeated="16377"/>
        </table:table-row>
        <table:table-row table:style-name="ro1">
          <table:table-cell office:value-type="float" office:value="263.81537233400002" table:style-name="ce2">
            <text:p>263.8153723</text:p>
          </table:table-cell>
          <table:table-cell office:value-type="float" office:value="691.47336261999999" table:style-name="ce2">
            <text:p>691.4733626</text:p>
          </table:table-cell>
          <table:table-cell office:value-type="float" office:value="8.2136745233300008" table:style-name="ce2">
            <text:p>8.213674523</text:p>
          </table:table-cell>
          <table:table-cell office:value-type="float" office:value="305.457726745" table:style-name="ce2">
            <text:p>305.4577267</text:p>
          </table:table-cell>
          <table:table-cell office:value-type="float" office:value="854.18943493200004" table:style-name="ce2">
            <text:p>854.1894349</text:p>
          </table:table-cell>
          <table:table-cell office:value-type="float" office:value="225.36419484300001" table:style-name="ce2">
            <text:p>225.3641948</text:p>
          </table:table-cell>
          <table:table-cell office:value-type="float" office:value="284.63654953950004" table:formula="of:=MEDIAN([.A378];[.B378];[.C378];[.D378];[.E378];[.F378])" table:style-name="ce1">
            <text:p>284.6365495</text:p>
          </table:table-cell>
          <table:table-cell table:number-columns-repeated="16377"/>
        </table:table-row>
        <table:table-row table:style-name="ro1">
          <table:table-cell office:value-type="float" office:value="387.80891613300003" table:style-name="ce2">
            <text:p>387.8089161</text:p>
          </table:table-cell>
          <table:table-cell office:value-type="float" office:value="690.28319247599995" table:style-name="ce2">
            <text:p>690.2831925</text:p>
          </table:table-cell>
          <table:table-cell office:value-type="float" office:value="1.97160479327" table:style-name="ce2">
            <text:p>1.971604793</text:p>
          </table:table-cell>
          <table:table-cell office:value-type="float" office:value="288.40000018900002" table:style-name="ce2">
            <text:p>288.4000002</text:p>
          </table:table-cell>
          <table:table-cell office:value-type="float" office:value="551.34887715299999" table:style-name="ce2">
            <text:p>551.3488772</text:p>
          </table:table-cell>
          <table:table-cell office:value-type="float" office:value="228.441456254" table:style-name="ce2">
            <text:p>228.4414563</text:p>
          </table:table-cell>
          <table:table-cell office:value-type="float" office:value="338.10445816100003" table:formula="of:=MEDIAN([.A379];[.B379];[.C379];[.D379];[.E379];[.F379])" table:style-name="ce1">
            <text:p>338.1044582</text:p>
          </table:table-cell>
          <table:table-cell table:number-columns-repeated="16377"/>
        </table:table-row>
        <table:table-row table:style-name="ro1">
          <table:table-cell office:value-type="float" office:value="647.47750431899999" table:style-name="ce2">
            <text:p>647.4775043</text:p>
          </table:table-cell>
          <table:table-cell office:value-type="float" office:value="610.19146062699997" table:style-name="ce2">
            <text:p>610.1914606</text:p>
          </table:table-cell>
          <table:table-cell office:value-type="float" office:value="1.59919338865" table:style-name="ce2">
            <text:p>1.599193389</text:p>
          </table:table-cell>
          <table:table-cell office:value-type="float" office:value="273.96463626600001" table:style-name="ce2">
            <text:p>273.9646363</text:p>
          </table:table-cell>
          <table:table-cell office:value-type="float" office:value="347.757485014" table:style-name="ce2">
            <text:p>347.757485</text:p>
          </table:table-cell>
          <table:table-cell office:value-type="float" office:value="260.468795344" table:style-name="ce2">
            <text:p>260.4687953</text:p>
          </table:table-cell>
          <table:table-cell office:value-type="float" office:value="310.86106064000001" table:formula="of:=MEDIAN([.A380];[.B380];[.C380];[.D380];[.E380];[.F380])" table:style-name="ce1">
            <text:p>310.8610606</text:p>
          </table:table-cell>
          <table:table-cell table:number-columns-repeated="16377"/>
        </table:table-row>
        <table:table-row table:style-name="ro1">
          <table:table-cell office:value-type="float" office:value="673.03675343999998" table:style-name="ce2">
            <text:p>673.0367534</text:p>
          </table:table-cell>
          <table:table-cell office:value-type="float" office:value="680.132016862" table:style-name="ce2">
            <text:p>680.1320169</text:p>
          </table:table-cell>
          <table:table-cell office:value-type="float" office:value="1.45977963125" table:style-name="ce2">
            <text:p>1.459779631</text:p>
          </table:table-cell>
          <table:table-cell office:value-type="float" office:value="282.41174579300002" table:style-name="ce2">
            <text:p>282.4117458</text:p>
          </table:table-cell>
          <table:table-cell office:value-type="float" office:value="616.57746801899998" table:style-name="ce2">
            <text:p>616.577468</text:p>
          </table:table-cell>
          <table:table-cell office:value-type="float" office:value="256.982968986" table:style-name="ce2">
            <text:p>256.982969</text:p>
          </table:table-cell>
          <table:table-cell office:value-type="float" office:value="449.494606906" table:formula="of:=MEDIAN([.A381];[.B381];[.C381];[.D381];[.E381];[.F381])" table:style-name="ce1">
            <text:p>449.4946069</text:p>
          </table:table-cell>
          <table:table-cell table:number-columns-repeated="16377"/>
        </table:table-row>
        <table:table-row table:style-name="ro1">
          <table:table-cell office:value-type="float" office:value="667.52196349899998" table:style-name="ce2">
            <text:p>667.5219635</text:p>
          </table:table-cell>
          <table:table-cell office:value-type="float" office:value="677.02479200000005" table:style-name="ce2">
            <text:p>677.024792</text:p>
          </table:table-cell>
          <table:table-cell office:value-type="float" office:value="54.532616615999999" table:style-name="ce2">
            <text:p>54.53261662</text:p>
          </table:table-cell>
          <table:table-cell office:value-type="float" office:value="277.66355670199999" table:style-name="ce2">
            <text:p>277.6635567</text:p>
          </table:table-cell>
          <table:table-cell office:value-type="float" office:value="858.31777623599999" table:style-name="ce2">
            <text:p>858.3177762</text:p>
          </table:table-cell>
          <table:table-cell office:value-type="float" office:value="216.43653014" table:style-name="ce2">
            <text:p>216.4365301</text:p>
          </table:table-cell>
          <table:table-cell office:value-type="float" office:value="472.59276010049996" table:formula="of:=MEDIAN([.A382];[.B382];[.C382];[.D382];[.E382];[.F382])" table:style-name="ce1">
            <text:p>472.5927601</text:p>
          </table:table-cell>
          <table:table-cell table:number-columns-repeated="16377"/>
        </table:table-row>
        <table:table-row table:style-name="ro1">
          <table:table-cell office:value-type="float" office:value="670.91133057399998" table:style-name="ce2">
            <text:p>670.9113306</text:p>
          </table:table-cell>
          <table:table-cell office:value-type="float" office:value="684.34006285299995" table:style-name="ce2">
            <text:p>684.3400629</text:p>
          </table:table-cell>
          <table:table-cell office:value-type="float" office:value="4.0804796962700003" table:style-name="ce2">
            <text:p>4.080479696</text:p>
          </table:table-cell>
          <table:table-cell office:value-type="float" office:value="279.000125981" table:style-name="ce2">
            <text:p>279.000126</text:p>
          </table:table-cell>
          <table:table-cell office:value-type="float" office:value="858.92362879200004" table:style-name="ce2">
            <text:p>858.9236288</text:p>
          </table:table-cell>
          <table:table-cell office:value-type="float" office:value="205.73029129" table:style-name="ce2">
            <text:p>205.7302913</text:p>
          </table:table-cell>
          <table:table-cell office:value-type="float" office:value="474.95572827749999" table:formula="of:=MEDIAN([.A383];[.B383];[.C383];[.D383];[.E383];[.F383])" table:style-name="ce1">
            <text:p>474.9557283</text:p>
          </table:table-cell>
          <table:table-cell table:number-columns-repeated="16377"/>
        </table:table-row>
        <table:table-row table:style-name="ro1">
          <table:table-cell office:value-type="float" office:value="382.78640969700001" table:style-name="ce2">
            <text:p>382.7864097</text:p>
          </table:table-cell>
          <table:table-cell office:value-type="float" office:value="683.04712584399999" table:style-name="ce2">
            <text:p>683.0471258</text:p>
          </table:table-cell>
          <table:table-cell office:value-type="float" office:value="62.446748135699998" table:style-name="ce2">
            <text:p>62.44674814</text:p>
          </table:table-cell>
          <table:table-cell office:value-type="float" office:value="301.95378168500002" table:style-name="ce2">
            <text:p>301.9537817</text:p>
          </table:table-cell>
          <table:table-cell office:value-type="float" office:value="830.00206643199999" table:style-name="ce2">
            <text:p>830.0020664</text:p>
          </table:table-cell>
          <table:table-cell office:value-type="float" office:value="286.22401553600002" table:style-name="ce2">
            <text:p>286.2240155</text:p>
          </table:table-cell>
          <table:table-cell office:value-type="float" office:value="342.37009569100002" table:formula="of:=MEDIAN([.A384];[.B384];[.C384];[.D384];[.E384];[.F384])" table:style-name="ce1">
            <text:p>342.3700957</text:p>
          </table:table-cell>
          <table:table-cell table:number-columns-repeated="16377"/>
        </table:table-row>
        <table:table-row table:style-name="ro1">
          <table:table-cell office:value-type="float" office:value="90.084305242499994" table:style-name="ce2">
            <text:p>90.08430524</text:p>
          </table:table-cell>
          <table:table-cell office:value-type="float" office:value="686.98943426200003" table:style-name="ce2">
            <text:p>686.9894343</text:p>
          </table:table-cell>
          <table:table-cell office:value-type="float" office:value="61.117144209499997" table:style-name="ce2">
            <text:p>61.11714421</text:p>
          </table:table-cell>
          <table:table-cell office:value-type="float" office:value="280.15416094099999" table:style-name="ce2">
            <text:p>280.1541609</text:p>
          </table:table-cell>
          <table:table-cell office:value-type="float" office:value="848.82857282999998" table:style-name="ce2">
            <text:p>848.8285728</text:p>
          </table:table-cell>
          <table:table-cell office:value-type="float" office:value="201.26676669599999" table:style-name="ce2">
            <text:p>201.2667667</text:p>
          </table:table-cell>
          <table:table-cell office:value-type="float" office:value="240.71046381849999" table:formula="of:=MEDIAN([.A385];[.B385];[.C385];[.D385];[.E385];[.F385])" table:style-name="ce1">
            <text:p>240.7104638</text:p>
          </table:table-cell>
          <table:table-cell table:number-columns-repeated="16377"/>
        </table:table-row>
        <table:table-row table:style-name="ro1">
          <table:table-cell office:value-type="float" office:value="375.779137306" table:style-name="ce2">
            <text:p>375.7791373</text:p>
          </table:table-cell>
          <table:table-cell office:value-type="float" office:value="683.67198913799996" table:style-name="ce2">
            <text:p>683.6719891</text:p>
          </table:table-cell>
          <table:table-cell office:value-type="float" office:value="171.09502055499999" table:style-name="ce2">
            <text:p>171.0950206</text:p>
          </table:table-cell>
          <table:table-cell office:value-type="float" office:value="310.78736471500002" table:style-name="ce2">
            <text:p>310.7873647</text:p>
          </table:table-cell>
          <table:table-cell office:value-type="float" office:value="861.51944806799997" table:style-name="ce2">
            <text:p>861.5194481</text:p>
          </table:table-cell>
          <table:table-cell office:value-type="float" office:value="317.87275125500003" table:style-name="ce2">
            <text:p>317.8727513</text:p>
          </table:table-cell>
          <table:table-cell office:value-type="float" office:value="346.82594428050004" table:formula="of:=MEDIAN([.A386];[.B386];[.C386];[.D386];[.E386];[.F386])" table:style-name="ce1">
            <text:p>346.8259443</text:p>
          </table:table-cell>
          <table:table-cell table:number-columns-repeated="16377"/>
        </table:table-row>
        <table:table-row table:style-name="ro1">
          <table:table-cell office:value-type="float" office:value="387.87189988" table:style-name="ce2">
            <text:p>387.8718999</text:p>
          </table:table-cell>
          <table:table-cell office:value-type="float" office:value="690.511672664" table:style-name="ce2">
            <text:p>690.5116727</text:p>
          </table:table-cell>
          <table:table-cell office:value-type="float" office:value="68.810762483600001" table:style-name="ce2">
            <text:p>68.81076248</text:p>
          </table:table-cell>
          <table:table-cell office:value-type="float" office:value="281.36613709099998" table:style-name="ce2">
            <text:p>281.3661371</text:p>
          </table:table-cell>
          <table:table-cell office:value-type="float" office:value="865.930561066" table:style-name="ce2">
            <text:p>865.9305611</text:p>
          </table:table-cell>
          <table:table-cell office:value-type="float" office:value="270.12699615399998" table:style-name="ce2">
            <text:p>270.1269962</text:p>
          </table:table-cell>
          <table:table-cell office:value-type="float" office:value="334.61901848549996" table:formula="of:=MEDIAN([.A387];[.B387];[.C387];[.D387];[.E387];[.F387])" table:style-name="ce1">
            <text:p>334.6190185</text:p>
          </table:table-cell>
          <table:table-cell table:number-columns-repeated="16377"/>
        </table:table-row>
        <table:table-row table:style-name="ro1">
          <table:table-cell office:value-type="float" office:value="386.66686720199999" table:style-name="ce2">
            <text:p>386.6668672</text:p>
          </table:table-cell>
          <table:table-cell office:value-type="float" office:value="694.11448667000002" table:style-name="ce2">
            <text:p>694.1144867</text:p>
          </table:table-cell>
          <table:table-cell office:value-type="float" office:value="58.329594802199999" table:style-name="ce2">
            <text:p>58.3295948</text:p>
          </table:table-cell>
          <table:table-cell office:value-type="float" office:value="277.19721555400002" table:style-name="ce2">
            <text:p>277.1972156</text:p>
          </table:table-cell>
          <table:table-cell office:value-type="float" office:value="855.75626816800002" table:style-name="ce2">
            <text:p>855.7562682</text:p>
          </table:table-cell>
          <table:table-cell office:value-type="float" office:value="297.15787838599999" table:style-name="ce2">
            <text:p>297.1578784</text:p>
          </table:table-cell>
          <table:table-cell office:value-type="float" office:value="341.91237279400002" table:formula="of:=MEDIAN([.A388];[.B388];[.C388];[.D388];[.E388];[.F388])" table:style-name="ce1">
            <text:p>341.9123728</text:p>
          </table:table-cell>
          <table:table-cell table:number-columns-repeated="16377"/>
        </table:table-row>
        <table:table-row table:style-name="ro1">
          <table:table-cell office:value-type="float" office:value="369.596824051" table:style-name="ce2">
            <text:p>369.5968241</text:p>
          </table:table-cell>
          <table:table-cell office:value-type="float" office:value="412.14334580000002" table:style-name="ce2">
            <text:p>412.1433458</text:p>
          </table:table-cell>
          <table:table-cell office:value-type="float" office:value="73.6334351685" table:style-name="ce2">
            <text:p>73.63343517</text:p>
          </table:table-cell>
          <table:table-cell office:value-type="float" office:value="293.028009973" table:style-name="ce2">
            <text:p>293.02801</text:p>
          </table:table-cell>
          <table:table-cell office:value-type="float" office:value="514.80510416599998" table:style-name="ce2">
            <text:p>514.8051042</text:p>
          </table:table-cell>
          <table:table-cell office:value-type="float" office:value="271.63046213899997" table:style-name="ce2">
            <text:p>271.6304621</text:p>
          </table:table-cell>
          <table:table-cell office:value-type="float" office:value="331.31241701199997" table:formula="of:=MEDIAN([.A389];[.B389];[.C389];[.D389];[.E389];[.F389])" table:style-name="ce1">
            <text:p>331.312417</text:p>
          </table:table-cell>
          <table:table-cell table:number-columns-repeated="16377"/>
        </table:table-row>
        <table:table-row table:style-name="ro1">
          <table:table-cell office:value-type="float" office:value="92.893482397300005" table:style-name="ce2">
            <text:p>92.8934824</text:p>
          </table:table-cell>
          <table:table-cell office:value-type="float" office:value="645.718167419" table:style-name="ce2">
            <text:p>645.7181674</text:p>
          </table:table-cell>
          <table:table-cell office:value-type="float" office:value="11.462735077" table:style-name="ce2">
            <text:p>11.46273508</text:p>
          </table:table-cell>
          <table:table-cell office:value-type="float" office:value="300.21014346499999" table:style-name="ce2">
            <text:p>300.2101435</text:p>
          </table:table-cell>
          <table:table-cell office:value-type="float" office:value="688.61847183099997" table:style-name="ce2">
            <text:p>688.6184718</text:p>
          </table:table-cell>
          <table:table-cell office:value-type="float" office:value="217.97919284" table:style-name="ce2">
            <text:p>217.9791928</text:p>
          </table:table-cell>
          <table:table-cell office:value-type="float" office:value="259.09466815249999" table:formula="of:=MEDIAN([.A390];[.B390];[.C390];[.D390];[.E390];[.F390])" table:style-name="ce1">
            <text:p>259.0946682</text:p>
          </table:table-cell>
          <table:table-cell table:number-columns-repeated="16377"/>
        </table:table-row>
        <table:table-row table:style-name="ro1">
          <table:table-cell office:value-type="float" office:value="89.893248898099998" table:style-name="ce2">
            <text:p>89.8932489</text:p>
          </table:table-cell>
          <table:table-cell office:value-type="float" office:value="410.00458521000002" table:style-name="ce2">
            <text:p>410.0045852</text:p>
          </table:table-cell>
          <table:table-cell office:value-type="float" office:value="57.998759523899999" table:style-name="ce2">
            <text:p>57.99875952</text:p>
          </table:table-cell>
          <table:table-cell office:value-type="float" office:value="271.76425656499998" table:style-name="ce2">
            <text:p>271.7642566</text:p>
          </table:table-cell>
          <table:table-cell office:value-type="float" office:value="886.08322625999995" table:style-name="ce2">
            <text:p>886.0832263</text:p>
          </table:table-cell>
          <table:table-cell office:value-type="float" office:value="321.07769951799997" table:style-name="ce2">
            <text:p>321.0776995</text:p>
          </table:table-cell>
          <table:table-cell office:value-type="float" office:value="296.42097804150001" table:formula="of:=MEDIAN([.A391];[.B391];[.C391];[.D391];[.E391];[.F391])" table:style-name="ce1">
            <text:p>296.420978</text:p>
          </table:table-cell>
          <table:table-cell table:number-columns-repeated="16377"/>
        </table:table-row>
        <table:table-row table:style-name="ro1">
          <table:table-cell office:value-type="float" office:value="382.36979424600003" table:style-name="ce2">
            <text:p>382.3697942</text:p>
          </table:table-cell>
          <table:table-cell office:value-type="float" office:value="652.41706744500004" table:style-name="ce2">
            <text:p>652.4170674</text:p>
          </table:table-cell>
          <table:table-cell office:value-type="float" office:value="190.31907321099999" table:style-name="ce2">
            <text:p>190.3190732</text:p>
          </table:table-cell>
          <table:table-cell office:value-type="float" office:value="270.45207682" table:style-name="ce2">
            <text:p>270.4520768</text:p>
          </table:table-cell>
          <table:table-cell office:value-type="float" office:value="845.54258494999999" table:style-name="ce2">
            <text:p>845.542585</text:p>
          </table:table-cell>
          <table:table-cell office:value-type="float" office:value="247.38771393499999" table:style-name="ce2">
            <text:p>247.3877139</text:p>
          </table:table-cell>
          <table:table-cell office:value-type="float" office:value="326.41093553300004" table:formula="of:=MEDIAN([.A392];[.B392];[.C392];[.D392];[.E392];[.F392])" table:style-name="ce1">
            <text:p>326.4109355</text:p>
          </table:table-cell>
          <table:table-cell table:number-columns-repeated="16377"/>
        </table:table-row>
        <table:table-row table:style-name="ro1">
          <table:table-cell office:value-type="float" office:value="670.980929694" table:style-name="ce2">
            <text:p>670.9809297</text:p>
          </table:table-cell>
          <table:table-cell office:value-type="float" office:value="685.04932940900005" table:style-name="ce2">
            <text:p>685.0493294</text:p>
          </table:table-cell>
          <table:table-cell office:value-type="float" office:value="3.4312735060700001" table:style-name="ce2">
            <text:p>3.431273506</text:p>
          </table:table-cell>
          <table:table-cell office:value-type="float" office:value="278.336219653" table:style-name="ce2">
            <text:p>278.3362197</text:p>
          </table:table-cell>
          <table:table-cell office:value-type="float" office:value="870.083219751" table:style-name="ce2">
            <text:p>870.0832198</text:p>
          </table:table-cell>
          <table:table-cell office:value-type="float" office:value="223.604199158" table:style-name="ce2">
            <text:p>223.6041992</text:p>
          </table:table-cell>
          <table:table-cell office:value-type="float" office:value="474.65857467349997" table:formula="of:=MEDIAN([.A393];[.B393];[.C393];[.D393];[.E393];[.F393])" table:style-name="ce1">
            <text:p>474.6585747</text:p>
          </table:table-cell>
          <table:table-cell table:number-columns-repeated="16377"/>
        </table:table-row>
        <table:table-row table:style-name="ro1">
          <table:table-cell office:value-type="float" office:value="678.20897188900005" table:style-name="ce2">
            <text:p>678.2089719</text:p>
          </table:table-cell>
          <table:table-cell office:value-type="float" office:value="658.69650437200005" table:style-name="ce2">
            <text:p>658.6965044</text:p>
          </table:table-cell>
          <table:table-cell office:value-type="float" office:value="62.515533964600003" table:style-name="ce2">
            <text:p>62.51553396</text:p>
          </table:table-cell>
          <table:table-cell office:value-type="float" office:value="290.46435791900001" table:style-name="ce2">
            <text:p>290.4643579</text:p>
          </table:table-cell>
          <table:table-cell office:value-type="float" office:value="874.99666181500004" table:style-name="ce2">
            <text:p>874.9966618</text:p>
          </table:table-cell>
          <table:table-cell office:value-type="float" office:value="326.89643775799999" table:style-name="ce2">
            <text:p>326.8964378</text:p>
          </table:table-cell>
          <table:table-cell office:value-type="float" office:value="492.79647106499999" table:formula="of:=MEDIAN([.A394];[.B394];[.C394];[.D394];[.E394];[.F394])" table:style-name="ce1">
            <text:p>492.7964711</text:p>
          </table:table-cell>
          <table:table-cell table:number-columns-repeated="16377"/>
        </table:table-row>
        <table:table-row table:style-name="ro1">
          <table:table-cell office:value-type="float" office:value="673.57524446900004" table:style-name="ce2">
            <text:p>673.5752445</text:p>
          </table:table-cell>
          <table:table-cell office:value-type="float" office:value="420.53092536000003" table:style-name="ce2">
            <text:p>420.5309254</text:p>
          </table:table-cell>
          <table:table-cell office:value-type="float" office:value="2.7723496973800001" table:style-name="ce2">
            <text:p>2.772349697</text:p>
          </table:table-cell>
          <table:table-cell office:value-type="float" office:value="293.94788015500001" table:style-name="ce2">
            <text:p>293.9478802</text:p>
          </table:table-cell>
          <table:table-cell office:value-type="float" office:value="885.54255724400002" table:style-name="ce2">
            <text:p>885.5425572</text:p>
          </table:table-cell>
          <table:table-cell office:value-type="float" office:value="323.78481239500002" table:style-name="ce2">
            <text:p>323.7848124</text:p>
          </table:table-cell>
          <table:table-cell office:value-type="float" office:value="372.15786887750005" table:formula="of:=MEDIAN([.A395];[.B395];[.C395];[.D395];[.E395];[.F395])" table:style-name="ce1">
            <text:p>372.1578689</text:p>
          </table:table-cell>
          <table:table-cell table:number-columns-repeated="16377"/>
        </table:table-row>
        <table:table-row table:style-name="ro1">
          <table:table-cell office:value-type="float" office:value="662.37350415599997" table:style-name="ce2">
            <text:p>662.3735042</text:p>
          </table:table-cell>
          <table:table-cell office:value-type="float" office:value="669.11291103999997" table:style-name="ce2">
            <text:p>669.112911</text:p>
          </table:table-cell>
          <table:table-cell office:value-type="float" office:value="1.2445528647599999" table:style-name="ce2">
            <text:p>1.244552865</text:p>
          </table:table-cell>
          <table:table-cell office:value-type="float" office:value="284.30548812000001" table:style-name="ce2">
            <text:p>284.3054881</text:p>
          </table:table-cell>
          <table:table-cell office:value-type="float" office:value="506.07057367599998" table:style-name="ce2">
            <text:p>506.0705737</text:p>
          </table:table-cell>
          <table:table-cell office:value-type="float" office:value="219.00395445199999" table:style-name="ce2">
            <text:p>219.0039545</text:p>
          </table:table-cell>
          <table:table-cell office:value-type="float" office:value="395.18803089799997" table:formula="of:=MEDIAN([.A396];[.B396];[.C396];[.D396];[.E396];[.F396])" table:style-name="ce1">
            <text:p>395.1880309</text:p>
          </table:table-cell>
          <table:table-cell table:number-columns-repeated="16377"/>
        </table:table-row>
        <table:table-row table:style-name="ro1">
          <table:table-cell office:value-type="float" office:value="382.669231196" table:style-name="ce2">
            <text:p>382.6692312</text:p>
          </table:table-cell>
          <table:table-cell office:value-type="float" office:value="693.89815942400003" table:style-name="ce2">
            <text:p>693.8981594</text:p>
          </table:table-cell>
          <table:table-cell office:value-type="float" office:value="63.949110945800001" table:style-name="ce2">
            <text:p>63.94911095</text:p>
          </table:table-cell>
          <table:table-cell office:value-type="float" office:value="304.23937248599998" table:style-name="ce2">
            <text:p>304.2393725</text:p>
          </table:table-cell>
          <table:table-cell office:value-type="float" office:value="346.35466344299999" table:style-name="ce2">
            <text:p>346.3546634</text:p>
          </table:table-cell>
          <table:table-cell office:value-type="float" office:value="253.70715018600001" table:style-name="ce2">
            <text:p>253.7071502</text:p>
          </table:table-cell>
          <table:table-cell office:value-type="float" office:value="325.29701796450001" table:formula="of:=MEDIAN([.A397];[.B397];[.C397];[.D397];[.E397];[.F397])" table:style-name="ce1">
            <text:p>325.297018</text:p>
          </table:table-cell>
          <table:table-cell table:number-columns-repeated="16377"/>
        </table:table-row>
        <table:table-row table:style-name="ro1">
          <table:table-cell office:value-type="float" office:value="376.45198126399998" table:style-name="ce2">
            <text:p>376.4519813</text:p>
          </table:table-cell>
          <table:table-cell office:value-type="float" office:value="689.34742019500004" table:style-name="ce2">
            <text:p>689.3474202</text:p>
          </table:table-cell>
          <table:table-cell office:value-type="float" office:value="66.985769226200006" table:style-name="ce2">
            <text:p>66.98576923</text:p>
          </table:table-cell>
          <table:table-cell office:value-type="float" office:value="301.39446994000002" table:style-name="ce2">
            <text:p>301.3944699</text:p>
          </table:table-cell>
          <table:table-cell office:value-type="float" office:value="508.80012316800003" table:style-name="ce2">
            <text:p>508.8001232</text:p>
          </table:table-cell>
          <table:table-cell office:value-type="float" office:value="304.38455939800002" table:style-name="ce2">
            <text:p>304.3845594</text:p>
          </table:table-cell>
          <table:table-cell office:value-type="float" office:value="340.41827033100003" table:formula="of:=MEDIAN([.A398];[.B398];[.C398];[.D398];[.E398];[.F398])" table:style-name="ce1">
            <text:p>340.4182703</text:p>
          </table:table-cell>
          <table:table-cell table:number-columns-repeated="16377"/>
        </table:table-row>
        <table:table-row table:style-name="ro1">
          <table:table-cell office:value-type="float" office:value="379.89311805099999" table:style-name="ce2">
            <text:p>379.8931181</text:p>
          </table:table-cell>
          <table:table-cell office:value-type="float" office:value="680.57697661099996" table:style-name="ce2">
            <text:p>680.5769766</text:p>
          </table:table-cell>
          <table:table-cell office:value-type="float" office:value="57.686791144700003" table:style-name="ce2">
            <text:p>57.68679114</text:p>
          </table:table-cell>
          <table:table-cell office:value-type="float" office:value="282.40212368300001" table:style-name="ce2">
            <text:p>282.4021237</text:p>
          </table:table-cell>
          <table:table-cell office:value-type="float" office:value="566.58716720500001" table:style-name="ce2">
            <text:p>566.5871672</text:p>
          </table:table-cell>
          <table:table-cell office:value-type="float" office:value="303.92173945500002" table:style-name="ce2">
            <text:p>303.9217395</text:p>
          </table:table-cell>
          <table:table-cell office:value-type="float" office:value="341.90742875299998" table:formula="of:=MEDIAN([.A399];[.B399];[.C399];[.D399];[.E399];[.F399])" table:style-name="ce1">
            <text:p>341.9074288</text:p>
          </table:table-cell>
          <table:table-cell table:number-columns-repeated="16377"/>
        </table:table-row>
        <table:table-row table:style-name="ro1">
          <table:table-cell office:value-type="float" office:value="387.39114180299998" table:style-name="ce2">
            <text:p>387.3911418</text:p>
          </table:table-cell>
          <table:table-cell office:value-type="float" office:value="668.63705510700004" table:style-name="ce2">
            <text:p>668.6370551</text:p>
          </table:table-cell>
          <table:table-cell office:value-type="float" office:value="53.141962788199997" table:style-name="ce2">
            <text:p>53.14196279</text:p>
          </table:table-cell>
          <table:table-cell office:value-type="float" office:value="303.212328394" table:style-name="ce2">
            <text:p>303.2123284</text:p>
          </table:table-cell>
          <table:table-cell office:value-type="float" office:value="774.90270771899998" table:style-name="ce2">
            <text:p>774.9027077</text:p>
          </table:table-cell>
          <table:table-cell office:value-type="float" office:value="261.03052923299998" table:style-name="ce2">
            <text:p>261.0305292</text:p>
          </table:table-cell>
          <table:table-cell office:value-type="float" office:value="345.30173509849999" table:formula="of:=MEDIAN([.A400];[.B400];[.C400];[.D400];[.E400];[.F400])" table:style-name="ce1">
            <text:p>345.3017351</text:p>
          </table:table-cell>
          <table:table-cell table:number-columns-repeated="16377"/>
        </table:table-row>
        <table:table-row table:style-name="ro1">
          <table:table-cell office:value-type="float" office:value="377.25621298099998" table:style-name="ce2">
            <text:p>377.256213</text:p>
          </table:table-cell>
          <table:table-cell office:value-type="float" office:value="672.99960902299995" table:style-name="ce2">
            <text:p>672.999609</text:p>
          </table:table-cell>
          <table:table-cell office:value-type="float" office:value="78.660941233200006" table:style-name="ce2">
            <text:p>78.66094123</text:p>
          </table:table-cell>
          <table:table-cell office:value-type="float" office:value="295.198610444" table:style-name="ce2">
            <text:p>295.1986104</text:p>
          </table:table-cell>
          <table:table-cell office:value-type="float" office:value="882.71499623800003" table:style-name="ce2">
            <text:p>882.7149962</text:p>
          </table:table-cell>
          <table:table-cell office:value-type="float" office:value="241.132044339" table:style-name="ce2">
            <text:p>241.1320443</text:p>
          </table:table-cell>
          <table:table-cell office:value-type="float" office:value="336.22741171249999" table:formula="of:=MEDIAN([.A401];[.B401];[.C401];[.D401];[.E401];[.F401])" table:style-name="ce1">
            <text:p>336.2274117</text:p>
          </table:table-cell>
          <table:table-cell table:number-columns-repeated="16377"/>
        </table:table-row>
        <table:table-row table:style-name="ro1">
          <table:table-cell office:value-type="float" office:value="529.85226271399995" table:style-name="ce2">
            <text:p>529.8522627</text:p>
          </table:table-cell>
          <table:table-cell office:value-type="float" office:value="413.04095269800001" table:style-name="ce2">
            <text:p>413.0409527</text:p>
          </table:table-cell>
          <table:table-cell office:value-type="float" office:value="55.898726316699999" table:style-name="ce2">
            <text:p>55.89872632</text:p>
          </table:table-cell>
          <table:table-cell office:value-type="float" office:value="302.63601397600002" table:style-name="ce2">
            <text:p>302.636014</text:p>
          </table:table-cell>
          <table:table-cell office:value-type="float" office:value="839.903865268" table:style-name="ce2">
            <text:p>839.9038653</text:p>
          </table:table-cell>
          <table:table-cell office:value-type="float" office:value="311.32550254699999" table:style-name="ce2">
            <text:p>311.3255025</text:p>
          </table:table-cell>
          <table:table-cell office:value-type="float" office:value="362.1832276225" table:formula="of:=MEDIAN([.A402];[.B402];[.C402];[.D402];[.E402];[.F402])" table:style-name="ce1">
            <text:p>362.1832276</text:p>
          </table:table-cell>
          <table:table-cell table:number-columns-repeated="16377"/>
        </table:table-row>
        <table:table-row table:style-name="ro1">
          <table:table-cell office:value-type="float" office:value="674.31336844400005" table:style-name="ce2">
            <text:p>674.3133684</text:p>
          </table:table-cell>
          <table:table-cell office:value-type="float" office:value="648.30374481700005" table:style-name="ce2">
            <text:p>648.3037448</text:p>
          </table:table-cell>
          <table:table-cell office:value-type="float" office:value="68.375646235700003" table:style-name="ce2">
            <text:p>68.37564624</text:p>
          </table:table-cell>
          <table:table-cell office:value-type="float" office:value="285.15539620499999" table:style-name="ce2">
            <text:p>285.1553962</text:p>
          </table:table-cell>
          <table:table-cell office:value-type="float" office:value="884.16588191999995" table:style-name="ce2">
            <text:p>884.1658819</text:p>
          </table:table-cell>
          <table:table-cell office:value-type="float" office:value="301.40758559199998" table:style-name="ce2">
            <text:p>301.4075856</text:p>
          </table:table-cell>
          <table:table-cell office:value-type="float" office:value="474.85566520450004" table:formula="of:=MEDIAN([.A403];[.B403];[.C403];[.D403];[.E403];[.F403])" table:style-name="ce1">
            <text:p>474.8556652</text:p>
          </table:table-cell>
          <table:table-cell table:number-columns-repeated="16377"/>
        </table:table-row>
        <table:table-row table:style-name="ro1">
          <table:table-cell office:value-type="float" office:value="671.87347927400003" table:style-name="ce2">
            <text:p>671.8734793</text:p>
          </table:table-cell>
          <table:table-cell office:value-type="float" office:value="673.17385952899997" table:style-name="ce2">
            <text:p>673.1738595</text:p>
          </table:table-cell>
          <table:table-cell office:value-type="float" office:value="70.965056491300004" table:style-name="ce2">
            <text:p>70.96505649</text:p>
          </table:table-cell>
          <table:table-cell office:value-type="float" office:value="265.97056529899999" table:style-name="ce2">
            <text:p>265.9705653</text:p>
          </table:table-cell>
          <table:table-cell office:value-type="float" office:value="484.80749172700001" table:style-name="ce2">
            <text:p>484.8074917</text:p>
          </table:table-cell>
          <table:table-cell office:value-type="float" office:value="293.96875093400001" table:style-name="ce2">
            <text:p>293.9687509</text:p>
          </table:table-cell>
          <table:table-cell office:value-type="float" office:value="389.38812133049998" table:formula="of:=MEDIAN([.A404];[.B404];[.C404];[.D404];[.E404];[.F404])" table:style-name="ce1">
            <text:p>389.3881213</text:p>
          </table:table-cell>
          <table:table-cell table:number-columns-repeated="16377"/>
        </table:table-row>
        <table:table-row table:style-name="ro1">
          <table:table-cell office:value-type="float" office:value="372.80509888500001" table:style-name="ce2">
            <text:p>372.8050989</text:p>
          </table:table-cell>
          <table:table-cell office:value-type="float" office:value="681.66437608800004" table:style-name="ce2">
            <text:p>681.6643761</text:p>
          </table:table-cell>
          <table:table-cell office:value-type="float" office:value="63.366753151300003" table:style-name="ce2">
            <text:p>63.36675315</text:p>
          </table:table-cell>
          <table:table-cell office:value-type="float" office:value="272.89299980499999" table:style-name="ce2">
            <text:p>272.8929998</text:p>
          </table:table-cell>
          <table:table-cell office:value-type="float" office:value="313.499169048" table:style-name="ce2">
            <text:p>313.499169</text:p>
          </table:table-cell>
          <table:table-cell office:value-type="float" office:value="247.45666241399999" table:style-name="ce2">
            <text:p>247.4566624</text:p>
          </table:table-cell>
          <table:table-cell office:value-type="float" office:value="293.19608442649997" table:formula="of:=MEDIAN([.A405];[.B405];[.C405];[.D405];[.E405];[.F405])" table:style-name="ce1">
            <text:p>293.1960844</text:p>
          </table:table-cell>
          <table:table-cell table:number-columns-repeated="16377"/>
        </table:table-row>
        <table:table-row table:style-name="ro1">
          <table:table-cell office:value-type="float" office:value="96.298679685300002" table:style-name="ce2">
            <text:p>96.29867969</text:p>
          </table:table-cell>
          <table:table-cell office:value-type="float" office:value="691.00124138800004" table:style-name="ce2">
            <text:p>691.0012414</text:p>
          </table:table-cell>
          <table:table-cell office:value-type="float" office:value="74.186329679899998" table:style-name="ce2">
            <text:p>74.18632968</text:p>
          </table:table-cell>
          <table:table-cell office:value-type="float" office:value="310.87458462400002" table:style-name="ce2">
            <text:p>310.8745846</text:p>
          </table:table-cell>
          <table:table-cell office:value-type="float" office:value="109.200093752" table:style-name="ce2">
            <text:p>109.2000938</text:p>
          </table:table-cell>
          <table:table-cell office:value-type="float" office:value="314.96440391499999" table:style-name="ce2">
            <text:p>314.9644039</text:p>
          </table:table-cell>
          <table:table-cell office:value-type="float" office:value="210.03733918800003" table:formula="of:=MEDIAN([.A406];[.B406];[.C406];[.D406];[.E406];[.F406])" table:style-name="ce1">
            <text:p>210.0373392</text:p>
          </table:table-cell>
          <table:table-cell table:number-columns-repeated="16377"/>
        </table:table-row>
        <table:table-row table:style-name="ro1">
          <table:table-cell office:value-type="float" office:value="382.15574411900002" table:style-name="ce2">
            <text:p>382.1557441</text:p>
          </table:table-cell>
          <table:table-cell office:value-type="float" office:value="672.38261208999995" table:style-name="ce2">
            <text:p>672.3826121</text:p>
          </table:table-cell>
          <table:table-cell office:value-type="float" office:value="89.587659866199999" table:style-name="ce2">
            <text:p>89.58765987</text:p>
          </table:table-cell>
          <table:table-cell office:value-type="float" office:value="269.92085181499999" table:style-name="ce2">
            <text:p>269.9208518</text:p>
          </table:table-cell>
          <table:table-cell office:value-type="float" office:value="316.804843377" table:style-name="ce2">
            <text:p>316.8048434</text:p>
          </table:table-cell>
          <table:table-cell office:value-type="float" office:value="182.974300812" table:style-name="ce2">
            <text:p>182.9743008</text:p>
          </table:table-cell>
          <table:table-cell office:value-type="float" office:value="293.36284759599999" table:formula="of:=MEDIAN([.A407];[.B407];[.C407];[.D407];[.E407];[.F407])" table:style-name="ce1">
            <text:p>293.3628476</text:p>
          </table:table-cell>
          <table:table-cell table:number-columns-repeated="16377"/>
        </table:table-row>
        <table:table-row table:style-name="ro1">
          <table:table-cell office:value-type="float" office:value="363.57320390500001" table:style-name="ce2">
            <text:p>363.5732039</text:p>
          </table:table-cell>
          <table:table-cell office:value-type="float" office:value="681.88911271999996" table:style-name="ce2">
            <text:p>681.8891127</text:p>
          </table:table-cell>
          <table:table-cell office:value-type="float" office:value="60.002910125" table:style-name="ce2">
            <text:p>60.00291013</text:p>
          </table:table-cell>
          <table:table-cell office:value-type="float" office:value="294.44335801300002" table:style-name="ce2">
            <text:p>294.443358</text:p>
          </table:table-cell>
          <table:table-cell office:value-type="float" office:value="275.35532858400001" table:style-name="ce2">
            <text:p>275.3553286</text:p>
          </table:table-cell>
          <table:table-cell office:value-type="float" office:value="341.12374620999998" table:style-name="ce2">
            <text:p>341.1237462</text:p>
          </table:table-cell>
          <table:table-cell office:value-type="float" office:value="317.7835521115" table:formula="of:=MEDIAN([.A408];[.B408];[.C408];[.D408];[.E408];[.F408])" table:style-name="ce1">
            <text:p>317.7835521</text:p>
          </table:table-cell>
          <table:table-cell table:number-columns-repeated="16377"/>
        </table:table-row>
        <table:table-row table:style-name="ro1">
          <table:table-cell office:value-type="float" office:value="386.08349885600001" table:style-name="ce2">
            <text:p>386.0834989</text:p>
          </table:table-cell>
          <table:table-cell office:value-type="float" office:value="665.65521473900003" table:style-name="ce2">
            <text:p>665.6552147</text:p>
          </table:table-cell>
          <table:table-cell office:value-type="float" office:value="61.589073343599999" table:style-name="ce2">
            <text:p>61.58907334</text:p>
          </table:table-cell>
          <table:table-cell office:value-type="float" office:value="317.45190351100001" table:style-name="ce2">
            <text:p>317.4519035</text:p>
          </table:table-cell>
          <table:table-cell office:value-type="float" office:value="307.36882064100001" table:style-name="ce2">
            <text:p>307.3688206</text:p>
          </table:table-cell>
          <table:table-cell office:value-type="float" office:value="326.576384432" table:style-name="ce2">
            <text:p>326.5763844</text:p>
          </table:table-cell>
          <table:table-cell office:value-type="float" office:value="322.0141439715" table:formula="of:=MEDIAN([.A409];[.B409];[.C409];[.D409];[.E409];[.F409])" table:style-name="ce1">
            <text:p>322.014144</text:p>
          </table:table-cell>
          <table:table-cell table:number-columns-repeated="16377"/>
        </table:table-row>
        <table:table-row table:style-name="ro1">
          <table:table-cell office:value-type="float" office:value="384.41843445400002" table:style-name="ce2">
            <text:p>384.4184345</text:p>
          </table:table-cell>
          <table:table-cell office:value-type="float" office:value="681.92602772999999" table:style-name="ce2">
            <text:p>681.9260277</text:p>
          </table:table-cell>
          <table:table-cell office:value-type="float" office:value="7.7740252239099998" table:style-name="ce2">
            <text:p>7.774025224</text:p>
          </table:table-cell>
          <table:table-cell office:value-type="float" office:value="281.95260760600002" table:style-name="ce2">
            <text:p>281.9526076</text:p>
          </table:table-cell>
          <table:table-cell office:value-type="float" office:value="771.44140270499997" table:style-name="ce2">
            <text:p>771.4414027</text:p>
          </table:table-cell>
          <table:table-cell office:value-type="float" office:value="318.78717170700003" table:style-name="ce2">
            <text:p>318.7871717</text:p>
          </table:table-cell>
          <table:table-cell office:value-type="float" office:value="351.60280308050005" table:formula="of:=MEDIAN([.A410];[.B410];[.C410];[.D410];[.E410];[.F410])" table:style-name="ce1">
            <text:p>351.6028031</text:p>
          </table:table-cell>
          <table:table-cell table:number-columns-repeated="16377"/>
        </table:table-row>
        <table:table-row table:style-name="ro1">
          <table:table-cell office:value-type="float" office:value="92.942593769699997" table:style-name="ce2">
            <text:p>92.94259377</text:p>
          </table:table-cell>
          <table:table-cell office:value-type="float" office:value="427.09178661599998" table:style-name="ce2">
            <text:p>427.0917866</text:p>
          </table:table-cell>
          <table:table-cell office:value-type="float" office:value="62.437730836599997" table:style-name="ce2">
            <text:p>62.43773084</text:p>
          </table:table-cell>
          <table:table-cell office:value-type="float" office:value="271.99537400499997" table:style-name="ce2">
            <text:p>271.995374</text:p>
          </table:table-cell>
          <table:table-cell office:value-type="float" office:value="866.39945152600001" table:style-name="ce2">
            <text:p>866.3994515</text:p>
          </table:table-cell>
          <table:table-cell office:value-type="float" office:value="277.53440054499998" table:style-name="ce2">
            <text:p>277.5344005</text:p>
          </table:table-cell>
          <table:table-cell office:value-type="float" office:value="274.76488727499998" table:formula="of:=MEDIAN([.A411];[.B411];[.C411];[.D411];[.E411];[.F411])" table:style-name="ce1">
            <text:p>274.7648873</text:p>
          </table:table-cell>
          <table:table-cell table:number-columns-repeated="16377"/>
        </table:table-row>
        <table:table-row table:style-name="ro1">
          <table:table-cell office:value-type="float" office:value="387.48598459200002" table:style-name="ce2">
            <text:p>387.4859846</text:p>
          </table:table-cell>
          <table:table-cell office:value-type="float" office:value="628.43331891000003" table:style-name="ce2">
            <text:p>628.4333189</text:p>
          </table:table-cell>
          <table:table-cell office:value-type="float" office:value="1.30353821675" table:style-name="ce2">
            <text:p>1.303538217</text:p>
          </table:table-cell>
          <table:table-cell office:value-type="float" office:value="307.08235583200002" table:style-name="ce2">
            <text:p>307.0823558</text:p>
          </table:table-cell>
          <table:table-cell office:value-type="float" office:value="877.13013624300004" table:style-name="ce2">
            <text:p>877.1301362</text:p>
          </table:table-cell>
          <table:table-cell office:value-type="float" office:value="308.35372479799997" table:style-name="ce2">
            <text:p>308.3537248</text:p>
          </table:table-cell>
          <table:table-cell office:value-type="float" office:value="347.91985469500003" table:formula="of:=MEDIAN([.A412];[.B412];[.C412];[.D412];[.E412];[.F412])" table:style-name="ce1">
            <text:p>347.9198547</text:p>
          </table:table-cell>
          <table:table-cell table:number-columns-repeated="16377"/>
        </table:table-row>
        <table:table-row table:style-name="ro1">
          <table:table-cell office:value-type="float" office:value="647.38765903900003" table:style-name="ce2">
            <text:p>647.387659</text:p>
          </table:table-cell>
          <table:table-cell office:value-type="float" office:value="686.06511926099995" table:style-name="ce2">
            <text:p>686.0651193</text:p>
          </table:table-cell>
          <table:table-cell office:value-type="float" office:value="56.7948702264" table:style-name="ce2">
            <text:p>56.79487023</text:p>
          </table:table-cell>
          <table:table-cell office:value-type="float" office:value="322.84566248099998" table:style-name="ce2">
            <text:p>322.8456625</text:p>
          </table:table-cell>
          <table:table-cell office:value-type="float" office:value="554.78200316000004" table:style-name="ce2">
            <text:p>554.7820032</text:p>
          </table:table-cell>
          <table:table-cell office:value-type="float" office:value="274.78902973300001" table:style-name="ce2">
            <text:p>274.7890297</text:p>
          </table:table-cell>
          <table:table-cell office:value-type="float" office:value="438.81383282050001" table:formula="of:=MEDIAN([.A413];[.B413];[.C413];[.D413];[.E413];[.F413])" table:style-name="ce1">
            <text:p>438.8138328</text:p>
          </table:table-cell>
          <table:table-cell table:number-columns-repeated="16377"/>
        </table:table-row>
        <table:table-row table:style-name="ro1">
          <table:table-cell office:value-type="float" office:value="381.69388202699997" table:style-name="ce2">
            <text:p>381.693882</text:p>
          </table:table-cell>
          <table:table-cell office:value-type="float" office:value="432.92789545599999" table:style-name="ce2">
            <text:p>432.9278955</text:p>
          </table:table-cell>
          <table:table-cell office:value-type="float" office:value="78.609139126900004" table:style-name="ce2">
            <text:p>78.60913913</text:p>
          </table:table-cell>
          <table:table-cell office:value-type="float" office:value="274.01083328499999" table:style-name="ce2">
            <text:p>274.0108333</text:p>
          </table:table-cell>
          <table:table-cell office:value-type="float" office:value="794.18396972699998" table:style-name="ce2">
            <text:p>794.1839697</text:p>
          </table:table-cell>
          <table:table-cell office:value-type="float" office:value="235.970974289" table:style-name="ce2">
            <text:p>235.9709743</text:p>
          </table:table-cell>
          <table:table-cell office:value-type="float" office:value="327.85235765599998" table:formula="of:=MEDIAN([.A414];[.B414];[.C414];[.D414];[.E414];[.F414])" table:style-name="ce1">
            <text:p>327.8523577</text:p>
          </table:table-cell>
          <table:table-cell table:number-columns-repeated="16377"/>
        </table:table-row>
        <table:table-row table:style-name="ro1">
          <table:table-cell office:value-type="float" office:value="96.674385490000006" table:style-name="ce2">
            <text:p>96.67438549</text:p>
          </table:table-cell>
          <table:table-cell office:value-type="float" office:value="663.06507399500003" table:style-name="ce2">
            <text:p>663.065074</text:p>
          </table:table-cell>
          <table:table-cell office:value-type="float" office:value="69.062286265599994" table:style-name="ce2">
            <text:p>69.06228627</text:p>
          </table:table-cell>
          <table:table-cell office:value-type="float" office:value="302.97753328499999" table:style-name="ce2">
            <text:p>302.9775333</text:p>
          </table:table-cell>
          <table:table-cell office:value-type="float" office:value="490.87224869400001" table:style-name="ce2">
            <text:p>490.8722487</text:p>
          </table:table-cell>
          <table:table-cell office:value-type="float" office:value="291.83232674800001" table:style-name="ce2">
            <text:p>291.8323267</text:p>
          </table:table-cell>
          <table:table-cell office:value-type="float" office:value="297.40493001649997" table:formula="of:=MEDIAN([.A415];[.B415];[.C415];[.D415];[.E415];[.F415])" table:style-name="ce1">
            <text:p>297.40493</text:p>
          </table:table-cell>
          <table:table-cell table:number-columns-repeated="16377"/>
        </table:table-row>
        <table:table-row table:style-name="ro1">
          <table:table-cell office:value-type="float" office:value="93.172157272700005" table:style-name="ce2">
            <text:p>93.17215727</text:p>
          </table:table-cell>
          <table:table-cell office:value-type="float" office:value="689.33400774400002" table:style-name="ce2">
            <text:p>689.3340077</text:p>
          </table:table-cell>
          <table:table-cell office:value-type="float" office:value="69.653952991400004" table:style-name="ce2">
            <text:p>69.65395299</text:p>
          </table:table-cell>
          <table:table-cell office:value-type="float" office:value="278.85653569999999" table:style-name="ce2">
            <text:p>278.8565357</text:p>
          </table:table-cell>
          <table:table-cell office:value-type="float" office:value="157.74103535099999" table:style-name="ce2">
            <text:p>157.7410354</text:p>
          </table:table-cell>
          <table:table-cell office:value-type="float" office:value="275.00618951799999" table:style-name="ce2">
            <text:p>275.0061895</text:p>
          </table:table-cell>
          <table:table-cell office:value-type="float" office:value="216.37361243449999" table:formula="of:=MEDIAN([.A416];[.B416];[.C416];[.D416];[.E416];[.F416])" table:style-name="ce1">
            <text:p>216.3736124</text:p>
          </table:table-cell>
          <table:table-cell table:number-columns-repeated="16377"/>
        </table:table-row>
        <table:table-row table:style-name="ro1">
          <table:table-cell office:value-type="float" office:value="257.34262002999998" table:style-name="ce2">
            <text:p>257.34262</text:p>
          </table:table-cell>
          <table:table-cell office:value-type="float" office:value="675.01976549599999" table:style-name="ce2">
            <text:p>675.0197655</text:p>
          </table:table-cell>
          <table:table-cell office:value-type="float" office:value="65.697834112799995" table:style-name="ce2">
            <text:p>65.69783411</text:p>
          </table:table-cell>
          <table:table-cell office:value-type="float" office:value="265.39697405999999" table:style-name="ce2">
            <text:p>265.3969741</text:p>
          </table:table-cell>
          <table:table-cell office:value-type="float" office:value="416.39415655400001" table:style-name="ce2">
            <text:p>416.3941566</text:p>
          </table:table-cell>
          <table:table-cell office:value-type="float" office:value="177.82374643700001" table:style-name="ce2">
            <text:p>177.8237464</text:p>
          </table:table-cell>
          <table:table-cell office:value-type="float" office:value="261.36979704499998" table:formula="of:=MEDIAN([.A417];[.B417];[.C417];[.D417];[.E417];[.F417])" table:style-name="ce1">
            <text:p>261.369797</text:p>
          </table:table-cell>
          <table:table-cell table:number-columns-repeated="16377"/>
        </table:table-row>
        <table:table-row table:style-name="ro1">
          <table:table-cell office:value-type="float" office:value="93.241659156599994" table:style-name="ce2">
            <text:p>93.24165916</text:p>
          </table:table-cell>
          <table:table-cell office:value-type="float" office:value="396.896184232" table:style-name="ce2">
            <text:p>396.8961842</text:p>
          </table:table-cell>
          <table:table-cell office:value-type="float" office:value="1.9683167983700001" table:style-name="ce2">
            <text:p>1.968316798</text:p>
          </table:table-cell>
          <table:table-cell office:value-type="float" office:value="266.29517863500001" table:style-name="ce2">
            <text:p>266.2951786</text:p>
          </table:table-cell>
          <table:table-cell office:value-type="float" office:value="761.29758760499999" table:style-name="ce2">
            <text:p>761.2975876</text:p>
          </table:table-cell>
          <table:table-cell office:value-type="float" office:value="310.95489564000002" table:style-name="ce2">
            <text:p>310.9548956</text:p>
          </table:table-cell>
          <table:table-cell office:value-type="float" office:value="288.62503713750004" table:formula="of:=MEDIAN([.A418];[.B418];[.C418];[.D418];[.E418];[.F418])" table:style-name="ce1">
            <text:p>288.6250371</text:p>
          </table:table-cell>
          <table:table-cell table:number-columns-repeated="16377"/>
        </table:table-row>
        <table:table-row table:style-name="ro1">
          <table:table-cell office:value-type="float" office:value="96.383884751899998" table:style-name="ce2">
            <text:p>96.38388475</text:p>
          </table:table-cell>
          <table:table-cell office:value-type="float" office:value="407.38215996899999" table:style-name="ce2">
            <text:p>407.38216</text:p>
          </table:table-cell>
          <table:table-cell office:value-type="float" office:value="80.536220513100005" table:style-name="ce2">
            <text:p>80.53622051</text:p>
          </table:table-cell>
          <table:table-cell office:value-type="float" office:value="303.18419625299998" table:style-name="ce2">
            <text:p>303.1841963</text:p>
          </table:table-cell>
          <table:table-cell office:value-type="float" office:value="863.868869002" table:style-name="ce2">
            <text:p>863.868869</text:p>
          </table:table-cell>
          <table:table-cell office:value-type="float" office:value="263.41765677000001" table:style-name="ce2">
            <text:p>263.4176568</text:p>
          </table:table-cell>
          <table:table-cell office:value-type="float" office:value="283.30092651149999" table:formula="of:=MEDIAN([.A419];[.B419];[.C419];[.D419];[.E419];[.F419])" table:style-name="ce1">
            <text:p>283.3009265</text:p>
          </table:table-cell>
          <table:table-cell table:number-columns-repeated="16377"/>
        </table:table-row>
        <table:table-row table:style-name="ro1">
          <table:table-cell office:value-type="float" office:value="389.57811672499997" table:style-name="ce2">
            <text:p>389.5781167</text:p>
          </table:table-cell>
          <table:table-cell office:value-type="float" office:value="591.92389301399999" table:style-name="ce2">
            <text:p>591.923893</text:p>
          </table:table-cell>
          <table:table-cell office:value-type="float" office:value="68.927433385900002" table:style-name="ce2">
            <text:p>68.92743339</text:p>
          </table:table-cell>
          <table:table-cell office:value-type="float" office:value="297.26029279699998" table:style-name="ce2">
            <text:p>297.2602928</text:p>
          </table:table-cell>
          <table:table-cell office:value-type="float" office:value="571.17359540699999" table:style-name="ce2">
            <text:p>571.1735954</text:p>
          </table:table-cell>
          <table:table-cell office:value-type="float" office:value="320.06978082500001" table:style-name="ce2">
            <text:p>320.0697808</text:p>
          </table:table-cell>
          <table:table-cell office:value-type="float" office:value="354.82394877499996" table:formula="of:=MEDIAN([.A420];[.B420];[.C420];[.D420];[.E420];[.F420])" table:style-name="ce1">
            <text:p>354.8239488</text:p>
          </table:table-cell>
          <table:table-cell table:number-columns-repeated="16377"/>
        </table:table-row>
        <table:table-row table:style-name="ro1">
          <table:table-cell office:value-type="float" office:value="668.88751031699996" table:style-name="ce2">
            <text:p>668.8875103</text:p>
          </table:table-cell>
          <table:table-cell office:value-type="float" office:value="688.45111385999996" table:style-name="ce2">
            <text:p>688.4511139</text:p>
          </table:table-cell>
          <table:table-cell office:value-type="float" office:value="3.1790431348600001" table:style-name="ce2">
            <text:p>3.179043135</text:p>
          </table:table-cell>
          <table:table-cell office:value-type="float" office:value="277.99941609799998" table:style-name="ce2">
            <text:p>277.9994161</text:p>
          </table:table-cell>
          <table:table-cell office:value-type="float" office:value="480.371235996" table:style-name="ce2">
            <text:p>480.371236</text:p>
          </table:table-cell>
          <table:table-cell office:value-type="float" office:value="308.26479769999997" table:style-name="ce2">
            <text:p>308.2647977</text:p>
          </table:table-cell>
          <table:table-cell office:value-type="float" office:value="394.31801684799996" table:formula="of:=MEDIAN([.A421];[.B421];[.C421];[.D421];[.E421];[.F421])" table:style-name="ce1">
            <text:p>394.3180168</text:p>
          </table:table-cell>
          <table:table-cell table:number-columns-repeated="16377"/>
        </table:table-row>
        <table:table-row table:style-name="ro1">
          <table:table-cell office:value-type="float" office:value="679.37252209899998" table:style-name="ce2">
            <text:p>679.3725221</text:p>
          </table:table-cell>
          <table:table-cell office:value-type="float" office:value="688.99355705000005" table:style-name="ce2">
            <text:p>688.9935571</text:p>
          </table:table-cell>
          <table:table-cell office:value-type="float" office:value="75.301369854800001" table:style-name="ce2">
            <text:p>75.30136985</text:p>
          </table:table-cell>
          <table:table-cell office:value-type="float" office:value="310.00615353400002" table:style-name="ce2">
            <text:p>310.0061535</text:p>
          </table:table-cell>
          <table:table-cell office:value-type="float" office:value="395.25736621700003" table:style-name="ce2">
            <text:p>395.2573662</text:p>
          </table:table-cell>
          <table:table-cell office:value-type="float" office:value="320.38460538800001" table:style-name="ce2">
            <text:p>320.3846054</text:p>
          </table:table-cell>
          <table:table-cell office:value-type="float" office:value="357.82098580249999" table:formula="of:=MEDIAN([.A422];[.B422];[.C422];[.D422];[.E422];[.F422])" table:style-name="ce1">
            <text:p>357.8209858</text:p>
          </table:table-cell>
          <table:table-cell table:number-columns-repeated="16377"/>
        </table:table-row>
        <table:table-row table:style-name="ro1">
          <table:table-cell office:value-type="float" office:value="671.34947844600003" table:style-name="ce2">
            <text:p>671.3494784</text:p>
          </table:table-cell>
          <table:table-cell office:value-type="float" office:value="416.99022455800002" table:style-name="ce2">
            <text:p>416.9902246</text:p>
          </table:table-cell>
          <table:table-cell office:value-type="float" office:value="68.170938240500007" table:style-name="ce2">
            <text:p>68.17093824</text:p>
          </table:table-cell>
          <table:table-cell office:value-type="float" office:value="292.217723573" table:style-name="ce2">
            <text:p>292.2177236</text:p>
          </table:table-cell>
          <table:table-cell office:value-type="float" office:value="502.50371038700001" table:style-name="ce2">
            <text:p>502.5037104</text:p>
          </table:table-cell>
          <table:table-cell office:value-type="float" office:value="337.607820731" table:style-name="ce2">
            <text:p>337.6078207</text:p>
          </table:table-cell>
          <table:table-cell office:value-type="float" office:value="377.29902264450004" table:formula="of:=MEDIAN([.A423];[.B423];[.C423];[.D423];[.E423];[.F423])" table:style-name="ce1">
            <text:p>377.2990226</text:p>
          </table:table-cell>
          <table:table-cell table:number-columns-repeated="16377"/>
        </table:table-row>
        <table:table-row table:style-name="ro1">
          <table:table-cell office:value-type="float" office:value="373.91850395900002" table:style-name="ce2">
            <text:p>373.918504</text:p>
          </table:table-cell>
          <table:table-cell office:value-type="float" office:value="424.020487737" table:style-name="ce2">
            <text:p>424.0204877</text:p>
          </table:table-cell>
          <table:table-cell office:value-type="float" office:value="68.346438040699994" table:style-name="ce2">
            <text:p>68.34643804</text:p>
          </table:table-cell>
          <table:table-cell office:value-type="float" office:value="284.89811685799998" table:style-name="ce2">
            <text:p>284.8981169</text:p>
          </table:table-cell>
          <table:table-cell office:value-type="float" office:value="889.26358424700004" table:style-name="ce2">
            <text:p>889.2635842</text:p>
          </table:table-cell>
          <table:table-cell office:value-type="float" office:value="325.19106732300003" table:style-name="ce2">
            <text:p>325.1910673</text:p>
          </table:table-cell>
          <table:table-cell office:value-type="float" office:value="349.55478564100002" table:formula="of:=MEDIAN([.A424];[.B424];[.C424];[.D424];[.E424];[.F424])" table:style-name="ce1">
            <text:p>349.5547856</text:p>
          </table:table-cell>
          <table:table-cell table:number-columns-repeated="16377"/>
        </table:table-row>
        <table:table-row table:style-name="ro1">
          <table:table-cell office:value-type="float" office:value="388.19553457900003" table:style-name="ce2">
            <text:p>388.1955346</text:p>
          </table:table-cell>
          <table:table-cell office:value-type="float" office:value="383.435858849" table:style-name="ce2">
            <text:p>383.4358588</text:p>
          </table:table-cell>
          <table:table-cell office:value-type="float" office:value="5.0305488630099999" table:style-name="ce2">
            <text:p>5.030548863</text:p>
          </table:table-cell>
          <table:table-cell office:value-type="float" office:value="301.42621160200002" table:style-name="ce2">
            <text:p>301.4262116</text:p>
          </table:table-cell>
          <table:table-cell office:value-type="float" office:value="870.42914143099995" table:style-name="ce2">
            <text:p>870.4291414</text:p>
          </table:table-cell>
          <table:table-cell office:value-type="float" office:value="342.80964542100003" table:style-name="ce2">
            <text:p>342.8096454</text:p>
          </table:table-cell>
          <table:table-cell office:value-type="float" office:value="363.12275213500004" table:formula="of:=MEDIAN([.A425];[.B425];[.C425];[.D425];[.E425];[.F425])" table:style-name="ce1">
            <text:p>363.1227521</text:p>
          </table:table-cell>
          <table:table-cell table:number-columns-repeated="16377"/>
        </table:table-row>
        <table:table-row table:style-name="ro1">
          <table:table-cell office:value-type="float" office:value="672.38608395999995" table:style-name="ce2">
            <text:p>672.386084</text:p>
          </table:table-cell>
          <table:table-cell office:value-type="float" office:value="403.686635346" table:style-name="ce2">
            <text:p>403.6866353</text:p>
          </table:table-cell>
          <table:table-cell office:value-type="float" office:value="1.1493189698599999" table:style-name="ce2">
            <text:p>1.14931897</text:p>
          </table:table-cell>
          <table:table-cell office:value-type="float" office:value="281.56951813299997" table:style-name="ce2">
            <text:p>281.5695181</text:p>
          </table:table-cell>
          <table:table-cell office:value-type="float" office:value="425.297827224" table:style-name="ce2">
            <text:p>425.2978272</text:p>
          </table:table-cell>
          <table:table-cell office:value-type="float" office:value="190.54436886600001" table:style-name="ce2">
            <text:p>190.5443689</text:p>
          </table:table-cell>
          <table:table-cell office:value-type="float" office:value="342.62807673949999" table:formula="of:=MEDIAN([.A426];[.B426];[.C426];[.D426];[.E426];[.F426])" table:style-name="ce1">
            <text:p>342.6280767</text:p>
          </table:table-cell>
          <table:table-cell table:number-columns-repeated="16377"/>
        </table:table-row>
        <table:table-row table:style-name="ro1">
          <table:table-cell office:value-type="float" office:value="673.44895118600004" table:style-name="ce2">
            <text:p>673.4489512</text:p>
          </table:table-cell>
          <table:table-cell office:value-type="float" office:value="624.88930242000004" table:style-name="ce2">
            <text:p>624.8893024</text:p>
          </table:table-cell>
          <table:table-cell office:value-type="float" office:value="59.7589688921" table:style-name="ce2">
            <text:p>59.75896889</text:p>
          </table:table-cell>
          <table:table-cell office:value-type="float" office:value="285.775982129" table:style-name="ce2">
            <text:p>285.7759821</text:p>
          </table:table-cell>
          <table:table-cell office:value-type="float" office:value="680.62894996600005" table:style-name="ce2">
            <text:p>680.62895</text:p>
          </table:table-cell>
          <table:table-cell office:value-type="float" office:value="309.48071283500002" table:style-name="ce2">
            <text:p>309.4807128</text:p>
          </table:table-cell>
          <table:table-cell office:value-type="float" office:value="467.1850076275" table:formula="of:=MEDIAN([.A427];[.B427];[.C427];[.D427];[.E427];[.F427])" table:style-name="ce1">
            <text:p>467.1850076</text:p>
          </table:table-cell>
          <table:table-cell table:number-columns-repeated="16377"/>
        </table:table-row>
        <table:table-row table:style-name="ro1">
          <table:table-cell office:value-type="float" office:value="678.02497784900004" table:style-name="ce2">
            <text:p>678.0249778</text:p>
          </table:table-cell>
          <table:table-cell office:value-type="float" office:value="418.64870641900001" table:style-name="ce2">
            <text:p>418.6487064</text:p>
          </table:table-cell>
          <table:table-cell office:value-type="float" office:value="173.91326010500001" table:style-name="ce2">
            <text:p>173.9132601</text:p>
          </table:table-cell>
          <table:table-cell office:value-type="float" office:value="267.42697073300002" table:style-name="ce2">
            <text:p>267.4269707</text:p>
          </table:table-cell>
          <table:table-cell office:value-type="float" office:value="854.64702931800002" table:style-name="ce2">
            <text:p>854.6470293</text:p>
          </table:table-cell>
          <table:table-cell office:value-type="float" office:value="332.58472980300002" table:style-name="ce2">
            <text:p>332.5847298</text:p>
          </table:table-cell>
          <table:table-cell office:value-type="float" office:value="375.61671811100001" table:formula="of:=MEDIAN([.A428];[.B428];[.C428];[.D428];[.E428];[.F428])" table:style-name="ce1">
            <text:p>375.6167181</text:p>
          </table:table-cell>
          <table:table-cell table:number-columns-repeated="16377"/>
        </table:table-row>
        <table:table-row table:style-name="ro1">
          <table:table-cell office:value-type="float" office:value="670.38146506500004" table:style-name="ce2">
            <text:p>670.3814651</text:p>
          </table:table-cell>
          <table:table-cell office:value-type="float" office:value="639.89897852399997" table:style-name="ce2">
            <text:p>639.8989785</text:p>
          </table:table-cell>
          <table:table-cell office:value-type="float" office:value="65.457900706700002" table:style-name="ce2">
            <text:p>65.45790071</text:p>
          </table:table-cell>
          <table:table-cell office:value-type="float" office:value="261.449645519" table:style-name="ce2">
            <text:p>261.4496455</text:p>
          </table:table-cell>
          <table:table-cell office:value-type="float" office:value="879.40646373000004" table:style-name="ce2">
            <text:p>879.4064637</text:p>
          </table:table-cell>
          <table:table-cell office:value-type="float" office:value="305.324410989" table:style-name="ce2">
            <text:p>305.324411</text:p>
          </table:table-cell>
          <table:table-cell office:value-type="float" office:value="472.61169475650001" table:formula="of:=MEDIAN([.A429];[.B429];[.C429];[.D429];[.E429];[.F429])" table:style-name="ce1">
            <text:p>472.6116948</text:p>
          </table:table-cell>
          <table:table-cell table:number-columns-repeated="16377"/>
        </table:table-row>
        <table:table-row table:style-name="ro1">
          <table:table-cell office:value-type="float" office:value="657.13369541199995" table:style-name="ce2">
            <text:p>657.1336954</text:p>
          </table:table-cell>
          <table:table-cell office:value-type="float" office:value="683.24008605899996" table:style-name="ce2">
            <text:p>683.2400861</text:p>
          </table:table-cell>
          <table:table-cell office:value-type="float" office:value="71.849962867299993" table:style-name="ce2">
            <text:p>71.84996287</text:p>
          </table:table-cell>
          <table:table-cell office:value-type="float" office:value="291.13394823099998" table:style-name="ce2">
            <text:p>291.1339482</text:p>
          </table:table-cell>
          <table:table-cell office:value-type="float" office:value="869.20424118999995" table:style-name="ce2">
            <text:p>869.2042412</text:p>
          </table:table-cell>
          <table:table-cell office:value-type="float" office:value="277.97472152699999" table:style-name="ce2">
            <text:p>277.9747215</text:p>
          </table:table-cell>
          <table:table-cell office:value-type="float" office:value="474.13382182149996" table:formula="of:=MEDIAN([.A430];[.B430];[.C430];[.D430];[.E430];[.F430])" table:style-name="ce1">
            <text:p>474.1338218</text:p>
          </table:table-cell>
          <table:table-cell table:number-columns-repeated="16377"/>
        </table:table-row>
        <table:table-row table:style-name="ro1">
          <table:table-cell office:value-type="float" office:value="384.72331035000002" table:style-name="ce2">
            <text:p>384.7233104</text:p>
          </table:table-cell>
          <table:table-cell office:value-type="float" office:value="447.34796493699997" table:style-name="ce2">
            <text:p>447.3479649</text:p>
          </table:table-cell>
          <table:table-cell office:value-type="float" office:value="9.7719008433799992" table:style-name="ce2">
            <text:p>9.771900843</text:p>
          </table:table-cell>
          <table:table-cell office:value-type="float" office:value="311.97799036499998" table:style-name="ce2">
            <text:p>311.9779904</text:p>
          </table:table-cell>
          <table:table-cell office:value-type="float" office:value="870.98262220499998" table:style-name="ce2">
            <text:p>870.9826222</text:p>
          </table:table-cell>
          <table:table-cell office:value-type="float" office:value="284.69925081000002" table:style-name="ce2">
            <text:p>284.6992508</text:p>
          </table:table-cell>
          <table:table-cell office:value-type="float" office:value="348.3506503575" table:formula="of:=MEDIAN([.A431];[.B431];[.C431];[.D431];[.E431];[.F431])" table:style-name="ce1">
            <text:p>348.3506504</text:p>
          </table:table-cell>
          <table:table-cell table:number-columns-repeated="16377"/>
        </table:table-row>
        <table:table-row table:style-name="ro1">
          <table:table-cell office:value-type="float" office:value="89.504358452399998" table:style-name="ce2">
            <text:p>89.50435845</text:p>
          </table:table-cell>
          <table:table-cell office:value-type="float" office:value="317.76621335999999" table:style-name="ce2">
            <text:p>317.7662134</text:p>
          </table:table-cell>
          <table:table-cell office:value-type="float" office:value="62.701771551" table:style-name="ce2">
            <text:p>62.70177155</text:p>
          </table:table-cell>
          <table:table-cell office:value-type="float" office:value="260.520604596" table:style-name="ce2">
            <text:p>260.5206046</text:p>
          </table:table-cell>
          <table:table-cell office:value-type="float" office:value="505.14323138200001" table:style-name="ce2">
            <text:p>505.1432314</text:p>
          </table:table-cell>
          <table:table-cell office:value-type="float" office:value="233.08960084899999" table:style-name="ce2">
            <text:p>233.0896008</text:p>
          </table:table-cell>
          <table:table-cell office:value-type="float" office:value="246.80510272250001" table:formula="of:=MEDIAN([.A432];[.B432];[.C432];[.D432];[.E432];[.F432])" table:style-name="ce1">
            <text:p>246.8051027</text:p>
          </table:table-cell>
          <table:table-cell table:number-columns-repeated="16377"/>
        </table:table-row>
        <table:table-row table:style-name="ro1">
          <table:table-cell office:value-type="float" office:value="95.223313012700004" table:style-name="ce2">
            <text:p>95.22331301</text:p>
          </table:table-cell>
          <table:table-cell office:value-type="float" office:value="664.95281077699997" table:style-name="ce2">
            <text:p>664.9528108</text:p>
          </table:table-cell>
          <table:table-cell office:value-type="float" office:value="51.122296919100002" table:style-name="ce2">
            <text:p>51.12229692</text:p>
          </table:table-cell>
          <table:table-cell office:value-type="float" office:value="295.48565120500001" table:style-name="ce2">
            <text:p>295.4856512</text:p>
          </table:table-cell>
          <table:table-cell office:value-type="float" office:value="711.96359966299997" table:style-name="ce2">
            <text:p>711.9635997</text:p>
          </table:table-cell>
          <table:table-cell office:value-type="float" office:value="299.74440377500002" table:style-name="ce2">
            <text:p>299.7444038</text:p>
          </table:table-cell>
          <table:table-cell office:value-type="float" office:value="297.61502748999999" table:formula="of:=MEDIAN([.A433];[.B433];[.C433];[.D433];[.E433];[.F433])" table:style-name="ce1">
            <text:p>297.6150275</text:p>
          </table:table-cell>
          <table:table-cell table:number-columns-repeated="16377"/>
        </table:table-row>
        <table:table-row table:style-name="ro1">
          <table:table-cell office:value-type="float" office:value="90.795429057999996" table:style-name="ce2">
            <text:p>90.79542906</text:p>
          </table:table-cell>
          <table:table-cell office:value-type="float" office:value="691.37722295900005" table:style-name="ce2">
            <text:p>691.377223</text:p>
          </table:table-cell>
          <table:table-cell office:value-type="float" office:value="71.013095363199994" table:style-name="ce2">
            <text:p>71.01309536</text:p>
          </table:table-cell>
          <table:table-cell office:value-type="float" office:value="311.95730471600001" table:style-name="ce2">
            <text:p>311.9573047</text:p>
          </table:table-cell>
          <table:table-cell office:value-type="float" office:value="488.84347182800002" table:style-name="ce2">
            <text:p>488.8434718</text:p>
          </table:table-cell>
          <table:table-cell office:value-type="float" office:value="308.93035878400002" table:style-name="ce2">
            <text:p>308.9303588</text:p>
          </table:table-cell>
          <table:table-cell office:value-type="float" office:value="310.44383175000002" table:formula="of:=MEDIAN([.A434];[.B434];[.C434];[.D434];[.E434];[.F434])" table:style-name="ce1">
            <text:p>310.4438318</text:p>
          </table:table-cell>
          <table:table-cell table:number-columns-repeated="16377"/>
        </table:table-row>
        <table:table-row table:style-name="ro1">
          <table:table-cell office:value-type="float" office:value="387.40323476499998" table:style-name="ce2">
            <text:p>387.4032348</text:p>
          </table:table-cell>
          <table:table-cell office:value-type="float" office:value="679.04365529899997" table:style-name="ce2">
            <text:p>679.0436553</text:p>
          </table:table-cell>
          <table:table-cell office:value-type="float" office:value="61.435530476700002" table:style-name="ce2">
            <text:p>61.43553048</text:p>
          </table:table-cell>
          <table:table-cell office:value-type="float" office:value="327.81297673400002" table:style-name="ce2">
            <text:p>327.8129767</text:p>
          </table:table-cell>
          <table:table-cell office:value-type="float" office:value="694.75264274999995" table:style-name="ce2">
            <text:p>694.7526428</text:p>
          </table:table-cell>
          <table:table-cell office:value-type="float" office:value="217.46069694299999" table:style-name="ce2">
            <text:p>217.4606969</text:p>
          </table:table-cell>
          <table:table-cell office:value-type="float" office:value="357.6081057495" table:formula="of:=MEDIAN([.A435];[.B435];[.C435];[.D435];[.E435];[.F435])" table:style-name="ce1">
            <text:p>357.6081057</text:p>
          </table:table-cell>
          <table:table-cell table:number-columns-repeated="16377"/>
        </table:table-row>
        <table:table-row table:style-name="ro1">
          <table:table-cell office:value-type="float" office:value="674.44099429699997" table:style-name="ce2">
            <text:p>674.4409943</text:p>
          </table:table-cell>
          <table:table-cell office:value-type="float" office:value="687.00187987799995" table:style-name="ce2">
            <text:p>687.0018799</text:p>
          </table:table-cell>
          <table:table-cell office:value-type="float" office:value="68.483006052700006" table:style-name="ce2">
            <text:p>68.48300605</text:p>
          </table:table-cell>
          <table:table-cell office:value-type="float" office:value="294.86176419100002" table:style-name="ce2">
            <text:p>294.8617642</text:p>
          </table:table-cell>
          <table:table-cell office:value-type="float" office:value="890.07855320199997" table:style-name="ce2">
            <text:p>890.0785532</text:p>
          </table:table-cell>
          <table:table-cell office:value-type="float" office:value="298.34660166499998" table:style-name="ce2">
            <text:p>298.3466017</text:p>
          </table:table-cell>
          <table:table-cell office:value-type="float" office:value="486.39379798099998" table:formula="of:=MEDIAN([.A436];[.B436];[.C436];[.D436];[.E436];[.F436])" table:style-name="ce1">
            <text:p>486.393798</text:p>
          </table:table-cell>
          <table:table-cell table:number-columns-repeated="16377"/>
        </table:table-row>
        <table:table-row table:style-name="ro1">
          <table:table-cell office:value-type="float" office:value="653.12531261100003" table:style-name="ce2">
            <text:p>653.1253126</text:p>
          </table:table-cell>
          <table:table-cell office:value-type="float" office:value="673.92669612999998" table:style-name="ce2">
            <text:p>673.9266961</text:p>
          </table:table-cell>
          <table:table-cell office:value-type="float" office:value="62.0353714524" table:style-name="ce2">
            <text:p>62.03537145</text:p>
          </table:table-cell>
          <table:table-cell office:value-type="float" office:value="280.821424181" table:style-name="ce2">
            <text:p>280.8214242</text:p>
          </table:table-cell>
          <table:table-cell office:value-type="float" office:value="526.13583180399996" table:style-name="ce2">
            <text:p>526.1358318</text:p>
          </table:table-cell>
          <table:table-cell office:value-type="float" office:value="244.60878629300001" table:style-name="ce2">
            <text:p>244.6087863</text:p>
          </table:table-cell>
          <table:table-cell office:value-type="float" office:value="403.47862799249998" table:formula="of:=MEDIAN([.A437];[.B437];[.C437];[.D437];[.E437];[.F437])" table:style-name="ce1">
            <text:p>403.478628</text:p>
          </table:table-cell>
          <table:table-cell table:number-columns-repeated="16377"/>
        </table:table-row>
        <table:table-row table:style-name="ro1">
          <table:table-cell office:value-type="float" office:value="670.31028536300005" table:style-name="ce2">
            <text:p>670.3102854</text:p>
          </table:table-cell>
          <table:table-cell office:value-type="float" office:value="677.78588782099996" table:style-name="ce2">
            <text:p>677.7858878</text:p>
          </table:table-cell>
          <table:table-cell office:value-type="float" office:value="63.042898035" table:style-name="ce2">
            <text:p>63.04289804</text:p>
          </table:table-cell>
          <table:table-cell office:value-type="float" office:value="280.69840232799999" table:style-name="ce2">
            <text:p>280.6984023</text:p>
          </table:table-cell>
          <table:table-cell office:value-type="float" office:value="379.51468531299997" table:style-name="ce2">
            <text:p>379.5146853</text:p>
          </table:table-cell>
          <table:table-cell office:value-type="float" office:value="343.27908492400002" table:style-name="ce2">
            <text:p>343.2790849</text:p>
          </table:table-cell>
          <table:table-cell office:value-type="float" office:value="361.39688511849999" table:formula="of:=MEDIAN([.A438];[.B438];[.C438];[.D438];[.E438];[.F438])" table:style-name="ce1">
            <text:p>361.3968851</text:p>
          </table:table-cell>
          <table:table-cell table:number-columns-repeated="16377"/>
        </table:table-row>
        <table:table-row table:style-name="ro1">
          <table:table-cell office:value-type="float" office:value="679.17465768299996" table:style-name="ce2">
            <text:p>679.1746577</text:p>
          </table:table-cell>
          <table:table-cell office:value-type="float" office:value="667.46190735599998" table:style-name="ce2">
            <text:p>667.4619074</text:p>
          </table:table-cell>
          <table:table-cell office:value-type="float" office:value="163.207765021" table:style-name="ce2">
            <text:p>163.207765</text:p>
          </table:table-cell>
          <table:table-cell office:value-type="float" office:value="261.83931412099997" table:style-name="ce2">
            <text:p>261.8393141</text:p>
          </table:table-cell>
          <table:table-cell office:value-type="float" office:value="72.6138658534" table:style-name="ce2">
            <text:p>72.61386585</text:p>
          </table:table-cell>
          <table:table-cell office:value-type="float" office:value="233.518330768" table:style-name="ce2">
            <text:p>233.5183308</text:p>
          </table:table-cell>
          <table:table-cell office:value-type="float" office:value="247.67882244449999" table:formula="of:=MEDIAN([.A439];[.B439];[.C439];[.D439];[.E439];[.F439])" table:style-name="ce1">
            <text:p>247.6788224</text:p>
          </table:table-cell>
          <table:table-cell table:number-columns-repeated="16377"/>
        </table:table-row>
        <table:table-row table:style-name="ro1">
          <table:table-cell office:value-type="float" office:value="667.55265209200002" table:style-name="ce2">
            <text:p>667.5526521</text:p>
          </table:table-cell>
          <table:table-cell office:value-type="float" office:value="682.72897911799998" table:style-name="ce2">
            <text:p>682.7289791</text:p>
          </table:table-cell>
          <table:table-cell office:value-type="float" office:value="4.8241580607100003" table:style-name="ce2">
            <text:p>4.824158061</text:p>
          </table:table-cell>
          <table:table-cell office:value-type="float" office:value="267.65258047600003" table:style-name="ce2">
            <text:p>267.6525805</text:p>
          </table:table-cell>
          <table:table-cell office:value-type="float" office:value="662.316191" table:style-name="ce2">
            <text:p>662.316191</text:p>
          </table:table-cell>
          <table:table-cell office:value-type="float" office:value="193.22240202899999" table:style-name="ce2">
            <text:p>193.222402</text:p>
          </table:table-cell>
          <table:table-cell office:value-type="float" office:value="464.98438573800001" table:formula="of:=MEDIAN([.A440];[.B440];[.C440];[.D440];[.E440];[.F440])" table:style-name="ce1">
            <text:p>464.9843857</text:p>
          </table:table-cell>
          <table:table-cell table:number-columns-repeated="16377"/>
        </table:table-row>
        <table:table-row table:style-name="ro1">
          <table:table-cell office:value-type="float" office:value="665.22166163700001" table:style-name="ce2">
            <text:p>665.2216616</text:p>
          </table:table-cell>
          <table:table-cell office:value-type="float" office:value="680.95176526399996" table:style-name="ce2">
            <text:p>680.9517653</text:p>
          </table:table-cell>
          <table:table-cell office:value-type="float" office:value="1.0617466316199999" table:style-name="ce2">
            <text:p>1.061746632</text:p>
          </table:table-cell>
          <table:table-cell office:value-type="float" office:value="266.42936013399998" table:style-name="ce2">
            <text:p>266.4293601</text:p>
          </table:table-cell>
          <table:table-cell office:value-type="float" office:value="878.57650855400004" table:style-name="ce2">
            <text:p>878.5765086</text:p>
          </table:table-cell>
          <table:table-cell office:value-type="float" office:value="249.23839479" table:style-name="ce2">
            <text:p>249.2383948</text:p>
          </table:table-cell>
          <table:table-cell office:value-type="float" office:value="465.82551088549997" table:formula="of:=MEDIAN([.A441];[.B441];[.C441];[.D441];[.E441];[.F441])" table:style-name="ce1">
            <text:p>465.8255109</text:p>
          </table:table-cell>
          <table:table-cell table:number-columns-repeated="16377"/>
        </table:table-row>
        <table:table-row table:style-name="ro1">
          <table:table-cell office:value-type="float" office:value="368.32830130799999" table:style-name="ce2">
            <text:p>368.3283013</text:p>
          </table:table-cell>
          <table:table-cell office:value-type="float" office:value="674.88170447599998" table:style-name="ce2">
            <text:p>674.8817045</text:p>
          </table:table-cell>
          <table:table-cell office:value-type="float" office:value="1.95391961487" table:style-name="ce2">
            <text:p>1.953919615</text:p>
          </table:table-cell>
          <table:table-cell office:value-type="float" office:value="291.12820233799999" table:style-name="ce2">
            <text:p>291.1282023</text:p>
          </table:table-cell>
          <table:table-cell office:value-type="float" office:value="563.89264105500001" table:style-name="ce2">
            <text:p>563.8926411</text:p>
          </table:table-cell>
          <table:table-cell office:value-type="float" office:value="326.00337478400002" table:style-name="ce2">
            <text:p>326.0033748</text:p>
          </table:table-cell>
          <table:table-cell office:value-type="float" office:value="347.16583804599998" table:formula="of:=MEDIAN([.A442];[.B442];[.C442];[.D442];[.E442];[.F442])" table:style-name="ce1">
            <text:p>347.165838</text:p>
          </table:table-cell>
          <table:table-cell table:number-columns-repeated="16377"/>
        </table:table-row>
        <table:table-row table:style-name="ro1">
          <table:table-cell office:value-type="float" office:value="89.591287478500007" table:style-name="ce2">
            <text:p>89.59128748</text:p>
          </table:table-cell>
          <table:table-cell office:value-type="float" office:value="692.46779484199999" table:style-name="ce2">
            <text:p>692.4677948</text:p>
          </table:table-cell>
          <table:table-cell office:value-type="float" office:value="74.143636213099995" table:style-name="ce2">
            <text:p>74.14363621</text:p>
          </table:table-cell>
          <table:table-cell office:value-type="float" office:value="277.91549663000001" table:style-name="ce2">
            <text:p>277.9154966</text:p>
          </table:table-cell>
          <table:table-cell office:value-type="float" office:value="799.69102641100005" table:style-name="ce2">
            <text:p>799.6910264</text:p>
          </table:table-cell>
          <table:table-cell office:value-type="float" office:value="321.67392196399999" table:style-name="ce2">
            <text:p>321.673922</text:p>
          </table:table-cell>
          <table:table-cell office:value-type="float" office:value="299.794709297" table:formula="of:=MEDIAN([.A443];[.B443];[.C443];[.D443];[.E443];[.F443])" table:style-name="ce1">
            <text:p>299.7947093</text:p>
          </table:table-cell>
          <table:table-cell table:number-columns-repeated="16377"/>
        </table:table-row>
        <table:table-row table:style-name="ro1">
          <table:table-cell office:value-type="float" office:value="389.48581699499999" table:style-name="ce2">
            <text:p>389.485817</text:p>
          </table:table-cell>
          <table:table-cell office:value-type="float" office:value="697.55792632299995" table:style-name="ce2">
            <text:p>697.5579263</text:p>
          </table:table-cell>
          <table:table-cell office:value-type="float" office:value="3.7675528622100001" table:style-name="ce2">
            <text:p>3.767552862</text:p>
          </table:table-cell>
          <table:table-cell office:value-type="float" office:value="264.03558396599999" table:style-name="ce2">
            <text:p>264.035584</text:p>
          </table:table-cell>
          <table:table-cell office:value-type="float" office:value="485.699063792" table:style-name="ce2">
            <text:p>485.6990638</text:p>
          </table:table-cell>
          <table:table-cell office:value-type="float" office:value="280.44027314300001" table:style-name="ce2">
            <text:p>280.4402731</text:p>
          </table:table-cell>
          <table:table-cell office:value-type="float" office:value="334.96304506900003" table:formula="of:=MEDIAN([.A444];[.B444];[.C444];[.D444];[.E444];[.F444])" table:style-name="ce1">
            <text:p>334.9630451</text:p>
          </table:table-cell>
          <table:table-cell table:number-columns-repeated="16377"/>
        </table:table-row>
        <table:table-row table:style-name="ro1">
          <table:table-cell office:value-type="float" office:value="375.5493788" table:style-name="ce2">
            <text:p>375.5493788</text:p>
          </table:table-cell>
          <table:table-cell office:value-type="float" office:value="681.28724799099996" table:style-name="ce2">
            <text:p>681.287248</text:p>
          </table:table-cell>
          <table:table-cell office:value-type="float" office:value="0.91082222645400002" table:style-name="ce2">
            <text:p>0.910822226</text:p>
          </table:table-cell>
          <table:table-cell office:value-type="float" office:value="284.13033316000002" table:style-name="ce2">
            <text:p>284.1303332</text:p>
          </table:table-cell>
          <table:table-cell office:value-type="float" office:value="187.56164578900001" table:style-name="ce2">
            <text:p>187.5616458</text:p>
          </table:table-cell>
          <table:table-cell office:value-type="float" office:value="296.74970317600003" table:style-name="ce2">
            <text:p>296.7497032</text:p>
          </table:table-cell>
          <table:table-cell office:value-type="float" office:value="290.44001816800005" table:formula="of:=MEDIAN([.A445];[.B445];[.C445];[.D445];[.E445];[.F445])" table:style-name="ce1">
            <text:p>290.4400182</text:p>
          </table:table-cell>
          <table:table-cell table:number-columns-repeated="16377"/>
        </table:table-row>
        <table:table-row table:style-name="ro1">
          <table:table-cell office:value-type="float" office:value="91.448672681399998" table:style-name="ce2">
            <text:p>91.44867268</text:p>
          </table:table-cell>
          <table:table-cell office:value-type="float" office:value="685.89993963699999" table:style-name="ce2">
            <text:p>685.8999396</text:p>
          </table:table-cell>
          <table:table-cell office:value-type="float" office:value="1.52489982911" table:style-name="ce2">
            <text:p>1.524899829</text:p>
          </table:table-cell>
          <table:table-cell office:value-type="float" office:value="279.62915986799999" table:style-name="ce2">
            <text:p>279.6291599</text:p>
          </table:table-cell>
          <table:table-cell office:value-type="float" office:value="804.026383947" table:style-name="ce2">
            <text:p>804.0263839</text:p>
          </table:table-cell>
          <table:table-cell office:value-type="float" office:value="332.76842281099999" table:style-name="ce2">
            <text:p>332.7684228</text:p>
          </table:table-cell>
          <table:table-cell office:value-type="float" office:value="306.19879133949996" table:formula="of:=MEDIAN([.A446];[.B446];[.C446];[.D446];[.E446];[.F446])" table:style-name="ce1">
            <text:p>306.1987913</text:p>
          </table:table-cell>
          <table:table-cell table:number-columns-repeated="16377"/>
        </table:table-row>
        <table:table-row table:style-name="ro1">
          <table:table-cell office:value-type="float" office:value="90.206633051300003" table:style-name="ce2">
            <text:p>90.20663305</text:p>
          </table:table-cell>
          <table:table-cell office:value-type="float" office:value="424.12457694199998" table:style-name="ce2">
            <text:p>424.1245769</text:p>
          </table:table-cell>
          <table:table-cell office:value-type="float" office:value="54.937919325099998" table:style-name="ce2">
            <text:p>54.93791933</text:p>
          </table:table-cell>
          <table:table-cell office:value-type="float" office:value="280.466786001" table:style-name="ce2">
            <text:p>280.466786</text:p>
          </table:table-cell>
          <table:table-cell office:value-type="float" office:value="538.10627759299996" table:style-name="ce2">
            <text:p>538.1062776</text:p>
          </table:table-cell>
          <table:table-cell office:value-type="float" office:value="319.50958157999997" table:style-name="ce2">
            <text:p>319.5095816</text:p>
          </table:table-cell>
          <table:table-cell office:value-type="float" office:value="299.98818379049999" table:formula="of:=MEDIAN([.A447];[.B447];[.C447];[.D447];[.E447];[.F447])" table:style-name="ce1">
            <text:p>299.9881838</text:p>
          </table:table-cell>
          <table:table-cell table:number-columns-repeated="16377"/>
        </table:table-row>
        <table:table-row table:style-name="ro1">
          <table:table-cell office:value-type="float" office:value="388.89773158899999" table:style-name="ce2">
            <text:p>388.8977316</text:p>
          </table:table-cell>
          <table:table-cell office:value-type="float" office:value="627.66387272999998" table:style-name="ce2">
            <text:p>627.6638727</text:p>
          </table:table-cell>
          <table:table-cell office:value-type="float" office:value="68.407364868800002" table:style-name="ce2">
            <text:p>68.40736487</text:p>
          </table:table-cell>
          <table:table-cell office:value-type="float" office:value="317.15765214200002" table:style-name="ce2">
            <text:p>317.1576521</text:p>
          </table:table-cell>
          <table:table-cell office:value-type="float" office:value="385.24746726699999" table:style-name="ce2">
            <text:p>385.2474673</text:p>
          </table:table-cell>
          <table:table-cell office:value-type="float" office:value="296.99758855200002" table:style-name="ce2">
            <text:p>296.9975886</text:p>
          </table:table-cell>
          <table:table-cell office:value-type="float" office:value="351.2025597045" table:formula="of:=MEDIAN([.A448];[.B448];[.C448];[.D448];[.E448];[.F448])" table:style-name="ce1">
            <text:p>351.2025597</text:p>
          </table:table-cell>
          <table:table-cell table:number-columns-repeated="16377"/>
        </table:table-row>
        <table:table-row table:style-name="ro1">
          <table:table-cell office:value-type="float" office:value="672.68209521000006" table:style-name="ce2">
            <text:p>672.6820952</text:p>
          </table:table-cell>
          <table:table-cell office:value-type="float" office:value="676.16144446999999" table:style-name="ce2">
            <text:p>676.1614445</text:p>
          </table:table-cell>
          <table:table-cell office:value-type="float" office:value="55.326005770599998" table:style-name="ce2">
            <text:p>55.32600577</text:p>
          </table:table-cell>
          <table:table-cell office:value-type="float" office:value="271.69421195000001" table:style-name="ce2">
            <text:p>271.694212</text:p>
          </table:table-cell>
          <table:table-cell office:value-type="float" office:value="481.413567027" table:style-name="ce2">
            <text:p>481.413567</text:p>
          </table:table-cell>
          <table:table-cell office:value-type="float" office:value="269.24729532700002" table:style-name="ce2">
            <text:p>269.2472953</text:p>
          </table:table-cell>
          <table:table-cell office:value-type="float" office:value="376.55388948849998" table:formula="of:=MEDIAN([.A449];[.B449];[.C449];[.D449];[.E449];[.F449])" table:style-name="ce1">
            <text:p>376.5538895</text:p>
          </table:table-cell>
          <table:table-cell table:number-columns-repeated="16377"/>
        </table:table-row>
        <table:table-row table:style-name="ro1">
          <table:table-cell office:value-type="float" office:value="671.82312427399995" table:style-name="ce2">
            <text:p>671.8231243</text:p>
          </table:table-cell>
          <table:table-cell office:value-type="float" office:value="408.04157868999999" table:style-name="ce2">
            <text:p>408.0415787</text:p>
          </table:table-cell>
          <table:table-cell office:value-type="float" office:value="60.053189032200002" table:style-name="ce2">
            <text:p>60.05318903</text:p>
          </table:table-cell>
          <table:table-cell office:value-type="float" office:value="288.16591215699998" table:style-name="ce2">
            <text:p>288.1659122</text:p>
          </table:table-cell>
          <table:table-cell office:value-type="float" office:value="437.77512768299999" table:style-name="ce2">
            <text:p>437.7751277</text:p>
          </table:table-cell>
          <table:table-cell office:value-type="float" office:value="183.48552541000001" table:style-name="ce2">
            <text:p>183.4855254</text:p>
          </table:table-cell>
          <table:table-cell office:value-type="float" office:value="348.10374542349996" table:formula="of:=MEDIAN([.A450];[.B450];[.C450];[.D450];[.E450];[.F450])" table:style-name="ce1">
            <text:p>348.1037454</text:p>
          </table:table-cell>
          <table:table-cell table:number-columns-repeated="16377"/>
        </table:table-row>
        <table:table-row table:style-name="ro1">
          <table:table-cell office:value-type="float" office:value="375.73528005899999" table:style-name="ce2">
            <text:p>375.7352801</text:p>
          </table:table-cell>
          <table:table-cell office:value-type="float" office:value="645.15102854199995" table:style-name="ce2">
            <text:p>645.1510285</text:p>
          </table:table-cell>
          <table:table-cell office:value-type="float" office:value="64.148071361600003" table:style-name="ce2">
            <text:p>64.14807136</text:p>
          </table:table-cell>
          <table:table-cell office:value-type="float" office:value="293.89415529399997" table:style-name="ce2">
            <text:p>293.8941553</text:p>
          </table:table-cell>
          <table:table-cell office:value-type="float" office:value="299.77130397299999" table:style-name="ce2">
            <text:p>299.771304</text:p>
          </table:table-cell>
          <table:table-cell office:value-type="float" office:value="209.15955672600001" table:style-name="ce2">
            <text:p>209.1595567</text:p>
          </table:table-cell>
          <table:table-cell office:value-type="float" office:value="296.83272963349998" table:formula="of:=MEDIAN([.A451];[.B451];[.C451];[.D451];[.E451];[.F451])" table:style-name="ce1">
            <text:p>296.8327296</text:p>
          </table:table-cell>
          <table:table-cell table:number-columns-repeated="16377"/>
        </table:table-row>
        <table:table-row table:style-name="ro1">
          <table:table-cell office:value-type="float" office:value="265.70266271399998" table:style-name="ce2">
            <text:p>265.7026627</text:p>
          </table:table-cell>
          <table:table-cell office:value-type="float" office:value="421.157419371" table:style-name="ce2">
            <text:p>421.1574194</text:p>
          </table:table-cell>
          <table:table-cell office:value-type="float" office:value="58.010168123600003" table:style-name="ce2">
            <text:p>58.01016812</text:p>
          </table:table-cell>
          <table:table-cell office:value-type="float" office:value="273.60768880799998" table:style-name="ce2">
            <text:p>273.6076888</text:p>
          </table:table-cell>
          <table:table-cell office:value-type="float" office:value="701.10057943599998" table:style-name="ce2">
            <text:p>701.1005794</text:p>
          </table:table-cell>
          <table:table-cell office:value-type="float" office:value="269.40649564300003" table:style-name="ce2">
            <text:p>269.4064956</text:p>
          </table:table-cell>
          <table:table-cell office:value-type="float" office:value="271.5070922255" table:formula="of:=MEDIAN([.A452];[.B452];[.C452];[.D452];[.E452];[.F452])" table:style-name="ce1">
            <text:p>271.5070922</text:p>
          </table:table-cell>
          <table:table-cell table:number-columns-repeated="16377"/>
        </table:table-row>
        <table:table-row table:style-name="ro1">
          <table:table-cell office:value-type="float" office:value="384.57977607499998" table:style-name="ce2">
            <text:p>384.5797761</text:p>
          </table:table-cell>
          <table:table-cell office:value-type="float" office:value="662.34250340899996" table:style-name="ce2">
            <text:p>662.3425034</text:p>
          </table:table-cell>
          <table:table-cell office:value-type="float" office:value="4.2681439832199999" table:style-name="ce2">
            <text:p>4.268143983</text:p>
          </table:table-cell>
          <table:table-cell office:value-type="float" office:value="281.128045832" table:style-name="ce2">
            <text:p>281.1280458</text:p>
          </table:table-cell>
          <table:table-cell office:value-type="float" office:value="862.54337125200004" table:style-name="ce2">
            <text:p>862.5433713</text:p>
          </table:table-cell>
          <table:table-cell office:value-type="float" office:value="167.44724142300001" table:style-name="ce2">
            <text:p>167.4472414</text:p>
          </table:table-cell>
          <table:table-cell office:value-type="float" office:value="332.85391095349996" table:formula="of:=MEDIAN([.A453];[.B453];[.C453];[.D453];[.E453];[.F453])" table:style-name="ce1">
            <text:p>332.853911</text:p>
          </table:table-cell>
          <table:table-cell table:number-columns-repeated="16377"/>
        </table:table-row>
        <table:table-row table:style-name="ro1">
          <table:table-cell office:value-type="float" office:value="665.13208090099999" table:style-name="ce2">
            <text:p>665.1320809</text:p>
          </table:table-cell>
          <table:table-cell office:value-type="float" office:value="459.73475424200001" table:style-name="ce2">
            <text:p>459.7347542</text:p>
          </table:table-cell>
          <table:table-cell office:value-type="float" office:value="63.856523604700001" table:style-name="ce2">
            <text:p>63.8565236</text:p>
          </table:table-cell>
          <table:table-cell office:value-type="float" office:value="268.85438169399998" table:style-name="ce2">
            <text:p>268.8543817</text:p>
          </table:table-cell>
          <table:table-cell office:value-type="float" office:value="492.387469442" table:style-name="ce2">
            <text:p>492.3874694</text:p>
          </table:table-cell>
          <table:table-cell office:value-type="float" office:value="313.496153247" table:style-name="ce2">
            <text:p>313.4961532</text:p>
          </table:table-cell>
          <table:table-cell office:value-type="float" office:value="386.61545374449997" table:formula="of:=MEDIAN([.A454];[.B454];[.C454];[.D454];[.E454];[.F454])" table:style-name="ce1">
            <text:p>386.6154537</text:p>
          </table:table-cell>
          <table:table-cell table:number-columns-repeated="16377"/>
        </table:table-row>
        <table:table-row table:style-name="ro1">
          <table:table-cell office:value-type="float" office:value="381.18591135999998" table:style-name="ce2">
            <text:p>381.1859114</text:p>
          </table:table-cell>
          <table:table-cell office:value-type="float" office:value="603.95579507599996" table:style-name="ce2">
            <text:p>603.9557951</text:p>
          </table:table-cell>
          <table:table-cell office:value-type="float" office:value="4.5678049510700003" table:style-name="ce2">
            <text:p>4.567804951</text:p>
          </table:table-cell>
          <table:table-cell office:value-type="float" office:value="260.85863061999999" table:style-name="ce2">
            <text:p>260.8586306</text:p>
          </table:table-cell>
          <table:table-cell office:value-type="float" office:value="374.099384805" table:style-name="ce2">
            <text:p>374.0993848</text:p>
          </table:table-cell>
          <table:table-cell office:value-type="float" office:value="277.21900393200002" table:style-name="ce2">
            <text:p>277.2190039</text:p>
          </table:table-cell>
          <table:table-cell office:value-type="float" office:value="325.65919436850004" table:formula="of:=MEDIAN([.A455];[.B455];[.C455];[.D455];[.E455];[.F455])" table:style-name="ce1">
            <text:p>325.6591944</text:p>
          </table:table-cell>
          <table:table-cell table:number-columns-repeated="16377"/>
        </table:table-row>
        <table:table-row table:style-name="ro1">
          <table:table-cell office:value-type="float" office:value="387.47186357800001" table:style-name="ce2">
            <text:p>387.4718636</text:p>
          </table:table-cell>
          <table:table-cell office:value-type="float" office:value="438.63915736000001" table:style-name="ce2">
            <text:p>438.6391574</text:p>
          </table:table-cell>
          <table:table-cell office:value-type="float" office:value="1.91771024668" table:style-name="ce2">
            <text:p>1.917710247</text:p>
          </table:table-cell>
          <table:table-cell office:value-type="float" office:value="286.14111128299999" table:style-name="ce2">
            <text:p>286.1411113</text:p>
          </table:table-cell>
          <table:table-cell office:value-type="float" office:value="790.74301841900001" table:style-name="ce2">
            <text:p>790.7430184</text:p>
          </table:table-cell>
          <table:table-cell office:value-type="float" office:value="331.27943461500001" table:style-name="ce2">
            <text:p>331.2794346</text:p>
          </table:table-cell>
          <table:table-cell office:value-type="float" office:value="359.37564909650001" table:formula="of:=MEDIAN([.A456];[.B456];[.C456];[.D456];[.E456];[.F456])" table:style-name="ce1">
            <text:p>359.3756491</text:p>
          </table:table-cell>
          <table:table-cell table:number-columns-repeated="16377"/>
        </table:table-row>
        <table:table-row table:style-name="ro1">
          <table:table-cell office:value-type="float" office:value="379.08360756500002" table:style-name="ce2">
            <text:p>379.0836076</text:p>
          </table:table-cell>
          <table:table-cell office:value-type="float" office:value="649.73645349000003" table:style-name="ce2">
            <text:p>649.7364535</text:p>
          </table:table-cell>
          <table:table-cell office:value-type="float" office:value="73.593409328800007" table:style-name="ce2">
            <text:p>73.59340933</text:p>
          </table:table-cell>
          <table:table-cell office:value-type="float" office:value="289.86056929400002" table:style-name="ce2">
            <text:p>289.8605693</text:p>
          </table:table-cell>
          <table:table-cell office:value-type="float" office:value="371.89333246799998" table:style-name="ce2">
            <text:p>371.8933325</text:p>
          </table:table-cell>
          <table:table-cell office:value-type="float" office:value="340.47307523900002" table:style-name="ce2">
            <text:p>340.4730752</text:p>
          </table:table-cell>
          <table:table-cell office:value-type="float" office:value="356.1832038535" table:formula="of:=MEDIAN([.A457];[.B457];[.C457];[.D457];[.E457];[.F457])" table:style-name="ce1">
            <text:p>356.1832039</text:p>
          </table:table-cell>
          <table:table-cell table:number-columns-repeated="16377"/>
        </table:table-row>
        <table:table-row table:style-name="ro1">
          <table:table-cell office:value-type="float" office:value="378.61048405000003" table:style-name="ce2">
            <text:p>378.6104841</text:p>
          </table:table-cell>
          <table:table-cell office:value-type="float" office:value="685.51034349700001" table:style-name="ce2">
            <text:p>685.5103435</text:p>
          </table:table-cell>
          <table:table-cell office:value-type="float" office:value="59.134803099000003" table:style-name="ce2">
            <text:p>59.1348031</text:p>
          </table:table-cell>
          <table:table-cell office:value-type="float" office:value="318.65808511199998" table:style-name="ce2">
            <text:p>318.6580851</text:p>
          </table:table-cell>
          <table:table-cell office:value-type="float" office:value="666.01684305599997" table:style-name="ce2">
            <text:p>666.0168431</text:p>
          </table:table-cell>
          <table:table-cell office:value-type="float" office:value="278.29716246800001" table:style-name="ce2">
            <text:p>278.2971625</text:p>
          </table:table-cell>
          <table:table-cell office:value-type="float" office:value="348.63428458099997" table:formula="of:=MEDIAN([.A458];[.B458];[.C458];[.D458];[.E458];[.F458])" table:style-name="ce1">
            <text:p>348.6342846</text:p>
          </table:table-cell>
          <table:table-cell table:number-columns-repeated="16377"/>
        </table:table-row>
        <table:table-row table:style-name="ro1">
          <table:table-cell office:value-type="float" office:value="674.27821085200003" table:style-name="ce2">
            <text:p>674.2782109</text:p>
          </table:table-cell>
          <table:table-cell office:value-type="float" office:value="661.24562472699995" table:style-name="ce2">
            <text:p>661.2456247</text:p>
          </table:table-cell>
          <table:table-cell office:value-type="float" office:value="58.132649035100002" table:style-name="ce2">
            <text:p>58.13264904</text:p>
          </table:table-cell>
          <table:table-cell office:value-type="float" office:value="306.80968793400001" table:style-name="ce2">
            <text:p>306.8096879</text:p>
          </table:table-cell>
          <table:table-cell office:value-type="float" office:value="490.85029051399999" table:style-name="ce2">
            <text:p>490.8502905</text:p>
          </table:table-cell>
          <table:table-cell office:value-type="float" office:value="190.36909934900001" table:style-name="ce2">
            <text:p>190.3690993</text:p>
          </table:table-cell>
          <table:table-cell office:value-type="float" office:value="398.82998922399997" table:formula="of:=MEDIAN([.A459];[.B459];[.C459];[.D459];[.E459];[.F459])" table:style-name="ce1">
            <text:p>398.8299892</text:p>
          </table:table-cell>
          <table:table-cell table:number-columns-repeated="16377"/>
        </table:table-row>
        <table:table-row table:style-name="ro1">
          <table:table-cell office:value-type="float" office:value="673.69628917600005" table:style-name="ce2">
            <text:p>673.6962892</text:p>
          </table:table-cell>
          <table:table-cell office:value-type="float" office:value="653.40512792000004" table:style-name="ce2">
            <text:p>653.4051279</text:p>
          </table:table-cell>
          <table:table-cell office:value-type="float" office:value="70.928915299600007" table:style-name="ce2">
            <text:p>70.9289153</text:p>
          </table:table-cell>
          <table:table-cell office:value-type="float" office:value="288.231690523" table:style-name="ce2">
            <text:p>288.2316905</text:p>
          </table:table-cell>
          <table:table-cell office:value-type="float" office:value="306.44372996800001" table:style-name="ce2">
            <text:p>306.44373</text:p>
          </table:table-cell>
          <table:table-cell office:value-type="float" office:value="235.433224545" table:style-name="ce2">
            <text:p>235.4332245</text:p>
          </table:table-cell>
          <table:table-cell office:value-type="float" office:value="297.33771024550003" table:formula="of:=MEDIAN([.A460];[.B460];[.C460];[.D460];[.E460];[.F460])" table:style-name="ce1">
            <text:p>297.3377102</text:p>
          </table:table-cell>
          <table:table-cell table:number-columns-repeated="16377"/>
        </table:table-row>
        <table:table-row table:style-name="ro1">
          <table:table-cell office:value-type="float" office:value="371.09567960300001" table:style-name="ce2">
            <text:p>371.0956796</text:p>
          </table:table-cell>
          <table:table-cell office:value-type="float" office:value="410.64462361199998" table:style-name="ce2">
            <text:p>410.6446236</text:p>
          </table:table-cell>
          <table:table-cell office:value-type="float" office:value="3.90476455621" table:style-name="ce2">
            <text:p>3.904764556</text:p>
          </table:table-cell>
          <table:table-cell office:value-type="float" office:value="291.320946177" table:style-name="ce2">
            <text:p>291.3209462</text:p>
          </table:table-cell>
          <table:table-cell office:value-type="float" office:value="117.322483472" table:style-name="ce2">
            <text:p>117.3224835</text:p>
          </table:table-cell>
          <table:table-cell office:value-type="float" office:value="213.247334069" table:style-name="ce2">
            <text:p>213.2473341</text:p>
          </table:table-cell>
          <table:table-cell office:value-type="float" office:value="252.28414012299999" table:formula="of:=MEDIAN([.A461];[.B461];[.C461];[.D461];[.E461];[.F461])" table:style-name="ce1">
            <text:p>252.2841401</text:p>
          </table:table-cell>
          <table:table-cell table:number-columns-repeated="16377"/>
        </table:table-row>
        <table:table-row table:style-name="ro1">
          <table:table-cell office:value-type="float" office:value="95.129822099999998" table:style-name="ce2">
            <text:p>95.1298221</text:p>
          </table:table-cell>
          <table:table-cell office:value-type="float" office:value="635.20722422899996" table:style-name="ce2">
            <text:p>635.2072242</text:p>
          </table:table-cell>
          <table:table-cell office:value-type="float" office:value="55.688119265399997" table:style-name="ce2">
            <text:p>55.68811927</text:p>
          </table:table-cell>
          <table:table-cell office:value-type="float" office:value="272.016313545" table:style-name="ce2">
            <text:p>272.0163135</text:p>
          </table:table-cell>
          <table:table-cell office:value-type="float" office:value="491.11724293700001" table:style-name="ce2">
            <text:p>491.1172429</text:p>
          </table:table-cell>
          <table:table-cell office:value-type="float" office:value="227.76527488100001" table:style-name="ce2">
            <text:p>227.7652749</text:p>
          </table:table-cell>
          <table:table-cell office:value-type="float" office:value="249.89079421299999" table:formula="of:=MEDIAN([.A462];[.B462];[.C462];[.D462];[.E462];[.F462])" table:style-name="ce1">
            <text:p>249.8907942</text:p>
          </table:table-cell>
          <table:table-cell table:number-columns-repeated="16377"/>
        </table:table-row>
        <table:table-row table:style-name="ro1">
          <table:table-cell office:value-type="float" office:value="388.34215061499998" table:style-name="ce2">
            <text:p>388.3421506</text:p>
          </table:table-cell>
          <table:table-cell office:value-type="float" office:value="683.25884700500001" table:style-name="ce2">
            <text:p>683.258847</text:p>
          </table:table-cell>
          <table:table-cell office:value-type="float" office:value="5.6646991282299997" table:style-name="ce2">
            <text:p>5.664699128</text:p>
          </table:table-cell>
          <table:table-cell office:value-type="float" office:value="280.55344188100003" table:style-name="ce2">
            <text:p>280.5534419</text:p>
          </table:table-cell>
          <table:table-cell office:value-type="float" office:value="587.75094167700001" table:style-name="ce2">
            <text:p>587.7509417</text:p>
          </table:table-cell>
          <table:table-cell office:value-type="float" office:value="210.39618068300001" table:style-name="ce2">
            <text:p>210.3961807</text:p>
          </table:table-cell>
          <table:table-cell office:value-type="float" office:value="334.44779624800003" table:formula="of:=MEDIAN([.A463];[.B463];[.C463];[.D463];[.E463];[.F463])" table:style-name="ce1">
            <text:p>334.4477962</text:p>
          </table:table-cell>
          <table:table-cell table:number-columns-repeated="16377"/>
        </table:table-row>
        <table:table-row table:style-name="ro1">
          <table:table-cell office:value-type="float" office:value="374.65681287899997" table:style-name="ce2">
            <text:p>374.6568129</text:p>
          </table:table-cell>
          <table:table-cell office:value-type="float" office:value="677.30452399700005" table:style-name="ce2">
            <text:p>677.304524</text:p>
          </table:table-cell>
          <table:table-cell office:value-type="float" office:value="1.74587752423" table:style-name="ce2">
            <text:p>1.745877524</text:p>
          </table:table-cell>
          <table:table-cell office:value-type="float" office:value="310.05979231499998" table:style-name="ce2">
            <text:p>310.0597923</text:p>
          </table:table-cell>
          <table:table-cell office:value-type="float" office:value="380.58870312499999" table:style-name="ce2">
            <text:p>380.5887031</text:p>
          </table:table-cell>
          <table:table-cell office:value-type="float" office:value="186.494249693" table:style-name="ce2">
            <text:p>186.4942497</text:p>
          </table:table-cell>
          <table:table-cell office:value-type="float" office:value="342.35830259699998" table:formula="of:=MEDIAN([.A464];[.B464];[.C464];[.D464];[.E464];[.F464])" table:style-name="ce1">
            <text:p>342.3583026</text:p>
          </table:table-cell>
          <table:table-cell table:number-columns-repeated="16377"/>
        </table:table-row>
        <table:table-row table:style-name="ro1">
          <table:table-cell office:value-type="float" office:value="92.925537629199994" table:style-name="ce2">
            <text:p>92.92553763</text:p>
          </table:table-cell>
          <table:table-cell office:value-type="float" office:value="423.78241708899998" table:style-name="ce2">
            <text:p>423.7824171</text:p>
          </table:table-cell>
          <table:table-cell office:value-type="float" office:value="57.110030230500001" table:style-name="ce2">
            <text:p>57.11003023</text:p>
          </table:table-cell>
          <table:table-cell office:value-type="float" office:value="291.64365678600001" table:style-name="ce2">
            <text:p>291.6436568</text:p>
          </table:table-cell>
          <table:table-cell office:value-type="float" office:value="316.543575632" table:style-name="ce2">
            <text:p>316.5435756</text:p>
          </table:table-cell>
          <table:table-cell office:value-type="float" office:value="159.390676356" table:style-name="ce2">
            <text:p>159.3906764</text:p>
          </table:table-cell>
          <table:table-cell office:value-type="float" office:value="225.51716657100002" table:formula="of:=MEDIAN([.A465];[.B465];[.C465];[.D465];[.E465];[.F465])" table:style-name="ce1">
            <text:p>225.5171666</text:p>
          </table:table-cell>
          <table:table-cell table:number-columns-repeated="16377"/>
        </table:table-row>
        <table:table-row table:style-name="ro1">
          <table:table-cell office:value-type="float" office:value="390.914455691" table:style-name="ce2">
            <text:p>390.9144557</text:p>
          </table:table-cell>
          <table:table-cell office:value-type="float" office:value="618.24914511899999" table:style-name="ce2">
            <text:p>618.2491451</text:p>
          </table:table-cell>
          <table:table-cell office:value-type="float" office:value="78.707425630200007" table:style-name="ce2">
            <text:p>78.70742563</text:p>
          </table:table-cell>
          <table:table-cell office:value-type="float" office:value="266.52789565400002" table:style-name="ce2">
            <text:p>266.5278957</text:p>
          </table:table-cell>
          <table:table-cell office:value-type="float" office:value="753.68630333600004" table:style-name="ce2">
            <text:p>753.6863033</text:p>
          </table:table-cell>
          <table:table-cell office:value-type="float" office:value="276.18529042300003" table:style-name="ce2">
            <text:p>276.1852904</text:p>
          </table:table-cell>
          <table:table-cell office:value-type="float" office:value="333.54987305700001" table:formula="of:=MEDIAN([.A466];[.B466];[.C466];[.D466];[.E466];[.F466])" table:style-name="ce1">
            <text:p>333.5498731</text:p>
          </table:table-cell>
          <table:table-cell table:number-columns-repeated="16377"/>
        </table:table-row>
        <table:table-row table:style-name="ro1">
          <table:table-cell office:value-type="float" office:value="673.66866972599996" table:style-name="ce2">
            <text:p>673.6686697</text:p>
          </table:table-cell>
          <table:table-cell office:value-type="float" office:value="685.685211557" table:style-name="ce2">
            <text:p>685.6852116</text:p>
          </table:table-cell>
          <table:table-cell office:value-type="float" office:value="63.858179950699999" table:style-name="ce2">
            <text:p>63.85817995</text:p>
          </table:table-cell>
          <table:table-cell office:value-type="float" office:value="310.15088135600001" table:style-name="ce2">
            <text:p>310.1508814</text:p>
          </table:table-cell>
          <table:table-cell office:value-type="float" office:value="872.88125164500002" table:style-name="ce2">
            <text:p>872.8812516</text:p>
          </table:table-cell>
          <table:table-cell office:value-type="float" office:value="172.06750395899999" table:style-name="ce2">
            <text:p>172.067504</text:p>
          </table:table-cell>
          <table:table-cell office:value-type="float" office:value="491.90977554099999" table:formula="of:=MEDIAN([.A467];[.B467];[.C467];[.D467];[.E467];[.F467])" table:style-name="ce1">
            <text:p>491.9097755</text:p>
          </table:table-cell>
          <table:table-cell table:number-columns-repeated="16377"/>
        </table:table-row>
        <table:table-row table:style-name="ro1">
          <table:table-cell office:value-type="float" office:value="672.63833800400005" table:style-name="ce2">
            <text:p>672.638338</text:p>
          </table:table-cell>
          <table:table-cell office:value-type="float" office:value="670.60212166899998" table:style-name="ce2">
            <text:p>670.6021217</text:p>
          </table:table-cell>
          <table:table-cell office:value-type="float" office:value="5.0984609583099996" table:style-name="ce2">
            <text:p>5.098460958</text:p>
          </table:table-cell>
          <table:table-cell office:value-type="float" office:value="296.65630754199998" table:style-name="ce2">
            <text:p>296.6563075</text:p>
          </table:table-cell>
          <table:table-cell office:value-type="float" office:value="386.85606189200001" table:style-name="ce2">
            <text:p>386.8560619</text:p>
          </table:table-cell>
          <table:table-cell office:value-type="float" office:value="247.68697913599999" table:style-name="ce2">
            <text:p>247.6869791</text:p>
          </table:table-cell>
          <table:table-cell office:value-type="float" office:value="341.756184717" table:formula="of:=MEDIAN([.A468];[.B468];[.C468];[.D468];[.E468];[.F468])" table:style-name="ce1">
            <text:p>341.7561847</text:p>
          </table:table-cell>
          <table:table-cell table:number-columns-repeated="16377"/>
        </table:table-row>
        <table:table-row table:style-name="ro1">
          <table:table-cell office:value-type="float" office:value="676.63651066700004" table:style-name="ce2">
            <text:p>676.6365107</text:p>
          </table:table-cell>
          <table:table-cell office:value-type="float" office:value="677.88977647299998" table:style-name="ce2">
            <text:p>677.8897765</text:p>
          </table:table-cell>
          <table:table-cell office:value-type="float" office:value="84.056118679600004" table:style-name="ce2">
            <text:p>84.05611868</text:p>
          </table:table-cell>
          <table:table-cell office:value-type="float" office:value="294.96186260799999" table:style-name="ce2">
            <text:p>294.9618626</text:p>
          </table:table-cell>
          <table:table-cell office:value-type="float" office:value="670.16170191000003" table:style-name="ce2">
            <text:p>670.1617019</text:p>
          </table:table-cell>
          <table:table-cell office:value-type="float" office:value="289.09545434199998" table:style-name="ce2">
            <text:p>289.0954543</text:p>
          </table:table-cell>
          <table:table-cell office:value-type="float" office:value="482.56178225899998" table:formula="of:=MEDIAN([.A469];[.B469];[.C469];[.D469];[.E469];[.F469])" table:style-name="ce1">
            <text:p>482.5617823</text:p>
          </table:table-cell>
          <table:table-cell table:number-columns-repeated="16377"/>
        </table:table-row>
        <table:table-row table:style-name="ro1">
          <table:table-cell office:value-type="float" office:value="675.53826280800001" table:style-name="ce2">
            <text:p>675.5382628</text:p>
          </table:table-cell>
          <table:table-cell office:value-type="float" office:value="428.67091897799997" table:style-name="ce2">
            <text:p>428.670919</text:p>
          </table:table-cell>
          <table:table-cell office:value-type="float" office:value="2.00523066502" table:style-name="ce2">
            <text:p>2.005230665</text:p>
          </table:table-cell>
          <table:table-cell office:value-type="float" office:value="272.27475419199999" table:style-name="ce2">
            <text:p>272.2747542</text:p>
          </table:table-cell>
          <table:table-cell office:value-type="float" office:value="885.00152452400005" table:style-name="ce2">
            <text:p>885.0015245</text:p>
          </table:table-cell>
          <table:table-cell office:value-type="float" office:value="314.69154092999997" table:style-name="ce2">
            <text:p>314.6915409</text:p>
          </table:table-cell>
          <table:table-cell office:value-type="float" office:value="371.68122995399995" table:formula="of:=MEDIAN([.A470];[.B470];[.C470];[.D470];[.E470];[.F470])" table:style-name="ce1">
            <text:p>371.68123</text:p>
          </table:table-cell>
          <table:table-cell table:number-columns-repeated="16377"/>
        </table:table-row>
        <table:table-row table:style-name="ro1">
          <table:table-cell office:value-type="float" office:value="677.15387522799995" table:style-name="ce2">
            <text:p>677.1538752</text:p>
          </table:table-cell>
          <table:table-cell office:value-type="float" office:value="391.75922682800001" table:style-name="ce2">
            <text:p>391.7592268</text:p>
          </table:table-cell>
          <table:table-cell office:value-type="float" office:value="67.759053740400006" table:style-name="ce2">
            <text:p>67.75905374</text:p>
          </table:table-cell>
          <table:table-cell office:value-type="float" office:value="292.70035162800002" table:style-name="ce2">
            <text:p>292.7003516</text:p>
          </table:table-cell>
          <table:table-cell office:value-type="float" office:value="500.59608198699999" table:style-name="ce2">
            <text:p>500.596082</text:p>
          </table:table-cell>
          <table:table-cell office:value-type="float" office:value="243.167403517" table:style-name="ce2">
            <text:p>243.1674035</text:p>
          </table:table-cell>
          <table:table-cell office:value-type="float" office:value="342.22978922800002" table:formula="of:=MEDIAN([.A471];[.B471];[.C471];[.D471];[.E471];[.F471])" table:style-name="ce1">
            <text:p>342.2297892</text:p>
          </table:table-cell>
          <table:table-cell table:number-columns-repeated="16377"/>
        </table:table-row>
        <table:table-row table:style-name="ro1">
          <table:table-cell office:value-type="float" office:value="672.19199528000001" table:style-name="ce2">
            <text:p>672.1919953</text:p>
          </table:table-cell>
          <table:table-cell office:value-type="float" office:value="397.18969049100002" table:style-name="ce2">
            <text:p>397.1896905</text:p>
          </table:table-cell>
          <table:table-cell office:value-type="float" office:value="58.7336450954" table:style-name="ce2">
            <text:p>58.7336451</text:p>
          </table:table-cell>
          <table:table-cell office:value-type="float" office:value="307.964582049" table:style-name="ce2">
            <text:p>307.964582</text:p>
          </table:table-cell>
          <table:table-cell office:value-type="float" office:value="702.16685974500001" table:style-name="ce2">
            <text:p>702.1668597</text:p>
          </table:table-cell>
          <table:table-cell office:value-type="float" office:value="305.34833439800002" table:style-name="ce2">
            <text:p>305.3483344</text:p>
          </table:table-cell>
          <table:table-cell office:value-type="float" office:value="352.57713626999998" table:formula="of:=MEDIAN([.A472];[.B472];[.C472];[.D472];[.E472];[.F472])" table:style-name="ce1">
            <text:p>352.5771363</text:p>
          </table:table-cell>
          <table:table-cell table:number-columns-repeated="16377"/>
        </table:table-row>
        <table:table-row table:style-name="ro1">
          <table:table-cell office:value-type="float" office:value="673.91297107699995" table:style-name="ce2">
            <text:p>673.9129711</text:p>
          </table:table-cell>
          <table:table-cell office:value-type="float" office:value="635.29572181000003" table:style-name="ce2">
            <text:p>635.2957218</text:p>
          </table:table-cell>
          <table:table-cell office:value-type="float" office:value="78.461769221400004" table:style-name="ce2">
            <text:p>78.46176922</text:p>
          </table:table-cell>
          <table:table-cell office:value-type="float" office:value="305.26973279200001" table:style-name="ce2">
            <text:p>305.2697328</text:p>
          </table:table-cell>
          <table:table-cell office:value-type="float" office:value="856.721471479" table:style-name="ce2">
            <text:p>856.7214715</text:p>
          </table:table-cell>
          <table:table-cell office:value-type="float" office:value="312.22497867700002" table:style-name="ce2">
            <text:p>312.2249787</text:p>
          </table:table-cell>
          <table:table-cell office:value-type="float" office:value="473.76035024350006" table:formula="of:=MEDIAN([.A473];[.B473];[.C473];[.D473];[.E473];[.F473])" table:style-name="ce1">
            <text:p>473.7603502</text:p>
          </table:table-cell>
          <table:table-cell table:number-columns-repeated="16377"/>
        </table:table-row>
        <table:table-row table:style-name="ro1">
          <table:table-cell office:value-type="float" office:value="380.31623290599998" table:style-name="ce2">
            <text:p>380.3162329</text:p>
          </table:table-cell>
          <table:table-cell office:value-type="float" office:value="609.98666595600002" table:style-name="ce2">
            <text:p>609.986666</text:p>
          </table:table-cell>
          <table:table-cell office:value-type="float" office:value="53.159144339199997" table:style-name="ce2">
            <text:p>53.15914434</text:p>
          </table:table-cell>
          <table:table-cell office:value-type="float" office:value="297.30464987400001" table:style-name="ce2">
            <text:p>297.3046499</text:p>
          </table:table-cell>
          <table:table-cell office:value-type="float" office:value="857.52945895300002" table:style-name="ce2">
            <text:p>857.529459</text:p>
          </table:table-cell>
          <table:table-cell office:value-type="float" office:value="238.185083956" table:style-name="ce2">
            <text:p>238.185084</text:p>
          </table:table-cell>
          <table:table-cell office:value-type="float" office:value="338.81044138999999" table:formula="of:=MEDIAN([.A474];[.B474];[.C474];[.D474];[.E474];[.F474])" table:style-name="ce1">
            <text:p>338.8104414</text:p>
          </table:table-cell>
          <table:table-cell table:number-columns-repeated="16377"/>
        </table:table-row>
        <table:table-row table:style-name="ro1">
          <table:table-cell office:value-type="float" office:value="383.601694345" table:style-name="ce2">
            <text:p>383.6016943</text:p>
          </table:table-cell>
          <table:table-cell office:value-type="float" office:value="434.813273514" table:style-name="ce2">
            <text:p>434.8132735</text:p>
          </table:table-cell>
          <table:table-cell office:value-type="float" office:value="63.464562501800003" table:style-name="ce2">
            <text:p>63.4645625</text:p>
          </table:table-cell>
          <table:table-cell office:value-type="float" office:value="276.93048256200001" table:style-name="ce2">
            <text:p>276.9304826</text:p>
          </table:table-cell>
          <table:table-cell office:value-type="float" office:value="886.75539057399999" table:style-name="ce2">
            <text:p>886.7553906</text:p>
          </table:table-cell>
          <table:table-cell office:value-type="float" office:value="267.20096575600002" table:style-name="ce2">
            <text:p>267.2009658</text:p>
          </table:table-cell>
          <table:table-cell office:value-type="float" office:value="330.2660884535" table:formula="of:=MEDIAN([.A475];[.B475];[.C475];[.D475];[.E475];[.F475])" table:style-name="ce1">
            <text:p>330.2660885</text:p>
          </table:table-cell>
          <table:table-cell table:number-columns-repeated="16377"/>
        </table:table-row>
        <table:table-row table:style-name="ro1">
          <table:table-cell office:value-type="float" office:value="381.12151745199998" table:style-name="ce2">
            <text:p>381.1215175</text:p>
          </table:table-cell>
          <table:table-cell office:value-type="float" office:value="612.36549641099998" table:style-name="ce2">
            <text:p>612.3654964</text:p>
          </table:table-cell>
          <table:table-cell office:value-type="float" office:value="2.2706159605299998" table:style-name="ce2">
            <text:p>2.270615961</text:p>
          </table:table-cell>
          <table:table-cell office:value-type="float" office:value="284.60303776799998" table:style-name="ce2">
            <text:p>284.6030378</text:p>
          </table:table-cell>
          <table:table-cell office:value-type="float" office:value="544.11482279200004" table:style-name="ce2">
            <text:p>544.1148228</text:p>
          </table:table-cell>
          <table:table-cell office:value-type="float" office:value="283.56577989700003" table:style-name="ce2">
            <text:p>283.5657799</text:p>
          </table:table-cell>
          <table:table-cell office:value-type="float" office:value="332.86227760999998" table:formula="of:=MEDIAN([.A476];[.B476];[.C476];[.D476];[.E476];[.F476])" table:style-name="ce1">
            <text:p>332.8622776</text:p>
          </table:table-cell>
          <table:table-cell table:number-columns-repeated="16377"/>
        </table:table-row>
        <table:table-row table:style-name="ro1">
          <table:table-cell office:value-type="float" office:value="93.049892240999995" table:style-name="ce2">
            <text:p>93.04989224</text:p>
          </table:table-cell>
          <table:table-cell office:value-type="float" office:value="675.99940937600002" table:style-name="ce2">
            <text:p>675.9994094</text:p>
          </table:table-cell>
          <table:table-cell office:value-type="float" office:value="1.2396483731900001" table:style-name="ce2">
            <text:p>1.239648373</text:p>
          </table:table-cell>
          <table:table-cell office:value-type="float" office:value="265.424163029" table:style-name="ce2">
            <text:p>265.424163</text:p>
          </table:table-cell>
          <table:table-cell office:value-type="float" office:value="766.05723159399997" table:style-name="ce2">
            <text:p>766.0572316</text:p>
          </table:table-cell>
          <table:table-cell office:value-type="float" office:value="238.774329962" table:style-name="ce2">
            <text:p>238.77433</text:p>
          </table:table-cell>
          <table:table-cell office:value-type="float" office:value="252.09924649549998" table:formula="of:=MEDIAN([.A477];[.B477];[.C477];[.D477];[.E477];[.F477])" table:style-name="ce1">
            <text:p>252.0992465</text:p>
          </table:table-cell>
          <table:table-cell table:number-columns-repeated="16377"/>
        </table:table-row>
        <table:table-row table:style-name="ro1">
          <table:table-cell office:value-type="float" office:value="179.188436564" table:style-name="ce2">
            <text:p>179.1884366</text:p>
          </table:table-cell>
          <table:table-cell office:value-type="float" office:value="633.07013301799998" table:style-name="ce2">
            <text:p>633.070133</text:p>
          </table:table-cell>
          <table:table-cell office:value-type="float" office:value="53.685912758100002" table:style-name="ce2">
            <text:p>53.68591276</text:p>
          </table:table-cell>
          <table:table-cell office:value-type="float" office:value="303.821295427" table:style-name="ce2">
            <text:p>303.8212954</text:p>
          </table:table-cell>
          <table:table-cell office:value-type="float" office:value="885.05320617400002" table:style-name="ce2">
            <text:p>885.0532062</text:p>
          </table:table-cell>
          <table:table-cell office:value-type="float" office:value="332.597869296" table:style-name="ce2">
            <text:p>332.5978693</text:p>
          </table:table-cell>
          <table:table-cell office:value-type="float" office:value="318.2095823615" table:formula="of:=MEDIAN([.A478];[.B478];[.C478];[.D478];[.E478];[.F478])" table:style-name="ce1">
            <text:p>318.2095824</text:p>
          </table:table-cell>
          <table:table-cell table:number-columns-repeated="16377"/>
        </table:table-row>
        <table:table-row table:style-name="ro1">
          <table:table-cell office:value-type="float" office:value="334.45942594100001" table:style-name="ce2">
            <text:p>334.4594259</text:p>
          </table:table-cell>
          <table:table-cell office:value-type="float" office:value="411.73947346099999" table:style-name="ce2">
            <text:p>411.7394735</text:p>
          </table:table-cell>
          <table:table-cell office:value-type="float" office:value="56.2747455887" table:style-name="ce2">
            <text:p>56.27474559</text:p>
          </table:table-cell>
          <table:table-cell office:value-type="float" office:value="324.51642748299997" table:style-name="ce2">
            <text:p>324.5164275</text:p>
          </table:table-cell>
          <table:table-cell office:value-type="float" office:value="387.43425287399998" table:style-name="ce2">
            <text:p>387.4342529</text:p>
          </table:table-cell>
          <table:table-cell office:value-type="float" office:value="164.586345881" table:style-name="ce2">
            <text:p>164.5863459</text:p>
          </table:table-cell>
          <table:table-cell office:value-type="float" office:value="329.48792671199999" table:formula="of:=MEDIAN([.A479];[.B479];[.C479];[.D479];[.E479];[.F479])" table:style-name="ce1">
            <text:p>329.4879267</text:p>
          </table:table-cell>
          <table:table-cell table:number-columns-repeated="16377"/>
        </table:table-row>
        <table:table-row table:style-name="ro1">
          <table:table-cell office:value-type="float" office:value="372.32065526500003" table:style-name="ce2">
            <text:p>372.3206553</text:p>
          </table:table-cell>
          <table:table-cell office:value-type="float" office:value="416.250520306" table:style-name="ce2">
            <text:p>416.2505203</text:p>
          </table:table-cell>
          <table:table-cell office:value-type="float" office:value="1.7799660612199999" table:style-name="ce2">
            <text:p>1.779966061</text:p>
          </table:table-cell>
          <table:table-cell office:value-type="float" office:value="301.93213790099998" table:style-name="ce2">
            <text:p>301.9321379</text:p>
          </table:table-cell>
          <table:table-cell office:value-type="float" office:value="666.13589869500004" table:style-name="ce2">
            <text:p>666.1358987</text:p>
          </table:table-cell>
          <table:table-cell office:value-type="float" office:value="300.70594790199999" table:style-name="ce2">
            <text:p>300.7059479</text:p>
          </table:table-cell>
          <table:table-cell office:value-type="float" office:value="337.12639658299997" table:formula="of:=MEDIAN([.A480];[.B480];[.C480];[.D480];[.E480];[.F480])" table:style-name="ce1">
            <text:p>337.1263966</text:p>
          </table:table-cell>
          <table:table-cell table:number-columns-repeated="16377"/>
        </table:table-row>
        <table:table-row table:style-name="ro1">
          <table:table-cell office:value-type="float" office:value="383.93128401299998" table:style-name="ce2">
            <text:p>383.931284</text:p>
          </table:table-cell>
          <table:table-cell office:value-type="float" office:value="408.92162134400002" table:style-name="ce2">
            <text:p>408.9216213</text:p>
          </table:table-cell>
          <table:table-cell office:value-type="float" office:value="61.162537009099999" table:style-name="ce2">
            <text:p>61.16253701</text:p>
          </table:table-cell>
          <table:table-cell office:value-type="float" office:value="288.93647250100003" table:style-name="ce2">
            <text:p>288.9364725</text:p>
          </table:table-cell>
          <table:table-cell office:value-type="float" office:value="884.32409945699999" table:style-name="ce2">
            <text:p>884.3240995</text:p>
          </table:table-cell>
          <table:table-cell office:value-type="float" office:value="195.214480912" table:style-name="ce2">
            <text:p>195.2144809</text:p>
          </table:table-cell>
          <table:table-cell office:value-type="float" office:value="336.433878257" table:formula="of:=MEDIAN([.A481];[.B481];[.C481];[.D481];[.E481];[.F481])" table:style-name="ce1">
            <text:p>336.4338783</text:p>
          </table:table-cell>
          <table:table-cell table:number-columns-repeated="16377"/>
        </table:table-row>
        <table:table-row table:style-name="ro1">
          <table:table-cell office:value-type="float" office:value="394.97764659299997" table:style-name="ce2">
            <text:p>394.9776466</text:p>
          </table:table-cell>
          <table:table-cell office:value-type="float" office:value="385.08378273" table:style-name="ce2">
            <text:p>385.0837827</text:p>
          </table:table-cell>
          <table:table-cell office:value-type="float" office:value="76.858641204199998" table:style-name="ce2">
            <text:p>76.8586412</text:p>
          </table:table-cell>
          <table:table-cell office:value-type="float" office:value="310.099562682" table:style-name="ce2">
            <text:p>310.0995627</text:p>
          </table:table-cell>
          <table:table-cell office:value-type="float" office:value="553.30474400000003" table:style-name="ce2">
            <text:p>553.304744</text:p>
          </table:table-cell>
          <table:table-cell office:value-type="float" office:value="256.35558718200002" table:style-name="ce2">
            <text:p>256.3555872</text:p>
          </table:table-cell>
          <table:table-cell office:value-type="float" office:value="347.591672706" table:formula="of:=MEDIAN([.A482];[.B482];[.C482];[.D482];[.E482];[.F482])" table:style-name="ce1">
            <text:p>347.5916727</text:p>
          </table:table-cell>
          <table:table-cell table:number-columns-repeated="16377"/>
        </table:table-row>
        <table:table-row table:style-name="ro1">
          <table:table-cell office:value-type="float" office:value="663.82686051999997" table:style-name="ce2">
            <text:p>663.8268605</text:p>
          </table:table-cell>
          <table:table-cell office:value-type="float" office:value="643.29320920500004" table:style-name="ce2">
            <text:p>643.2932092</text:p>
          </table:table-cell>
          <table:table-cell office:value-type="float" office:value="57.7589646323" table:style-name="ce2">
            <text:p>57.75896463</text:p>
          </table:table-cell>
          <table:table-cell office:value-type="float" office:value="299.61433101199998" table:style-name="ce2">
            <text:p>299.614331</text:p>
          </table:table-cell>
          <table:table-cell office:value-type="float" office:value="800.90764872800003" table:style-name="ce2">
            <text:p>800.9076487</text:p>
          </table:table-cell>
          <table:table-cell office:value-type="float" office:value="275.19743892299999" table:style-name="ce2">
            <text:p>275.1974389</text:p>
          </table:table-cell>
          <table:table-cell office:value-type="float" office:value="471.45377010850001" table:formula="of:=MEDIAN([.A483];[.B483];[.C483];[.D483];[.E483];[.F483])" table:style-name="ce1">
            <text:p>471.4537701</text:p>
          </table:table-cell>
          <table:table-cell table:number-columns-repeated="16377"/>
        </table:table-row>
        <table:table-row table:style-name="ro1">
          <table:table-cell office:value-type="float" office:value="687.87158954400002" table:style-name="ce2">
            <text:p>687.8715895</text:p>
          </table:table-cell>
          <table:table-cell office:value-type="float" office:value="682.16349305000006" table:style-name="ce2">
            <text:p>682.1634931</text:p>
          </table:table-cell>
          <table:table-cell office:value-type="float" office:value="2.1949452253000001" table:style-name="ce2">
            <text:p>2.194945225</text:p>
          </table:table-cell>
          <table:table-cell office:value-type="float" office:value="302.16319004399998" table:style-name="ce2">
            <text:p>302.16319</text:p>
          </table:table-cell>
          <table:table-cell office:value-type="float" office:value="875.13207616800003" table:style-name="ce2">
            <text:p>875.1320762</text:p>
          </table:table-cell>
          <table:table-cell office:value-type="float" office:value="313.25765821599998" table:style-name="ce2">
            <text:p>313.2576582</text:p>
          </table:table-cell>
          <table:table-cell office:value-type="float" office:value="497.71057563300002" table:formula="of:=MEDIAN([.A484];[.B484];[.C484];[.D484];[.E484];[.F484])" table:style-name="ce1">
            <text:p>497.7105756</text:p>
          </table:table-cell>
          <table:table-cell table:number-columns-repeated="16377"/>
        </table:table-row>
        <table:table-row table:style-name="ro1">
          <table:table-cell office:value-type="float" office:value="685.461133475" table:style-name="ce2">
            <text:p>685.4611335</text:p>
          </table:table-cell>
          <table:table-cell office:value-type="float" office:value="688.15847684899995" table:style-name="ce2">
            <text:p>688.1584768</text:p>
          </table:table-cell>
          <table:table-cell office:value-type="float" office:value="60.557138414500002" table:style-name="ce2">
            <text:p>60.55713841</text:p>
          </table:table-cell>
          <table:table-cell office:value-type="float" office:value="285.24807756299998" table:style-name="ce2">
            <text:p>285.2480776</text:p>
          </table:table-cell>
          <table:table-cell office:value-type="float" office:value="826.33125967800004" table:style-name="ce2">
            <text:p>826.3312597</text:p>
          </table:table-cell>
          <table:table-cell office:value-type="float" office:value="168.129748737" table:style-name="ce2">
            <text:p>168.1297487</text:p>
          </table:table-cell>
          <table:table-cell office:value-type="float" office:value="485.35460551899996" table:formula="of:=MEDIAN([.A485];[.B485];[.C485];[.D485];[.E485];[.F485])" table:style-name="ce1">
            <text:p>485.3546055</text:p>
          </table:table-cell>
          <table:table-cell table:number-columns-repeated="16377"/>
        </table:table-row>
        <table:table-row table:style-name="ro1">
          <table:table-cell office:value-type="float" office:value="670.54929797600005" table:style-name="ce2">
            <text:p>670.549298</text:p>
          </table:table-cell>
          <table:table-cell office:value-type="float" office:value="419.84883538899999" table:style-name="ce2">
            <text:p>419.8488354</text:p>
          </table:table-cell>
          <table:table-cell office:value-type="float" office:value="80.167472514099998" table:style-name="ce2">
            <text:p>80.16747251</text:p>
          </table:table-cell>
          <table:table-cell office:value-type="float" office:value="315.48889432599998" table:style-name="ce2">
            <text:p>315.4888943</text:p>
          </table:table-cell>
          <table:table-cell office:value-type="float" office:value="871.30739152900003" table:style-name="ce2">
            <text:p>871.3073915</text:p>
          </table:table-cell>
          <table:table-cell office:value-type="float" office:value="260.88415338099998" table:style-name="ce2">
            <text:p>260.8841534</text:p>
          </table:table-cell>
          <table:table-cell office:value-type="float" office:value="367.66886485750001" table:formula="of:=MEDIAN([.A486];[.B486];[.C486];[.D486];[.E486];[.F486])" table:style-name="ce1">
            <text:p>367.6688649</text:p>
          </table:table-cell>
          <table:table-cell table:number-columns-repeated="16377"/>
        </table:table-row>
        <table:table-row table:style-name="ro1">
          <table:table-cell office:value-type="float" office:value="674.04665164599999" table:style-name="ce2">
            <text:p>674.0466516</text:p>
          </table:table-cell>
          <table:table-cell office:value-type="float" office:value="652.61137546700002" table:style-name="ce2">
            <text:p>652.6113755</text:p>
          </table:table-cell>
          <table:table-cell office:value-type="float" office:value="66.031852158800007" table:style-name="ce2">
            <text:p>66.03185216</text:p>
          </table:table-cell>
          <table:table-cell office:value-type="float" office:value="314.73366300399999" table:style-name="ce2">
            <text:p>314.733663</text:p>
          </table:table-cell>
          <table:table-cell office:value-type="float" office:value="407.50829795700002" table:style-name="ce2">
            <text:p>407.508298</text:p>
          </table:table-cell>
          <table:table-cell office:value-type="float" office:value="241.510347223" table:style-name="ce2">
            <text:p>241.5103472</text:p>
          </table:table-cell>
          <table:table-cell office:value-type="float" office:value="361.12098048050001" table:formula="of:=MEDIAN([.A487];[.B487];[.C487];[.D487];[.E487];[.F487])" table:style-name="ce1">
            <text:p>361.1209805</text:p>
          </table:table-cell>
          <table:table-cell table:number-columns-repeated="16377"/>
        </table:table-row>
        <table:table-row table:style-name="ro1">
          <table:table-cell office:value-type="float" office:value="684.74269081900002" table:style-name="ce2">
            <text:p>684.7426908</text:p>
          </table:table-cell>
          <table:table-cell office:value-type="float" office:value="680.65269339700001" table:style-name="ce2">
            <text:p>680.6526934</text:p>
          </table:table-cell>
          <table:table-cell office:value-type="float" office:value="59.568574673800001" table:style-name="ce2">
            <text:p>59.56857467</text:p>
          </table:table-cell>
          <table:table-cell office:value-type="float" office:value="275.34867641199997" table:style-name="ce2">
            <text:p>275.3486764</text:p>
          </table:table-cell>
          <table:table-cell office:value-type="float" office:value="333.67017726500001" table:style-name="ce2">
            <text:p>333.6701773</text:p>
          </table:table-cell>
          <table:table-cell office:value-type="float" office:value="226.05986683399999" table:style-name="ce2">
            <text:p>226.0598668</text:p>
          </table:table-cell>
          <table:table-cell office:value-type="float" office:value="304.50942683849996" table:formula="of:=MEDIAN([.A488];[.B488];[.C488];[.D488];[.E488];[.F488])" table:style-name="ce1">
            <text:p>304.5094268</text:p>
          </table:table-cell>
          <table:table-cell table:number-columns-repeated="16377"/>
        </table:table-row>
        <table:table-row table:style-name="ro1">
          <table:table-cell office:value-type="float" office:value="381.00531367399998" table:style-name="ce2">
            <text:p>381.0053137</text:p>
          </table:table-cell>
          <table:table-cell office:value-type="float" office:value="673.95626614100001" table:style-name="ce2">
            <text:p>673.9562661</text:p>
          </table:table-cell>
          <table:table-cell office:value-type="float" office:value="61.958989803900003" table:style-name="ce2">
            <text:p>61.9589898</text:p>
          </table:table-cell>
          <table:table-cell office:value-type="float" office:value="310.45577461699997" table:style-name="ce2">
            <text:p>310.4557746</text:p>
          </table:table-cell>
          <table:table-cell office:value-type="float" office:value="775.47026486599998" table:style-name="ce2">
            <text:p>775.4702649</text:p>
          </table:table-cell>
          <table:table-cell office:value-type="float" office:value="302.88061274099999" table:style-name="ce2">
            <text:p>302.8806127</text:p>
          </table:table-cell>
          <table:table-cell office:value-type="float" office:value="345.73054414549995" table:formula="of:=MEDIAN([.A489];[.B489];[.C489];[.D489];[.E489];[.F489])" table:style-name="ce1">
            <text:p>345.7305441</text:p>
          </table:table-cell>
          <table:table-cell table:number-columns-repeated="16377"/>
        </table:table-row>
        <table:table-row table:style-name="ro1">
          <table:table-cell office:value-type="float" office:value="263.28455833499999" table:style-name="ce2">
            <text:p>263.2845583</text:p>
          </table:table-cell>
          <table:table-cell office:value-type="float" office:value="690.08740737899996" table:style-name="ce2">
            <text:p>690.0874074</text:p>
          </table:table-cell>
          <table:table-cell office:value-type="float" office:value="176.881865688" table:style-name="ce2">
            <text:p>176.8818657</text:p>
          </table:table-cell>
          <table:table-cell office:value-type="float" office:value="295.44730989300001" table:style-name="ce2">
            <text:p>295.4473099</text:p>
          </table:table-cell>
          <table:table-cell office:value-type="float" office:value="860.51302205299999" table:style-name="ce2">
            <text:p>860.5130221</text:p>
          </table:table-cell>
          <table:table-cell office:value-type="float" office:value="305.72098071200003" table:style-name="ce2">
            <text:p>305.7209807</text:p>
          </table:table-cell>
          <table:table-cell office:value-type="float" office:value="300.58414530250002" table:formula="of:=MEDIAN([.A490];[.B490];[.C490];[.D490];[.E490];[.F490])" table:style-name="ce1">
            <text:p>300.5841453</text:p>
          </table:table-cell>
          <table:table-cell table:number-columns-repeated="16377"/>
        </table:table-row>
        <table:table-row table:style-name="ro1">
          <table:table-cell office:value-type="float" office:value="384.42466949800001" table:style-name="ce2">
            <text:p>384.4246695</text:p>
          </table:table-cell>
          <table:table-cell office:value-type="float" office:value="678.43221999100001" table:style-name="ce2">
            <text:p>678.43222</text:p>
          </table:table-cell>
          <table:table-cell office:value-type="float" office:value="67.866895349399996" table:style-name="ce2">
            <text:p>67.86689535</text:p>
          </table:table-cell>
          <table:table-cell office:value-type="float" office:value="309.95563736899999" table:style-name="ce2">
            <text:p>309.9556374</text:p>
          </table:table-cell>
          <table:table-cell office:value-type="float" office:value="502.47058427399998" table:style-name="ce2">
            <text:p>502.4705843</text:p>
          </table:table-cell>
          <table:table-cell office:value-type="float" office:value="245.199529291" table:style-name="ce2">
            <text:p>245.1995293</text:p>
          </table:table-cell>
          <table:table-cell office:value-type="float" office:value="347.19015343349997" table:formula="of:=MEDIAN([.A491];[.B491];[.C491];[.D491];[.E491];[.F491])" table:style-name="ce1">
            <text:p>347.1901534</text:p>
          </table:table-cell>
          <table:table-cell table:number-columns-repeated="16377"/>
        </table:table-row>
        <table:table-row table:style-name="ro1">
          <table:table-cell office:value-type="float" office:value="670.39365667499999" table:style-name="ce2">
            <text:p>670.3936567</text:p>
          </table:table-cell>
          <table:table-cell office:value-type="float" office:value="681.38499252099996" table:style-name="ce2">
            <text:p>681.3849925</text:p>
          </table:table-cell>
          <table:table-cell office:value-type="float" office:value="57.542598591100003" table:style-name="ce2">
            <text:p>57.54259859</text:p>
          </table:table-cell>
          <table:table-cell office:value-type="float" office:value="298.22998709699999" table:style-name="ce2">
            <text:p>298.2299871</text:p>
          </table:table-cell>
          <table:table-cell office:value-type="float" office:value="723.65385337099997" table:style-name="ce2">
            <text:p>723.6538534</text:p>
          </table:table-cell>
          <table:table-cell office:value-type="float" office:value="261.05925536500001" table:style-name="ce2">
            <text:p>261.0592554</text:p>
          </table:table-cell>
          <table:table-cell office:value-type="float" office:value="484.31182188599996" table:formula="of:=MEDIAN([.A492];[.B492];[.C492];[.D492];[.E492];[.F492])" table:style-name="ce1">
            <text:p>484.3118219</text:p>
          </table:table-cell>
          <table:table-cell table:number-columns-repeated="16377"/>
        </table:table-row>
        <table:table-row table:style-name="ro1">
          <table:table-cell office:value-type="float" office:value="685.46047736200001" table:style-name="ce2">
            <text:p>685.4604774</text:p>
          </table:table-cell>
          <table:table-cell office:value-type="float" office:value="663.93263313600005" table:style-name="ce2">
            <text:p>663.9326331</text:p>
          </table:table-cell>
          <table:table-cell office:value-type="float" office:value="4.5993311305200004" table:style-name="ce2">
            <text:p>4.599331131</text:p>
          </table:table-cell>
          <table:table-cell office:value-type="float" office:value="291.02132888800003" table:style-name="ce2">
            <text:p>291.0213289</text:p>
          </table:table-cell>
          <table:table-cell office:value-type="float" office:value="509.41367973899997" table:style-name="ce2">
            <text:p>509.4136797</text:p>
          </table:table-cell>
          <table:table-cell office:value-type="float" office:value="180.10828572299999" table:style-name="ce2">
            <text:p>180.1082857</text:p>
          </table:table-cell>
          <table:table-cell office:value-type="float" office:value="400.2175043135" table:formula="of:=MEDIAN([.A493];[.B493];[.C493];[.D493];[.E493];[.F493])" table:style-name="ce1">
            <text:p>400.2175043</text:p>
          </table:table-cell>
          <table:table-cell table:number-columns-repeated="16377"/>
        </table:table-row>
        <table:table-row table:style-name="ro1">
          <table:table-cell office:value-type="float" office:value="687.41446795900004" table:style-name="ce2">
            <text:p>687.414468</text:p>
          </table:table-cell>
          <table:table-cell office:value-type="float" office:value="398.307787636" table:style-name="ce2">
            <text:p>398.3077876</text:p>
          </table:table-cell>
          <table:table-cell office:value-type="float" office:value="1.4096190480099999" table:style-name="ce2">
            <text:p>1.409619048</text:p>
          </table:table-cell>
          <table:table-cell office:value-type="float" office:value="270.50257128099997" table:style-name="ce2">
            <text:p>270.5025713</text:p>
          </table:table-cell>
          <table:table-cell office:value-type="float" office:value="720.42194613599997" table:style-name="ce2">
            <text:p>720.4219461</text:p>
          </table:table-cell>
          <table:table-cell office:value-type="float" office:value="236.56429559" table:style-name="ce2">
            <text:p>236.5642956</text:p>
          </table:table-cell>
          <table:table-cell office:value-type="float" office:value="334.40517945850002" table:formula="of:=MEDIAN([.A494];[.B494];[.C494];[.D494];[.E494];[.F494])" table:style-name="ce1">
            <text:p>334.4051795</text:p>
          </table:table-cell>
          <table:table-cell table:number-columns-repeated="16377"/>
        </table:table-row>
        <table:table-row table:style-name="ro1">
          <table:table-cell office:value-type="float" office:value="392.04874697000002" table:style-name="ce2">
            <text:p>392.048747</text:p>
          </table:table-cell>
          <table:table-cell office:value-type="float" office:value="387.233972564" table:style-name="ce2">
            <text:p>387.2339726</text:p>
          </table:table-cell>
          <table:table-cell office:value-type="float" office:value="1.6418309366299999" table:style-name="ce2">
            <text:p>1.641830937</text:p>
          </table:table-cell>
          <table:table-cell office:value-type="float" office:value="306.75416488799999" table:style-name="ce2">
            <text:p>306.7541649</text:p>
          </table:table-cell>
          <table:table-cell office:value-type="float" office:value="863.99375248900003" table:style-name="ce2">
            <text:p>863.9937525</text:p>
          </table:table-cell>
          <table:table-cell office:value-type="float" office:value="278.807054677" table:style-name="ce2">
            <text:p>278.8070547</text:p>
          </table:table-cell>
          <table:table-cell office:value-type="float" office:value="346.99406872600002" table:formula="of:=MEDIAN([.A495];[.B495];[.C495];[.D495];[.E495];[.F495])" table:style-name="ce1">
            <text:p>346.9940687</text:p>
          </table:table-cell>
          <table:table-cell table:number-columns-repeated="16377"/>
        </table:table-row>
        <table:table-row table:style-name="ro1">
          <table:table-cell office:value-type="float" office:value="389.36361293200002" table:style-name="ce2">
            <text:p>389.3636129</text:p>
          </table:table-cell>
          <table:table-cell office:value-type="float" office:value="390.61774793299998" table:style-name="ce2">
            <text:p>390.6177479</text:p>
          </table:table-cell>
          <table:table-cell office:value-type="float" office:value="0.88121488043399998" table:style-name="ce2">
            <text:p>0.88121488</text:p>
          </table:table-cell>
          <table:table-cell office:value-type="float" office:value="268.74832810700002" table:style-name="ce2">
            <text:p>268.7483281</text:p>
          </table:table-cell>
          <table:table-cell office:value-type="float" office:value="528.64241376999996" table:style-name="ce2">
            <text:p>528.6424138</text:p>
          </table:table-cell>
          <table:table-cell office:value-type="float" office:value="273.85862461200003" table:style-name="ce2">
            <text:p>273.8586246</text:p>
          </table:table-cell>
          <table:table-cell office:value-type="float" office:value="331.61111877200005" table:formula="of:=MEDIAN([.A496];[.B496];[.C496];[.D496];[.E496];[.F496])" table:style-name="ce1">
            <text:p>331.6111188</text:p>
          </table:table-cell>
          <table:table-cell table:number-columns-repeated="16377"/>
        </table:table-row>
        <table:table-row table:style-name="ro1">
          <table:table-cell office:value-type="float" office:value="688.41960205600003" table:style-name="ce2">
            <text:p>688.4196021</text:p>
          </table:table-cell>
          <table:table-cell office:value-type="float" office:value="426.02262077" table:style-name="ce2">
            <text:p>426.0226208</text:p>
          </table:table-cell>
          <table:table-cell office:value-type="float" office:value="1.8960703081800001" table:style-name="ce2">
            <text:p>1.896070308</text:p>
          </table:table-cell>
          <table:table-cell office:value-type="float" office:value="294.221728176" table:style-name="ce2">
            <text:p>294.2217282</text:p>
          </table:table-cell>
          <table:table-cell office:value-type="float" office:value="756.89957296099999" table:style-name="ce2">
            <text:p>756.899573</text:p>
          </table:table-cell>
          <table:table-cell office:value-type="float" office:value="319.05786810000001" table:style-name="ce2">
            <text:p>319.0578681</text:p>
          </table:table-cell>
          <table:table-cell office:value-type="float" office:value="372.54024443499998" table:formula="of:=MEDIAN([.A497];[.B497];[.C497];[.D497];[.E497];[.F497])" table:style-name="ce1">
            <text:p>372.5402444</text:p>
          </table:table-cell>
          <table:table-cell table:number-columns-repeated="16377"/>
        </table:table-row>
        <table:table-row table:style-name="ro1">
          <table:table-cell office:value-type="float" office:value="684.72996465100005" table:style-name="ce2">
            <text:p>684.7299647</text:p>
          </table:table-cell>
          <table:table-cell office:value-type="float" office:value="644.28359836000004" table:style-name="ce2">
            <text:p>644.2835984</text:p>
          </table:table-cell>
          <table:table-cell office:value-type="float" office:value="89.151250388400001" table:style-name="ce2">
            <text:p>89.15125039</text:p>
          </table:table-cell>
          <table:table-cell office:value-type="float" office:value="290.28366980800001" table:style-name="ce2">
            <text:p>290.2836698</text:p>
          </table:table-cell>
          <table:table-cell office:value-type="float" office:value="850.31181012800005" table:style-name="ce2">
            <text:p>850.3118101</text:p>
          </table:table-cell>
          <table:table-cell office:value-type="float" office:value="270.00945334699998" table:style-name="ce2">
            <text:p>270.0094533</text:p>
          </table:table-cell>
          <table:table-cell office:value-type="float" office:value="467.28363408400003" table:formula="of:=MEDIAN([.A498];[.B498];[.C498];[.D498];[.E498];[.F498])" table:style-name="ce1">
            <text:p>467.2836341</text:p>
          </table:table-cell>
          <table:table-cell table:number-columns-repeated="16377"/>
        </table:table-row>
        <table:table-row table:style-name="ro1">
          <table:table-cell office:value-type="float" office:value="683.45313604800003" table:style-name="ce2">
            <text:p>683.453136</text:p>
          </table:table-cell>
          <table:table-cell office:value-type="float" office:value="640.78779414500002" table:style-name="ce2">
            <text:p>640.7877941</text:p>
          </table:table-cell>
          <table:table-cell office:value-type="float" office:value="6.0069978620200004" table:style-name="ce2">
            <text:p>6.006997862</text:p>
          </table:table-cell>
          <table:table-cell office:value-type="float" office:value="303.64864965100003" table:style-name="ce2">
            <text:p>303.6486497</text:p>
          </table:table-cell>
          <table:table-cell office:value-type="float" office:value="879.41606841099997" table:style-name="ce2">
            <text:p>879.4160684</text:p>
          </table:table-cell>
          <table:table-cell office:value-type="float" office:value="200.91446468000001" table:style-name="ce2">
            <text:p>200.9144647</text:p>
          </table:table-cell>
          <table:table-cell office:value-type="float" office:value="472.21822189800002" table:formula="of:=MEDIAN([.A499];[.B499];[.C499];[.D499];[.E499];[.F499])" table:style-name="ce1">
            <text:p>472.2182219</text:p>
          </table:table-cell>
          <table:table-cell table:number-columns-repeated="16377"/>
        </table:table-row>
        <table:table-row table:style-name="ro1">
          <table:table-cell office:value-type="float" office:value="681.17825877300004" table:style-name="ce2">
            <text:p>681.1782588</text:p>
          </table:table-cell>
          <table:table-cell office:value-type="float" office:value="673.79375177700001" table:style-name="ce2">
            <text:p>673.7937518</text:p>
          </table:table-cell>
          <table:table-cell office:value-type="float" office:value="63.487807523699999" table:style-name="ce2">
            <text:p>63.48780752</text:p>
          </table:table-cell>
          <table:table-cell office:value-type="float" office:value="307.74403213300002" table:style-name="ce2">
            <text:p>307.7440321</text:p>
          </table:table-cell>
          <table:table-cell office:value-type="float" office:value="548.17661684300003" table:style-name="ce2">
            <text:p>548.1766168</text:p>
          </table:table-cell>
          <table:table-cell office:value-type="float" office:value="306.43827857700001" table:style-name="ce2">
            <text:p>306.4382786</text:p>
          </table:table-cell>
          <table:table-cell office:value-type="float" office:value="427.96032448800003" table:formula="of:=MEDIAN([.A500];[.B500];[.C500];[.D500];[.E500];[.F500])" table:style-name="ce1">
            <text:p>427.9603245</text:p>
          </table:table-cell>
          <table:table-cell table:number-columns-repeated="16377"/>
        </table:table-row>
        <table:table-row table:style-name="ro1">
          <table:table-cell office:value-type="float" office:value="670.56354850699995" table:style-name="ce2">
            <text:p>670.5635485</text:p>
          </table:table-cell>
          <table:table-cell office:value-type="float" office:value="671.98719304999997" table:style-name="ce2">
            <text:p>671.9871931</text:p>
          </table:table-cell>
          <table:table-cell office:value-type="float" office:value="62.599165687899998" table:style-name="ce2">
            <text:p>62.59916569</text:p>
          </table:table-cell>
          <table:table-cell office:value-type="float" office:value="302.793416568" table:style-name="ce2">
            <text:p>302.7934166</text:p>
          </table:table-cell>
          <table:table-cell office:value-type="float" office:value="454.70560186699998" table:style-name="ce2">
            <text:p>454.7056019</text:p>
          </table:table-cell>
          <table:table-cell office:value-type="float" office:value="194.68330109600001" table:style-name="ce2">
            <text:p>194.6833011</text:p>
          </table:table-cell>
          <table:table-cell office:value-type="float" office:value="378.74950921749996" table:formula="of:=MEDIAN([.A501];[.B501];[.C501];[.D501];[.E501];[.F501])" table:style-name="ce1">
            <text:p>378.7495092</text:p>
          </table:table-cell>
          <table:table-cell table:number-columns-repeated="16377"/>
        </table:table-row>
        <table:table-row table:style-name="ro1">
          <table:table-cell office:value-type="float" office:value="686.73964367799999" table:style-name="ce2">
            <text:p>686.7396437</text:p>
          </table:table-cell>
          <table:table-cell office:value-type="float" office:value="687.96266480099996" table:style-name="ce2">
            <text:p>687.9626648</text:p>
          </table:table-cell>
          <table:table-cell office:value-type="float" office:value="71.526545049999996" table:style-name="ce2">
            <text:p>71.52654505</text:p>
          </table:table-cell>
          <table:table-cell office:value-type="float" office:value="281.81718432600002" table:style-name="ce2">
            <text:p>281.8171843</text:p>
          </table:table-cell>
          <table:table-cell office:value-type="float" office:value="762.25470188500003" table:style-name="ce2">
            <text:p>762.2547019</text:p>
          </table:table-cell>
          <table:table-cell office:value-type="float" office:value="269.64358474900001" table:style-name="ce2">
            <text:p>269.6435847</text:p>
          </table:table-cell>
          <table:table-cell office:value-type="float" office:value="484.27841400199998" table:formula="of:=MEDIAN([.A502];[.B502];[.C502];[.D502];[.E502];[.F502])" table:style-name="ce1">
            <text:p>484.278414</text:p>
          </table:table-cell>
          <table:table-cell table:number-columns-repeated="16377"/>
        </table:table-row>
        <table:table-row table:style-name="ro1">
          <table:table-cell office:value-type="float" office:value="381.912772399" table:style-name="ce2">
            <text:p>381.9127724</text:p>
          </table:table-cell>
          <table:table-cell office:value-type="float" office:value="696.12740028099995" table:style-name="ce2">
            <text:p>696.1274003</text:p>
          </table:table-cell>
          <table:table-cell office:value-type="float" office:value="56.539580881600003" table:style-name="ce2">
            <text:p>56.53958088</text:p>
          </table:table-cell>
          <table:table-cell office:value-type="float" office:value="265.68388167000001" table:style-name="ce2">
            <text:p>265.6838817</text:p>
          </table:table-cell>
          <table:table-cell office:value-type="float" office:value="876.86623424699997" table:style-name="ce2">
            <text:p>876.8662342</text:p>
          </table:table-cell>
          <table:table-cell office:value-type="float" office:value="254.86742927099999" table:style-name="ce2">
            <text:p>254.8674293</text:p>
          </table:table-cell>
          <table:table-cell office:value-type="float" office:value="323.79832703450001" table:formula="of:=MEDIAN([.A503];[.B503];[.C503];[.D503];[.E503];[.F503])" table:style-name="ce1">
            <text:p>323.798327</text:p>
          </table:table-cell>
          <table:table-cell table:number-columns-repeated="16377"/>
        </table:table-row>
        <table:table-row table:style-name="ro1">
          <table:table-cell office:value-type="float" office:value="388.10231406100002" table:style-name="ce2">
            <text:p>388.1023141</text:p>
          </table:table-cell>
          <table:table-cell office:value-type="float" office:value="424.18634422700001" table:style-name="ce2">
            <text:p>424.1863442</text:p>
          </table:table-cell>
          <table:table-cell office:value-type="float" office:value="53.399599182700001" table:style-name="ce2">
            <text:p>53.39959918</text:p>
          </table:table-cell>
          <table:table-cell office:value-type="float" office:value="293.296814262" table:style-name="ce2">
            <text:p>293.2968143</text:p>
          </table:table-cell>
          <table:table-cell office:value-type="float" office:value="559.72611653700005" table:style-name="ce2">
            <text:p>559.7261165</text:p>
          </table:table-cell>
          <table:table-cell office:value-type="float" office:value="176.742717301" table:style-name="ce2">
            <text:p>176.7427173</text:p>
          </table:table-cell>
          <table:table-cell office:value-type="float" office:value="340.69956416150001" table:formula="of:=MEDIAN([.A504];[.B504];[.C504];[.D504];[.E504];[.F504])" table:style-name="ce1">
            <text:p>340.6995642</text:p>
          </table:table-cell>
          <table:table-cell table:number-columns-repeated="16377"/>
        </table:table-row>
        <table:table-row table:style-name="ro1">
          <table:table-cell office:value-type="float" office:value="684.70575409399999" table:style-name="ce2">
            <text:p>684.7057541</text:p>
          </table:table-cell>
          <table:table-cell office:value-type="float" office:value="421.81262887299999" table:style-name="ce2">
            <text:p>421.8126289</text:p>
          </table:table-cell>
          <table:table-cell office:value-type="float" office:value="59.7642634097" table:style-name="ce2">
            <text:p>59.76426341</text:p>
          </table:table-cell>
          <table:table-cell office:value-type="float" office:value="287.04539720999998" table:style-name="ce2">
            <text:p>287.0453972</text:p>
          </table:table-cell>
          <table:table-cell office:value-type="float" office:value="793.24482747499997" table:style-name="ce2">
            <text:p>793.2448275</text:p>
          </table:table-cell>
          <table:table-cell office:value-type="float" office:value="257.22883173299999" table:style-name="ce2">
            <text:p>257.2288317</text:p>
          </table:table-cell>
          <table:table-cell office:value-type="float" office:value="354.42901304149996" table:formula="of:=MEDIAN([.A505];[.B505];[.C505];[.D505];[.E505];[.F505])" table:style-name="ce1">
            <text:p>354.429013</text:p>
          </table:table-cell>
          <table:table-cell table:number-columns-repeated="16377"/>
        </table:table-row>
        <table:table-row table:style-name="ro1">
          <table:table-cell office:value-type="float" office:value="686.35777781199999" table:style-name="ce2">
            <text:p>686.3577778</text:p>
          </table:table-cell>
          <table:table-cell office:value-type="float" office:value="395.95143867299998" table:style-name="ce2">
            <text:p>395.9514387</text:p>
          </table:table-cell>
          <table:table-cell office:value-type="float" office:value="72.0150799476" table:style-name="ce2">
            <text:p>72.01507995</text:p>
          </table:table-cell>
          <table:table-cell office:value-type="float" office:value="276.65498735099999" table:style-name="ce2">
            <text:p>276.6549874</text:p>
          </table:table-cell>
          <table:table-cell office:value-type="float" office:value="874.19145593500002" table:style-name="ce2">
            <text:p>874.1914559</text:p>
          </table:table-cell>
          <table:table-cell office:value-type="float" office:value="261.020438501" table:style-name="ce2">
            <text:p>261.0204385</text:p>
          </table:table-cell>
          <table:table-cell office:value-type="float" office:value="336.30321301200001" table:formula="of:=MEDIAN([.A506];[.B506];[.C506];[.D506];[.E506];[.F506])" table:style-name="ce1">
            <text:p>336.303213</text:p>
          </table:table-cell>
          <table:table-cell table:number-columns-repeated="16377"/>
        </table:table-row>
        <table:table-row table:style-name="ro1">
          <table:table-cell office:value-type="float" office:value="671.16579060499998" table:style-name="ce2">
            <text:p>671.1657906</text:p>
          </table:table-cell>
          <table:table-cell office:value-type="float" office:value="405.23600704500001" table:style-name="ce2">
            <text:p>405.236007</text:p>
          </table:table-cell>
          <table:table-cell office:value-type="float" office:value="75.262523366400004" table:style-name="ce2">
            <text:p>75.26252337</text:p>
          </table:table-cell>
          <table:table-cell office:value-type="float" office:value="274.49659991700003" table:style-name="ce2">
            <text:p>274.4965999</text:p>
          </table:table-cell>
          <table:table-cell office:value-type="float" office:value="866.64608150599997" table:style-name="ce2">
            <text:p>866.6460815</text:p>
          </table:table-cell>
          <table:table-cell office:value-type="float" office:value="175.05995926099999" table:style-name="ce2">
            <text:p>175.0599593</text:p>
          </table:table-cell>
          <table:table-cell office:value-type="float" office:value="339.86630348100005" table:formula="of:=MEDIAN([.A507];[.B507];[.C507];[.D507];[.E507];[.F507])" table:style-name="ce1">
            <text:p>339.8663035</text:p>
          </table:table-cell>
          <table:table-cell table:number-columns-repeated="16377"/>
        </table:table-row>
        <table:table-row table:style-name="ro1">
          <table:table-cell office:value-type="float" office:value="687.65761110400001" table:style-name="ce2">
            <text:p>687.6576111</text:p>
          </table:table-cell>
          <table:table-cell office:value-type="float" office:value="653.08624018499995" table:style-name="ce2">
            <text:p>653.0862402</text:p>
          </table:table-cell>
          <table:table-cell office:value-type="float" office:value="2.6182919612400002" table:style-name="ce2">
            <text:p>2.618291961</text:p>
          </table:table-cell>
          <table:table-cell office:value-type="float" office:value="277.08820312799998" table:style-name="ce2">
            <text:p>277.0882031</text:p>
          </table:table-cell>
          <table:table-cell office:value-type="float" office:value="505.96287939199999" table:style-name="ce2">
            <text:p>505.9628794</text:p>
          </table:table-cell>
          <table:table-cell office:value-type="float" office:value="183.567289644" table:style-name="ce2">
            <text:p>183.5672896</text:p>
          </table:table-cell>
          <table:table-cell office:value-type="float" office:value="391.52554125999995" table:formula="of:=MEDIAN([.A508];[.B508];[.C508];[.D508];[.E508];[.F508])" table:style-name="ce1">
            <text:p>391.5255413</text:p>
          </table:table-cell>
          <table:table-cell table:number-columns-repeated="16377"/>
        </table:table-row>
        <table:table-row table:style-name="ro1">
          <table:table-cell office:value-type="float" office:value="380.19505253099999" table:style-name="ce2">
            <text:p>380.1950525</text:p>
          </table:table-cell>
          <table:table-cell office:value-type="float" office:value="420.58188538600001" table:style-name="ce2">
            <text:p>420.5818854</text:p>
          </table:table-cell>
          <table:table-cell office:value-type="float" office:value="57.799571259700002" table:style-name="ce2">
            <text:p>57.79957126</text:p>
          </table:table-cell>
          <table:table-cell office:value-type="float" office:value="305.17144435500001" table:style-name="ce2">
            <text:p>305.1714444</text:p>
          </table:table-cell>
          <table:table-cell office:value-type="float" office:value="355.11240450499997" table:style-name="ce2">
            <text:p>355.1124045</text:p>
          </table:table-cell>
          <table:table-cell office:value-type="float" office:value="249.362172821" table:style-name="ce2">
            <text:p>249.3621728</text:p>
          </table:table-cell>
          <table:table-cell office:value-type="float" office:value="330.14192443000002" table:formula="of:=MEDIAN([.A509];[.B509];[.C509];[.D509];[.E509];[.F509])" table:style-name="ce1">
            <text:p>330.1419244</text:p>
          </table:table-cell>
          <table:table-cell table:number-columns-repeated="16377"/>
        </table:table-row>
        <table:table-row table:style-name="ro1">
          <table:table-cell office:value-type="float" office:value="438.061178316" table:style-name="ce2">
            <text:p>438.0611783</text:p>
          </table:table-cell>
          <table:table-cell office:value-type="float" office:value="641.04899382400004" table:style-name="ce2">
            <text:p>641.0489938</text:p>
          </table:table-cell>
          <table:table-cell office:value-type="float" office:value="72.9832028915" table:style-name="ce2">
            <text:p>72.98320289</text:p>
          </table:table-cell>
          <table:table-cell office:value-type="float" office:value="290.39858096199998" table:style-name="ce2">
            <text:p>290.398581</text:p>
          </table:table-cell>
          <table:table-cell office:value-type="float" office:value="716.13308311799994" table:style-name="ce2">
            <text:p>716.1330831</text:p>
          </table:table-cell>
          <table:table-cell office:value-type="float" office:value="303.18428922800001" table:style-name="ce2">
            <text:p>303.1842892</text:p>
          </table:table-cell>
          <table:table-cell office:value-type="float" office:value="370.622733772" table:formula="of:=MEDIAN([.A510];[.B510];[.C510];[.D510];[.E510];[.F510])" table:style-name="ce1">
            <text:p>370.6227338</text:p>
          </table:table-cell>
          <table:table-cell table:number-columns-repeated="16377"/>
        </table:table-row>
        <table:table-row table:style-name="ro1">
          <table:table-cell office:value-type="float" office:value="681.36181730299995" table:style-name="ce2">
            <text:p>681.3618173</text:p>
          </table:table-cell>
          <table:table-cell office:value-type="float" office:value="692.55808104100004" table:style-name="ce2">
            <text:p>692.558081</text:p>
          </table:table-cell>
          <table:table-cell office:value-type="float" office:value="57.566075395299997" table:style-name="ce2">
            <text:p>57.5660754</text:p>
          </table:table-cell>
          <table:table-cell office:value-type="float" office:value="288.03708404499997" table:style-name="ce2">
            <text:p>288.037084</text:p>
          </table:table-cell>
          <table:table-cell office:value-type="float" office:value="877.40986510300002" table:style-name="ce2">
            <text:p>877.4098651</text:p>
          </table:table-cell>
          <table:table-cell office:value-type="float" office:value="279.54958796199998" table:style-name="ce2">
            <text:p>279.549588</text:p>
          </table:table-cell>
          <table:table-cell office:value-type="float" office:value="484.69945067399999" table:formula="of:=MEDIAN([.A511];[.B511];[.C511];[.D511];[.E511];[.F511])" table:style-name="ce1">
            <text:p>484.6994507</text:p>
          </table:table-cell>
          <table:table-cell table:number-columns-repeated="16377"/>
        </table:table-row>
        <table:table-row table:style-name="ro1">
          <table:table-cell office:value-type="float" office:value="673.18730448899998" table:style-name="ce2">
            <text:p>673.1873045</text:p>
          </table:table-cell>
          <table:table-cell office:value-type="float" office:value="445.376897396" table:style-name="ce2">
            <text:p>445.3768974</text:p>
          </table:table-cell>
          <table:table-cell office:value-type="float" office:value="8.3305529497500004" table:style-name="ce2">
            <text:p>8.33055295</text:p>
          </table:table-cell>
          <table:table-cell office:value-type="float" office:value="278.70485281600003" table:style-name="ce2">
            <text:p>278.7048528</text:p>
          </table:table-cell>
          <table:table-cell office:value-type="float" office:value="857.53848779600003" table:style-name="ce2">
            <text:p>857.5384878</text:p>
          </table:table-cell>
          <table:table-cell office:value-type="float" office:value="253.31492159800001" table:style-name="ce2">
            <text:p>253.3149216</text:p>
          </table:table-cell>
          <table:table-cell office:value-type="float" office:value="362.04087510600004" table:formula="of:=MEDIAN([.A512];[.B512];[.C512];[.D512];[.E512];[.F512])" table:style-name="ce1">
            <text:p>362.0408751</text:p>
          </table:table-cell>
          <table:table-cell table:number-columns-repeated="16377"/>
        </table:table-row>
        <table:table-row table:style-name="ro1">
          <table:table-cell office:value-type="float" office:value="669.68933149600002" table:style-name="ce2">
            <text:p>669.6893315</text:p>
          </table:table-cell>
          <table:table-cell office:value-type="float" office:value="653.28106665999996" table:style-name="ce2">
            <text:p>653.2810667</text:p>
          </table:table-cell>
          <table:table-cell office:value-type="float" office:value="83.355353717900002" table:style-name="ce2">
            <text:p>83.35535372</text:p>
          </table:table-cell>
          <table:table-cell office:value-type="float" office:value="310.89023945000002" table:style-name="ce2">
            <text:p>310.8902395</text:p>
          </table:table-cell>
          <table:table-cell office:value-type="float" office:value="410.24277193299997" table:style-name="ce2">
            <text:p>410.2427719</text:p>
          </table:table-cell>
          <table:table-cell office:value-type="float" office:value="227.01878716900001" table:style-name="ce2">
            <text:p>227.0187872</text:p>
          </table:table-cell>
          <table:table-cell office:value-type="float" office:value="360.56650569149997" table:formula="of:=MEDIAN([.A513];[.B513];[.C513];[.D513];[.E513];[.F513])" table:style-name="ce1">
            <text:p>360.5665057</text:p>
          </table:table-cell>
          <table:table-cell table:number-columns-repeated="16377"/>
        </table:table-row>
        <table:table-row table:style-name="ro1">
          <table:table-cell office:value-type="float" office:value="684.66169723899998" table:style-name="ce2">
            <text:p>684.6616972</text:p>
          </table:table-cell>
          <table:table-cell office:value-type="float" office:value="688.54530674800003" table:style-name="ce2">
            <text:p>688.5453067</text:p>
          </table:table-cell>
          <table:table-cell office:value-type="float" office:value="69.577589610700002" table:style-name="ce2">
            <text:p>69.57758961</text:p>
          </table:table-cell>
          <table:table-cell office:value-type="float" office:value="305.594794439" table:style-name="ce2">
            <text:p>305.5947944</text:p>
          </table:table-cell>
          <table:table-cell office:value-type="float" office:value="657.17788256599999" table:style-name="ce2">
            <text:p>657.1778826</text:p>
          </table:table-cell>
          <table:table-cell office:value-type="float" office:value="208.42075663" table:style-name="ce2">
            <text:p>208.4207566</text:p>
          </table:table-cell>
          <table:table-cell office:value-type="float" office:value="481.3863385025" table:formula="of:=MEDIAN([.A514];[.B514];[.C514];[.D514];[.E514];[.F514])" table:style-name="ce1">
            <text:p>481.3863385</text:p>
          </table:table-cell>
          <table:table-cell table:number-columns-repeated="16377"/>
        </table:table-row>
        <table:table-row table:style-name="ro1">
          <table:table-cell office:value-type="float" office:value="669.49670074200003" table:style-name="ce2">
            <text:p>669.4967007</text:p>
          </table:table-cell>
          <table:table-cell office:value-type="float" office:value="696.84617416100002" table:style-name="ce2">
            <text:p>696.8461742</text:p>
          </table:table-cell>
          <table:table-cell office:value-type="float" office:value="6.2123487956999996" table:style-name="ce2">
            <text:p>6.212348796</text:p>
          </table:table-cell>
          <table:table-cell office:value-type="float" office:value="295.67604910799997" table:style-name="ce2">
            <text:p>295.6760491</text:p>
          </table:table-cell>
          <table:table-cell office:value-type="float" office:value="410.83400842999998" table:style-name="ce2">
            <text:p>410.8340084</text:p>
          </table:table-cell>
          <table:table-cell office:value-type="float" office:value="223.466293861" table:style-name="ce2">
            <text:p>223.4662939</text:p>
          </table:table-cell>
          <table:table-cell office:value-type="float" office:value="353.25502876899998" table:formula="of:=MEDIAN([.A515];[.B515];[.C515];[.D515];[.E515];[.F515])" table:style-name="ce1">
            <text:p>353.2550288</text:p>
          </table:table-cell>
          <table:table-cell table:number-columns-repeated="16377"/>
        </table:table-row>
        <table:table-row table:style-name="ro1">
          <table:table-cell office:value-type="float" office:value="686.70468745699998" table:style-name="ce2">
            <text:p>686.7046875</text:p>
          </table:table-cell>
          <table:table-cell office:value-type="float" office:value="449.33956203299999" table:style-name="ce2">
            <text:p>449.339562</text:p>
          </table:table-cell>
          <table:table-cell office:value-type="float" office:value="54.9984492261" table:style-name="ce2">
            <text:p>54.99844923</text:p>
          </table:table-cell>
          <table:table-cell office:value-type="float" office:value="281.06244278000003" table:style-name="ce2">
            <text:p>281.0624428</text:p>
          </table:table-cell>
          <table:table-cell office:value-type="float" office:value="657.44406644399999" table:style-name="ce2">
            <text:p>657.4440664</text:p>
          </table:table-cell>
          <table:table-cell office:value-type="float" office:value="309.93391770800002" table:style-name="ce2">
            <text:p>309.9339177</text:p>
          </table:table-cell>
          <table:table-cell office:value-type="float" office:value="379.63673987050004" table:formula="of:=MEDIAN([.A516];[.B516];[.C516];[.D516];[.E516];[.F516])" table:style-name="ce1">
            <text:p>379.6367399</text:p>
          </table:table-cell>
          <table:table-cell table:number-columns-repeated="16377"/>
        </table:table-row>
        <table:table-row table:style-name="ro1">
          <table:table-cell office:value-type="float" office:value="668.42240978400002" table:style-name="ce2">
            <text:p>668.4224098</text:p>
          </table:table-cell>
          <table:table-cell office:value-type="float" office:value="640.13584906400001" table:style-name="ce2">
            <text:p>640.1358491</text:p>
          </table:table-cell>
          <table:table-cell office:value-type="float" office:value="6.7055249403700001" table:style-name="ce2">
            <text:p>6.70552494</text:p>
          </table:table-cell>
          <table:table-cell office:value-type="float" office:value="297.13966981599998" table:style-name="ce2">
            <text:p>297.1396698</text:p>
          </table:table-cell>
          <table:table-cell office:value-type="float" office:value="872.66535294300002" table:style-name="ce2">
            <text:p>872.6653529</text:p>
          </table:table-cell>
          <table:table-cell office:value-type="float" office:value="281.082756389" table:style-name="ce2">
            <text:p>281.0827564</text:p>
          </table:table-cell>
          <table:table-cell office:value-type="float" office:value="468.63775943999997" table:formula="of:=MEDIAN([.A517];[.B517];[.C517];[.D517];[.E517];[.F517])" table:style-name="ce1">
            <text:p>468.6377594</text:p>
          </table:table-cell>
          <table:table-cell table:number-columns-repeated="16377"/>
        </table:table-row>
        <table:table-row table:style-name="ro1">
          <table:table-cell office:value-type="float" office:value="689.90545501099996" table:style-name="ce2">
            <text:p>689.905455</text:p>
          </table:table-cell>
          <table:table-cell office:value-type="float" office:value="491.77905175199999" table:style-name="ce2">
            <text:p>491.7790518</text:p>
          </table:table-cell>
          <table:table-cell office:value-type="float" office:value="58.277650325400003" table:style-name="ce2">
            <text:p>58.27765033</text:p>
          </table:table-cell>
          <table:table-cell office:value-type="float" office:value="281.11734713999999" table:style-name="ce2">
            <text:p>281.1173471</text:p>
          </table:table-cell>
          <table:table-cell office:value-type="float" office:value="490.24357213500002" table:style-name="ce2">
            <text:p>490.2435721</text:p>
          </table:table-cell>
          <table:table-cell office:value-type="float" office:value="277.24076957900002" table:style-name="ce2">
            <text:p>277.2407696</text:p>
          </table:table-cell>
          <table:table-cell office:value-type="float" office:value="385.68045963750001" table:formula="of:=MEDIAN([.A518];[.B518];[.C518];[.D518];[.E518];[.F518])" table:style-name="ce1">
            <text:p>385.6804596</text:p>
          </table:table-cell>
          <table:table-cell table:number-columns-repeated="16377"/>
        </table:table-row>
        <table:table-row table:style-name="ro1">
          <table:table-cell office:value-type="float" office:value="675.03076306200001" table:style-name="ce2">
            <text:p>675.0307631</text:p>
          </table:table-cell>
          <table:table-cell office:value-type="float" office:value="404.72222302799997" table:style-name="ce2">
            <text:p>404.722223</text:p>
          </table:table-cell>
          <table:table-cell office:value-type="float" office:value="73.136406723799993" table:style-name="ce2">
            <text:p>73.13640672</text:p>
          </table:table-cell>
          <table:table-cell office:value-type="float" office:value="270.33681718999998" table:style-name="ce2">
            <text:p>270.3368172</text:p>
          </table:table-cell>
          <table:table-cell office:value-type="float" office:value="683.02562653999996" table:style-name="ce2">
            <text:p>683.0256265</text:p>
          </table:table-cell>
          <table:table-cell office:value-type="float" office:value="309.43271901399999" table:style-name="ce2">
            <text:p>309.432719</text:p>
          </table:table-cell>
          <table:table-cell office:value-type="float" office:value="357.07747102099995" table:formula="of:=MEDIAN([.A519];[.B519];[.C519];[.D519];[.E519];[.F519])" table:style-name="ce1">
            <text:p>357.077471</text:p>
          </table:table-cell>
          <table:table-cell table:number-columns-repeated="16377"/>
        </table:table-row>
        <table:table-row table:style-name="ro1">
          <table:table-cell office:value-type="float" office:value="678.65834634800001" table:style-name="ce2">
            <text:p>678.6583463</text:p>
          </table:table-cell>
          <table:table-cell office:value-type="float" office:value="390.65092027100002" table:style-name="ce2">
            <text:p>390.6509203</text:p>
          </table:table-cell>
          <table:table-cell office:value-type="float" office:value="58.582563607700003" table:style-name="ce2">
            <text:p>58.58256361</text:p>
          </table:table-cell>
          <table:table-cell office:value-type="float" office:value="303.13862801499999" table:style-name="ce2">
            <text:p>303.138628</text:p>
          </table:table-cell>
          <table:table-cell office:value-type="float" office:value="424.55347077800002" table:style-name="ce2">
            <text:p>424.5534708</text:p>
          </table:table-cell>
          <table:table-cell office:value-type="float" office:value="216.00612630500001" table:style-name="ce2">
            <text:p>216.0061263</text:p>
          </table:table-cell>
          <table:table-cell office:value-type="float" office:value="346.89477414300001" table:formula="of:=MEDIAN([.A520];[.B520];[.C520];[.D520];[.E520];[.F520])" table:style-name="ce1">
            <text:p>346.8947741</text:p>
          </table:table-cell>
          <table:table-cell table:number-columns-repeated="16377"/>
        </table:table-row>
        <table:table-row table:style-name="ro1">
          <table:table-cell office:value-type="float" office:value="675.45447961599996" table:style-name="ce2">
            <text:p>675.4544796</text:p>
          </table:table-cell>
          <table:table-cell office:value-type="float" office:value="386.59291655300001" table:style-name="ce2">
            <text:p>386.5929166</text:p>
          </table:table-cell>
          <table:table-cell office:value-type="float" office:value="9.7326294549799997" table:style-name="ce2">
            <text:p>9.732629455</text:p>
          </table:table-cell>
          <table:table-cell office:value-type="float" office:value="307.01235901899997" table:style-name="ce2">
            <text:p>307.012359</text:p>
          </table:table-cell>
          <table:table-cell office:value-type="float" office:value="655.76816108499997" table:style-name="ce2">
            <text:p>655.7681611</text:p>
          </table:table-cell>
          <table:table-cell office:value-type="float" office:value="308.13782615100001" table:style-name="ce2">
            <text:p>308.1378262</text:p>
          </table:table-cell>
          <table:table-cell office:value-type="float" office:value="347.36537135200001" table:formula="of:=MEDIAN([.A521];[.B521];[.C521];[.D521];[.E521];[.F521])" table:style-name="ce1">
            <text:p>347.3653714</text:p>
          </table:table-cell>
          <table:table-cell table:number-columns-repeated="16377"/>
        </table:table-row>
        <table:table-row table:style-name="ro1">
          <table:table-cell office:value-type="float" office:value="681.25742538700001" table:style-name="ce2">
            <text:p>681.2574254</text:p>
          </table:table-cell>
          <table:table-cell office:value-type="float" office:value="613.69235881199995" table:style-name="ce2">
            <text:p>613.6923588</text:p>
          </table:table-cell>
          <table:table-cell office:value-type="float" office:value="74.6194381161" table:style-name="ce2">
            <text:p>74.61943812</text:p>
          </table:table-cell>
          <table:table-cell office:value-type="float" office:value="287.42582496699998" table:style-name="ce2">
            <text:p>287.425825</text:p>
          </table:table-cell>
          <table:table-cell office:value-type="float" office:value="871.50404113499997" table:style-name="ce2">
            <text:p>871.5040411</text:p>
          </table:table-cell>
          <table:table-cell office:value-type="float" office:value="277.83679519100002" table:style-name="ce2">
            <text:p>277.8367952</text:p>
          </table:table-cell>
          <table:table-cell office:value-type="float" office:value="450.5590918895" table:formula="of:=MEDIAN([.A522];[.B522];[.C522];[.D522];[.E522];[.F522])" table:style-name="ce1">
            <text:p>450.5590919</text:p>
          </table:table-cell>
          <table:table-cell table:number-columns-repeated="16377"/>
        </table:table-row>
        <table:table-row table:style-name="ro1">
          <table:table-cell office:value-type="float" office:value="376.81329585999998" table:style-name="ce2">
            <text:p>376.8132959</text:p>
          </table:table-cell>
          <table:table-cell office:value-type="float" office:value="666.618182628" table:style-name="ce2">
            <text:p>666.6181826</text:p>
          </table:table-cell>
          <table:table-cell office:value-type="float" office:value="4.1586574986400002" table:style-name="ce2">
            <text:p>4.158657499</text:p>
          </table:table-cell>
          <table:table-cell office:value-type="float" office:value="296.96967365699999" table:style-name="ce2">
            <text:p>296.9696737</text:p>
          </table:table-cell>
          <table:table-cell office:value-type="float" office:value="542.59914149099995" table:style-name="ce2">
            <text:p>542.5991415</text:p>
          </table:table-cell>
          <table:table-cell office:value-type="float" office:value="306.04203604700001" table:style-name="ce2">
            <text:p>306.042036</text:p>
          </table:table-cell>
          <table:table-cell office:value-type="float" office:value="341.42766595349997" table:formula="of:=MEDIAN([.A523];[.B523];[.C523];[.D523];[.E523];[.F523])" table:style-name="ce1">
            <text:p>341.427666</text:p>
          </table:table-cell>
          <table:table-cell table:number-columns-repeated="16377"/>
        </table:table-row>
        <table:table-row table:style-name="ro1">
          <table:table-cell office:value-type="float" office:value="386.787775474" table:style-name="ce2">
            <text:p>386.7877755</text:p>
          </table:table-cell>
          <table:table-cell office:value-type="float" office:value="690.74633911199999" table:style-name="ce2">
            <text:p>690.7463391</text:p>
          </table:table-cell>
          <table:table-cell office:value-type="float" office:value="1.54007002583" table:style-name="ce2">
            <text:p>1.540070026</text:p>
          </table:table-cell>
          <table:table-cell office:value-type="float" office:value="262.25162694300002" table:style-name="ce2">
            <text:p>262.2516269</text:p>
          </table:table-cell>
          <table:table-cell office:value-type="float" office:value="393.33329395599998" table:style-name="ce2">
            <text:p>393.333294</text:p>
          </table:table-cell>
          <table:table-cell office:value-type="float" office:value="357.09451392199998" table:style-name="ce2">
            <text:p>357.0945139</text:p>
          </table:table-cell>
          <table:table-cell office:value-type="float" office:value="371.94114469800002" table:formula="of:=MEDIAN([.A524];[.B524];[.C524];[.D524];[.E524];[.F524])" table:style-name="ce1">
            <text:p>371.9411447</text:p>
          </table:table-cell>
          <table:table-cell table:number-columns-repeated="16377"/>
        </table:table-row>
        <table:table-row table:style-name="ro1">
          <table:table-cell office:value-type="float" office:value="667.85982711700001" table:style-name="ce2">
            <text:p>667.8598271</text:p>
          </table:table-cell>
          <table:table-cell office:value-type="float" office:value="687.312365215" table:style-name="ce2">
            <text:p>687.3123652</text:p>
          </table:table-cell>
          <table:table-cell office:value-type="float" office:value="70.601698552599998" table:style-name="ce2">
            <text:p>70.60169855</text:p>
          </table:table-cell>
          <table:table-cell office:value-type="float" office:value="300.87662269700002" table:style-name="ce2">
            <text:p>300.8766227</text:p>
          </table:table-cell>
          <table:table-cell office:value-type="float" office:value="196.178671288" table:style-name="ce2">
            <text:p>196.1786713</text:p>
          </table:table-cell>
          <table:table-cell office:value-type="float" office:value="289.13098751899997" table:style-name="ce2">
            <text:p>289.1309875</text:p>
          </table:table-cell>
          <table:table-cell office:value-type="float" office:value="295.00380510799999" table:formula="of:=MEDIAN([.A525];[.B525];[.C525];[.D525];[.E525];[.F525])" table:style-name="ce1">
            <text:p>295.0038051</text:p>
          </table:table-cell>
          <table:table-cell table:number-columns-repeated="16377"/>
        </table:table-row>
        <table:table-row table:style-name="ro1">
          <table:table-cell office:value-type="float" office:value="670.114353768" table:style-name="ce2">
            <text:p>670.1143538</text:p>
          </table:table-cell>
          <table:table-cell office:value-type="float" office:value="443.23753044699998" table:style-name="ce2">
            <text:p>443.2375304</text:p>
          </table:table-cell>
          <table:table-cell office:value-type="float" office:value="60.360035416300001" table:style-name="ce2">
            <text:p>60.36003542</text:p>
          </table:table-cell>
          <table:table-cell office:value-type="float" office:value="272.40808922000002" table:style-name="ce2">
            <text:p>272.4080892</text:p>
          </table:table-cell>
          <table:table-cell office:value-type="float" office:value="412.88654053099998" table:style-name="ce2">
            <text:p>412.8865405</text:p>
          </table:table-cell>
          <table:table-cell office:value-type="float" office:value="262.28088151100002" table:style-name="ce2">
            <text:p>262.2808815</text:p>
          </table:table-cell>
          <table:table-cell office:value-type="float" office:value="342.6473148755" table:formula="of:=MEDIAN([.A526];[.B526];[.C526];[.D526];[.E526];[.F526])" table:style-name="ce1">
            <text:p>342.6473149</text:p>
          </table:table-cell>
          <table:table-cell table:number-columns-repeated="16377"/>
        </table:table-row>
        <table:table-row table:style-name="ro1">
          <table:table-cell office:value-type="float" office:value="680.00560288199995" table:style-name="ce2">
            <text:p>680.0056029</text:p>
          </table:table-cell>
          <table:table-cell office:value-type="float" office:value="649.45503481900005" table:style-name="ce2">
            <text:p>649.4550348</text:p>
          </table:table-cell>
          <table:table-cell office:value-type="float" office:value="59.918415154000002" table:style-name="ce2">
            <text:p>59.91841515</text:p>
          </table:table-cell>
          <table:table-cell office:value-type="float" office:value="313.82881933599998" table:style-name="ce2">
            <text:p>313.8288193</text:p>
          </table:table-cell>
          <table:table-cell office:value-type="float" office:value="511.49471886399999" table:style-name="ce2">
            <text:p>511.4947189</text:p>
          </table:table-cell>
          <table:table-cell office:value-type="float" office:value="336.824139027" table:style-name="ce2">
            <text:p>336.824139</text:p>
          </table:table-cell>
          <table:table-cell office:value-type="float" office:value="424.1594289455" table:formula="of:=MEDIAN([.A527];[.B527];[.C527];[.D527];[.E527];[.F527])" table:style-name="ce1">
            <text:p>424.1594289</text:p>
          </table:table-cell>
          <table:table-cell table:number-columns-repeated="16377"/>
        </table:table-row>
        <table:table-row table:style-name="ro1">
          <table:table-cell office:value-type="float" office:value="381.388323141" table:style-name="ce2">
            <text:p>381.3883231</text:p>
          </table:table-cell>
          <table:table-cell office:value-type="float" office:value="441.47606221500001" table:style-name="ce2">
            <text:p>441.4760622</text:p>
          </table:table-cell>
          <table:table-cell office:value-type="float" office:value="69.200799480200004" table:style-name="ce2">
            <text:p>69.20079948</text:p>
          </table:table-cell>
          <table:table-cell office:value-type="float" office:value="302.01785940100001" table:style-name="ce2">
            <text:p>302.0178594</text:p>
          </table:table-cell>
          <table:table-cell office:value-type="float" office:value="876.23646814699998" table:style-name="ce2">
            <text:p>876.2364681</text:p>
          </table:table-cell>
          <table:table-cell office:value-type="float" office:value="289.31818982099998" table:style-name="ce2">
            <text:p>289.3181898</text:p>
          </table:table-cell>
          <table:table-cell office:value-type="float" office:value="341.70309127100001" table:formula="of:=MEDIAN([.A528];[.B528];[.C528];[.D528];[.E528];[.F528])" table:style-name="ce1">
            <text:p>341.7030913</text:p>
          </table:table-cell>
          <table:table-cell table:number-columns-repeated="16377"/>
        </table:table-row>
        <table:table-row table:style-name="ro1">
          <table:table-cell office:value-type="float" office:value="395.627779868" table:style-name="ce2">
            <text:p>395.6277799</text:p>
          </table:table-cell>
          <table:table-cell office:value-type="float" office:value="607.45975072099998" table:style-name="ce2">
            <text:p>607.4597507</text:p>
          </table:table-cell>
          <table:table-cell office:value-type="float" office:value="6.49973479264" table:style-name="ce2">
            <text:p>6.499734793</text:p>
          </table:table-cell>
          <table:table-cell office:value-type="float" office:value="303.32322091700001" table:style-name="ce2">
            <text:p>303.3232209</text:p>
          </table:table-cell>
          <table:table-cell office:value-type="float" office:value="491.329142913" table:style-name="ce2">
            <text:p>491.3291429</text:p>
          </table:table-cell>
          <table:table-cell office:value-type="float" office:value="269.90611481500002" table:style-name="ce2">
            <text:p>269.9061148</text:p>
          </table:table-cell>
          <table:table-cell office:value-type="float" office:value="349.47550039250001" table:formula="of:=MEDIAN([.A529];[.B529];[.C529];[.D529];[.E529];[.F529])" table:style-name="ce1">
            <text:p>349.4755004</text:p>
          </table:table-cell>
          <table:table-cell table:number-columns-repeated="16377"/>
        </table:table-row>
        <table:table-row table:style-name="ro1">
          <table:table-cell office:value-type="float" office:value="682.78881368400005" table:style-name="ce2">
            <text:p>682.7888137</text:p>
          </table:table-cell>
          <table:table-cell office:value-type="float" office:value="448.191918579" table:style-name="ce2">
            <text:p>448.1919186</text:p>
          </table:table-cell>
          <table:table-cell office:value-type="float" office:value="1.70307195256" table:style-name="ce2">
            <text:p>1.703071953</text:p>
          </table:table-cell>
          <table:table-cell office:value-type="float" office:value="269.387655091" table:style-name="ce2">
            <text:p>269.3876551</text:p>
          </table:table-cell>
          <table:table-cell office:value-type="float" office:value="495.686496611" table:style-name="ce2">
            <text:p>495.6864966</text:p>
          </table:table-cell>
          <table:table-cell office:value-type="float" office:value="304.57960617999998" table:style-name="ce2">
            <text:p>304.5796062</text:p>
          </table:table-cell>
          <table:table-cell office:value-type="float" office:value="376.38576237949997" table:formula="of:=MEDIAN([.A530];[.B530];[.C530];[.D530];[.E530];[.F530])" table:style-name="ce1">
            <text:p>376.3857624</text:p>
          </table:table-cell>
          <table:table-cell table:number-columns-repeated="16377"/>
        </table:table-row>
        <table:table-row table:style-name="ro1">
          <table:table-cell office:value-type="float" office:value="680.65827306200003" table:style-name="ce2">
            <text:p>680.6582731</text:p>
          </table:table-cell>
          <table:table-cell office:value-type="float" office:value="439.96264269300002" table:style-name="ce2">
            <text:p>439.9626427</text:p>
          </table:table-cell>
          <table:table-cell office:value-type="float" office:value="72.004358319299996" table:style-name="ce2">
            <text:p>72.00435832</text:p>
          </table:table-cell>
          <table:table-cell office:value-type="float" office:value="266.96908199900003" table:style-name="ce2">
            <text:p>266.969082</text:p>
          </table:table-cell>
          <table:table-cell office:value-type="float" office:value="489.474935292" table:style-name="ce2">
            <text:p>489.4749353</text:p>
          </table:table-cell>
          <table:table-cell office:value-type="float" office:value="249.99099590399999" table:style-name="ce2">
            <text:p>249.9909959</text:p>
          </table:table-cell>
          <table:table-cell office:value-type="float" office:value="353.46586234599999" table:formula="of:=MEDIAN([.A531];[.B531];[.C531];[.D531];[.E531];[.F531])" table:style-name="ce1">
            <text:p>353.4658623</text:p>
          </table:table-cell>
          <table:table-cell table:number-columns-repeated="16377"/>
        </table:table-row>
        <table:table-row table:style-name="ro1">
          <table:table-cell office:value-type="float" office:value="676.26962564799999" table:style-name="ce2">
            <text:p>676.2696256</text:p>
          </table:table-cell>
          <table:table-cell office:value-type="float" office:value="286.364801376" table:style-name="ce2">
            <text:p>286.3648014</text:p>
          </table:table-cell>
          <table:table-cell office:value-type="float" office:value="71.721702614999998" table:style-name="ce2">
            <text:p>71.72170262</text:p>
          </table:table-cell>
          <table:table-cell office:value-type="float" office:value="292.21179511999998" table:style-name="ce2">
            <text:p>292.2117951</text:p>
          </table:table-cell>
          <table:table-cell office:value-type="float" office:value="504.773512719" table:style-name="ce2">
            <text:p>504.7735127</text:p>
          </table:table-cell>
          <table:table-cell office:value-type="float" office:value="317.96464605300002" table:style-name="ce2">
            <text:p>317.9646461</text:p>
          </table:table-cell>
          <table:table-cell office:value-type="float" office:value="305.08822058650003" table:formula="of:=MEDIAN([.A532];[.B532];[.C532];[.D532];[.E532];[.F532])" table:style-name="ce1">
            <text:p>305.0882206</text:p>
          </table:table-cell>
          <table:table-cell table:number-columns-repeated="16377"/>
        </table:table-row>
        <table:table-row table:style-name="ro1">
          <table:table-cell office:value-type="float" office:value="685.54865938099999" table:style-name="ce2">
            <text:p>685.5486594</text:p>
          </table:table-cell>
          <table:table-cell office:value-type="float" office:value="368.899734545" table:style-name="ce2">
            <text:p>368.8997345</text:p>
          </table:table-cell>
          <table:table-cell office:value-type="float" office:value="63.718839983099997" table:style-name="ce2">
            <text:p>63.71883998</text:p>
          </table:table-cell>
          <table:table-cell office:value-type="float" office:value="291.17498789299998" table:style-name="ce2">
            <text:p>291.1749879</text:p>
          </table:table-cell>
          <table:table-cell office:value-type="float" office:value="871.108373207" table:style-name="ce2">
            <text:p>871.1083732</text:p>
          </table:table-cell>
          <table:table-cell office:value-type="float" office:value="273.175569397" table:style-name="ce2">
            <text:p>273.1755694</text:p>
          </table:table-cell>
          <table:table-cell office:value-type="float" office:value="330.03736121899999" table:formula="of:=MEDIAN([.A533];[.B533];[.C533];[.D533];[.E533];[.F533])" table:style-name="ce1">
            <text:p>330.0373612</text:p>
          </table:table-cell>
          <table:table-cell table:number-columns-repeated="16377"/>
        </table:table-row>
        <table:table-row table:style-name="ro1">
          <table:table-cell office:value-type="float" office:value="679.17139654799996" table:style-name="ce2">
            <text:p>679.1713965</text:p>
          </table:table-cell>
          <table:table-cell office:value-type="float" office:value="407.18468042799998" table:style-name="ce2">
            <text:p>407.1846804</text:p>
          </table:table-cell>
          <table:table-cell office:value-type="float" office:value="57.374908712299998" table:style-name="ce2">
            <text:p>57.37490871</text:p>
          </table:table-cell>
          <table:table-cell office:value-type="float" office:value="264.92658741700001" table:style-name="ce2">
            <text:p>264.9265874</text:p>
          </table:table-cell>
          <table:table-cell office:value-type="float" office:value="532.65415893199997" table:style-name="ce2">
            <text:p>532.6541589</text:p>
          </table:table-cell>
          <table:table-cell office:value-type="float" office:value="185.38478787" table:style-name="ce2">
            <text:p>185.3847879</text:p>
          </table:table-cell>
          <table:table-cell office:value-type="float" office:value="336.05563392249996" table:formula="of:=MEDIAN([.A534];[.B534];[.C534];[.D534];[.E534];[.F534])" table:style-name="ce1">
            <text:p>336.0556339</text:p>
          </table:table-cell>
          <table:table-cell table:number-columns-repeated="16377"/>
        </table:table-row>
        <table:table-row table:style-name="ro1">
          <table:table-cell office:value-type="float" office:value="651.26713920600002" table:style-name="ce2">
            <text:p>651.2671392</text:p>
          </table:table-cell>
          <table:table-cell office:value-type="float" office:value="660.39477772299995" table:style-name="ce2">
            <text:p>660.3947777</text:p>
          </table:table-cell>
          <table:table-cell office:value-type="float" office:value="55.147131535900002" table:style-name="ce2">
            <text:p>55.14713154</text:p>
          </table:table-cell>
          <table:table-cell office:value-type="float" office:value="305.74314991900002" table:style-name="ce2">
            <text:p>305.7431499</text:p>
          </table:table-cell>
          <table:table-cell office:value-type="float" office:value="763.99535870700004" table:style-name="ce2">
            <text:p>763.9953587</text:p>
          </table:table-cell>
          <table:table-cell office:value-type="float" office:value="359.20822092399999" table:style-name="ce2">
            <text:p>359.2082209</text:p>
          </table:table-cell>
          <table:table-cell office:value-type="float" office:value="505.23768006500001" table:formula="of:=MEDIAN([.A535];[.B535];[.C535];[.D535];[.E535];[.F535])" table:style-name="ce1">
            <text:p>505.2376801</text:p>
          </table:table-cell>
          <table:table-cell table:number-columns-repeated="16377"/>
        </table:table-row>
        <table:table-row table:style-name="ro1">
          <table:table-cell office:value-type="float" office:value="676.26864503399997" table:style-name="ce2">
            <text:p>676.268645</text:p>
          </table:table-cell>
          <table:table-cell office:value-type="float" office:value="682.494754349" table:style-name="ce2">
            <text:p>682.4947543</text:p>
          </table:table-cell>
          <table:table-cell office:value-type="float" office:value="61.587772274599999" table:style-name="ce2">
            <text:p>61.58777227</text:p>
          </table:table-cell>
          <table:table-cell office:value-type="float" office:value="313.29059980400001" table:style-name="ce2">
            <text:p>313.2905998</text:p>
          </table:table-cell>
          <table:table-cell office:value-type="float" office:value="527.32353470299995" table:style-name="ce2">
            <text:p>527.3235347</text:p>
          </table:table-cell>
          <table:table-cell office:value-type="float" office:value="285.54553167400002" table:style-name="ce2">
            <text:p>285.5455317</text:p>
          </table:table-cell>
          <table:table-cell office:value-type="float" office:value="420.30706725350001" table:formula="of:=MEDIAN([.A536];[.B536];[.C536];[.D536];[.E536];[.F536])" table:style-name="ce1">
            <text:p>420.3070673</text:p>
          </table:table-cell>
          <table:table-cell table:number-columns-repeated="16377"/>
        </table:table-row>
        <table:table-row table:style-name="ro1">
          <table:table-cell office:value-type="float" office:value="683.38316856300003" table:style-name="ce2">
            <text:p>683.3831686</text:p>
          </table:table-cell>
          <table:table-cell office:value-type="float" office:value="688.94029232499997" table:style-name="ce2">
            <text:p>688.9402923</text:p>
          </table:table-cell>
          <table:table-cell office:value-type="float" office:value="60.073534379000002" table:style-name="ce2">
            <text:p>60.07353438</text:p>
          </table:table-cell>
          <table:table-cell office:value-type="float" office:value="321.86953322900001" table:style-name="ce2">
            <text:p>321.8695332</text:p>
          </table:table-cell>
          <table:table-cell office:value-type="float" office:value="736.61989343100004" table:style-name="ce2">
            <text:p>736.6198934</text:p>
          </table:table-cell>
          <table:table-cell office:value-type="float" office:value="314.446519459" table:style-name="ce2">
            <text:p>314.4465195</text:p>
          </table:table-cell>
          <table:table-cell office:value-type="float" office:value="502.62635089600002" table:formula="of:=MEDIAN([.A537];[.B537];[.C537];[.D537];[.E537];[.F537])" table:style-name="ce1">
            <text:p>502.6263509</text:p>
          </table:table-cell>
          <table:table-cell table:number-columns-repeated="16377"/>
        </table:table-row>
        <table:table-row table:style-name="ro1">
          <table:table-cell office:value-type="float" office:value="685.38330621399996" table:style-name="ce2">
            <text:p>685.3833062</text:p>
          </table:table-cell>
          <table:table-cell office:value-type="float" office:value="421.12353199099999" table:style-name="ce2">
            <text:p>421.123532</text:p>
          </table:table-cell>
          <table:table-cell office:value-type="float" office:value="64.491301990500006" table:style-name="ce2">
            <text:p>64.49130199</text:p>
          </table:table-cell>
          <table:table-cell office:value-type="float" office:value="314.01625695899997" table:style-name="ce2">
            <text:p>314.016257</text:p>
          </table:table-cell>
          <table:table-cell office:value-type="float" office:value="500.57544231700001" table:style-name="ce2">
            <text:p>500.5754423</text:p>
          </table:table-cell>
          <table:table-cell office:value-type="float" office:value="320.42528317400001" table:style-name="ce2">
            <text:p>320.4252832</text:p>
          </table:table-cell>
          <table:table-cell office:value-type="float" office:value="370.77440758249998" table:formula="of:=MEDIAN([.A538];[.B538];[.C538];[.D538];[.E538];[.F538])" table:style-name="ce1">
            <text:p>370.7744076</text:p>
          </table:table-cell>
          <table:table-cell table:number-columns-repeated="16377"/>
        </table:table-row>
        <table:table-row table:style-name="ro1">
          <table:table-cell office:value-type="float" office:value="680.48164993499995" table:style-name="ce2">
            <text:p>680.4816499</text:p>
          </table:table-cell>
          <table:table-cell office:value-type="float" office:value="327.36605225300002" table:style-name="ce2">
            <text:p>327.3660523</text:p>
          </table:table-cell>
          <table:table-cell office:value-type="float" office:value="60.732459333999998" table:style-name="ce2">
            <text:p>60.73245933</text:p>
          </table:table-cell>
          <table:table-cell office:value-type="float" office:value="301.82591290300002" table:style-name="ce2">
            <text:p>301.8259129</text:p>
          </table:table-cell>
          <table:table-cell office:value-type="float" office:value="517.89946905900001" table:style-name="ce2">
            <text:p>517.8994691</text:p>
          </table:table-cell>
          <table:table-cell office:value-type="float" office:value="170.7741053" table:style-name="ce2">
            <text:p>170.7741053</text:p>
          </table:table-cell>
          <table:table-cell office:value-type="float" office:value="314.59598257800002" table:formula="of:=MEDIAN([.A539];[.B539];[.C539];[.D539];[.E539];[.F539])" table:style-name="ce1">
            <text:p>314.5959826</text:p>
          </table:table-cell>
          <table:table-cell table:number-columns-repeated="16377"/>
        </table:table-row>
        <table:table-row table:style-name="ro1">
          <table:table-cell office:value-type="float" office:value="678.59543363199998" table:style-name="ce2">
            <text:p>678.5954336</text:p>
          </table:table-cell>
          <table:table-cell office:value-type="float" office:value="652.32679441599998" table:style-name="ce2">
            <text:p>652.3267944</text:p>
          </table:table-cell>
          <table:table-cell office:value-type="float" office:value="59.602146751299998" table:style-name="ce2">
            <text:p>59.60214675</text:p>
          </table:table-cell>
          <table:table-cell office:value-type="float" office:value="306.39588961499999" table:style-name="ce2">
            <text:p>306.3958896</text:p>
          </table:table-cell>
          <table:table-cell office:value-type="float" office:value="875.96649028399997" table:style-name="ce2">
            <text:p>875.9664903</text:p>
          </table:table-cell>
          <table:table-cell office:value-type="float" office:value="192.585862166" table:style-name="ce2">
            <text:p>192.5858622</text:p>
          </table:table-cell>
          <table:table-cell office:value-type="float" office:value="479.36134201549999" table:formula="of:=MEDIAN([.A540];[.B540];[.C540];[.D540];[.E540];[.F540])" table:style-name="ce1">
            <text:p>479.361342</text:p>
          </table:table-cell>
          <table:table-cell table:number-columns-repeated="16377"/>
        </table:table-row>
        <table:table-row table:style-name="ro1">
          <table:table-cell office:value-type="float" office:value="379.23700799699998" table:style-name="ce2">
            <text:p>379.237008</text:p>
          </table:table-cell>
          <table:table-cell office:value-type="float" office:value="441.98434556799998" table:style-name="ce2">
            <text:p>441.9843456</text:p>
          </table:table-cell>
          <table:table-cell office:value-type="float" office:value="68.617017117900005" table:style-name="ce2">
            <text:p>68.61701712</text:p>
          </table:table-cell>
          <table:table-cell office:value-type="float" office:value="304.616491801" table:style-name="ce2">
            <text:p>304.6164918</text:p>
          </table:table-cell>
          <table:table-cell office:value-type="float" office:value="889.12696532899997" table:style-name="ce2">
            <text:p>889.1269653</text:p>
          </table:table-cell>
          <table:table-cell office:value-type="float" office:value="313.19153669799999" table:style-name="ce2">
            <text:p>313.1915367</text:p>
          </table:table-cell>
          <table:table-cell office:value-type="float" office:value="346.21427234750001" table:formula="of:=MEDIAN([.A541];[.B541];[.C541];[.D541];[.E541];[.F541])" table:style-name="ce1">
            <text:p>346.2142723</text:p>
          </table:table-cell>
          <table:table-cell table:number-columns-repeated="16377"/>
        </table:table-row>
        <table:table-row table:style-name="ro1">
          <table:table-cell office:value-type="float" office:value="392.18555181599999" table:style-name="ce2">
            <text:p>392.1855518</text:p>
          </table:table-cell>
          <table:table-cell office:value-type="float" office:value="635.34347056599995" table:style-name="ce2">
            <text:p>635.3434706</text:p>
          </table:table-cell>
          <table:table-cell office:value-type="float" office:value="63.735413819100003" table:style-name="ce2">
            <text:p>63.73541382</text:p>
          </table:table-cell>
          <table:table-cell office:value-type="float" office:value="270.44591862700003" table:style-name="ce2">
            <text:p>270.4459186</text:p>
          </table:table-cell>
          <table:table-cell office:value-type="float" office:value="837.24937629099998" table:style-name="ce2">
            <text:p>837.2493763</text:p>
          </table:table-cell>
          <table:table-cell office:value-type="float" office:value="272.22461631800002" table:style-name="ce2">
            <text:p>272.2246163</text:p>
          </table:table-cell>
          <table:table-cell office:value-type="float" office:value="332.20508406700003" table:formula="of:=MEDIAN([.A542];[.B542];[.C542];[.D542];[.E542];[.F542])" table:style-name="ce1">
            <text:p>332.2050841</text:p>
          </table:table-cell>
          <table:table-cell table:number-columns-repeated="16377"/>
        </table:table-row>
        <table:table-row table:style-name="ro1">
          <table:table-cell office:value-type="float" office:value="683.95080634299995" table:style-name="ce2">
            <text:p>683.9508063</text:p>
          </table:table-cell>
          <table:table-cell office:value-type="float" office:value="685.09616036399996" table:style-name="ce2">
            <text:p>685.0961604</text:p>
          </table:table-cell>
          <table:table-cell office:value-type="float" office:value="62.076321958400001" table:style-name="ce2">
            <text:p>62.07632196</text:p>
          </table:table-cell>
          <table:table-cell office:value-type="float" office:value="301.43368297799998" table:style-name="ce2">
            <text:p>301.433683</text:p>
          </table:table-cell>
          <table:table-cell office:value-type="float" office:value="865.27764126399995" table:style-name="ce2">
            <text:p>865.2776413</text:p>
          </table:table-cell>
          <table:table-cell office:value-type="float" office:value="230.440989742" table:style-name="ce2">
            <text:p>230.4409897</text:p>
          </table:table-cell>
          <table:table-cell office:value-type="float" office:value="492.69224466049997" table:formula="of:=MEDIAN([.A543];[.B543];[.C543];[.D543];[.E543];[.F543])" table:style-name="ce1">
            <text:p>492.6922447</text:p>
          </table:table-cell>
          <table:table-cell table:number-columns-repeated="16377"/>
        </table:table-row>
        <table:table-row table:style-name="ro1">
          <table:table-cell office:value-type="float" office:value="679.42482411100002" table:style-name="ce2">
            <text:p>679.4248241</text:p>
          </table:table-cell>
          <table:table-cell office:value-type="float" office:value="684.49433970999996" table:style-name="ce2">
            <text:p>684.4943397</text:p>
          </table:table-cell>
          <table:table-cell office:value-type="float" office:value="87.373102844200005" table:style-name="ce2">
            <text:p>87.37310284</text:p>
          </table:table-cell>
          <table:table-cell office:value-type="float" office:value="297.94269146300002" table:style-name="ce2">
            <text:p>297.9426915</text:p>
          </table:table-cell>
          <table:table-cell office:value-type="float" office:value="412.34735530799998" table:style-name="ce2">
            <text:p>412.3473553</text:p>
          </table:table-cell>
          <table:table-cell office:value-type="float" office:value="308.39214296199998" table:style-name="ce2">
            <text:p>308.392143</text:p>
          </table:table-cell>
          <table:table-cell office:value-type="float" office:value="360.36974913500001" table:formula="of:=MEDIAN([.A544];[.B544];[.C544];[.D544];[.E544];[.F544])" table:style-name="ce1">
            <text:p>360.3697491</text:p>
          </table:table-cell>
          <table:table-cell table:number-columns-repeated="16377"/>
        </table:table-row>
        <table:table-row table:style-name="ro1">
          <table:table-cell office:value-type="float" office:value="675.68168108899999" table:style-name="ce2">
            <text:p>675.6816811</text:p>
          </table:table-cell>
          <table:table-cell office:value-type="float" office:value="447.26210590400001" table:style-name="ce2">
            <text:p>447.2621059</text:p>
          </table:table-cell>
          <table:table-cell office:value-type="float" office:value="56.646548946000003" table:style-name="ce2">
            <text:p>56.64654895</text:p>
          </table:table-cell>
          <table:table-cell office:value-type="float" office:value="289.15536330399999" table:style-name="ce2">
            <text:p>289.1553633</text:p>
          </table:table-cell>
          <table:table-cell office:value-type="float" office:value="329.29643451999999" table:style-name="ce2">
            <text:p>329.2964345</text:p>
          </table:table-cell>
          <table:table-cell office:value-type="float" office:value="242.434559721" table:style-name="ce2">
            <text:p>242.4345597</text:p>
          </table:table-cell>
          <table:table-cell office:value-type="float" office:value="309.22589891199999" table:formula="of:=MEDIAN([.A545];[.B545];[.C545];[.D545];[.E545];[.F545])" table:style-name="ce1">
            <text:p>309.2258989</text:p>
          </table:table-cell>
          <table:table-cell table:number-columns-repeated="16377"/>
        </table:table-row>
        <table:table-row table:style-name="ro1">
          <table:table-cell office:value-type="float" office:value="377.10262306099997" table:style-name="ce2">
            <text:p>377.1026231</text:p>
          </table:table-cell>
          <table:table-cell office:value-type="float" office:value="397.64362343400001" table:style-name="ce2">
            <text:p>397.6436234</text:p>
          </table:table-cell>
          <table:table-cell office:value-type="float" office:value="4.3960488488499996" table:style-name="ce2">
            <text:p>4.396048849</text:p>
          </table:table-cell>
          <table:table-cell office:value-type="float" office:value="301.63441010999998" table:style-name="ce2">
            <text:p>301.6344101</text:p>
          </table:table-cell>
          <table:table-cell office:value-type="float" office:value="763.83539001199995" table:style-name="ce2">
            <text:p>763.83539</text:p>
          </table:table-cell>
          <table:table-cell office:value-type="float" office:value="258.07476602600002" table:style-name="ce2">
            <text:p>258.074766</text:p>
          </table:table-cell>
          <table:table-cell office:value-type="float" office:value="339.36851658549995" table:formula="of:=MEDIAN([.A546];[.B546];[.C546];[.D546];[.E546];[.F546])" table:style-name="ce1">
            <text:p>339.3685166</text:p>
          </table:table-cell>
          <table:table-cell table:number-columns-repeated="16377"/>
        </table:table-row>
        <table:table-row table:style-name="ro1">
          <table:table-cell office:value-type="float" office:value="92.275872651300006" table:style-name="ce2">
            <text:p>92.27587265</text:p>
          </table:table-cell>
          <table:table-cell office:value-type="float" office:value="664.06109456199999" table:style-name="ce2">
            <text:p>664.0610946</text:p>
          </table:table-cell>
          <table:table-cell office:value-type="float" office:value="78.112962216699998" table:style-name="ce2">
            <text:p>78.11296222</text:p>
          </table:table-cell>
          <table:table-cell office:value-type="float" office:value="294.038239422" table:style-name="ce2">
            <text:p>294.0382394</text:p>
          </table:table-cell>
          <table:table-cell office:value-type="float" office:value="869.29054131199996" table:style-name="ce2">
            <text:p>869.2905413</text:p>
          </table:table-cell>
          <table:table-cell office:value-type="float" office:value="145.30678053899999" table:style-name="ce2">
            <text:p>145.3067805</text:p>
          </table:table-cell>
          <table:table-cell office:value-type="float" office:value="219.6725099805" table:formula="of:=MEDIAN([.A547];[.B547];[.C547];[.D547];[.E547];[.F547])" table:style-name="ce1">
            <text:p>219.67251</text:p>
          </table:table-cell>
          <table:table-cell table:number-columns-repeated="16377"/>
        </table:table-row>
        <table:table-row table:style-name="ro1">
          <table:table-cell office:value-type="float" office:value="389.28497433799998" table:style-name="ce2">
            <text:p>389.2849743</text:p>
          </table:table-cell>
          <table:table-cell office:value-type="float" office:value="703.58345796399999" table:style-name="ce2">
            <text:p>703.583458</text:p>
          </table:table-cell>
          <table:table-cell office:value-type="float" office:value="1.65181793571" table:style-name="ce2">
            <text:p>1.651817936</text:p>
          </table:table-cell>
          <table:table-cell office:value-type="float" office:value="292.99927280000003" table:style-name="ce2">
            <text:p>292.9992728</text:p>
          </table:table-cell>
          <table:table-cell office:value-type="float" office:value="886.09316220899996" table:style-name="ce2">
            <text:p>886.0931622</text:p>
          </table:table-cell>
          <table:table-cell office:value-type="float" office:value="263.705704879" table:style-name="ce2">
            <text:p>263.7057049</text:p>
          </table:table-cell>
          <table:table-cell office:value-type="float" office:value="341.14212356899998" table:formula="of:=MEDIAN([.A548];[.B548];[.C548];[.D548];[.E548];[.F548])" table:style-name="ce1">
            <text:p>341.1421236</text:p>
          </table:table-cell>
          <table:table-cell table:number-columns-repeated="16377"/>
        </table:table-row>
        <table:table-row table:style-name="ro1">
          <table:table-cell office:value-type="float" office:value="684.44385309200004" table:style-name="ce2">
            <text:p>684.4438531</text:p>
          </table:table-cell>
          <table:table-cell office:value-type="float" office:value="688.49075596" table:style-name="ce2">
            <text:p>688.490756</text:p>
          </table:table-cell>
          <table:table-cell office:value-type="float" office:value="58.3721543256" table:style-name="ce2">
            <text:p>58.37215433</text:p>
          </table:table-cell>
          <table:table-cell office:value-type="float" office:value="322.58220306300001" table:style-name="ce2">
            <text:p>322.5822031</text:p>
          </table:table-cell>
          <table:table-cell office:value-type="float" office:value="548.28614164600003" table:style-name="ce2">
            <text:p>548.2861416</text:p>
          </table:table-cell>
          <table:table-cell office:value-type="float" office:value="329.77353126999998" table:style-name="ce2">
            <text:p>329.7735313</text:p>
          </table:table-cell>
          <table:table-cell office:value-type="float" office:value="439.02983645799998" table:formula="of:=MEDIAN([.A549];[.B549];[.C549];[.D549];[.E549];[.F549])" table:style-name="ce1">
            <text:p>439.0298365</text:p>
          </table:table-cell>
          <table:table-cell table:number-columns-repeated="16377"/>
        </table:table-row>
        <table:table-row table:style-name="ro1">
          <table:table-cell office:value-type="float" office:value="675.78324792800004" table:style-name="ce2">
            <text:p>675.7832479</text:p>
          </table:table-cell>
          <table:table-cell office:value-type="float" office:value="445.17828009900001" table:style-name="ce2">
            <text:p>445.1782801</text:p>
          </table:table-cell>
          <table:table-cell office:value-type="float" office:value="3.9074608141299998" table:style-name="ce2">
            <text:p>3.907460814</text:p>
          </table:table-cell>
          <table:table-cell office:value-type="float" office:value="264.22329650299997" table:style-name="ce2">
            <text:p>264.2232965</text:p>
          </table:table-cell>
          <table:table-cell office:value-type="float" office:value="774.75275497200005" table:style-name="ce2">
            <text:p>774.752755</text:p>
          </table:table-cell>
          <table:table-cell office:value-type="float" office:value="311.18246876000001" table:style-name="ce2">
            <text:p>311.1824688</text:p>
          </table:table-cell>
          <table:table-cell office:value-type="float" office:value="378.18037442950003" table:formula="of:=MEDIAN([.A550];[.B550];[.C550];[.D550];[.E550];[.F550])" table:style-name="ce1">
            <text:p>378.1803744</text:p>
          </table:table-cell>
          <table:table-cell table:number-columns-repeated="16377"/>
        </table:table-row>
        <table:table-row table:style-name="ro1">
          <table:table-cell office:value-type="float" office:value="673.11218870799996" table:style-name="ce2">
            <text:p>673.1121887</text:p>
          </table:table-cell>
          <table:table-cell office:value-type="float" office:value="388.81768377100002" table:style-name="ce2">
            <text:p>388.8176838</text:p>
          </table:table-cell>
          <table:table-cell office:value-type="float" office:value="70.930878733900002" table:style-name="ce2">
            <text:p>70.93087873</text:p>
          </table:table-cell>
          <table:table-cell office:value-type="float" office:value="277.36153080600002" table:style-name="ce2">
            <text:p>277.3615308</text:p>
          </table:table-cell>
          <table:table-cell office:value-type="float" office:value="537.91287097199995" table:style-name="ce2">
            <text:p>537.912871</text:p>
          </table:table-cell>
          <table:table-cell office:value-type="float" office:value="228.72415391999999" table:style-name="ce2">
            <text:p>228.7241539</text:p>
          </table:table-cell>
          <table:table-cell office:value-type="float" office:value="333.08960728850002" table:formula="of:=MEDIAN([.A551];[.B551];[.C551];[.D551];[.E551];[.F551])" table:style-name="ce1">
            <text:p>333.0896073</text:p>
          </table:table-cell>
          <table:table-cell table:number-columns-repeated="16377"/>
        </table:table-row>
        <table:table-row table:style-name="ro1">
          <table:table-cell office:value-type="float" office:value="678.15572167699997" table:style-name="ce2">
            <text:p>678.1557217</text:p>
          </table:table-cell>
          <table:table-cell office:value-type="float" office:value="646.27921093099997" table:style-name="ce2">
            <text:p>646.2792109</text:p>
          </table:table-cell>
          <table:table-cell office:value-type="float" office:value="64.7960593066" table:style-name="ce2">
            <text:p>64.79605931</text:p>
          </table:table-cell>
          <table:table-cell office:value-type="float" office:value="297.33523393299998" table:style-name="ce2">
            <text:p>297.3352339</text:p>
          </table:table-cell>
          <table:table-cell office:value-type="float" office:value="750.606306926" table:style-name="ce2">
            <text:p>750.6063069</text:p>
          </table:table-cell>
          <table:table-cell office:value-type="float" office:value="175.03452844" table:style-name="ce2">
            <text:p>175.0345284</text:p>
          </table:table-cell>
          <table:table-cell office:value-type="float" office:value="471.807222432" table:formula="of:=MEDIAN([.A552];[.B552];[.C552];[.D552];[.E552];[.F552])" table:style-name="ce1">
            <text:p>471.8072224</text:p>
          </table:table-cell>
          <table:table-cell table:number-columns-repeated="16377"/>
        </table:table-row>
        <table:table-row table:style-name="ro1">
          <table:table-cell office:value-type="float" office:value="673.784012426" table:style-name="ce2">
            <text:p>673.7840124</text:p>
          </table:table-cell>
          <table:table-cell office:value-type="float" office:value="687.54253605999997" table:style-name="ce2">
            <text:p>687.5425361</text:p>
          </table:table-cell>
          <table:table-cell office:value-type="float" office:value="84.161017325299994" table:style-name="ce2">
            <text:p>84.16101733</text:p>
          </table:table-cell>
          <table:table-cell office:value-type="float" office:value="287.827738356" table:style-name="ce2">
            <text:p>287.8277384</text:p>
          </table:table-cell>
          <table:table-cell office:value-type="float" office:value="874.63676860999999" table:style-name="ce2">
            <text:p>874.6367686</text:p>
          </table:table-cell>
          <table:table-cell office:value-type="float" office:value="163.888487054" table:style-name="ce2">
            <text:p>163.8884871</text:p>
          </table:table-cell>
          <table:table-cell office:value-type="float" office:value="480.80587539099997" table:formula="of:=MEDIAN([.A553];[.B553];[.C553];[.D553];[.E553];[.F553])" table:style-name="ce1">
            <text:p>480.8058754</text:p>
          </table:table-cell>
          <table:table-cell table:number-columns-repeated="16377"/>
        </table:table-row>
        <table:table-row table:style-name="ro1">
          <table:table-cell office:value-type="float" office:value="681.58922394499996" table:style-name="ce2">
            <text:p>681.5892239</text:p>
          </table:table-cell>
          <table:table-cell office:value-type="float" office:value="413.21225545200002" table:style-name="ce2">
            <text:p>413.2122555</text:p>
          </table:table-cell>
          <table:table-cell office:value-type="float" office:value="66.216927415800001" table:style-name="ce2">
            <text:p>66.21692742</text:p>
          </table:table-cell>
          <table:table-cell office:value-type="float" office:value="278.21865680299999" table:style-name="ce2">
            <text:p>278.2186568</text:p>
          </table:table-cell>
          <table:table-cell office:value-type="float" office:value="490.83590971500001" table:style-name="ce2">
            <text:p>490.8359097</text:p>
          </table:table-cell>
          <table:table-cell office:value-type="float" office:value="236.146837723" table:style-name="ce2">
            <text:p>236.1468377</text:p>
          </table:table-cell>
          <table:table-cell office:value-type="float" office:value="345.71545612750003" table:formula="of:=MEDIAN([.A554];[.B554];[.C554];[.D554];[.E554];[.F554])" table:style-name="ce1">
            <text:p>345.7154561</text:p>
          </table:table-cell>
          <table:table-cell table:number-columns-repeated="16377"/>
        </table:table-row>
        <table:table-row table:style-name="ro1">
          <table:table-cell office:value-type="float" office:value="682.85684842600006" table:style-name="ce2">
            <text:p>682.8568484</text:p>
          </table:table-cell>
          <table:table-cell office:value-type="float" office:value="354.82348975299999" table:style-name="ce2">
            <text:p>354.8234898</text:p>
          </table:table-cell>
          <table:table-cell office:value-type="float" office:value="70.989967976299994" table:style-name="ce2">
            <text:p>70.98996798</text:p>
          </table:table-cell>
          <table:table-cell office:value-type="float" office:value="302.94715050299999" table:style-name="ce2">
            <text:p>302.9471505</text:p>
          </table:table-cell>
          <table:table-cell office:value-type="float" office:value="625.10906676000002" table:style-name="ce2">
            <text:p>625.1090668</text:p>
          </table:table-cell>
          <table:table-cell office:value-type="float" office:value="279.99857760800001" table:style-name="ce2">
            <text:p>279.9985776</text:p>
          </table:table-cell>
          <table:table-cell office:value-type="float" office:value="328.88532012799999" table:formula="of:=MEDIAN([.A555];[.B555];[.C555];[.D555];[.E555];[.F555])" table:style-name="ce1">
            <text:p>328.8853201</text:p>
          </table:table-cell>
          <table:table-cell table:number-columns-repeated="16377"/>
        </table:table-row>
        <table:table-row table:style-name="ro1">
          <table:table-cell office:value-type="float" office:value="372.71281627500002" table:style-name="ce2">
            <text:p>372.7128163</text:p>
          </table:table-cell>
          <table:table-cell office:value-type="float" office:value="666.19440921700004" table:style-name="ce2">
            <text:p>666.1944092</text:p>
          </table:table-cell>
          <table:table-cell office:value-type="float" office:value="55.801075346600001" table:style-name="ce2">
            <text:p>55.80107535</text:p>
          </table:table-cell>
          <table:table-cell office:value-type="float" office:value="289.44045913500003" table:style-name="ce2">
            <text:p>289.4404591</text:p>
          </table:table-cell>
          <table:table-cell office:value-type="float" office:value="879.806023127" table:style-name="ce2">
            <text:p>879.8060231</text:p>
          </table:table-cell>
          <table:table-cell office:value-type="float" office:value="169.630381349" table:style-name="ce2">
            <text:p>169.6303813</text:p>
          </table:table-cell>
          <table:table-cell office:value-type="float" office:value="331.07663770500005" table:formula="of:=MEDIAN([.A556];[.B556];[.C556];[.D556];[.E556];[.F556])" table:style-name="ce1">
            <text:p>331.0766377</text:p>
          </table:table-cell>
          <table:table-cell table:number-columns-repeated="16377"/>
        </table:table-row>
        <table:table-row table:style-name="ro1">
          <table:table-cell office:value-type="float" office:value="407.01590389199998" table:style-name="ce2">
            <text:p>407.0159039</text:p>
          </table:table-cell>
          <table:table-cell office:value-type="float" office:value="374.97028074000002" table:style-name="ce2">
            <text:p>374.9702807</text:p>
          </table:table-cell>
          <table:table-cell office:value-type="float" office:value="50.843719238699997" table:style-name="ce2">
            <text:p>50.84371924</text:p>
          </table:table-cell>
          <table:table-cell office:value-type="float" office:value="310.15345374200001" table:style-name="ce2">
            <text:p>310.1534537</text:p>
          </table:table-cell>
          <table:table-cell office:value-type="float" office:value="556.151723049" table:style-name="ce2">
            <text:p>556.151723</text:p>
          </table:table-cell>
          <table:table-cell office:value-type="float" office:value="225.88048086200001" table:style-name="ce2">
            <text:p>225.8804809</text:p>
          </table:table-cell>
          <table:table-cell office:value-type="float" office:value="342.56186724100002" table:formula="of:=MEDIAN([.A557];[.B557];[.C557];[.D557];[.E557];[.F557])" table:style-name="ce1">
            <text:p>342.5618672</text:p>
          </table:table-cell>
          <table:table-cell table:number-columns-repeated="16377"/>
        </table:table-row>
        <table:table-row table:style-name="ro1">
          <table:table-cell office:value-type="float" office:value="670.59351670800004" table:style-name="ce2">
            <text:p>670.5935167</text:p>
          </table:table-cell>
          <table:table-cell office:value-type="float" office:value="468.23336843200002" table:style-name="ce2">
            <text:p>468.2333684</text:p>
          </table:table-cell>
          <table:table-cell office:value-type="float" office:value="1.4253157455100001" table:style-name="ce2">
            <text:p>1.425315746</text:p>
          </table:table-cell>
          <table:table-cell office:value-type="float" office:value="317.44584554900001" table:style-name="ce2">
            <text:p>317.4458455</text:p>
          </table:table-cell>
          <table:table-cell office:value-type="float" office:value="307.88290089999998" table:style-name="ce2">
            <text:p>307.8829009</text:p>
          </table:table-cell>
          <table:table-cell office:value-type="float" office:value="309.01901171100002" table:style-name="ce2">
            <text:p>309.0190117</text:p>
          </table:table-cell>
          <table:table-cell office:value-type="float" office:value="313.23242863000002" table:formula="of:=MEDIAN([.A558];[.B558];[.C558];[.D558];[.E558];[.F558])" table:style-name="ce1">
            <text:p>313.2324286</text:p>
          </table:table-cell>
          <table:table-cell table:number-columns-repeated="16377"/>
        </table:table-row>
        <table:table-row table:style-name="ro1">
          <table:table-cell office:value-type="float" office:value="663.45598720700002" table:style-name="ce2">
            <text:p>663.4559872</text:p>
          </table:table-cell>
          <table:table-cell office:value-type="float" office:value="427.10761983999998" table:style-name="ce2">
            <text:p>427.1076198</text:p>
          </table:table-cell>
          <table:table-cell office:value-type="float" office:value="2.2280235946500002" table:style-name="ce2">
            <text:p>2.228023595</text:p>
          </table:table-cell>
          <table:table-cell office:value-type="float" office:value="287.972051851" table:style-name="ce2">
            <text:p>287.9720519</text:p>
          </table:table-cell>
          <table:table-cell office:value-type="float" office:value="705.77370007599995" table:style-name="ce2">
            <text:p>705.7737001</text:p>
          </table:table-cell>
          <table:table-cell office:value-type="float" office:value="245.697978232" table:style-name="ce2">
            <text:p>245.6979782</text:p>
          </table:table-cell>
          <table:table-cell office:value-type="float" office:value="357.53983584549997" table:formula="of:=MEDIAN([.A559];[.B559];[.C559];[.D559];[.E559];[.F559])" table:style-name="ce1">
            <text:p>357.5398358</text:p>
          </table:table-cell>
          <table:table-cell table:number-columns-repeated="16377"/>
        </table:table-row>
        <table:table-row table:style-name="ro1">
          <table:table-cell office:value-type="float" office:value="684.66122474700001" table:style-name="ce2">
            <text:p>684.6612247</text:p>
          </table:table-cell>
          <table:table-cell office:value-type="float" office:value="661.06607242500002" table:style-name="ce2">
            <text:p>661.0660724</text:p>
          </table:table-cell>
          <table:table-cell office:value-type="float" office:value="56.401006702499998" table:style-name="ce2">
            <text:p>56.4010067</text:p>
          </table:table-cell>
          <table:table-cell office:value-type="float" office:value="296.70193583600002" table:style-name="ce2">
            <text:p>296.7019358</text:p>
          </table:table-cell>
          <table:table-cell office:value-type="float" office:value="422.48767702599997" table:style-name="ce2">
            <text:p>422.487677</text:p>
          </table:table-cell>
          <table:table-cell office:value-type="float" office:value="334.87387264" table:style-name="ce2">
            <text:p>334.8738726</text:p>
          </table:table-cell>
          <table:table-cell office:value-type="float" office:value="378.68077483299999" table:formula="of:=MEDIAN([.A560];[.B560];[.C560];[.D560];[.E560];[.F560])" table:style-name="ce1">
            <text:p>378.6807748</text:p>
          </table:table-cell>
          <table:table-cell table:number-columns-repeated="16377"/>
        </table:table-row>
        <table:table-row table:style-name="ro1">
          <table:table-cell office:value-type="float" office:value="680.21421597300002" table:style-name="ce2">
            <text:p>680.214216</text:p>
          </table:table-cell>
          <table:table-cell office:value-type="float" office:value="684.90705050400004" table:style-name="ce2">
            <text:p>684.9070505</text:p>
          </table:table-cell>
          <table:table-cell office:value-type="float" office:value="60.137975695900003" table:style-name="ce2">
            <text:p>60.1379757</text:p>
          </table:table-cell>
          <table:table-cell office:value-type="float" office:value="287.90703148799997" table:style-name="ce2">
            <text:p>287.9070315</text:p>
          </table:table-cell>
          <table:table-cell office:value-type="float" office:value="678.06364114500002" table:style-name="ce2">
            <text:p>678.0636411</text:p>
          </table:table-cell>
          <table:table-cell office:value-type="float" office:value="351.43303547400001" table:style-name="ce2">
            <text:p>351.4330355</text:p>
          </table:table-cell>
          <table:table-cell office:value-type="float" office:value="514.74833830950001" table:formula="of:=MEDIAN([.A561];[.B561];[.C561];[.D561];[.E561];[.F561])" table:style-name="ce1">
            <text:p>514.7483383</text:p>
          </table:table-cell>
          <table:table-cell table:number-columns-repeated="16377"/>
        </table:table-row>
        <table:table-row table:style-name="ro1">
          <table:table-cell office:value-type="float" office:value="397.85788093399998" table:style-name="ce2">
            <text:p>397.8578809</text:p>
          </table:table-cell>
          <table:table-cell office:value-type="float" office:value="433.05311776999997" table:style-name="ce2">
            <text:p>433.0531178</text:p>
          </table:table-cell>
          <table:table-cell office:value-type="float" office:value="3.5875246671299998" table:style-name="ce2">
            <text:p>3.587524667</text:p>
          </table:table-cell>
          <table:table-cell office:value-type="float" office:value="273.329451925" table:style-name="ce2">
            <text:p>273.3294519</text:p>
          </table:table-cell>
          <table:table-cell office:value-type="float" office:value="515.81504303999998" table:style-name="ce2">
            <text:p>515.815043</text:p>
          </table:table-cell>
          <table:table-cell office:value-type="float" office:value="325.363439653" table:style-name="ce2">
            <text:p>325.3634397</text:p>
          </table:table-cell>
          <table:table-cell office:value-type="float" office:value="361.61066029350002" table:formula="of:=MEDIAN([.A562];[.B562];[.C562];[.D562];[.E562];[.F562])" table:style-name="ce1">
            <text:p>361.6106603</text:p>
          </table:table-cell>
          <table:table-cell table:number-columns-repeated="16377"/>
        </table:table-row>
        <table:table-row table:style-name="ro1">
          <table:table-cell office:value-type="float" office:value="565.46821575499996" table:style-name="ce2">
            <text:p>565.4682158</text:p>
          </table:table-cell>
          <table:table-cell office:value-type="float" office:value="396.76808964899999" table:style-name="ce2">
            <text:p>396.7680896</text:p>
          </table:table-cell>
          <table:table-cell office:value-type="float" office:value="59.490610566400001" table:style-name="ce2">
            <text:p>59.49061057</text:p>
          </table:table-cell>
          <table:table-cell office:value-type="float" office:value="281.156298209" table:style-name="ce2">
            <text:p>281.1562982</text:p>
          </table:table-cell>
          <table:table-cell office:value-type="float" office:value="377.19755790099998" table:style-name="ce2">
            <text:p>377.1975579</text:p>
          </table:table-cell>
          <table:table-cell office:value-type="float" office:value="295.48210377100003" table:style-name="ce2">
            <text:p>295.4821038</text:p>
          </table:table-cell>
          <table:table-cell office:value-type="float" office:value="336.33983083600003" table:formula="of:=MEDIAN([.A563];[.B563];[.C563];[.D563];[.E563];[.F563])" table:style-name="ce1">
            <text:p>336.3398308</text:p>
          </table:table-cell>
          <table:table-cell table:number-columns-repeated="16377"/>
        </table:table-row>
        <table:table-row table:style-name="ro1">
          <table:table-cell office:value-type="float" office:value="680.12939653000001" table:style-name="ce2">
            <text:p>680.1293965</text:p>
          </table:table-cell>
          <table:table-cell office:value-type="float" office:value="639.87007775699999" table:style-name="ce2">
            <text:p>639.8700778</text:p>
          </table:table-cell>
          <table:table-cell office:value-type="float" office:value="3.08714512852" table:style-name="ce2">
            <text:p>3.087145129</text:p>
          </table:table-cell>
          <table:table-cell office:value-type="float" office:value="314.16518427300002" table:style-name="ce2">
            <text:p>314.1651843</text:p>
          </table:table-cell>
          <table:table-cell office:value-type="float" office:value="311.589123164" table:style-name="ce2">
            <text:p>311.5891232</text:p>
          </table:table-cell>
          <table:table-cell office:value-type="float" office:value="266.51722128300003" table:style-name="ce2">
            <text:p>266.5172213</text:p>
          </table:table-cell>
          <table:table-cell office:value-type="float" office:value="312.87715371850004" table:formula="of:=MEDIAN([.A564];[.B564];[.C564];[.D564];[.E564];[.F564])" table:style-name="ce1">
            <text:p>312.8771537</text:p>
          </table:table-cell>
          <table:table-cell table:number-columns-repeated="16377"/>
        </table:table-row>
        <table:table-row table:style-name="ro1">
          <table:table-cell office:value-type="float" office:value="653.62061062099997" table:style-name="ce2">
            <text:p>653.6206106</text:p>
          </table:table-cell>
          <table:table-cell office:value-type="float" office:value="683.19442676599999" table:style-name="ce2">
            <text:p>683.1944268</text:p>
          </table:table-cell>
          <table:table-cell office:value-type="float" office:value="3.3646707118800001" table:style-name="ce2">
            <text:p>3.364670712</text:p>
          </table:table-cell>
          <table:table-cell office:value-type="float" office:value="300.26213696299999" table:style-name="ce2">
            <text:p>300.262137</text:p>
          </table:table-cell>
          <table:table-cell office:value-type="float" office:value="534.07617077299994" table:style-name="ce2">
            <text:p>534.0761708</text:p>
          </table:table-cell>
          <table:table-cell office:value-type="float" office:value="190.64636214699999" table:style-name="ce2">
            <text:p>190.6463621</text:p>
          </table:table-cell>
          <table:table-cell office:value-type="float" office:value="417.16915386799997" table:formula="of:=MEDIAN([.A565];[.B565];[.C565];[.D565];[.E565];[.F565])" table:style-name="ce1">
            <text:p>417.1691539</text:p>
          </table:table-cell>
          <table:table-cell table:number-columns-repeated="16377"/>
        </table:table-row>
        <table:table-row table:style-name="ro1">
          <table:table-cell office:value-type="float" office:value="381.564476743" table:style-name="ce2">
            <text:p>381.5644767</text:p>
          </table:table-cell>
          <table:table-cell office:value-type="float" office:value="406.09851148199999" table:style-name="ce2">
            <text:p>406.0985115</text:p>
          </table:table-cell>
          <table:table-cell office:value-type="float" office:value="1.4586238226299999" table:style-name="ce2">
            <text:p>1.458623823</text:p>
          </table:table-cell>
          <table:table-cell office:value-type="float" office:value="273.63437210400002" table:style-name="ce2">
            <text:p>273.6343721</text:p>
          </table:table-cell>
          <table:table-cell office:value-type="float" office:value="401.892339354" table:style-name="ce2">
            <text:p>401.8923394</text:p>
          </table:table-cell>
          <table:table-cell office:value-type="float" office:value="276.76932353900003" table:style-name="ce2">
            <text:p>276.7693235</text:p>
          </table:table-cell>
          <table:table-cell office:value-type="float" office:value="329.16690014100004" table:formula="of:=MEDIAN([.A566];[.B566];[.C566];[.D566];[.E566];[.F566])" table:style-name="ce1">
            <text:p>329.1669001</text:p>
          </table:table-cell>
          <table:table-cell table:number-columns-repeated="16377"/>
        </table:table-row>
        <table:table-row table:style-name="ro1">
          <table:table-cell office:value-type="float" office:value="390.36546469000001" table:style-name="ce2">
            <text:p>390.3654647</text:p>
          </table:table-cell>
          <table:table-cell office:value-type="float" office:value="599.16944020200003" table:style-name="ce2">
            <text:p>599.1694402</text:p>
          </table:table-cell>
          <table:table-cell office:value-type="float" office:value="65.768377294900006" table:style-name="ce2">
            <text:p>65.76837729</text:p>
          </table:table-cell>
          <table:table-cell office:value-type="float" office:value="290.33263162999998" table:style-name="ce2">
            <text:p>290.3326316</text:p>
          </table:table-cell>
          <table:table-cell office:value-type="float" office:value="655.63969794499997" table:style-name="ce2">
            <text:p>655.6396979</text:p>
          </table:table-cell>
          <table:table-cell office:value-type="float" office:value="271.42444531500001" table:style-name="ce2">
            <text:p>271.4244453</text:p>
          </table:table-cell>
          <table:table-cell office:value-type="float" office:value="340.34904816" table:formula="of:=MEDIAN([.A567];[.B567];[.C567];[.D567];[.E567];[.F567])" table:style-name="ce1">
            <text:p>340.3490482</text:p>
          </table:table-cell>
          <table:table-cell table:number-columns-repeated="16377"/>
        </table:table-row>
        <table:table-row table:style-name="ro1">
          <table:table-cell office:value-type="float" office:value="672.50179702599996" table:style-name="ce2">
            <text:p>672.501797</text:p>
          </table:table-cell>
          <table:table-cell office:value-type="float" office:value="433.49378670300001" table:style-name="ce2">
            <text:p>433.4937867</text:p>
          </table:table-cell>
          <table:table-cell office:value-type="float" office:value="61.352896690999998" table:style-name="ce2">
            <text:p>61.35289669</text:p>
          </table:table-cell>
          <table:table-cell office:value-type="float" office:value="281.16755037600001" table:style-name="ce2">
            <text:p>281.1675504</text:p>
          </table:table-cell>
          <table:table-cell office:value-type="float" office:value="885.509853518" table:style-name="ce2">
            <text:p>885.5098535</text:p>
          </table:table-cell>
          <table:table-cell office:value-type="float" office:value="169.28296081299999" table:style-name="ce2">
            <text:p>169.2829608</text:p>
          </table:table-cell>
          <table:table-cell office:value-type="float" office:value="357.33066853950004" table:formula="of:=MEDIAN([.A568];[.B568];[.C568];[.D568];[.E568];[.F568])" table:style-name="ce1">
            <text:p>357.3306685</text:p>
          </table:table-cell>
          <table:table-cell table:number-columns-repeated="16377"/>
        </table:table-row>
        <table:table-row table:style-name="ro1">
          <table:table-cell office:value-type="float" office:value="678.25326728599998" table:style-name="ce2">
            <text:p>678.2532673</text:p>
          </table:table-cell>
          <table:table-cell office:value-type="float" office:value="652.93218572399996" table:style-name="ce2">
            <text:p>652.9321857</text:p>
          </table:table-cell>
          <table:table-cell office:value-type="float" office:value="58.120118026199997" table:style-name="ce2">
            <text:p>58.12011803</text:p>
          </table:table-cell>
          <table:table-cell office:value-type="float" office:value="307.62287278100001" table:style-name="ce2">
            <text:p>307.6228728</text:p>
          </table:table-cell>
          <table:table-cell office:value-type="float" office:value="861.644475145" table:style-name="ce2">
            <text:p>861.6444751</text:p>
          </table:table-cell>
          <table:table-cell office:value-type="float" office:value="281.305895255" table:style-name="ce2">
            <text:p>281.3058953</text:p>
          </table:table-cell>
          <table:table-cell office:value-type="float" office:value="480.27752925250002" table:formula="of:=MEDIAN([.A569];[.B569];[.C569];[.D569];[.E569];[.F569])" table:style-name="ce1">
            <text:p>480.2775293</text:p>
          </table:table-cell>
          <table:table-cell table:number-columns-repeated="16377"/>
        </table:table-row>
        <table:table-row table:style-name="ro1">
          <table:table-cell office:value-type="float" office:value="681.08647286400003" table:style-name="ce2">
            <text:p>681.0864729</text:p>
          </table:table-cell>
          <table:table-cell office:value-type="float" office:value="685.27709962200004" table:style-name="ce2">
            <text:p>685.2770996</text:p>
          </table:table-cell>
          <table:table-cell office:value-type="float" office:value="62.783189388499999" table:style-name="ce2">
            <text:p>62.78318939</text:p>
          </table:table-cell>
          <table:table-cell office:value-type="float" office:value="255.65206676899999" table:style-name="ce2">
            <text:p>255.6520668</text:p>
          </table:table-cell>
          <table:table-cell office:value-type="float" office:value="522.66714356700004" table:style-name="ce2">
            <text:p>522.6671436</text:p>
          </table:table-cell>
          <table:table-cell office:value-type="float" office:value="229.10544087599999" table:style-name="ce2">
            <text:p>229.1054409</text:p>
          </table:table-cell>
          <table:table-cell office:value-type="float" office:value="389.15960516799998" table:formula="of:=MEDIAN([.A570];[.B570];[.C570];[.D570];[.E570];[.F570])" table:style-name="ce1">
            <text:p>389.1596052</text:p>
          </table:table-cell>
          <table:table-cell table:number-columns-repeated="16377"/>
        </table:table-row>
        <table:table-row table:style-name="ro1">
          <table:table-cell office:value-type="float" office:value="683.910586588" table:style-name="ce2">
            <text:p>683.9105866</text:p>
          </table:table-cell>
          <table:table-cell office:value-type="float" office:value="448.541661938" table:style-name="ce2">
            <text:p>448.5416619</text:p>
          </table:table-cell>
          <table:table-cell office:value-type="float" office:value="71.393119459700003" table:style-name="ce2">
            <text:p>71.39311946</text:p>
          </table:table-cell>
          <table:table-cell office:value-type="float" office:value="312.91016980799998" table:style-name="ce2">
            <text:p>312.9101698</text:p>
          </table:table-cell>
          <table:table-cell office:value-type="float" office:value="395.59336394299999" table:style-name="ce2">
            <text:p>395.5933639</text:p>
          </table:table-cell>
          <table:table-cell office:value-type="float" office:value="322.89279623300001" table:style-name="ce2">
            <text:p>322.8927962</text:p>
          </table:table-cell>
          <table:table-cell office:value-type="float" office:value="359.243080088" table:formula="of:=MEDIAN([.A571];[.B571];[.C571];[.D571];[.E571];[.F571])" table:style-name="ce1">
            <text:p>359.2430801</text:p>
          </table:table-cell>
          <table:table-cell table:number-columns-repeated="16377"/>
        </table:table-row>
        <table:table-row table:style-name="ro1">
          <table:table-cell office:value-type="float" office:value="678.45778286899997" table:style-name="ce2">
            <text:p>678.4577829</text:p>
          </table:table-cell>
          <table:table-cell office:value-type="float" office:value="409.80056622000001" table:style-name="ce2">
            <text:p>409.8005662</text:p>
          </table:table-cell>
          <table:table-cell office:value-type="float" office:value="64.651433048599998" table:style-name="ce2">
            <text:p>64.65143305</text:p>
          </table:table-cell>
          <table:table-cell office:value-type="float" office:value="315.75008059499999" table:style-name="ce2">
            <text:p>315.7500806</text:p>
          </table:table-cell>
          <table:table-cell office:value-type="float" office:value="411.37743249900001" table:style-name="ce2">
            <text:p>411.3774325</text:p>
          </table:table-cell>
          <table:table-cell office:value-type="float" office:value="341.05676982599999" table:style-name="ce2">
            <text:p>341.0567698</text:p>
          </table:table-cell>
          <table:table-cell office:value-type="float" office:value="375.428668023" table:formula="of:=MEDIAN([.A572];[.B572];[.C572];[.D572];[.E572];[.F572])" table:style-name="ce1">
            <text:p>375.428668</text:p>
          </table:table-cell>
          <table:table-cell table:number-columns-repeated="16377"/>
        </table:table-row>
        <table:table-row table:style-name="ro1">
          <table:table-cell office:value-type="float" office:value="683.81771306999997" table:style-name="ce2">
            <text:p>683.8177131</text:p>
          </table:table-cell>
          <table:table-cell office:value-type="float" office:value="354.15592332199998" table:style-name="ce2">
            <text:p>354.1559233</text:p>
          </table:table-cell>
          <table:table-cell office:value-type="float" office:value="158.986337206" table:style-name="ce2">
            <text:p>158.9863372</text:p>
          </table:table-cell>
          <table:table-cell office:value-type="float" office:value="300.081716691" table:style-name="ce2">
            <text:p>300.0817167</text:p>
          </table:table-cell>
          <table:table-cell office:value-type="float" office:value="406.58723546700003" table:style-name="ce2">
            <text:p>406.5872355</text:p>
          </table:table-cell>
          <table:table-cell office:value-type="float" office:value="237.71981554300001" table:style-name="ce2">
            <text:p>237.7198155</text:p>
          </table:table-cell>
          <table:table-cell office:value-type="float" office:value="327.11882000649996" table:formula="of:=MEDIAN([.A573];[.B573];[.C573];[.D573];[.E573];[.F573])" table:style-name="ce1">
            <text:p>327.11882</text:p>
          </table:table-cell>
          <table:table-cell table:number-columns-repeated="16377"/>
        </table:table-row>
        <table:table-row table:style-name="ro1">
          <table:table-cell office:value-type="float" office:value="681.77226619400005" table:style-name="ce2">
            <text:p>681.7722662</text:p>
          </table:table-cell>
          <table:table-cell office:value-type="float" office:value="380.25009237400002" table:style-name="ce2">
            <text:p>380.2500924</text:p>
          </table:table-cell>
          <table:table-cell office:value-type="float" office:value="5.1220803270899999" table:style-name="ce2">
            <text:p>5.122080327</text:p>
          </table:table-cell>
          <table:table-cell office:value-type="float" office:value="306.11006199000002" table:style-name="ce2">
            <text:p>306.110062</text:p>
          </table:table-cell>
          <table:table-cell office:value-type="float" office:value="62.356429131600002" table:style-name="ce2">
            <text:p>62.35642913</text:p>
          </table:table-cell>
          <table:table-cell office:value-type="float" office:value="254.07568743300001" table:style-name="ce2">
            <text:p>254.0756874</text:p>
          </table:table-cell>
          <table:table-cell office:value-type="float" office:value="280.09287471150003" table:formula="of:=MEDIAN([.A574];[.B574];[.C574];[.D574];[.E574];[.F574])" table:style-name="ce1">
            <text:p>280.0928747</text:p>
          </table:table-cell>
          <table:table-cell table:number-columns-repeated="16377"/>
        </table:table-row>
        <table:table-row table:style-name="ro1">
          <table:table-cell office:value-type="float" office:value="675.89476784999999" table:style-name="ce2">
            <text:p>675.8947679</text:p>
          </table:table-cell>
          <table:table-cell office:value-type="float" office:value="605.601516124" table:style-name="ce2">
            <text:p>605.6015161</text:p>
          </table:table-cell>
          <table:table-cell office:value-type="float" office:value="1.2187524914400001" table:style-name="ce2">
            <text:p>1.218752491</text:p>
          </table:table-cell>
          <table:table-cell office:value-type="float" office:value="279.37001580100002" table:style-name="ce2">
            <text:p>279.3700158</text:p>
          </table:table-cell>
          <table:table-cell office:value-type="float" office:value="377.13747776500003" table:style-name="ce2">
            <text:p>377.1374778</text:p>
          </table:table-cell>
          <table:table-cell office:value-type="float" office:value="160.53377281300001" table:style-name="ce2">
            <text:p>160.5337728</text:p>
          </table:table-cell>
          <table:table-cell office:value-type="float" office:value="328.253746783" table:formula="of:=MEDIAN([.A575];[.B575];[.C575];[.D575];[.E575];[.F575])" table:style-name="ce1">
            <text:p>328.2537468</text:p>
          </table:table-cell>
          <table:table-cell table:number-columns-repeated="16377"/>
        </table:table-row>
        <table:table-row table:style-name="ro1">
          <table:table-cell office:value-type="float" office:value="670.55195568800002" table:style-name="ce2">
            <text:p>670.5519557</text:p>
          </table:table-cell>
          <table:table-cell office:value-type="float" office:value="645.33850552299998" table:style-name="ce2">
            <text:p>645.3385055</text:p>
          </table:table-cell>
          <table:table-cell office:value-type="float" office:value="60.1426384787" table:style-name="ce2">
            <text:p>60.14263848</text:p>
          </table:table-cell>
          <table:table-cell office:value-type="float" office:value="284.87908533900003" table:style-name="ce2">
            <text:p>284.8790853</text:p>
          </table:table-cell>
          <table:table-cell office:value-type="float" office:value="795.72664068100005" table:style-name="ce2">
            <text:p>795.7266407</text:p>
          </table:table-cell>
          <table:table-cell office:value-type="float" office:value="283.57287119799997" table:style-name="ce2">
            <text:p>283.5728712</text:p>
          </table:table-cell>
          <table:table-cell office:value-type="float" office:value="465.10879543099998" table:formula="of:=MEDIAN([.A576];[.B576];[.C576];[.D576];[.E576];[.F576])" table:style-name="ce1">
            <text:p>465.1087954</text:p>
          </table:table-cell>
          <table:table-cell table:number-columns-repeated="16377"/>
        </table:table-row>
        <table:table-row table:style-name="ro1">
          <table:table-cell office:value-type="float" office:value="383.378232438" table:style-name="ce2">
            <text:p>383.3782324</text:p>
          </table:table-cell>
          <table:table-cell office:value-type="float" office:value="417.78220158300002" table:style-name="ce2">
            <text:p>417.7822016</text:p>
          </table:table-cell>
          <table:table-cell office:value-type="float" office:value="58.844914752500003" table:style-name="ce2">
            <text:p>58.84491475</text:p>
          </table:table-cell>
          <table:table-cell office:value-type="float" office:value="307.89629794199999" table:style-name="ce2">
            <text:p>307.8962979</text:p>
          </table:table-cell>
          <table:table-cell office:value-type="float" office:value="527.83722426500003" table:style-name="ce2">
            <text:p>527.8372243</text:p>
          </table:table-cell>
          <table:table-cell office:value-type="float" office:value="289.93431448000001" table:style-name="ce2">
            <text:p>289.9343145</text:p>
          </table:table-cell>
          <table:table-cell office:value-type="float" office:value="345.63726518999999" table:formula="of:=MEDIAN([.A577];[.B577];[.C577];[.D577];[.E577];[.F577])" table:style-name="ce1">
            <text:p>345.6372652</text:p>
          </table:table-cell>
          <table:table-cell table:number-columns-repeated="16377"/>
        </table:table-row>
        <table:table-row table:style-name="ro1">
          <table:table-cell office:value-type="float" office:value="370.25103285699998" table:style-name="ce2">
            <text:p>370.2510329</text:p>
          </table:table-cell>
          <table:table-cell office:value-type="float" office:value="666.75593670600006" table:style-name="ce2">
            <text:p>666.7559367</text:p>
          </table:table-cell>
          <table:table-cell office:value-type="float" office:value="2.8123939623299998" table:style-name="ce2">
            <text:p>2.812393962</text:p>
          </table:table-cell>
          <table:table-cell office:value-type="float" office:value="283.81300346400002" table:style-name="ce2">
            <text:p>283.8130035</text:p>
          </table:table-cell>
          <table:table-cell office:value-type="float" office:value="746.64564692500005" table:style-name="ce2">
            <text:p>746.6456469</text:p>
          </table:table-cell>
          <table:table-cell office:value-type="float" office:value="296.71938194400002" table:style-name="ce2">
            <text:p>296.7193819</text:p>
          </table:table-cell>
          <table:table-cell office:value-type="float" office:value="333.48520740050003" table:formula="of:=MEDIAN([.A578];[.B578];[.C578];[.D578];[.E578];[.F578])" table:style-name="ce1">
            <text:p>333.4852074</text:p>
          </table:table-cell>
          <table:table-cell table:number-columns-repeated="16377"/>
        </table:table-row>
        <table:table-row table:style-name="ro1">
          <table:table-cell office:value-type="float" office:value="685.595761219" table:style-name="ce2">
            <text:p>685.5957612</text:p>
          </table:table-cell>
          <table:table-cell office:value-type="float" office:value="417.72689824299999" table:style-name="ce2">
            <text:p>417.7268982</text:p>
          </table:table-cell>
          <table:table-cell office:value-type="float" office:value="57.3311915285" table:style-name="ce2">
            <text:p>57.33119153</text:p>
          </table:table-cell>
          <table:table-cell office:value-type="float" office:value="291.55047904100002" table:style-name="ce2">
            <text:p>291.550479</text:p>
          </table:table-cell>
          <table:table-cell office:value-type="float" office:value="889.95866389800005" table:style-name="ce2">
            <text:p>889.9586639</text:p>
          </table:table-cell>
          <table:table-cell office:value-type="float" office:value="346.787292455" table:style-name="ce2">
            <text:p>346.7872925</text:p>
          </table:table-cell>
          <table:table-cell office:value-type="float" office:value="382.257095349" table:formula="of:=MEDIAN([.A579];[.B579];[.C579];[.D579];[.E579];[.F579])" table:style-name="ce1">
            <text:p>382.2570953</text:p>
          </table:table-cell>
          <table:table-cell table:number-columns-repeated="16377"/>
        </table:table-row>
        <table:table-row table:style-name="ro1">
          <table:table-cell office:value-type="float" office:value="679.777625263" table:style-name="ce2">
            <text:p>679.7776253</text:p>
          </table:table-cell>
          <table:table-cell office:value-type="float" office:value="612.43353387800005" table:style-name="ce2">
            <text:p>612.4335339</text:p>
          </table:table-cell>
          <table:table-cell office:value-type="float" office:value="66.294686626699999" table:style-name="ce2">
            <text:p>66.29468663</text:p>
          </table:table-cell>
          <table:table-cell office:value-type="float" office:value="305.38547786200002" table:style-name="ce2">
            <text:p>305.3854779</text:p>
          </table:table-cell>
          <table:table-cell office:value-type="float" office:value="506.00348120899997" table:style-name="ce2">
            <text:p>506.0034812</text:p>
          </table:table-cell>
          <table:table-cell office:value-type="float" office:value="235.60598930200001" table:style-name="ce2">
            <text:p>235.6059893</text:p>
          </table:table-cell>
          <table:table-cell office:value-type="float" office:value="405.69447953550002" table:formula="of:=MEDIAN([.A580];[.B580];[.C580];[.D580];[.E580];[.F580])" table:style-name="ce1">
            <text:p>405.6944795</text:p>
          </table:table-cell>
          <table:table-cell table:number-columns-repeated="16377"/>
        </table:table-row>
        <table:table-row table:style-name="ro1">
          <table:table-cell office:value-type="float" office:value="677.28604752399997" table:style-name="ce2">
            <text:p>677.2860475</text:p>
          </table:table-cell>
          <table:table-cell office:value-type="float" office:value="437.61803215999998" table:style-name="ce2">
            <text:p>437.6180322</text:p>
          </table:table-cell>
          <table:table-cell office:value-type="float" office:value="13.0499873265" table:style-name="ce2">
            <text:p>13.04998733</text:p>
          </table:table-cell>
          <table:table-cell office:value-type="float" office:value="286.25859599900002" table:style-name="ce2">
            <text:p>286.258596</text:p>
          </table:table-cell>
          <table:table-cell office:value-type="float" office:value="423.25434093699999" table:style-name="ce2">
            <text:p>423.2543409</text:p>
          </table:table-cell>
          <table:table-cell office:value-type="float" office:value="326.80117449699998" table:style-name="ce2">
            <text:p>326.8011745</text:p>
          </table:table-cell>
          <table:table-cell office:value-type="float" office:value="375.02775771699999" table:formula="of:=MEDIAN([.A581];[.B581];[.C581];[.D581];[.E581];[.F581])" table:style-name="ce1">
            <text:p>375.0277577</text:p>
          </table:table-cell>
          <table:table-cell table:number-columns-repeated="16377"/>
        </table:table-row>
        <table:table-row table:style-name="ro1">
          <table:table-cell office:value-type="float" office:value="656.98250273099995" table:style-name="ce2">
            <text:p>656.9825027</text:p>
          </table:table-cell>
          <table:table-cell office:value-type="float" office:value="610.76937728600001" table:style-name="ce2">
            <text:p>610.7693773</text:p>
          </table:table-cell>
          <table:table-cell office:value-type="float" office:value="1.1423327488899999" table:style-name="ce2">
            <text:p>1.142332749</text:p>
          </table:table-cell>
          <table:table-cell office:value-type="float" office:value="251.260482131" table:style-name="ce2">
            <text:p>251.2604821</text:p>
          </table:table-cell>
          <table:table-cell office:value-type="float" office:value="780.45234933200004" table:style-name="ce2">
            <text:p>780.4523493</text:p>
          </table:table-cell>
          <table:table-cell office:value-type="float" office:value="259.47163197999998" table:style-name="ce2">
            <text:p>259.471632</text:p>
          </table:table-cell>
          <table:table-cell office:value-type="float" office:value="435.120504633" table:formula="of:=MEDIAN([.A582];[.B582];[.C582];[.D582];[.E582];[.F582])" table:style-name="ce1">
            <text:p>435.1205046</text:p>
          </table:table-cell>
          <table:table-cell table:number-columns-repeated="16377"/>
        </table:table-row>
        <table:table-row table:style-name="ro1">
          <table:table-cell office:value-type="float" office:value="685.45697190600004" table:style-name="ce2">
            <text:p>685.4569719</text:p>
          </table:table-cell>
          <table:table-cell office:value-type="float" office:value="403.21669513299997" table:style-name="ce2">
            <text:p>403.2166951</text:p>
          </table:table-cell>
          <table:table-cell office:value-type="float" office:value="77.477660837100004" table:style-name="ce2">
            <text:p>77.47766084</text:p>
          </table:table-cell>
          <table:table-cell office:value-type="float" office:value="296.84308355799999" table:style-name="ce2">
            <text:p>296.8430836</text:p>
          </table:table-cell>
          <table:table-cell office:value-type="float" office:value="531.24654937599996" table:style-name="ce2">
            <text:p>531.2465494</text:p>
          </table:table-cell>
          <table:table-cell office:value-type="float" office:value="245.256851985" table:style-name="ce2">
            <text:p>245.256852</text:p>
          </table:table-cell>
          <table:table-cell office:value-type="float" office:value="350.02988934550001" table:formula="of:=MEDIAN([.A583];[.B583];[.C583];[.D583];[.E583];[.F583])" table:style-name="ce1">
            <text:p>350.0298893</text:p>
          </table:table-cell>
          <table:table-cell table:number-columns-repeated="16377"/>
        </table:table-row>
        <table:table-row table:style-name="ro1">
          <table:table-cell office:value-type="float" office:value="675.54487472400001" table:style-name="ce2">
            <text:p>675.5448747</text:p>
          </table:table-cell>
          <table:table-cell office:value-type="float" office:value="372.23267093599998" table:style-name="ce2">
            <text:p>372.2326709</text:p>
          </table:table-cell>
          <table:table-cell office:value-type="float" office:value="56.365795217500001" table:style-name="ce2">
            <text:p>56.36579522</text:p>
          </table:table-cell>
          <table:table-cell office:value-type="float" office:value="299.73934094800001" table:style-name="ce2">
            <text:p>299.7393409</text:p>
          </table:table-cell>
          <table:table-cell office:value-type="float" office:value="751.84534672100006" table:style-name="ce2">
            <text:p>751.8453467</text:p>
          </table:table-cell>
          <table:table-cell office:value-type="float" office:value="298.00144242699997" table:style-name="ce2">
            <text:p>298.0014424</text:p>
          </table:table-cell>
          <table:table-cell office:value-type="float" office:value="335.98600594200002" table:formula="of:=MEDIAN([.A584];[.B584];[.C584];[.D584];[.E584];[.F584])" table:style-name="ce1">
            <text:p>335.9860059</text:p>
          </table:table-cell>
          <table:table-cell table:number-columns-repeated="16377"/>
        </table:table-row>
        <table:table-row table:style-name="ro1">
          <table:table-cell office:value-type="float" office:value="681.27638276899995" table:style-name="ce2">
            <text:p>681.2763828</text:p>
          </table:table-cell>
          <table:table-cell office:value-type="float" office:value="657.12467283900003" table:style-name="ce2">
            <text:p>657.1246728</text:p>
          </table:table-cell>
          <table:table-cell office:value-type="float" office:value="85.289548990900002" table:style-name="ce2">
            <text:p>85.28954899</text:p>
          </table:table-cell>
          <table:table-cell office:value-type="float" office:value="288.89350605800001" table:style-name="ce2">
            <text:p>288.8935061</text:p>
          </table:table-cell>
          <table:table-cell office:value-type="float" office:value="837.347045267" table:style-name="ce2">
            <text:p>837.3470453</text:p>
          </table:table-cell>
          <table:table-cell office:value-type="float" office:value="217.72747352499999" table:style-name="ce2">
            <text:p>217.7274735</text:p>
          </table:table-cell>
          <table:table-cell office:value-type="float" office:value="473.00908944850005" table:formula="of:=MEDIAN([.A585];[.B585];[.C585];[.D585];[.E585];[.F585])" table:style-name="ce1">
            <text:p>473.0090894</text:p>
          </table:table-cell>
          <table:table-cell table:number-columns-repeated="16377"/>
        </table:table-row>
        <table:table-row table:style-name="ro1">
          <table:table-cell office:value-type="float" office:value="659.51565567800003" table:style-name="ce2">
            <text:p>659.5156557</text:p>
          </table:table-cell>
          <table:table-cell office:value-type="float" office:value="437.14019951500001" table:style-name="ce2">
            <text:p>437.1401995</text:p>
          </table:table-cell>
          <table:table-cell office:value-type="float" office:value="76.352551767600005" table:style-name="ce2">
            <text:p>76.35255177</text:p>
          </table:table-cell>
          <table:table-cell office:value-type="float" office:value="261.30636668" table:style-name="ce2">
            <text:p>261.3063667</text:p>
          </table:table-cell>
          <table:table-cell office:value-type="float" office:value="854.62567378799997" table:style-name="ce2">
            <text:p>854.6256738</text:p>
          </table:table-cell>
          <table:table-cell office:value-type="float" office:value="172.272908825" table:style-name="ce2">
            <text:p>172.2729088</text:p>
          </table:table-cell>
          <table:table-cell office:value-type="float" office:value="349.22328309750003" table:formula="of:=MEDIAN([.A586];[.B586];[.C586];[.D586];[.E586];[.F586])" table:style-name="ce1">
            <text:p>349.2232831</text:p>
          </table:table-cell>
          <table:table-cell table:number-columns-repeated="16377"/>
        </table:table-row>
        <table:table-row table:style-name="ro1">
          <table:table-cell office:value-type="float" office:value="383.17344754599998" table:style-name="ce2">
            <text:p>383.1734475</text:p>
          </table:table-cell>
          <table:table-cell office:value-type="float" office:value="395.19854726199998" table:style-name="ce2">
            <text:p>395.1985473</text:p>
          </table:table-cell>
          <table:table-cell office:value-type="float" office:value="79.668465443100004" table:style-name="ce2">
            <text:p>79.66846544</text:p>
          </table:table-cell>
          <table:table-cell office:value-type="float" office:value="288.65397150000001" table:style-name="ce2">
            <text:p>288.6539715</text:p>
          </table:table-cell>
          <table:table-cell office:value-type="float" office:value="879.30787715999998" table:style-name="ce2">
            <text:p>879.3078772</text:p>
          </table:table-cell>
          <table:table-cell office:value-type="float" office:value="266.39189790099999" table:style-name="ce2">
            <text:p>266.3918979</text:p>
          </table:table-cell>
          <table:table-cell office:value-type="float" office:value="335.91370952299997" table:formula="of:=MEDIAN([.A587];[.B587];[.C587];[.D587];[.E587];[.F587])" table:style-name="ce1">
            <text:p>335.9137095</text:p>
          </table:table-cell>
          <table:table-cell table:number-columns-repeated="16377"/>
        </table:table-row>
        <table:table-row table:style-name="ro1">
          <table:table-cell office:value-type="float" office:value="388.007984265" table:style-name="ce2">
            <text:p>388.0079843</text:p>
          </table:table-cell>
          <table:table-cell office:value-type="float" office:value="399.61004068599999" table:style-name="ce2">
            <text:p>399.6100407</text:p>
          </table:table-cell>
          <table:table-cell office:value-type="float" office:value="61.195179949500002" table:style-name="ce2">
            <text:p>61.19517995</text:p>
          </table:table-cell>
          <table:table-cell office:value-type="float" office:value="287.883127962" table:style-name="ce2">
            <text:p>287.883128</text:p>
          </table:table-cell>
          <table:table-cell office:value-type="float" office:value="562.26460725300001" table:style-name="ce2">
            <text:p>562.2646073</text:p>
          </table:table-cell>
          <table:table-cell office:value-type="float" office:value="287.69156455000001" table:style-name="ce2">
            <text:p>287.6915646</text:p>
          </table:table-cell>
          <table:table-cell office:value-type="float" office:value="337.9455561135" table:formula="of:=MEDIAN([.A588];[.B588];[.C588];[.D588];[.E588];[.F588])" table:style-name="ce1">
            <text:p>337.9455561</text:p>
          </table:table-cell>
          <table:table-cell table:number-columns-repeated="16377"/>
        </table:table-row>
        <table:table-row table:style-name="ro1">
          <table:table-cell office:value-type="float" office:value="383.55456021999998" table:style-name="ce2">
            <text:p>383.5545602</text:p>
          </table:table-cell>
          <table:table-cell office:value-type="float" office:value="417.35010361899998" table:style-name="ce2">
            <text:p>417.3501036</text:p>
          </table:table-cell>
          <table:table-cell office:value-type="float" office:value="58.327965557399999" table:style-name="ce2">
            <text:p>58.32796556</text:p>
          </table:table-cell>
          <table:table-cell office:value-type="float" office:value="280.31442307499998" table:style-name="ce2">
            <text:p>280.3144231</text:p>
          </table:table-cell>
          <table:table-cell office:value-type="float" office:value="798.96163469400005" table:style-name="ce2">
            <text:p>798.9616347</text:p>
          </table:table-cell>
          <table:table-cell office:value-type="float" office:value="253.71655336399999" table:style-name="ce2">
            <text:p>253.7165534</text:p>
          </table:table-cell>
          <table:table-cell office:value-type="float" office:value="331.93449164749995" table:formula="of:=MEDIAN([.A589];[.B589];[.C589];[.D589];[.E589];[.F589])" table:style-name="ce1">
            <text:p>331.9344916</text:p>
          </table:table-cell>
          <table:table-cell table:number-columns-repeated="16377"/>
        </table:table-row>
        <table:table-row table:style-name="ro1">
          <table:table-cell office:value-type="float" office:value="393.26210353099998" table:style-name="ce2">
            <text:p>393.2621035</text:p>
          </table:table-cell>
          <table:table-cell office:value-type="float" office:value="390.299440672" table:style-name="ce2">
            <text:p>390.2994407</text:p>
          </table:table-cell>
          <table:table-cell office:value-type="float" office:value="83.408711272299996" table:style-name="ce2">
            <text:p>83.40871127</text:p>
          </table:table-cell>
          <table:table-cell office:value-type="float" office:value="253.33050712599999" table:style-name="ce2">
            <text:p>253.3305071</text:p>
          </table:table-cell>
          <table:table-cell office:value-type="float" office:value="481.840437528" table:style-name="ce2">
            <text:p>481.8404375</text:p>
          </table:table-cell>
          <table:table-cell office:value-type="float" office:value="328.77924895299998" table:style-name="ce2">
            <text:p>328.779249</text:p>
          </table:table-cell>
          <table:table-cell office:value-type="float" office:value="359.53934481249996" table:formula="of:=MEDIAN([.A590];[.B590];[.C590];[.D590];[.E590];[.F590])" table:style-name="ce1">
            <text:p>359.5393448</text:p>
          </table:table-cell>
          <table:table-cell table:number-columns-repeated="16377"/>
        </table:table-row>
        <table:table-row table:style-name="ro1">
          <table:table-cell office:value-type="float" office:value="683.43918544600001" table:style-name="ce2">
            <text:p>683.4391854</text:p>
          </table:table-cell>
          <table:table-cell office:value-type="float" office:value="392.17523352900002" table:style-name="ce2">
            <text:p>392.1752335</text:p>
          </table:table-cell>
          <table:table-cell office:value-type="float" office:value="5.3688667260800003" table:style-name="ce2">
            <text:p>5.368866726</text:p>
          </table:table-cell>
          <table:table-cell office:value-type="float" office:value="282.10287554899998" table:style-name="ce2">
            <text:p>282.1028755</text:p>
          </table:table-cell>
          <table:table-cell office:value-type="float" office:value="117.890339349" table:style-name="ce2">
            <text:p>117.8903393</text:p>
          </table:table-cell>
          <table:table-cell office:value-type="float" office:value="298.54940793899999" table:style-name="ce2">
            <text:p>298.5494079</text:p>
          </table:table-cell>
          <table:table-cell office:value-type="float" office:value="290.32614174399998" table:formula="of:=MEDIAN([.A591];[.B591];[.C591];[.D591];[.E591];[.F591])" table:style-name="ce1">
            <text:p>290.3261417</text:p>
          </table:table-cell>
          <table:table-cell table:number-columns-repeated="16377"/>
        </table:table-row>
        <table:table-row table:style-name="ro1">
          <table:table-cell office:value-type="float" office:value="659.75140703099999" table:style-name="ce2">
            <text:p>659.751407</text:p>
          </table:table-cell>
          <table:table-cell office:value-type="float" office:value="617.19993333100001" table:style-name="ce2">
            <text:p>617.1999333</text:p>
          </table:table-cell>
          <table:table-cell office:value-type="float" office:value="1.73784124734" table:style-name="ce2">
            <text:p>1.737841247</text:p>
          </table:table-cell>
          <table:table-cell office:value-type="float" office:value="276.26111157600002" table:style-name="ce2">
            <text:p>276.2611116</text:p>
          </table:table-cell>
          <table:table-cell office:value-type="float" office:value="148.15510536900001" table:style-name="ce2">
            <text:p>148.1551054</text:p>
          </table:table-cell>
          <table:table-cell office:value-type="float" office:value="260.90794988800002" table:style-name="ce2">
            <text:p>260.9079499</text:p>
          </table:table-cell>
          <table:table-cell office:value-type="float" office:value="268.58453073200002" table:formula="of:=MEDIAN([.A592];[.B592];[.C592];[.D592];[.E592];[.F592])" table:style-name="ce1">
            <text:p>268.5845307</text:p>
          </table:table-cell>
          <table:table-cell table:number-columns-repeated="16377"/>
        </table:table-row>
        <table:table-row table:style-name="ro1">
          <table:table-cell office:value-type="float" office:value="687.62638231400001" table:style-name="ce2">
            <text:p>687.6263823</text:p>
          </table:table-cell>
          <table:table-cell office:value-type="float" office:value="417.194471077" table:style-name="ce2">
            <text:p>417.1944711</text:p>
          </table:table-cell>
          <table:table-cell office:value-type="float" office:value="60.246304565099997" table:style-name="ce2">
            <text:p>60.24630457</text:p>
          </table:table-cell>
          <table:table-cell office:value-type="float" office:value="279.09026449599997" table:style-name="ce2">
            <text:p>279.0902645</text:p>
          </table:table-cell>
          <table:table-cell office:value-type="float" office:value="738.49536030900003" table:style-name="ce2">
            <text:p>738.4953603</text:p>
          </table:table-cell>
          <table:table-cell office:value-type="float" office:value="290.33060147899999" table:style-name="ce2">
            <text:p>290.3306015</text:p>
          </table:table-cell>
          <table:table-cell office:value-type="float" office:value="353.76253627799997" table:formula="of:=MEDIAN([.A593];[.B593];[.C593];[.D593];[.E593];[.F593])" table:style-name="ce1">
            <text:p>353.7625363</text:p>
          </table:table-cell>
          <table:table-cell table:number-columns-repeated="16377"/>
        </table:table-row>
        <table:table-row table:style-name="ro1">
          <table:table-cell office:value-type="float" office:value="678.81418911100002" table:style-name="ce2">
            <text:p>678.8141891</text:p>
          </table:table-cell>
          <table:table-cell office:value-type="float" office:value="375.75007811500001" table:style-name="ce2">
            <text:p>375.7500781</text:p>
          </table:table-cell>
          <table:table-cell office:value-type="float" office:value="109.59409898299999" table:style-name="ce2">
            <text:p>109.594099</text:p>
          </table:table-cell>
          <table:table-cell office:value-type="float" office:value="302.46402405700002" table:style-name="ce2">
            <text:p>302.4640241</text:p>
          </table:table-cell>
          <table:table-cell office:value-type="float" office:value="485.66437769599997" table:style-name="ce2">
            <text:p>485.6643777</text:p>
          </table:table-cell>
          <table:table-cell office:value-type="float" office:value="297.25700022699999" table:style-name="ce2">
            <text:p>297.2570002</text:p>
          </table:table-cell>
          <table:table-cell office:value-type="float" office:value="339.10705108600001" table:formula="of:=MEDIAN([.A594];[.B594];[.C594];[.D594];[.E594];[.F594])" table:style-name="ce1">
            <text:p>339.1070511</text:p>
          </table:table-cell>
          <table:table-cell table:number-columns-repeated="16377"/>
        </table:table-row>
        <table:table-row table:style-name="ro1">
          <table:table-cell office:value-type="float" office:value="384.16627333899999" table:style-name="ce2">
            <text:p>384.1662733</text:p>
          </table:table-cell>
          <table:table-cell office:value-type="float" office:value="485.60212573400003" table:style-name="ce2">
            <text:p>485.6021257</text:p>
          </table:table-cell>
          <table:table-cell office:value-type="float" office:value="60.891341499100001" table:style-name="ce2">
            <text:p>60.8913415</text:p>
          </table:table-cell>
          <table:table-cell office:value-type="float" office:value="296.46456796699999" table:style-name="ce2">
            <text:p>296.464568</text:p>
          </table:table-cell>
          <table:table-cell office:value-type="float" office:value="54.149628354100003" table:style-name="ce2">
            <text:p>54.14962835</text:p>
          </table:table-cell>
          <table:table-cell office:value-type="float" office:value="304.72007160800001" table:style-name="ce2">
            <text:p>304.7200716</text:p>
          </table:table-cell>
          <table:table-cell office:value-type="float" office:value="300.5923197875" table:formula="of:=MEDIAN([.A595];[.B595];[.C595];[.D595];[.E595];[.F595])" table:style-name="ce1">
            <text:p>300.5923198</text:p>
          </table:table-cell>
          <table:table-cell table:number-columns-repeated="16377"/>
        </table:table-row>
        <table:table-row table:style-name="ro1">
          <table:table-cell office:value-type="float" office:value="393.77756454799999" table:style-name="ce2">
            <text:p>393.7775645</text:p>
          </table:table-cell>
          <table:table-cell office:value-type="float" office:value="348.526287196" table:style-name="ce2">
            <text:p>348.5262872</text:p>
          </table:table-cell>
          <table:table-cell office:value-type="float" office:value="1.8730117316599999" table:style-name="ce2">
            <text:p>1.873011732</text:p>
          </table:table-cell>
          <table:table-cell office:value-type="float" office:value="304.31776856200003" table:style-name="ce2">
            <text:p>304.3177686</text:p>
          </table:table-cell>
          <table:table-cell office:value-type="float" office:value="638.82293569399997" table:style-name="ce2">
            <text:p>638.8229357</text:p>
          </table:table-cell>
          <table:table-cell office:value-type="float" office:value="294.778942793" table:style-name="ce2">
            <text:p>294.7789428</text:p>
          </table:table-cell>
          <table:table-cell office:value-type="float" office:value="326.42202787899998" table:formula="of:=MEDIAN([.A596];[.B596];[.C596];[.D596];[.E596];[.F596])" table:style-name="ce1">
            <text:p>326.4220279</text:p>
          </table:table-cell>
          <table:table-cell table:number-columns-repeated="16377"/>
        </table:table-row>
        <table:table-row table:style-name="ro1">
          <table:table-cell office:value-type="float" office:value="673.85219992500004" table:style-name="ce2">
            <text:p>673.8521999</text:p>
          </table:table-cell>
          <table:table-cell office:value-type="float" office:value="398.32368225599998" table:style-name="ce2">
            <text:p>398.3236823</text:p>
          </table:table-cell>
          <table:table-cell office:value-type="float" office:value="2.4207444460300001" table:style-name="ce2">
            <text:p>2.420744446</text:p>
          </table:table-cell>
          <table:table-cell office:value-type="float" office:value="308.14673412000002" table:style-name="ce2">
            <text:p>308.1467341</text:p>
          </table:table-cell>
          <table:table-cell office:value-type="float" office:value="887.93197999799997" table:style-name="ce2">
            <text:p>887.93198</text:p>
          </table:table-cell>
          <table:table-cell office:value-type="float" office:value="333.58173613000002" table:style-name="ce2">
            <text:p>333.5817361</text:p>
          </table:table-cell>
          <table:table-cell office:value-type="float" office:value="365.95270919300003" table:formula="of:=MEDIAN([.A597];[.B597];[.C597];[.D597];[.E597];[.F597])" table:style-name="ce1">
            <text:p>365.9527092</text:p>
          </table:table-cell>
          <table:table-cell table:number-columns-repeated="16377"/>
        </table:table-row>
        <table:table-row table:style-name="ro1">
          <table:table-cell office:value-type="float" office:value="672.68125455999996" table:style-name="ce2">
            <text:p>672.6812546</text:p>
          </table:table-cell>
          <table:table-cell office:value-type="float" office:value="414.22894140900002" table:style-name="ce2">
            <text:p>414.2289414</text:p>
          </table:table-cell>
          <table:table-cell office:value-type="float" office:value="65.750066747199995" table:style-name="ce2">
            <text:p>65.75006675</text:p>
          </table:table-cell>
          <table:table-cell office:value-type="float" office:value="312.51467279600001" table:style-name="ce2">
            <text:p>312.5146728</text:p>
          </table:table-cell>
          <table:table-cell office:value-type="float" office:value="891.39942264399997" table:style-name="ce2">
            <text:p>891.3994226</text:p>
          </table:table-cell>
          <table:table-cell office:value-type="float" office:value="305.85053635600002" table:style-name="ce2">
            <text:p>305.8505364</text:p>
          </table:table-cell>
          <table:table-cell office:value-type="float" office:value="363.37180710250004" table:formula="of:=MEDIAN([.A598];[.B598];[.C598];[.D598];[.E598];[.F598])" table:style-name="ce1">
            <text:p>363.3718071</text:p>
          </table:table-cell>
          <table:table-cell table:number-columns-repeated="16377"/>
        </table:table-row>
        <table:table-row table:style-name="ro1">
          <table:table-cell office:value-type="float" office:value="680.78826916100002" table:style-name="ce2">
            <text:p>680.7882692</text:p>
          </table:table-cell>
          <table:table-cell office:value-type="float" office:value="416.60556751600001" table:style-name="ce2">
            <text:p>416.6055675</text:p>
          </table:table-cell>
          <table:table-cell office:value-type="float" office:value="63.165814039700003" table:style-name="ce2">
            <text:p>63.16581404</text:p>
          </table:table-cell>
          <table:table-cell office:value-type="float" office:value="316.98097926700001" table:style-name="ce2">
            <text:p>316.9809793</text:p>
          </table:table-cell>
          <table:table-cell office:value-type="float" office:value="889.15855479100003" table:style-name="ce2">
            <text:p>889.1585548</text:p>
          </table:table-cell>
          <table:table-cell office:value-type="float" office:value="188.958979365" table:style-name="ce2">
            <text:p>188.9589794</text:p>
          </table:table-cell>
          <table:table-cell office:value-type="float" office:value="366.79327339150001" table:formula="of:=MEDIAN([.A599];[.B599];[.C599];[.D599];[.E599];[.F599])" table:style-name="ce1">
            <text:p>366.7932734</text:p>
          </table:table-cell>
          <table:table-cell table:number-columns-repeated="16377"/>
        </table:table-row>
        <table:table-row table:style-name="ro1">
          <table:table-cell office:value-type="float" office:value="668.70937473100003" table:style-name="ce2">
            <text:p>668.7093747</text:p>
          </table:table-cell>
          <table:table-cell office:value-type="float" office:value="670.67786233499999" table:style-name="ce2">
            <text:p>670.6778623</text:p>
          </table:table-cell>
          <table:table-cell office:value-type="float" office:value="5.3900381578300003" table:style-name="ce2">
            <text:p>5.390038158</text:p>
          </table:table-cell>
          <table:table-cell office:value-type="float" office:value="248.41972421599999" table:style-name="ce2">
            <text:p>248.4197242</text:p>
          </table:table-cell>
          <table:table-cell office:value-type="float" office:value="553.59639805500001" table:style-name="ce2">
            <text:p>553.5963981</text:p>
          </table:table-cell>
          <table:table-cell office:value-type="float" office:value="297.74528002599999" table:style-name="ce2">
            <text:p>297.74528</text:p>
          </table:table-cell>
          <table:table-cell office:value-type="float" office:value="425.67083904050003" table:formula="of:=MEDIAN([.A600];[.B600];[.C600];[.D600];[.E600];[.F600])" table:style-name="ce1">
            <text:p>425.670839</text:p>
          </table:table-cell>
          <table:table-cell table:number-columns-repeated="16377"/>
        </table:table-row>
        <table:table-row table:style-name="ro1">
          <table:table-cell office:value-type="float" office:value="687.37719822400004" table:style-name="ce2">
            <text:p>687.3771982</text:p>
          </table:table-cell>
          <table:table-cell office:value-type="float" office:value="446.255704294" table:style-name="ce2">
            <text:p>446.2557043</text:p>
          </table:table-cell>
          <table:table-cell office:value-type="float" office:value="68.196207998199995" table:style-name="ce2">
            <text:p>68.196208</text:p>
          </table:table-cell>
          <table:table-cell office:value-type="float" office:value="288.36288562599998" table:style-name="ce2">
            <text:p>288.3628856</text:p>
          </table:table-cell>
          <table:table-cell office:value-type="float" office:value="326.182897723" table:style-name="ce2">
            <text:p>326.1828977</text:p>
          </table:table-cell>
          <table:table-cell office:value-type="float" office:value="263.65800659000001" table:style-name="ce2">
            <text:p>263.6580066</text:p>
          </table:table-cell>
          <table:table-cell office:value-type="float" office:value="307.27289167449999" table:formula="of:=MEDIAN([.A601];[.B601];[.C601];[.D601];[.E601];[.F601])" table:style-name="ce1">
            <text:p>307.2728917</text:p>
          </table:table-cell>
          <table:table-cell table:number-columns-repeated="16377"/>
        </table:table-row>
        <table:table-row table:number-rows-repeated="1047975" table:style-name="ro1">
          <table:table-cell table:number-columns-repeated="16384"/>
        </table:table-row>
      </table:table>
      <table:table table:name="Feuil1" table:style-name="ta1">
        <table:table-column table:style-name="co8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ulie_000</meta:initial-creator>
    <dc:creator>julie_000</dc:creator>
    <meta:creation-date>2017-04-17T14:41:26Z</meta:creation-date>
    <dc:date>2017-04-17T21:07:3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tru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</office:automatic-styles>
  <office:body>
    <office:chart>
      <chart:chart chart:class="chart:line" svg:height="321.6pt" svg:width="575.4pt" chart:style-name="Crt0">
        <chart:title chart:style-name="CT00">
          <text:p text:style-name="a0" text:class-names="" text:cond-style-name="">Evolution de la fitness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Evaluation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Fitness</text:p>
            </chart:title>
            <chart:grid chart:class="major" chart:style-name="GMa1"/>
          </chart:axis>
          <chart:series chart:values-cell-range-address="Feuil2.$G$1:.$G$601" chart:class="chart:line" chart:attached-axis="primary-y" chart:style-name="G0S0">
            <chart:data-point chart:repeated="60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